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8.1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oint" table:style-name="ta1">
        <table:table-column table:style-name="co1" table:number-columns-repeated="2" table:default-cell-style-name="Default"/>
        <table:table-column table:style-name="co2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formula="of:=ABS([.A1])" office:value-type="float" office:value="0" calcext:value-type="float">
            <text:p>0</text:p>
          </table:table-cell>
          <table:table-cell table:formula="of:=IF(ISNUMBER([.B1]);[.B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BS([.A2])" office:value-type="float" office:value="0" calcext:value-type="float">
            <text:p>0</text:p>
          </table:table-cell>
          <table:table-cell table:formula="of:=IF(ISNUMBER([.B2]);[.B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BS([.A3])" office:value-type="float" office:value="0" calcext:value-type="float">
            <text:p>0</text:p>
          </table:table-cell>
          <table:table-cell table:formula="of:=IF(ISNUMBER([.B3]);[.B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BS([.A4])" office:value-type="float" office:value="0" calcext:value-type="float">
            <text:p>0</text:p>
          </table:table-cell>
          <table:table-cell table:formula="of:=IF(ISNUMBER([.B4]);[.B4];0)" office:value-type="float" office:value="0" calcext:value-type="float">
            <text:p>0</text:p>
          </table:table-cell>
          <table:table-cell table:formula="of:=AVERAGE([.B127:.B690])" office:value-type="float" office:value="0.00000000275327859856669" calcext:value-type="float">
            <text:p>2.75327859856669E-09</text:p>
          </table:table-cell>
          <table:table-cell table:formula="of:=-10*LOG([.D4];10)" office:value-type="float" office:value="85.6014984102279" calcext:value-type="float">
            <text:p>85.60149841022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BS([.A5])" office:value-type="float" office:value="0" calcext:value-type="float">
            <text:p>0</text:p>
          </table:table-cell>
          <table:table-cell table:formula="of:=IF(ISNUMBER([.B5]);[.B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BS([.A6])" office:value-type="float" office:value="0" calcext:value-type="float">
            <text:p>0</text:p>
          </table:table-cell>
          <table:table-cell table:formula="of:=IF(ISNUMBER([.B6]);[.B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BS([.A7])" office:value-type="float" office:value="0" calcext:value-type="float">
            <text:p>0</text:p>
          </table:table-cell>
          <table:table-cell table:formula="of:=IF(ISNUMBER([.B7]);[.B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BS([.A8])" office:value-type="float" office:value="0" calcext:value-type="float">
            <text:p>0</text:p>
          </table:table-cell>
          <table:table-cell table:formula="of:=IF(ISNUMBER([.B8]);[.B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BS([.A9])" office:value-type="float" office:value="0" calcext:value-type="float">
            <text:p>0</text:p>
          </table:table-cell>
          <table:table-cell table:formula="of:=IF(ISNUMBER([.B9]);[.B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BS([.A10])" office:value-type="float" office:value="0" calcext:value-type="float">
            <text:p>0</text:p>
          </table:table-cell>
          <table:table-cell table:formula="of:=IF(ISNUMBER([.B10]);[.B1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BS([.A11])" office:value-type="float" office:value="0" calcext:value-type="float">
            <text:p>0</text:p>
          </table:table-cell>
          <table:table-cell table:formula="of:=IF(ISNUMBER([.B11]);[.B1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BS([.A12])" office:value-type="float" office:value="0" calcext:value-type="float">
            <text:p>0</text:p>
          </table:table-cell>
          <table:table-cell table:formula="of:=IF(ISNUMBER([.B12]);[.B1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BS([.A13])" office:value-type="float" office:value="0" calcext:value-type="float">
            <text:p>0</text:p>
          </table:table-cell>
          <table:table-cell table:formula="of:=IF(ISNUMBER([.B13]);[.B1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BS([.A14])" office:value-type="float" office:value="0" calcext:value-type="float">
            <text:p>0</text:p>
          </table:table-cell>
          <table:table-cell table:formula="of:=IF(ISNUMBER([.B14]);[.B1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BS([.A15])" office:value-type="float" office:value="0" calcext:value-type="float">
            <text:p>0</text:p>
          </table:table-cell>
          <table:table-cell table:formula="of:=IF(ISNUMBER([.B15]);[.B1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BS([.A16])" office:value-type="float" office:value="0" calcext:value-type="float">
            <text:p>0</text:p>
          </table:table-cell>
          <table:table-cell table:formula="of:=IF(ISNUMBER([.B16]);[.B1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BS([.A17])" office:value-type="float" office:value="0" calcext:value-type="float">
            <text:p>0</text:p>
          </table:table-cell>
          <table:table-cell table:formula="of:=IF(ISNUMBER([.B17]);[.B1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BS([.A18])" office:value-type="float" office:value="0" calcext:value-type="float">
            <text:p>0</text:p>
          </table:table-cell>
          <table:table-cell table:formula="of:=IF(ISNUMBER([.B18]);[.B1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BS([.A19])" office:value-type="float" office:value="0" calcext:value-type="float">
            <text:p>0</text:p>
          </table:table-cell>
          <table:table-cell table:formula="of:=IF(ISNUMBER([.B19]);[.B1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BS([.A20])" office:value-type="float" office:value="0" calcext:value-type="float">
            <text:p>0</text:p>
          </table:table-cell>
          <table:table-cell table:formula="of:=IF(ISNUMBER([.B20]);[.B2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BS([.A21])" office:value-type="float" office:value="0" calcext:value-type="float">
            <text:p>0</text:p>
          </table:table-cell>
          <table:table-cell table:formula="of:=IF(ISNUMBER([.B21]);[.B2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BS([.A22])" office:value-type="float" office:value="0" calcext:value-type="float">
            <text:p>0</text:p>
          </table:table-cell>
          <table:table-cell table:formula="of:=IF(ISNUMBER([.B22]);[.B2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BS([.A23])" office:value-type="float" office:value="0" calcext:value-type="float">
            <text:p>0</text:p>
          </table:table-cell>
          <table:table-cell table:formula="of:=IF(ISNUMBER([.B23]);[.B2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BS([.A24])" office:value-type="float" office:value="0" calcext:value-type="float">
            <text:p>0</text:p>
          </table:table-cell>
          <table:table-cell table:formula="of:=IF(ISNUMBER([.B24]);[.B2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BS([.A25])" office:value-type="float" office:value="0" calcext:value-type="float">
            <text:p>0</text:p>
          </table:table-cell>
          <table:table-cell table:formula="of:=IF(ISNUMBER([.B25]);[.B2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BS([.A26])" office:value-type="float" office:value="0" calcext:value-type="float">
            <text:p>0</text:p>
          </table:table-cell>
          <table:table-cell table:formula="of:=IF(ISNUMBER([.B26]);[.B2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BS([.A27])" office:value-type="float" office:value="0" calcext:value-type="float">
            <text:p>0</text:p>
          </table:table-cell>
          <table:table-cell table:formula="of:=IF(ISNUMBER([.B27]);[.B2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BS([.A28])" office:value-type="float" office:value="0" calcext:value-type="float">
            <text:p>0</text:p>
          </table:table-cell>
          <table:table-cell table:formula="of:=IF(ISNUMBER([.B28]);[.B2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BS([.A29])" office:value-type="float" office:value="0" calcext:value-type="float">
            <text:p>0</text:p>
          </table:table-cell>
          <table:table-cell table:formula="of:=IF(ISNUMBER([.B29]);[.B2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BS([.A30])" office:value-type="float" office:value="0" calcext:value-type="float">
            <text:p>0</text:p>
          </table:table-cell>
          <table:table-cell table:formula="of:=IF(ISNUMBER([.B30]);[.B3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BS([.A31])" office:value-type="float" office:value="0" calcext:value-type="float">
            <text:p>0</text:p>
          </table:table-cell>
          <table:table-cell table:formula="of:=IF(ISNUMBER([.B31]);[.B3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BS([.A32])" office:value-type="float" office:value="0" calcext:value-type="float">
            <text:p>0</text:p>
          </table:table-cell>
          <table:table-cell table:formula="of:=IF(ISNUMBER([.B32]);[.B3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BS([.A33])" office:value-type="float" office:value="0" calcext:value-type="float">
            <text:p>0</text:p>
          </table:table-cell>
          <table:table-cell table:formula="of:=IF(ISNUMBER([.B33]);[.B3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BS([.A34])" office:value-type="float" office:value="0" calcext:value-type="float">
            <text:p>0</text:p>
          </table:table-cell>
          <table:table-cell table:formula="of:=IF(ISNUMBER([.B34]);[.B3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BS([.A35])" office:value-type="float" office:value="0" calcext:value-type="float">
            <text:p>0</text:p>
          </table:table-cell>
          <table:table-cell table:formula="of:=IF(ISNUMBER([.B35]);[.B3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BS([.A36])" office:value-type="float" office:value="0" calcext:value-type="float">
            <text:p>0</text:p>
          </table:table-cell>
          <table:table-cell table:formula="of:=IF(ISNUMBER([.B36]);[.B3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BS([.A37])" office:value-type="float" office:value="0" calcext:value-type="float">
            <text:p>0</text:p>
          </table:table-cell>
          <table:table-cell table:formula="of:=IF(ISNUMBER([.B37]);[.B3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BS([.A38])" office:value-type="float" office:value="0" calcext:value-type="float">
            <text:p>0</text:p>
          </table:table-cell>
          <table:table-cell table:formula="of:=IF(ISNUMBER([.B38]);[.B3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BS([.A39])" office:value-type="float" office:value="0" calcext:value-type="float">
            <text:p>0</text:p>
          </table:table-cell>
          <table:table-cell table:formula="of:=IF(ISNUMBER([.B39]);[.B3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BS([.A40])" office:value-type="float" office:value="0" calcext:value-type="float">
            <text:p>0</text:p>
          </table:table-cell>
          <table:table-cell table:formula="of:=IF(ISNUMBER([.B40]);[.B4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BS([.A41])" office:value-type="float" office:value="0" calcext:value-type="float">
            <text:p>0</text:p>
          </table:table-cell>
          <table:table-cell table:formula="of:=IF(ISNUMBER([.B41]);[.B4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BS([.A42])" office:value-type="float" office:value="0" calcext:value-type="float">
            <text:p>0</text:p>
          </table:table-cell>
          <table:table-cell table:formula="of:=IF(ISNUMBER([.B42]);[.B4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BS([.A43])" office:value-type="float" office:value="0" calcext:value-type="float">
            <text:p>0</text:p>
          </table:table-cell>
          <table:table-cell table:formula="of:=IF(ISNUMBER([.B43]);[.B4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BS([.A44])" office:value-type="float" office:value="0" calcext:value-type="float">
            <text:p>0</text:p>
          </table:table-cell>
          <table:table-cell table:formula="of:=IF(ISNUMBER([.B44]);[.B4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BS([.A45])" office:value-type="float" office:value="0" calcext:value-type="float">
            <text:p>0</text:p>
          </table:table-cell>
          <table:table-cell table:formula="of:=IF(ISNUMBER([.B45]);[.B4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BS([.A46])" office:value-type="float" office:value="0" calcext:value-type="float">
            <text:p>0</text:p>
          </table:table-cell>
          <table:table-cell table:formula="of:=IF(ISNUMBER([.B46]);[.B4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BS([.A47])" office:value-type="float" office:value="0" calcext:value-type="float">
            <text:p>0</text:p>
          </table:table-cell>
          <table:table-cell table:formula="of:=IF(ISNUMBER([.B47]);[.B4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BS([.A48])" office:value-type="float" office:value="0" calcext:value-type="float">
            <text:p>0</text:p>
          </table:table-cell>
          <table:table-cell table:formula="of:=IF(ISNUMBER([.B48]);[.B4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BS([.A49])" office:value-type="float" office:value="0" calcext:value-type="float">
            <text:p>0</text:p>
          </table:table-cell>
          <table:table-cell table:formula="of:=IF(ISNUMBER([.B49]);[.B4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BS([.A50])" office:value-type="float" office:value="0" calcext:value-type="float">
            <text:p>0</text:p>
          </table:table-cell>
          <table:table-cell table:formula="of:=IF(ISNUMBER([.B50]);[.B5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BS([.A51])" office:value-type="float" office:value="0" calcext:value-type="float">
            <text:p>0</text:p>
          </table:table-cell>
          <table:table-cell table:formula="of:=IF(ISNUMBER([.B51]);[.B5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BS([.A52])" office:value-type="float" office:value="0" calcext:value-type="float">
            <text:p>0</text:p>
          </table:table-cell>
          <table:table-cell table:formula="of:=IF(ISNUMBER([.B52]);[.B5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BS([.A53])" office:value-type="float" office:value="0" calcext:value-type="float">
            <text:p>0</text:p>
          </table:table-cell>
          <table:table-cell table:formula="of:=IF(ISNUMBER([.B53]);[.B5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BS([.A54])" office:value-type="float" office:value="0" calcext:value-type="float">
            <text:p>0</text:p>
          </table:table-cell>
          <table:table-cell table:formula="of:=IF(ISNUMBER([.B54]);[.B5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BS([.A55])" office:value-type="float" office:value="0" calcext:value-type="float">
            <text:p>0</text:p>
          </table:table-cell>
          <table:table-cell table:formula="of:=IF(ISNUMBER([.B55]);[.B5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BS([.A56])" office:value-type="float" office:value="0" calcext:value-type="float">
            <text:p>0</text:p>
          </table:table-cell>
          <table:table-cell table:formula="of:=IF(ISNUMBER([.B56]);[.B5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BS([.A57])" office:value-type="float" office:value="0" calcext:value-type="float">
            <text:p>0</text:p>
          </table:table-cell>
          <table:table-cell table:formula="of:=IF(ISNUMBER([.B57]);[.B5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BS([.A58])" office:value-type="float" office:value="0" calcext:value-type="float">
            <text:p>0</text:p>
          </table:table-cell>
          <table:table-cell table:formula="of:=IF(ISNUMBER([.B58]);[.B5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BS([.A59])" office:value-type="float" office:value="0" calcext:value-type="float">
            <text:p>0</text:p>
          </table:table-cell>
          <table:table-cell table:formula="of:=IF(ISNUMBER([.B59]);[.B5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BS([.A60])" office:value-type="float" office:value="0" calcext:value-type="float">
            <text:p>0</text:p>
          </table:table-cell>
          <table:table-cell table:formula="of:=IF(ISNUMBER([.B60]);[.B6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BS([.A61])" office:value-type="float" office:value="0" calcext:value-type="float">
            <text:p>0</text:p>
          </table:table-cell>
          <table:table-cell table:formula="of:=IF(ISNUMBER([.B61]);[.B6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BS([.A62])" office:value-type="float" office:value="0" calcext:value-type="float">
            <text:p>0</text:p>
          </table:table-cell>
          <table:table-cell table:formula="of:=IF(ISNUMBER([.B62]);[.B6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BS([.A63])" office:value-type="float" office:value="0" calcext:value-type="float">
            <text:p>0</text:p>
          </table:table-cell>
          <table:table-cell table:formula="of:=IF(ISNUMBER([.B63]);[.B6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BS([.A64])" office:value-type="float" office:value="0" calcext:value-type="float">
            <text:p>0</text:p>
          </table:table-cell>
          <table:table-cell table:formula="of:=IF(ISNUMBER([.B64]);[.B6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BS([.A65])" office:value-type="float" office:value="0" calcext:value-type="float">
            <text:p>0</text:p>
          </table:table-cell>
          <table:table-cell table:formula="of:=IF(ISNUMBER([.B65]);[.B6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BS([.A66])" office:value-type="float" office:value="0" calcext:value-type="float">
            <text:p>0</text:p>
          </table:table-cell>
          <table:table-cell table:formula="of:=IF(ISNUMBER([.B66]);[.B6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BS([.A67])" office:value-type="float" office:value="0" calcext:value-type="float">
            <text:p>0</text:p>
          </table:table-cell>
          <table:table-cell table:formula="of:=IF(ISNUMBER([.B67]);[.B6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BS([.A68])" office:value-type="float" office:value="0" calcext:value-type="float">
            <text:p>0</text:p>
          </table:table-cell>
          <table:table-cell table:formula="of:=IF(ISNUMBER([.B68]);[.B6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BS([.A69])" office:value-type="float" office:value="0" calcext:value-type="float">
            <text:p>0</text:p>
          </table:table-cell>
          <table:table-cell table:formula="of:=IF(ISNUMBER([.B69]);[.B6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BS([.A70])" office:value-type="float" office:value="0" calcext:value-type="float">
            <text:p>0</text:p>
          </table:table-cell>
          <table:table-cell table:formula="of:=IF(ISNUMBER([.B70]);[.B7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BS([.A71])" office:value-type="float" office:value="0" calcext:value-type="float">
            <text:p>0</text:p>
          </table:table-cell>
          <table:table-cell table:formula="of:=IF(ISNUMBER([.B71]);[.B7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BS([.A72])" office:value-type="float" office:value="0" calcext:value-type="float">
            <text:p>0</text:p>
          </table:table-cell>
          <table:table-cell table:formula="of:=IF(ISNUMBER([.B72]);[.B7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BS([.A73])" office:value-type="float" office:value="0" calcext:value-type="float">
            <text:p>0</text:p>
          </table:table-cell>
          <table:table-cell table:formula="of:=IF(ISNUMBER([.B73]);[.B7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BS([.A74])" office:value-type="float" office:value="0" calcext:value-type="float">
            <text:p>0</text:p>
          </table:table-cell>
          <table:table-cell table:formula="of:=IF(ISNUMBER([.B74]);[.B7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BS([.A75])" office:value-type="float" office:value="0" calcext:value-type="float">
            <text:p>0</text:p>
          </table:table-cell>
          <table:table-cell table:formula="of:=IF(ISNUMBER([.B75]);[.B7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BS([.A76])" office:value-type="float" office:value="0" calcext:value-type="float">
            <text:p>0</text:p>
          </table:table-cell>
          <table:table-cell table:formula="of:=IF(ISNUMBER([.B76]);[.B7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BS([.A77])" office:value-type="float" office:value="0" calcext:value-type="float">
            <text:p>0</text:p>
          </table:table-cell>
          <table:table-cell table:formula="of:=IF(ISNUMBER([.B77]);[.B7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BS([.A78])" office:value-type="float" office:value="0" calcext:value-type="float">
            <text:p>0</text:p>
          </table:table-cell>
          <table:table-cell table:formula="of:=IF(ISNUMBER([.B78]);[.B7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BS([.A79])" office:value-type="float" office:value="0" calcext:value-type="float">
            <text:p>0</text:p>
          </table:table-cell>
          <table:table-cell table:formula="of:=IF(ISNUMBER([.B79]);[.B7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BS([.A80])" office:value-type="float" office:value="0" calcext:value-type="float">
            <text:p>0</text:p>
          </table:table-cell>
          <table:table-cell table:formula="of:=IF(ISNUMBER([.B80]);[.B8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BS([.A81])" office:value-type="float" office:value="0" calcext:value-type="float">
            <text:p>0</text:p>
          </table:table-cell>
          <table:table-cell table:formula="of:=IF(ISNUMBER([.B81]);[.B8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BS([.A82])" office:value-type="float" office:value="0" calcext:value-type="float">
            <text:p>0</text:p>
          </table:table-cell>
          <table:table-cell table:formula="of:=IF(ISNUMBER([.B82]);[.B8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BS([.A83])" office:value-type="float" office:value="0" calcext:value-type="float">
            <text:p>0</text:p>
          </table:table-cell>
          <table:table-cell table:formula="of:=IF(ISNUMBER([.B83]);[.B8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BS([.A84])" office:value-type="float" office:value="0" calcext:value-type="float">
            <text:p>0</text:p>
          </table:table-cell>
          <table:table-cell table:formula="of:=IF(ISNUMBER([.B84]);[.B8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BS([.A85])" office:value-type="float" office:value="0" calcext:value-type="float">
            <text:p>0</text:p>
          </table:table-cell>
          <table:table-cell table:formula="of:=IF(ISNUMBER([.B85]);[.B8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BS([.A86])" office:value-type="float" office:value="0" calcext:value-type="float">
            <text:p>0</text:p>
          </table:table-cell>
          <table:table-cell table:formula="of:=IF(ISNUMBER([.B86]);[.B8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BS([.A87])" office:value-type="float" office:value="0" calcext:value-type="float">
            <text:p>0</text:p>
          </table:table-cell>
          <table:table-cell table:formula="of:=IF(ISNUMBER([.B87]);[.B8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BS([.A88])" office:value-type="float" office:value="0" calcext:value-type="float">
            <text:p>0</text:p>
          </table:table-cell>
          <table:table-cell table:formula="of:=IF(ISNUMBER([.B88]);[.B8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BS([.A89])" office:value-type="float" office:value="0" calcext:value-type="float">
            <text:p>0</text:p>
          </table:table-cell>
          <table:table-cell table:formula="of:=IF(ISNUMBER([.B89]);[.B8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BS([.A90])" office:value-type="float" office:value="0" calcext:value-type="float">
            <text:p>0</text:p>
          </table:table-cell>
          <table:table-cell table:formula="of:=IF(ISNUMBER([.B90]);[.B9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BS([.A91])" office:value-type="float" office:value="0" calcext:value-type="float">
            <text:p>0</text:p>
          </table:table-cell>
          <table:table-cell table:formula="of:=IF(ISNUMBER([.B91]);[.B9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BS([.A92])" office:value-type="float" office:value="0" calcext:value-type="float">
            <text:p>0</text:p>
          </table:table-cell>
          <table:table-cell table:formula="of:=IF(ISNUMBER([.B92]);[.B9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BS([.A93])" office:value-type="float" office:value="0" calcext:value-type="float">
            <text:p>0</text:p>
          </table:table-cell>
          <table:table-cell table:formula="of:=IF(ISNUMBER([.B93]);[.B9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BS([.A94])" office:value-type="float" office:value="0" calcext:value-type="float">
            <text:p>0</text:p>
          </table:table-cell>
          <table:table-cell table:formula="of:=IF(ISNUMBER([.B94]);[.B9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BS([.A95])" office:value-type="float" office:value="0" calcext:value-type="float">
            <text:p>0</text:p>
          </table:table-cell>
          <table:table-cell table:formula="of:=IF(ISNUMBER([.B95]);[.B9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BS([.A96])" office:value-type="float" office:value="0" calcext:value-type="float">
            <text:p>0</text:p>
          </table:table-cell>
          <table:table-cell table:formula="of:=IF(ISNUMBER([.B96]);[.B9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BS([.A97])" office:value-type="float" office:value="0" calcext:value-type="float">
            <text:p>0</text:p>
          </table:table-cell>
          <table:table-cell table:formula="of:=IF(ISNUMBER([.B97]);[.B9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BS([.A98])" office:value-type="float" office:value="0" calcext:value-type="float">
            <text:p>0</text:p>
          </table:table-cell>
          <table:table-cell table:formula="of:=IF(ISNUMBER([.B98]);[.B9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BS([.A99])" office:value-type="float" office:value="0" calcext:value-type="float">
            <text:p>0</text:p>
          </table:table-cell>
          <table:table-cell table:formula="of:=IF(ISNUMBER([.B99]);[.B9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BS([.A100])" office:value-type="float" office:value="0" calcext:value-type="float">
            <text:p>0</text:p>
          </table:table-cell>
          <table:table-cell table:formula="of:=IF(ISNUMBER([.B100]);[.B10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BS([.A101])" office:value-type="float" office:value="0" calcext:value-type="float">
            <text:p>0</text:p>
          </table:table-cell>
          <table:table-cell table:formula="of:=IF(ISNUMBER([.B101]);[.B10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BS([.A102])" office:value-type="float" office:value="0" calcext:value-type="float">
            <text:p>0</text:p>
          </table:table-cell>
          <table:table-cell table:formula="of:=IF(ISNUMBER([.B102]);[.B10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BS([.A103])" office:value-type="float" office:value="0" calcext:value-type="float">
            <text:p>0</text:p>
          </table:table-cell>
          <table:table-cell table:formula="of:=IF(ISNUMBER([.B103]);[.B10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BS([.A104])" office:value-type="float" office:value="0" calcext:value-type="float">
            <text:p>0</text:p>
          </table:table-cell>
          <table:table-cell table:formula="of:=IF(ISNUMBER([.B104]);[.B10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BS([.A105])" office:value-type="float" office:value="0" calcext:value-type="float">
            <text:p>0</text:p>
          </table:table-cell>
          <table:table-cell table:formula="of:=IF(ISNUMBER([.B105]);[.B10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BS([.A106])" office:value-type="float" office:value="0" calcext:value-type="float">
            <text:p>0</text:p>
          </table:table-cell>
          <table:table-cell table:formula="of:=IF(ISNUMBER([.B106]);[.B10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BS([.A107])" office:value-type="float" office:value="0" calcext:value-type="float">
            <text:p>0</text:p>
          </table:table-cell>
          <table:table-cell table:formula="of:=IF(ISNUMBER([.B107]);[.B10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BS([.A108])" office:value-type="float" office:value="0" calcext:value-type="float">
            <text:p>0</text:p>
          </table:table-cell>
          <table:table-cell table:formula="of:=IF(ISNUMBER([.B108]);[.B10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BS([.A109])" office:value-type="float" office:value="0" calcext:value-type="float">
            <text:p>0</text:p>
          </table:table-cell>
          <table:table-cell table:formula="of:=IF(ISNUMBER([.B109]);[.B10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BS([.A110])" office:value-type="float" office:value="0" calcext:value-type="float">
            <text:p>0</text:p>
          </table:table-cell>
          <table:table-cell table:formula="of:=IF(ISNUMBER([.B110]);[.B11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BS([.A111])" office:value-type="float" office:value="0" calcext:value-type="float">
            <text:p>0</text:p>
          </table:table-cell>
          <table:table-cell table:formula="of:=IF(ISNUMBER([.B111]);[.B11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BS([.A112])" office:value-type="float" office:value="0" calcext:value-type="float">
            <text:p>0</text:p>
          </table:table-cell>
          <table:table-cell table:formula="of:=IF(ISNUMBER([.B112]);[.B11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BS([.A113])" office:value-type="float" office:value="0" calcext:value-type="float">
            <text:p>0</text:p>
          </table:table-cell>
          <table:table-cell table:formula="of:=IF(ISNUMBER([.B113]);[.B11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BS([.A114])" office:value-type="float" office:value="0" calcext:value-type="float">
            <text:p>0</text:p>
          </table:table-cell>
          <table:table-cell table:formula="of:=IF(ISNUMBER([.B114]);[.B11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BS([.A115])" office:value-type="float" office:value="0" calcext:value-type="float">
            <text:p>0</text:p>
          </table:table-cell>
          <table:table-cell table:formula="of:=IF(ISNUMBER([.B115]);[.B11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BS([.A116])" office:value-type="float" office:value="0" calcext:value-type="float">
            <text:p>0</text:p>
          </table:table-cell>
          <table:table-cell table:formula="of:=IF(ISNUMBER([.B116]);[.B11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BS([.A117])" office:value-type="float" office:value="0" calcext:value-type="float">
            <text:p>0</text:p>
          </table:table-cell>
          <table:table-cell table:formula="of:=IF(ISNUMBER([.B117]);[.B11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BS([.A118])" office:value-type="float" office:value="0" calcext:value-type="float">
            <text:p>0</text:p>
          </table:table-cell>
          <table:table-cell table:formula="of:=IF(ISNUMBER([.B118]);[.B11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BS([.A119])" office:value-type="float" office:value="0" calcext:value-type="float">
            <text:p>0</text:p>
          </table:table-cell>
          <table:table-cell table:formula="of:=IF(ISNUMBER([.B119]);[.B11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BS([.A120])" office:value-type="float" office:value="0" calcext:value-type="float">
            <text:p>0</text:p>
          </table:table-cell>
          <table:table-cell table:formula="of:=IF(ISNUMBER([.B120]);[.B12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BS([.A121])" office:value-type="float" office:value="0" calcext:value-type="float">
            <text:p>0</text:p>
          </table:table-cell>
          <table:table-cell table:formula="of:=IF(ISNUMBER([.B121]);[.B12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BS([.A122])" office:value-type="float" office:value="0" calcext:value-type="float">
            <text:p>0</text:p>
          </table:table-cell>
          <table:table-cell table:formula="of:=IF(ISNUMBER([.B122]);[.B12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BS([.A123])" office:value-type="float" office:value="0" calcext:value-type="float">
            <text:p>0</text:p>
          </table:table-cell>
          <table:table-cell table:formula="of:=IF(ISNUMBER([.B123]);[.B12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BS([.A124])" office:value-type="float" office:value="0" calcext:value-type="float">
            <text:p>0</text:p>
          </table:table-cell>
          <table:table-cell table:formula="of:=IF(ISNUMBER([.B124]);[.B12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BS([.A125])" office:value-type="float" office:value="0" calcext:value-type="float">
            <text:p>0</text:p>
          </table:table-cell>
          <table:table-cell table:formula="of:=IF(ISNUMBER([.B125]);[.B12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BS([.A126])" office:value-type="float" office:value="0" calcext:value-type="float">
            <text:p>0</text:p>
          </table:table-cell>
          <table:table-cell table:formula="of:=IF(ISNUMBER([.B126]);[.B12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65729E-036" calcext:value-type="float">
            <text:p>2.65729E-36</text:p>
          </table:table-cell>
          <table:table-cell table:formula="of:=ABS([.A127])" office:value-type="float" office:value="2.65729E-036" calcext:value-type="float">
            <text:p>2.65729E-36</text:p>
          </table:table-cell>
          <table:table-cell table:formula="of:=IF(ISNUMBER([.B127]);[.B127];0)" office:value-type="float" office:value="2.65729E-036" calcext:value-type="float">
            <text:p>2.65729E-36</text:p>
          </table:table-cell>
          <table:table-cell table:number-columns-repeated="2"/>
        </table:table-row>
        <table:table-row table:style-name="ro1">
          <table:table-cell office:value-type="float" office:value="1.41366E-035" calcext:value-type="float">
            <text:p>1.41366E-35</text:p>
          </table:table-cell>
          <table:table-cell table:formula="of:=ABS([.A128])" office:value-type="float" office:value="1.41366E-035" calcext:value-type="float">
            <text:p>1.41366E-35</text:p>
          </table:table-cell>
          <table:table-cell table:formula="of:=IF(ISNUMBER([.B128]);[.B128];0)" office:value-type="float" office:value="1.41366E-035" calcext:value-type="float">
            <text:p>1.41366E-35</text:p>
          </table:table-cell>
          <table:table-cell table:number-columns-repeated="2"/>
        </table:table-row>
        <table:table-row table:style-name="ro1">
          <table:table-cell office:value-type="float" office:value="4.51707E-035" calcext:value-type="float">
            <text:p>4.51707E-35</text:p>
          </table:table-cell>
          <table:table-cell table:formula="of:=ABS([.A129])" office:value-type="float" office:value="4.51707E-035" calcext:value-type="float">
            <text:p>4.51707E-35</text:p>
          </table:table-cell>
          <table:table-cell table:formula="of:=IF(ISNUMBER([.B129]);[.B129];0)" office:value-type="float" office:value="4.51707E-035" calcext:value-type="float">
            <text:p>4.51707E-35</text:p>
          </table:table-cell>
          <table:table-cell table:number-columns-repeated="2"/>
        </table:table-row>
        <table:table-row table:style-name="ro1">
          <table:table-cell office:value-type="float" office:value="1.49004E-034" calcext:value-type="float">
            <text:p>1.49004E-34</text:p>
          </table:table-cell>
          <table:table-cell table:formula="of:=ABS([.A130])" office:value-type="float" office:value="1.49004E-034" calcext:value-type="float">
            <text:p>1.49004E-34</text:p>
          </table:table-cell>
          <table:table-cell table:formula="of:=IF(ISNUMBER([.B130]);[.B130];0)" office:value-type="float" office:value="1.49004E-034" calcext:value-type="float">
            <text:p>1.49004E-34</text:p>
          </table:table-cell>
          <table:table-cell table:number-columns-repeated="2"/>
        </table:table-row>
        <table:table-row table:style-name="ro1">
          <table:table-cell office:value-type="float" office:value="5.03133E-034" calcext:value-type="float">
            <text:p>5.03133E-34</text:p>
          </table:table-cell>
          <table:table-cell table:formula="of:=ABS([.A131])" office:value-type="float" office:value="5.03133E-034" calcext:value-type="float">
            <text:p>5.03133E-34</text:p>
          </table:table-cell>
          <table:table-cell table:formula="of:=IF(ISNUMBER([.B131]);[.B131];0)" office:value-type="float" office:value="5.03133E-034" calcext:value-type="float">
            <text:p>5.03133E-34</text:p>
          </table:table-cell>
          <table:table-cell table:number-columns-repeated="2"/>
        </table:table-row>
        <table:table-row table:style-name="ro1">
          <table:table-cell office:value-type="float" office:value="1.59542E-033" calcext:value-type="float">
            <text:p>1.59542E-33</text:p>
          </table:table-cell>
          <table:table-cell table:formula="of:=ABS([.A132])" office:value-type="float" office:value="1.59542E-033" calcext:value-type="float">
            <text:p>1.59542E-33</text:p>
          </table:table-cell>
          <table:table-cell table:formula="of:=IF(ISNUMBER([.B132]);[.B132];0)" office:value-type="float" office:value="1.59542E-033" calcext:value-type="float">
            <text:p>1.59542E-33</text:p>
          </table:table-cell>
          <table:table-cell table:number-columns-repeated="2"/>
        </table:table-row>
        <table:table-row table:style-name="ro1">
          <table:table-cell office:value-type="float" office:value="4.82721E-033" calcext:value-type="float">
            <text:p>4.82721E-33</text:p>
          </table:table-cell>
          <table:table-cell table:formula="of:=ABS([.A133])" office:value-type="float" office:value="4.82721E-033" calcext:value-type="float">
            <text:p>4.82721E-33</text:p>
          </table:table-cell>
          <table:table-cell table:formula="of:=IF(ISNUMBER([.B133]);[.B133];0)" office:value-type="float" office:value="4.82721E-033" calcext:value-type="float">
            <text:p>4.82721E-33</text:p>
          </table:table-cell>
          <table:table-cell table:number-columns-repeated="2"/>
        </table:table-row>
        <table:table-row table:style-name="ro1">
          <table:table-cell office:value-type="float" office:value="1.42894E-032" calcext:value-type="float">
            <text:p>1.42894E-32</text:p>
          </table:table-cell>
          <table:table-cell table:formula="of:=ABS([.A134])" office:value-type="float" office:value="1.42894E-032" calcext:value-type="float">
            <text:p>1.42894E-32</text:p>
          </table:table-cell>
          <table:table-cell table:formula="of:=IF(ISNUMBER([.B134]);[.B134];0)" office:value-type="float" office:value="1.42894E-032" calcext:value-type="float">
            <text:p>1.42894E-32</text:p>
          </table:table-cell>
          <table:table-cell table:number-columns-repeated="2"/>
        </table:table-row>
        <table:table-row table:style-name="ro1">
          <table:table-cell office:value-type="float" office:value="4.09947E-032" calcext:value-type="float">
            <text:p>4.09947E-32</text:p>
          </table:table-cell>
          <table:table-cell table:formula="of:=ABS([.A135])" office:value-type="float" office:value="4.09947E-032" calcext:value-type="float">
            <text:p>4.09947E-32</text:p>
          </table:table-cell>
          <table:table-cell table:formula="of:=IF(ISNUMBER([.B135]);[.B135];0)" office:value-type="float" office:value="4.09947E-032" calcext:value-type="float">
            <text:p>4.09947E-32</text:p>
          </table:table-cell>
          <table:table-cell table:number-columns-repeated="2"/>
        </table:table-row>
        <table:table-row table:style-name="ro1">
          <table:table-cell office:value-type="float" office:value="1.1156E-031" calcext:value-type="float">
            <text:p>1.1156E-31</text:p>
          </table:table-cell>
          <table:table-cell table:formula="of:=ABS([.A136])" office:value-type="float" office:value="1.1156E-031" calcext:value-type="float">
            <text:p>1.1156E-31</text:p>
          </table:table-cell>
          <table:table-cell table:formula="of:=IF(ISNUMBER([.B136]);[.B136];0)" office:value-type="float" office:value="1.1156E-031" calcext:value-type="float">
            <text:p>1.1156E-31</text:p>
          </table:table-cell>
          <table:table-cell table:number-columns-repeated="2"/>
        </table:table-row>
        <table:table-row table:style-name="ro1">
          <table:table-cell office:value-type="float" office:value="2.89586E-031" calcext:value-type="float">
            <text:p>2.89586E-31</text:p>
          </table:table-cell>
          <table:table-cell table:formula="of:=ABS([.A137])" office:value-type="float" office:value="2.89586E-031" calcext:value-type="float">
            <text:p>2.89586E-31</text:p>
          </table:table-cell>
          <table:table-cell table:formula="of:=IF(ISNUMBER([.B137]);[.B137];0)" office:value-type="float" office:value="2.89586E-031" calcext:value-type="float">
            <text:p>2.89586E-31</text:p>
          </table:table-cell>
          <table:table-cell table:number-columns-repeated="2"/>
        </table:table-row>
        <table:table-row table:style-name="ro1">
          <table:table-cell office:value-type="float" office:value="7.69075E-031" calcext:value-type="float">
            <text:p>7.69075E-31</text:p>
          </table:table-cell>
          <table:table-cell table:formula="of:=ABS([.A138])" office:value-type="float" office:value="7.69075E-031" calcext:value-type="float">
            <text:p>7.69075E-31</text:p>
          </table:table-cell>
          <table:table-cell table:formula="of:=IF(ISNUMBER([.B138]);[.B138];0)" office:value-type="float" office:value="7.69075E-031" calcext:value-type="float">
            <text:p>7.69075E-31</text:p>
          </table:table-cell>
          <table:table-cell table:number-columns-repeated="2"/>
        </table:table-row>
        <table:table-row table:style-name="ro1">
          <table:table-cell office:value-type="float" office:value="2.33892E-030" calcext:value-type="float">
            <text:p>2.33892E-30</text:p>
          </table:table-cell>
          <table:table-cell table:formula="of:=ABS([.A139])" office:value-type="float" office:value="2.33892E-030" calcext:value-type="float">
            <text:p>2.33892E-30</text:p>
          </table:table-cell>
          <table:table-cell table:formula="of:=IF(ISNUMBER([.B139]);[.B139];0)" office:value-type="float" office:value="2.33892E-030" calcext:value-type="float">
            <text:p>2.33892E-30</text:p>
          </table:table-cell>
          <table:table-cell table:number-columns-repeated="2"/>
        </table:table-row>
        <table:table-row table:style-name="ro1">
          <table:table-cell office:value-type="float" office:value="8.242E-030" calcext:value-type="float">
            <text:p>8.242E-30</text:p>
          </table:table-cell>
          <table:table-cell table:formula="of:=ABS([.A140])" office:value-type="float" office:value="8.242E-030" calcext:value-type="float">
            <text:p>8.242E-30</text:p>
          </table:table-cell>
          <table:table-cell table:formula="of:=IF(ISNUMBER([.B140]);[.B140];0)" office:value-type="float" office:value="8.242E-030" calcext:value-type="float">
            <text:p>8.242E-30</text:p>
          </table:table-cell>
          <table:table-cell table:number-columns-repeated="2"/>
        </table:table-row>
        <table:table-row table:style-name="ro1">
          <table:table-cell office:value-type="float" office:value="2.97293E-029" calcext:value-type="float">
            <text:p>2.97293E-29</text:p>
          </table:table-cell>
          <table:table-cell table:formula="of:=ABS([.A141])" office:value-type="float" office:value="2.97293E-029" calcext:value-type="float">
            <text:p>2.97293E-29</text:p>
          </table:table-cell>
          <table:table-cell table:formula="of:=IF(ISNUMBER([.B141]);[.B141];0)" office:value-type="float" office:value="2.97293E-029" calcext:value-type="float">
            <text:p>2.97293E-29</text:p>
          </table:table-cell>
          <table:table-cell table:number-columns-repeated="2"/>
        </table:table-row>
        <table:table-row table:style-name="ro1">
          <table:table-cell office:value-type="float" office:value="9.75327E-029" calcext:value-type="float">
            <text:p>9.75327E-29</text:p>
          </table:table-cell>
          <table:table-cell table:formula="of:=ABS([.A142])" office:value-type="float" office:value="9.75327E-029" calcext:value-type="float">
            <text:p>9.75327E-29</text:p>
          </table:table-cell>
          <table:table-cell table:formula="of:=IF(ISNUMBER([.B142]);[.B142];0)" office:value-type="float" office:value="9.75327E-029" calcext:value-type="float">
            <text:p>9.75327E-29</text:p>
          </table:table-cell>
          <table:table-cell table:number-columns-repeated="2"/>
        </table:table-row>
        <table:table-row table:style-name="ro1">
          <table:table-cell office:value-type="float" office:value="2.72719E-028" calcext:value-type="float">
            <text:p>2.72719E-28</text:p>
          </table:table-cell>
          <table:table-cell table:formula="of:=ABS([.A143])" office:value-type="float" office:value="2.72719E-028" calcext:value-type="float">
            <text:p>2.72719E-28</text:p>
          </table:table-cell>
          <table:table-cell table:formula="of:=IF(ISNUMBER([.B143]);[.B143];0)" office:value-type="float" office:value="2.72719E-028" calcext:value-type="float">
            <text:p>2.72719E-28</text:p>
          </table:table-cell>
          <table:table-cell table:number-columns-repeated="2"/>
        </table:table-row>
        <table:table-row table:style-name="ro1">
          <table:table-cell office:value-type="float" office:value="6.19464E-028" calcext:value-type="float">
            <text:p>6.19464E-28</text:p>
          </table:table-cell>
          <table:table-cell table:formula="of:=ABS([.A144])" office:value-type="float" office:value="6.19464E-028" calcext:value-type="float">
            <text:p>6.19464E-28</text:p>
          </table:table-cell>
          <table:table-cell table:formula="of:=IF(ISNUMBER([.B144]);[.B144];0)" office:value-type="float" office:value="6.19464E-028" calcext:value-type="float">
            <text:p>6.19464E-28</text:p>
          </table:table-cell>
          <table:table-cell table:number-columns-repeated="2"/>
        </table:table-row>
        <table:table-row table:style-name="ro1">
          <table:table-cell office:value-type="float" office:value="1.0478E-027" calcext:value-type="float">
            <text:p>1.0478E-27</text:p>
          </table:table-cell>
          <table:table-cell table:formula="of:=ABS([.A145])" office:value-type="float" office:value="1.0478E-027" calcext:value-type="float">
            <text:p>1.0478E-27</text:p>
          </table:table-cell>
          <table:table-cell table:formula="of:=IF(ISNUMBER([.B145]);[.B145];0)" office:value-type="float" office:value="1.0478E-027" calcext:value-type="float">
            <text:p>1.0478E-27</text:p>
          </table:table-cell>
          <table:table-cell table:number-columns-repeated="2"/>
        </table:table-row>
        <table:table-row table:style-name="ro1">
          <table:table-cell office:value-type="float" office:value="9.29538E-028" calcext:value-type="float">
            <text:p>9.29538E-28</text:p>
          </table:table-cell>
          <table:table-cell table:formula="of:=ABS([.A146])" office:value-type="float" office:value="9.29538E-028" calcext:value-type="float">
            <text:p>9.29538E-28</text:p>
          </table:table-cell>
          <table:table-cell table:formula="of:=IF(ISNUMBER([.B146]);[.B146];0)" office:value-type="float" office:value="9.29538E-028" calcext:value-type="float">
            <text:p>9.29538E-28</text:p>
          </table:table-cell>
          <table:table-cell table:number-columns-repeated="2"/>
        </table:table-row>
        <table:table-row table:style-name="ro1">
          <table:table-cell office:value-type="float" office:value="-1.33071E-027" calcext:value-type="float">
            <text:p>-1.33071E-27</text:p>
          </table:table-cell>
          <table:table-cell table:formula="of:=ABS([.A147])" office:value-type="float" office:value="1.33071E-027" calcext:value-type="float">
            <text:p>1.33071E-27</text:p>
          </table:table-cell>
          <table:table-cell table:formula="of:=IF(ISNUMBER([.B147]);[.B147];0)" office:value-type="float" office:value="1.33071E-027" calcext:value-type="float">
            <text:p>1.33071E-27</text:p>
          </table:table-cell>
          <table:table-cell table:number-columns-repeated="2"/>
        </table:table-row>
        <table:table-row table:style-name="ro1">
          <table:table-cell office:value-type="float" office:value="-7.73192E-027" calcext:value-type="float">
            <text:p>-7.73192E-27</text:p>
          </table:table-cell>
          <table:table-cell table:formula="of:=ABS([.A148])" office:value-type="float" office:value="7.73192E-027" calcext:value-type="float">
            <text:p>7.73192E-27</text:p>
          </table:table-cell>
          <table:table-cell table:formula="of:=IF(ISNUMBER([.B148]);[.B148];0)" office:value-type="float" office:value="7.73192E-027" calcext:value-type="float">
            <text:p>7.73192E-27</text:p>
          </table:table-cell>
          <table:table-cell table:number-columns-repeated="2"/>
        </table:table-row>
        <table:table-row table:style-name="ro1">
          <table:table-cell office:value-type="float" office:value="-1.70443E-026" calcext:value-type="float">
            <text:p>-1.70443E-26</text:p>
          </table:table-cell>
          <table:table-cell table:formula="of:=ABS([.A149])" office:value-type="float" office:value="1.70443E-026" calcext:value-type="float">
            <text:p>1.70443E-26</text:p>
          </table:table-cell>
          <table:table-cell table:formula="of:=IF(ISNUMBER([.B149]);[.B149];0)" office:value-type="float" office:value="1.70443E-026" calcext:value-type="float">
            <text:p>1.70443E-26</text:p>
          </table:table-cell>
          <table:table-cell table:number-columns-repeated="2"/>
        </table:table-row>
        <table:table-row table:style-name="ro1">
          <table:table-cell office:value-type="float" office:value="-1.73075E-026" calcext:value-type="float">
            <text:p>-1.73075E-26</text:p>
          </table:table-cell>
          <table:table-cell table:formula="of:=ABS([.A150])" office:value-type="float" office:value="1.73075E-026" calcext:value-type="float">
            <text:p>1.73075E-26</text:p>
          </table:table-cell>
          <table:table-cell table:formula="of:=IF(ISNUMBER([.B150]);[.B150];0)" office:value-type="float" office:value="1.73075E-026" calcext:value-type="float">
            <text:p>1.73075E-26</text:p>
          </table:table-cell>
          <table:table-cell table:number-columns-repeated="2"/>
        </table:table-row>
        <table:table-row table:style-name="ro1">
          <table:table-cell office:value-type="float" office:value="1.84205E-026" calcext:value-type="float">
            <text:p>1.84205E-26</text:p>
          </table:table-cell>
          <table:table-cell table:formula="of:=ABS([.A151])" office:value-type="float" office:value="1.84205E-026" calcext:value-type="float">
            <text:p>1.84205E-26</text:p>
          </table:table-cell>
          <table:table-cell table:formula="of:=IF(ISNUMBER([.B151]);[.B151];0)" office:value-type="float" office:value="1.84205E-026" calcext:value-type="float">
            <text:p>1.84205E-26</text:p>
          </table:table-cell>
          <table:table-cell table:number-columns-repeated="2"/>
        </table:table-row>
        <table:table-row table:style-name="ro1">
          <table:table-cell office:value-type="float" office:value="1.12349E-025" calcext:value-type="float">
            <text:p>1.12349E-25</text:p>
          </table:table-cell>
          <table:table-cell table:formula="of:=ABS([.A152])" office:value-type="float" office:value="1.12349E-025" calcext:value-type="float">
            <text:p>1.12349E-25</text:p>
          </table:table-cell>
          <table:table-cell table:formula="of:=IF(ISNUMBER([.B152]);[.B152];0)" office:value-type="float" office:value="1.12349E-025" calcext:value-type="float">
            <text:p>1.12349E-25</text:p>
          </table:table-cell>
          <table:table-cell table:number-columns-repeated="2"/>
        </table:table-row>
        <table:table-row table:style-name="ro1">
          <table:table-cell office:value-type="float" office:value="2.1835E-025" calcext:value-type="float">
            <text:p>2.1835E-25</text:p>
          </table:table-cell>
          <table:table-cell table:formula="of:=ABS([.A153])" office:value-type="float" office:value="2.1835E-025" calcext:value-type="float">
            <text:p>2.1835E-25</text:p>
          </table:table-cell>
          <table:table-cell table:formula="of:=IF(ISNUMBER([.B153]);[.B153];0)" office:value-type="float" office:value="2.1835E-025" calcext:value-type="float">
            <text:p>2.1835E-25</text:p>
          </table:table-cell>
          <table:table-cell table:number-columns-repeated="2"/>
        </table:table-row>
        <table:table-row table:style-name="ro1">
          <table:table-cell office:value-type="float" office:value="1.48156E-025" calcext:value-type="float">
            <text:p>1.48156E-25</text:p>
          </table:table-cell>
          <table:table-cell table:formula="of:=ABS([.A154])" office:value-type="float" office:value="1.48156E-025" calcext:value-type="float">
            <text:p>1.48156E-25</text:p>
          </table:table-cell>
          <table:table-cell table:formula="of:=IF(ISNUMBER([.B154]);[.B154];0)" office:value-type="float" office:value="1.48156E-025" calcext:value-type="float">
            <text:p>1.48156E-25</text:p>
          </table:table-cell>
          <table:table-cell table:number-columns-repeated="2"/>
        </table:table-row>
        <table:table-row table:style-name="ro1">
          <table:table-cell office:value-type="float" office:value="-3.65911E-025" calcext:value-type="float">
            <text:p>-3.65911E-25</text:p>
          </table:table-cell>
          <table:table-cell table:formula="of:=ABS([.A155])" office:value-type="float" office:value="3.65911E-025" calcext:value-type="float">
            <text:p>3.65911E-25</text:p>
          </table:table-cell>
          <table:table-cell table:formula="of:=IF(ISNUMBER([.B155]);[.B155];0)" office:value-type="float" office:value="3.65911E-025" calcext:value-type="float">
            <text:p>3.65911E-25</text:p>
          </table:table-cell>
          <table:table-cell table:number-columns-repeated="2"/>
        </table:table-row>
        <table:table-row table:style-name="ro1">
          <table:table-cell office:value-type="float" office:value="-1.27353E-024" calcext:value-type="float">
            <text:p>-1.27353E-24</text:p>
          </table:table-cell>
          <table:table-cell table:formula="of:=ABS([.A156])" office:value-type="float" office:value="1.27353E-024" calcext:value-type="float">
            <text:p>1.27353E-24</text:p>
          </table:table-cell>
          <table:table-cell table:formula="of:=IF(ISNUMBER([.B156]);[.B156];0)" office:value-type="float" office:value="1.27353E-024" calcext:value-type="float">
            <text:p>1.27353E-24</text:p>
          </table:table-cell>
          <table:table-cell table:number-columns-repeated="2"/>
        </table:table-row>
        <table:table-row table:style-name="ro1">
          <table:table-cell office:value-type="float" office:value="-1.57086E-024" calcext:value-type="float">
            <text:p>-1.57086E-24</text:p>
          </table:table-cell>
          <table:table-cell table:formula="of:=ABS([.A157])" office:value-type="float" office:value="1.57086E-024" calcext:value-type="float">
            <text:p>1.57086E-24</text:p>
          </table:table-cell>
          <table:table-cell table:formula="of:=IF(ISNUMBER([.B157]);[.B157];0)" office:value-type="float" office:value="1.57086E-024" calcext:value-type="float">
            <text:p>1.57086E-24</text:p>
          </table:table-cell>
          <table:table-cell table:number-columns-repeated="2"/>
        </table:table-row>
        <table:table-row table:style-name="ro1">
          <table:table-cell office:value-type="float" office:value="6.43777E-025" calcext:value-type="float">
            <text:p>6.43777E-25</text:p>
          </table:table-cell>
          <table:table-cell table:formula="of:=ABS([.A158])" office:value-type="float" office:value="6.43777E-025" calcext:value-type="float">
            <text:p>6.43777E-25</text:p>
          </table:table-cell>
          <table:table-cell table:formula="of:=IF(ISNUMBER([.B158]);[.B158];0)" office:value-type="float" office:value="6.43777E-025" calcext:value-type="float">
            <text:p>6.43777E-25</text:p>
          </table:table-cell>
          <table:table-cell table:number-columns-repeated="2"/>
        </table:table-row>
        <table:table-row table:style-name="ro1">
          <table:table-cell office:value-type="float" office:value="5.81086E-024" calcext:value-type="float">
            <text:p>5.81086E-24</text:p>
          </table:table-cell>
          <table:table-cell table:formula="of:=ABS([.A159])" office:value-type="float" office:value="5.81086E-024" calcext:value-type="float">
            <text:p>5.81086E-24</text:p>
          </table:table-cell>
          <table:table-cell table:formula="of:=IF(ISNUMBER([.B159]);[.B159];0)" office:value-type="float" office:value="5.81086E-024" calcext:value-type="float">
            <text:p>5.81086E-24</text:p>
          </table:table-cell>
          <table:table-cell table:number-columns-repeated="2"/>
        </table:table-row>
        <table:table-row table:style-name="ro1">
          <table:table-cell office:value-type="float" office:value="8.41375E-024" calcext:value-type="float">
            <text:p>8.41375E-24</text:p>
          </table:table-cell>
          <table:table-cell table:formula="of:=ABS([.A160])" office:value-type="float" office:value="8.41375E-024" calcext:value-type="float">
            <text:p>8.41375E-24</text:p>
          </table:table-cell>
          <table:table-cell table:formula="of:=IF(ISNUMBER([.B160]);[.B160];0)" office:value-type="float" office:value="8.41375E-024" calcext:value-type="float">
            <text:p>8.41375E-24</text:p>
          </table:table-cell>
          <table:table-cell table:number-columns-repeated="2"/>
        </table:table-row>
        <table:table-row table:style-name="ro1">
          <table:table-cell office:value-type="float" office:value="-3.37001E-024" calcext:value-type="float">
            <text:p>-3.37001E-24</text:p>
          </table:table-cell>
          <table:table-cell table:formula="of:=ABS([.A161])" office:value-type="float" office:value="3.37001E-024" calcext:value-type="float">
            <text:p>3.37001E-24</text:p>
          </table:table-cell>
          <table:table-cell table:formula="of:=IF(ISNUMBER([.B161]);[.B161];0)" office:value-type="float" office:value="3.37001E-024" calcext:value-type="float">
            <text:p>3.37001E-24</text:p>
          </table:table-cell>
          <table:table-cell table:number-columns-repeated="2"/>
        </table:table-row>
        <table:table-row table:style-name="ro1">
          <table:table-cell office:value-type="float" office:value="-3.27908E-023" calcext:value-type="float">
            <text:p>-3.27908E-23</text:p>
          </table:table-cell>
          <table:table-cell table:formula="of:=ABS([.A162])" office:value-type="float" office:value="3.27908E-023" calcext:value-type="float">
            <text:p>3.27908E-23</text:p>
          </table:table-cell>
          <table:table-cell table:formula="of:=IF(ISNUMBER([.B162]);[.B162];0)" office:value-type="float" office:value="3.27908E-023" calcext:value-type="float">
            <text:p>3.27908E-23</text:p>
          </table:table-cell>
          <table:table-cell table:number-columns-repeated="2"/>
        </table:table-row>
        <table:table-row table:style-name="ro1">
          <table:table-cell office:value-type="float" office:value="-4.66578E-023" calcext:value-type="float">
            <text:p>-4.66578E-23</text:p>
          </table:table-cell>
          <table:table-cell table:formula="of:=ABS([.A163])" office:value-type="float" office:value="4.66578E-023" calcext:value-type="float">
            <text:p>4.66578E-23</text:p>
          </table:table-cell>
          <table:table-cell table:formula="of:=IF(ISNUMBER([.B163]);[.B163];0)" office:value-type="float" office:value="4.66578E-023" calcext:value-type="float">
            <text:p>4.66578E-23</text:p>
          </table:table-cell>
          <table:table-cell table:number-columns-repeated="2"/>
        </table:table-row>
        <table:table-row table:style-name="ro1">
          <table:table-cell office:value-type="float" office:value="2.47573E-023" calcext:value-type="float">
            <text:p>2.47573E-23</text:p>
          </table:table-cell>
          <table:table-cell table:formula="of:=ABS([.A164])" office:value-type="float" office:value="2.47573E-023" calcext:value-type="float">
            <text:p>2.47573E-23</text:p>
          </table:table-cell>
          <table:table-cell table:formula="of:=IF(ISNUMBER([.B164]);[.B164];0)" office:value-type="float" office:value="2.47573E-023" calcext:value-type="float">
            <text:p>2.47573E-23</text:p>
          </table:table-cell>
          <table:table-cell table:number-columns-repeated="2"/>
        </table:table-row>
        <table:table-row table:style-name="ro1">
          <table:table-cell office:value-type="float" office:value="2.00175E-022" calcext:value-type="float">
            <text:p>2.00175E-22</text:p>
          </table:table-cell>
          <table:table-cell table:formula="of:=ABS([.A165])" office:value-type="float" office:value="2.00175E-022" calcext:value-type="float">
            <text:p>2.00175E-22</text:p>
          </table:table-cell>
          <table:table-cell table:formula="of:=IF(ISNUMBER([.B165]);[.B165];0)" office:value-type="float" office:value="2.00175E-022" calcext:value-type="float">
            <text:p>2.00175E-22</text:p>
          </table:table-cell>
          <table:table-cell table:number-columns-repeated="2"/>
        </table:table-row>
        <table:table-row table:style-name="ro1">
          <table:table-cell office:value-type="float" office:value="2.99533E-022" calcext:value-type="float">
            <text:p>2.99533E-22</text:p>
          </table:table-cell>
          <table:table-cell table:formula="of:=ABS([.A166])" office:value-type="float" office:value="2.99533E-022" calcext:value-type="float">
            <text:p>2.99533E-22</text:p>
          </table:table-cell>
          <table:table-cell table:formula="of:=IF(ISNUMBER([.B166]);[.B166];0)" office:value-type="float" office:value="2.99533E-022" calcext:value-type="float">
            <text:p>2.99533E-22</text:p>
          </table:table-cell>
          <table:table-cell table:number-columns-repeated="2"/>
        </table:table-row>
        <table:table-row table:style-name="ro1">
          <table:table-cell office:value-type="float" office:value="-5.0041E-023" calcext:value-type="float">
            <text:p>-5.0041E-23</text:p>
          </table:table-cell>
          <table:table-cell table:formula="of:=ABS([.A167])" office:value-type="float" office:value="5.0041E-023" calcext:value-type="float">
            <text:p>5.0041E-23</text:p>
          </table:table-cell>
          <table:table-cell table:formula="of:=IF(ISNUMBER([.B167]);[.B167];0)" office:value-type="float" office:value="5.0041E-023" calcext:value-type="float">
            <text:p>5.0041E-23</text:p>
          </table:table-cell>
          <table:table-cell table:number-columns-repeated="2"/>
        </table:table-row>
        <table:table-row table:style-name="ro1">
          <table:table-cell office:value-type="float" office:value="-9.93696E-022" calcext:value-type="float">
            <text:p>-9.93696E-22</text:p>
          </table:table-cell>
          <table:table-cell table:formula="of:=ABS([.A168])" office:value-type="float" office:value="9.93696E-022" calcext:value-type="float">
            <text:p>9.93696E-22</text:p>
          </table:table-cell>
          <table:table-cell table:formula="of:=IF(ISNUMBER([.B168]);[.B168];0)" office:value-type="float" office:value="9.93696E-022" calcext:value-type="float">
            <text:p>9.93696E-22</text:p>
          </table:table-cell>
          <table:table-cell table:number-columns-repeated="2"/>
        </table:table-row>
        <table:table-row table:style-name="ro1">
          <table:table-cell office:value-type="float" office:value="-1.75457E-021" calcext:value-type="float">
            <text:p>-1.75457E-21</text:p>
          </table:table-cell>
          <table:table-cell table:formula="of:=ABS([.A169])" office:value-type="float" office:value="1.75457E-021" calcext:value-type="float">
            <text:p>1.75457E-21</text:p>
          </table:table-cell>
          <table:table-cell table:formula="of:=IF(ISNUMBER([.B169]);[.B169];0)" office:value-type="float" office:value="1.75457E-021" calcext:value-type="float">
            <text:p>1.75457E-21</text:p>
          </table:table-cell>
          <table:table-cell table:number-columns-repeated="2"/>
        </table:table-row>
        <table:table-row table:style-name="ro1">
          <table:table-cell office:value-type="float" office:value="-5.5621E-022" calcext:value-type="float">
            <text:p>-5.5621E-22</text:p>
          </table:table-cell>
          <table:table-cell table:formula="of:=ABS([.A170])" office:value-type="float" office:value="5.5621E-022" calcext:value-type="float">
            <text:p>5.5621E-22</text:p>
          </table:table-cell>
          <table:table-cell table:formula="of:=IF(ISNUMBER([.B170]);[.B170];0)" office:value-type="float" office:value="5.5621E-022" calcext:value-type="float">
            <text:p>5.5621E-22</text:p>
          </table:table-cell>
          <table:table-cell table:number-columns-repeated="2"/>
        </table:table-row>
        <table:table-row table:style-name="ro1">
          <table:table-cell office:value-type="float" office:value="3.70946E-021" calcext:value-type="float">
            <text:p>3.70946E-21</text:p>
          </table:table-cell>
          <table:table-cell table:formula="of:=ABS([.A171])" office:value-type="float" office:value="3.70946E-021" calcext:value-type="float">
            <text:p>3.70946E-21</text:p>
          </table:table-cell>
          <table:table-cell table:formula="of:=IF(ISNUMBER([.B171]);[.B171];0)" office:value-type="float" office:value="3.70946E-021" calcext:value-type="float">
            <text:p>3.70946E-21</text:p>
          </table:table-cell>
          <table:table-cell table:number-columns-repeated="2"/>
        </table:table-row>
        <table:table-row table:style-name="ro1">
          <table:table-cell office:value-type="float" office:value="8.41579E-021" calcext:value-type="float">
            <text:p>8.41579E-21</text:p>
          </table:table-cell>
          <table:table-cell table:formula="of:=ABS([.A172])" office:value-type="float" office:value="8.41579E-021" calcext:value-type="float">
            <text:p>8.41579E-21</text:p>
          </table:table-cell>
          <table:table-cell table:formula="of:=IF(ISNUMBER([.B172]);[.B172];0)" office:value-type="float" office:value="8.41579E-021" calcext:value-type="float">
            <text:p>8.41579E-21</text:p>
          </table:table-cell>
          <table:table-cell table:number-columns-repeated="2"/>
        </table:table-row>
        <table:table-row table:style-name="ro1">
          <table:table-cell office:value-type="float" office:value="6.09946E-021" calcext:value-type="float">
            <text:p>6.09946E-21</text:p>
          </table:table-cell>
          <table:table-cell table:formula="of:=ABS([.A173])" office:value-type="float" office:value="6.09946E-021" calcext:value-type="float">
            <text:p>6.09946E-21</text:p>
          </table:table-cell>
          <table:table-cell table:formula="of:=IF(ISNUMBER([.B173]);[.B173];0)" office:value-type="float" office:value="6.09946E-021" calcext:value-type="float">
            <text:p>6.09946E-21</text:p>
          </table:table-cell>
          <table:table-cell table:number-columns-repeated="2"/>
        </table:table-row>
        <table:table-row table:style-name="ro1">
          <table:table-cell office:value-type="float" office:value="-9.91878E-021" calcext:value-type="float">
            <text:p>-9.91878E-21</text:p>
          </table:table-cell>
          <table:table-cell table:formula="of:=ABS([.A174])" office:value-type="float" office:value="9.91878E-021" calcext:value-type="float">
            <text:p>9.91878E-21</text:p>
          </table:table-cell>
          <table:table-cell table:formula="of:=IF(ISNUMBER([.B174]);[.B174];0)" office:value-type="float" office:value="9.91878E-021" calcext:value-type="float">
            <text:p>9.91878E-21</text:p>
          </table:table-cell>
          <table:table-cell table:number-columns-repeated="2"/>
        </table:table-row>
        <table:table-row table:style-name="ro1">
          <table:table-cell office:value-type="float" office:value="-3.3011E-020" calcext:value-type="float">
            <text:p>-3.3011E-20</text:p>
          </table:table-cell>
          <table:table-cell table:formula="of:=ABS([.A175])" office:value-type="float" office:value="3.3011E-020" calcext:value-type="float">
            <text:p>3.3011E-20</text:p>
          </table:table-cell>
          <table:table-cell table:formula="of:=IF(ISNUMBER([.B175]);[.B175];0)" office:value-type="float" office:value="3.3011E-020" calcext:value-type="float">
            <text:p>3.3011E-20</text:p>
          </table:table-cell>
          <table:table-cell table:number-columns-repeated="2"/>
        </table:table-row>
        <table:table-row table:style-name="ro1">
          <table:table-cell office:value-type="float" office:value="-3.51698E-020" calcext:value-type="float">
            <text:p>-3.51698E-20</text:p>
          </table:table-cell>
          <table:table-cell table:formula="of:=ABS([.A176])" office:value-type="float" office:value="3.51698E-020" calcext:value-type="float">
            <text:p>3.51698E-20</text:p>
          </table:table-cell>
          <table:table-cell table:formula="of:=IF(ISNUMBER([.B176]);[.B176];0)" office:value-type="float" office:value="3.51698E-020" calcext:value-type="float">
            <text:p>3.51698E-20</text:p>
          </table:table-cell>
          <table:table-cell table:number-columns-repeated="2"/>
        </table:table-row>
        <table:table-row table:style-name="ro1">
          <table:table-cell office:value-type="float" office:value="1.56001E-020" calcext:value-type="float">
            <text:p>1.56001E-20</text:p>
          </table:table-cell>
          <table:table-cell table:formula="of:=ABS([.A177])" office:value-type="float" office:value="1.56001E-020" calcext:value-type="float">
            <text:p>1.56001E-20</text:p>
          </table:table-cell>
          <table:table-cell table:formula="of:=IF(ISNUMBER([.B177]);[.B177];0)" office:value-type="float" office:value="1.56001E-020" calcext:value-type="float">
            <text:p>1.56001E-20</text:p>
          </table:table-cell>
          <table:table-cell table:number-columns-repeated="2"/>
        </table:table-row>
        <table:table-row table:style-name="ro1">
          <table:table-cell office:value-type="float" office:value="1.0685E-019" calcext:value-type="float">
            <text:p>1.0685E-19</text:p>
          </table:table-cell>
          <table:table-cell table:formula="of:=ABS([.A178])" office:value-type="float" office:value="1.0685E-019" calcext:value-type="float">
            <text:p>1.0685E-19</text:p>
          </table:table-cell>
          <table:table-cell table:formula="of:=IF(ISNUMBER([.B178]);[.B178];0)" office:value-type="float" office:value="1.0685E-019" calcext:value-type="float">
            <text:p>1.0685E-19</text:p>
          </table:table-cell>
          <table:table-cell table:number-columns-repeated="2"/>
        </table:table-row>
        <table:table-row table:style-name="ro1">
          <table:table-cell office:value-type="float" office:value="1.46454E-019" calcext:value-type="float">
            <text:p>1.46454E-19</text:p>
          </table:table-cell>
          <table:table-cell table:formula="of:=ABS([.A179])" office:value-type="float" office:value="1.46454E-019" calcext:value-type="float">
            <text:p>1.46454E-19</text:p>
          </table:table-cell>
          <table:table-cell table:formula="of:=IF(ISNUMBER([.B179]);[.B179];0)" office:value-type="float" office:value="1.46454E-019" calcext:value-type="float">
            <text:p>1.46454E-19</text:p>
          </table:table-cell>
          <table:table-cell table:number-columns-repeated="2"/>
        </table:table-row>
        <table:table-row table:style-name="ro1">
          <table:table-cell office:value-type="float" office:value="1.45646E-020" calcext:value-type="float">
            <text:p>1.45646E-20</text:p>
          </table:table-cell>
          <table:table-cell table:formula="of:=ABS([.A180])" office:value-type="float" office:value="1.45646E-020" calcext:value-type="float">
            <text:p>1.45646E-20</text:p>
          </table:table-cell>
          <table:table-cell table:formula="of:=IF(ISNUMBER([.B180]);[.B180];0)" office:value-type="float" office:value="1.45646E-020" calcext:value-type="float">
            <text:p>1.45646E-20</text:p>
          </table:table-cell>
          <table:table-cell table:number-columns-repeated="2"/>
        </table:table-row>
        <table:table-row table:style-name="ro1">
          <table:table-cell office:value-type="float" office:value="-2.84765E-019" calcext:value-type="float">
            <text:p>-2.84765E-19</text:p>
          </table:table-cell>
          <table:table-cell table:formula="of:=ABS([.A181])" office:value-type="float" office:value="2.84765E-019" calcext:value-type="float">
            <text:p>2.84765E-19</text:p>
          </table:table-cell>
          <table:table-cell table:formula="of:=IF(ISNUMBER([.B181]);[.B181];0)" office:value-type="float" office:value="2.84765E-019" calcext:value-type="float">
            <text:p>2.84765E-19</text:p>
          </table:table-cell>
          <table:table-cell table:number-columns-repeated="2"/>
        </table:table-row>
        <table:table-row table:style-name="ro1">
          <table:table-cell office:value-type="float" office:value="-4.92855E-019" calcext:value-type="float">
            <text:p>-4.92855E-19</text:p>
          </table:table-cell>
          <table:table-cell table:formula="of:=ABS([.A182])" office:value-type="float" office:value="4.92855E-019" calcext:value-type="float">
            <text:p>4.92855E-19</text:p>
          </table:table-cell>
          <table:table-cell table:formula="of:=IF(ISNUMBER([.B182]);[.B182];0)" office:value-type="float" office:value="4.92855E-019" calcext:value-type="float">
            <text:p>4.92855E-19</text:p>
          </table:table-cell>
          <table:table-cell table:number-columns-repeated="2"/>
        </table:table-row>
        <table:table-row table:style-name="ro1">
          <table:table-cell office:value-type="float" office:value="-2.12253E-019" calcext:value-type="float">
            <text:p>-2.12253E-19</text:p>
          </table:table-cell>
          <table:table-cell table:formula="of:=ABS([.A183])" office:value-type="float" office:value="2.12253E-019" calcext:value-type="float">
            <text:p>2.12253E-19</text:p>
          </table:table-cell>
          <table:table-cell table:formula="of:=IF(ISNUMBER([.B183]);[.B183];0)" office:value-type="float" office:value="2.12253E-019" calcext:value-type="float">
            <text:p>2.12253E-19</text:p>
          </table:table-cell>
          <table:table-cell table:number-columns-repeated="2"/>
        </table:table-row>
        <table:table-row table:style-name="ro1">
          <table:table-cell office:value-type="float" office:value="6.26046E-019" calcext:value-type="float">
            <text:p>6.26046E-19</text:p>
          </table:table-cell>
          <table:table-cell table:formula="of:=ABS([.A184])" office:value-type="float" office:value="6.26046E-019" calcext:value-type="float">
            <text:p>6.26046E-19</text:p>
          </table:table-cell>
          <table:table-cell table:formula="of:=IF(ISNUMBER([.B184]);[.B184];0)" office:value-type="float" office:value="6.26046E-019" calcext:value-type="float">
            <text:p>6.26046E-19</text:p>
          </table:table-cell>
          <table:table-cell table:number-columns-repeated="2"/>
        </table:table-row>
        <table:table-row table:style-name="ro1">
          <table:table-cell office:value-type="float" office:value="1.351E-018" calcext:value-type="float">
            <text:p>1.351E-18</text:p>
          </table:table-cell>
          <table:table-cell table:formula="of:=ABS([.A185])" office:value-type="float" office:value="1.351E-018" calcext:value-type="float">
            <text:p>1.351E-18</text:p>
          </table:table-cell>
          <table:table-cell table:formula="of:=IF(ISNUMBER([.B185]);[.B185];0)" office:value-type="float" office:value="1.351E-018" calcext:value-type="float">
            <text:p>1.351E-18</text:p>
          </table:table-cell>
          <table:table-cell table:number-columns-repeated="2"/>
        </table:table-row>
        <table:table-row table:style-name="ro1">
          <table:table-cell office:value-type="float" office:value="9.22681E-019" calcext:value-type="float">
            <text:p>9.22681E-19</text:p>
          </table:table-cell>
          <table:table-cell table:formula="of:=ABS([.A186])" office:value-type="float" office:value="9.22681E-019" calcext:value-type="float">
            <text:p>9.22681E-19</text:p>
          </table:table-cell>
          <table:table-cell table:formula="of:=IF(ISNUMBER([.B186]);[.B186];0)" office:value-type="float" office:value="9.22681E-019" calcext:value-type="float">
            <text:p>9.22681E-19</text:p>
          </table:table-cell>
          <table:table-cell table:number-columns-repeated="2"/>
        </table:table-row>
        <table:table-row table:style-name="ro1">
          <table:table-cell office:value-type="float" office:value="-9.56322E-019" calcext:value-type="float">
            <text:p>-9.56322E-19</text:p>
          </table:table-cell>
          <table:table-cell table:formula="of:=ABS([.A187])" office:value-type="float" office:value="9.56322E-019" calcext:value-type="float">
            <text:p>9.56322E-19</text:p>
          </table:table-cell>
          <table:table-cell table:formula="of:=IF(ISNUMBER([.B187]);[.B187];0)" office:value-type="float" office:value="9.56322E-019" calcext:value-type="float">
            <text:p>9.56322E-19</text:p>
          </table:table-cell>
          <table:table-cell table:number-columns-repeated="2"/>
        </table:table-row>
        <table:table-row table:style-name="ro1">
          <table:table-cell office:value-type="float" office:value="-3.05291E-018" calcext:value-type="float">
            <text:p>-3.05291E-18</text:p>
          </table:table-cell>
          <table:table-cell table:formula="of:=ABS([.A188])" office:value-type="float" office:value="3.05291E-018" calcext:value-type="float">
            <text:p>3.05291E-18</text:p>
          </table:table-cell>
          <table:table-cell table:formula="of:=IF(ISNUMBER([.B188]);[.B188];0)" office:value-type="float" office:value="3.05291E-018" calcext:value-type="float">
            <text:p>3.05291E-18</text:p>
          </table:table-cell>
          <table:table-cell table:number-columns-repeated="2"/>
        </table:table-row>
        <table:table-row table:style-name="ro1">
          <table:table-cell office:value-type="float" office:value="-3.05869E-018" calcext:value-type="float">
            <text:p>-3.05869E-18</text:p>
          </table:table-cell>
          <table:table-cell table:formula="of:=ABS([.A189])" office:value-type="float" office:value="3.05869E-018" calcext:value-type="float">
            <text:p>3.05869E-18</text:p>
          </table:table-cell>
          <table:table-cell table:formula="of:=IF(ISNUMBER([.B189]);[.B189];0)" office:value-type="float" office:value="3.05869E-018" calcext:value-type="float">
            <text:p>3.05869E-18</text:p>
          </table:table-cell>
          <table:table-cell table:number-columns-repeated="2"/>
        </table:table-row>
        <table:table-row table:style-name="ro1">
          <table:table-cell office:value-type="float" office:value="4.42708E-019" calcext:value-type="float">
            <text:p>4.42708E-19</text:p>
          </table:table-cell>
          <table:table-cell table:formula="of:=ABS([.A190])" office:value-type="float" office:value="4.42708E-019" calcext:value-type="float">
            <text:p>4.42708E-19</text:p>
          </table:table-cell>
          <table:table-cell table:formula="of:=IF(ISNUMBER([.B190]);[.B190];0)" office:value-type="float" office:value="4.42708E-019" calcext:value-type="float">
            <text:p>4.42708E-19</text:p>
          </table:table-cell>
          <table:table-cell table:number-columns-repeated="2"/>
        </table:table-row>
        <table:table-row table:style-name="ro1">
          <table:table-cell office:value-type="float" office:value="5.62116E-018" calcext:value-type="float">
            <text:p>5.62116E-18</text:p>
          </table:table-cell>
          <table:table-cell table:formula="of:=ABS([.A191])" office:value-type="float" office:value="5.62116E-018" calcext:value-type="float">
            <text:p>5.62116E-18</text:p>
          </table:table-cell>
          <table:table-cell table:formula="of:=IF(ISNUMBER([.B191]);[.B191];0)" office:value-type="float" office:value="5.62116E-018" calcext:value-type="float">
            <text:p>5.62116E-18</text:p>
          </table:table-cell>
          <table:table-cell table:number-columns-repeated="2"/>
        </table:table-row>
        <table:table-row table:style-name="ro1">
          <table:table-cell office:value-type="float" office:value="7.91656E-018" calcext:value-type="float">
            <text:p>7.91656E-18</text:p>
          </table:table-cell>
          <table:table-cell table:formula="of:=ABS([.A192])" office:value-type="float" office:value="7.91656E-018" calcext:value-type="float">
            <text:p>7.91656E-18</text:p>
          </table:table-cell>
          <table:table-cell table:formula="of:=IF(ISNUMBER([.B192]);[.B192];0)" office:value-type="float" office:value="7.91656E-018" calcext:value-type="float">
            <text:p>7.91656E-18</text:p>
          </table:table-cell>
          <table:table-cell table:number-columns-repeated="2"/>
        </table:table-row>
        <table:table-row table:style-name="ro1">
          <table:table-cell office:value-type="float" office:value="3.90352E-018" calcext:value-type="float">
            <text:p>3.90352E-18</text:p>
          </table:table-cell>
          <table:table-cell table:formula="of:=ABS([.A193])" office:value-type="float" office:value="3.90352E-018" calcext:value-type="float">
            <text:p>3.90352E-18</text:p>
          </table:table-cell>
          <table:table-cell table:formula="of:=IF(ISNUMBER([.B193]);[.B193];0)" office:value-type="float" office:value="3.90352E-018" calcext:value-type="float">
            <text:p>3.90352E-18</text:p>
          </table:table-cell>
          <table:table-cell table:number-columns-repeated="2"/>
        </table:table-row>
        <table:table-row table:style-name="ro1">
          <table:table-cell office:value-type="float" office:value="-6.32023E-018" calcext:value-type="float">
            <text:p>-6.32023E-18</text:p>
          </table:table-cell>
          <table:table-cell table:formula="of:=ABS([.A194])" office:value-type="float" office:value="6.32023E-018" calcext:value-type="float">
            <text:p>6.32023E-18</text:p>
          </table:table-cell>
          <table:table-cell table:formula="of:=IF(ISNUMBER([.B194]);[.B194];0)" office:value-type="float" office:value="6.32023E-018" calcext:value-type="float">
            <text:p>6.32023E-18</text:p>
          </table:table-cell>
          <table:table-cell table:number-columns-repeated="2"/>
        </table:table-row>
        <table:table-row table:style-name="ro1">
          <table:table-cell office:value-type="float" office:value="-1.82966E-017" calcext:value-type="float">
            <text:p>-1.82966E-17</text:p>
          </table:table-cell>
          <table:table-cell table:formula="of:=ABS([.A195])" office:value-type="float" office:value="1.82966E-017" calcext:value-type="float">
            <text:p>1.82966E-17</text:p>
          </table:table-cell>
          <table:table-cell table:formula="of:=IF(ISNUMBER([.B195]);[.B195];0)" office:value-type="float" office:value="1.82966E-017" calcext:value-type="float">
            <text:p>1.82966E-17</text:p>
          </table:table-cell>
          <table:table-cell table:number-columns-repeated="2"/>
        </table:table-row>
        <table:table-row table:style-name="ro1">
          <table:table-cell office:value-type="float" office:value="-2.08568E-017" calcext:value-type="float">
            <text:p>-2.08568E-17</text:p>
          </table:table-cell>
          <table:table-cell table:formula="of:=ABS([.A196])" office:value-type="float" office:value="2.08568E-017" calcext:value-type="float">
            <text:p>2.08568E-17</text:p>
          </table:table-cell>
          <table:table-cell table:formula="of:=IF(ISNUMBER([.B196]);[.B196];0)" office:value-type="float" office:value="2.08568E-017" calcext:value-type="float">
            <text:p>2.08568E-17</text:p>
          </table:table-cell>
          <table:table-cell table:number-columns-repeated="2"/>
        </table:table-row>
        <table:table-row table:style-name="ro1">
          <table:table-cell office:value-type="float" office:value="-1.39682E-018" calcext:value-type="float">
            <text:p>-1.39682E-18</text:p>
          </table:table-cell>
          <table:table-cell table:formula="of:=ABS([.A197])" office:value-type="float" office:value="1.39682E-018" calcext:value-type="float">
            <text:p>1.39682E-18</text:p>
          </table:table-cell>
          <table:table-cell table:formula="of:=IF(ISNUMBER([.B197]);[.B197];0)" office:value-type="float" office:value="1.39682E-018" calcext:value-type="float">
            <text:p>1.39682E-18</text:p>
          </table:table-cell>
          <table:table-cell table:number-columns-repeated="2"/>
        </table:table-row>
        <table:table-row table:style-name="ro1">
          <table:table-cell office:value-type="float" office:value="3.70273E-017" calcext:value-type="float">
            <text:p>3.70273E-17</text:p>
          </table:table-cell>
          <table:table-cell table:formula="of:=ABS([.A198])" office:value-type="float" office:value="3.70273E-017" calcext:value-type="float">
            <text:p>3.70273E-17</text:p>
          </table:table-cell>
          <table:table-cell table:formula="of:=IF(ISNUMBER([.B198]);[.B198];0)" office:value-type="float" office:value="3.70273E-017" calcext:value-type="float">
            <text:p>3.70273E-17</text:p>
          </table:table-cell>
          <table:table-cell table:number-columns-repeated="2"/>
        </table:table-row>
        <table:table-row table:style-name="ro1">
          <table:table-cell office:value-type="float" office:value="6.57836E-017" calcext:value-type="float">
            <text:p>6.57836E-17</text:p>
          </table:table-cell>
          <table:table-cell table:formula="of:=ABS([.A199])" office:value-type="float" office:value="6.57836E-017" calcext:value-type="float">
            <text:p>6.57836E-17</text:p>
          </table:table-cell>
          <table:table-cell table:formula="of:=IF(ISNUMBER([.B199]);[.B199];0)" office:value-type="float" office:value="6.57836E-017" calcext:value-type="float">
            <text:p>6.57836E-17</text:p>
          </table:table-cell>
          <table:table-cell table:number-columns-repeated="2"/>
        </table:table-row>
        <table:table-row table:style-name="ro1">
          <table:table-cell office:value-type="float" office:value="4.05082E-017" calcext:value-type="float">
            <text:p>4.05082E-17</text:p>
          </table:table-cell>
          <table:table-cell table:formula="of:=ABS([.A200])" office:value-type="float" office:value="4.05082E-017" calcext:value-type="float">
            <text:p>4.05082E-17</text:p>
          </table:table-cell>
          <table:table-cell table:formula="of:=IF(ISNUMBER([.B200]);[.B200];0)" office:value-type="float" office:value="4.05082E-017" calcext:value-type="float">
            <text:p>4.05082E-17</text:p>
          </table:table-cell>
          <table:table-cell table:number-columns-repeated="2"/>
        </table:table-row>
        <table:table-row table:style-name="ro1">
          <table:table-cell office:value-type="float" office:value="-6.21662E-017" calcext:value-type="float">
            <text:p>-6.21662E-17</text:p>
          </table:table-cell>
          <table:table-cell table:formula="of:=ABS([.A201])" office:value-type="float" office:value="6.21662E-017" calcext:value-type="float">
            <text:p>6.21662E-17</text:p>
          </table:table-cell>
          <table:table-cell table:formula="of:=IF(ISNUMBER([.B201]);[.B201];0)" office:value-type="float" office:value="6.21662E-017" calcext:value-type="float">
            <text:p>6.21662E-17</text:p>
          </table:table-cell>
          <table:table-cell table:number-columns-repeated="2"/>
        </table:table-row>
        <table:table-row table:style-name="ro1">
          <table:table-cell office:value-type="float" office:value="-1.79233E-016" calcext:value-type="float">
            <text:p>-1.79233E-16</text:p>
          </table:table-cell>
          <table:table-cell table:formula="of:=ABS([.A202])" office:value-type="float" office:value="1.79233E-016" calcext:value-type="float">
            <text:p>1.79233E-16</text:p>
          </table:table-cell>
          <table:table-cell table:formula="of:=IF(ISNUMBER([.B202]);[.B202];0)" office:value-type="float" office:value="1.79233E-016" calcext:value-type="float">
            <text:p>1.79233E-16</text:p>
          </table:table-cell>
          <table:table-cell table:number-columns-repeated="2"/>
        </table:table-row>
        <table:table-row table:style-name="ro1">
          <table:table-cell office:value-type="float" office:value="-1.56868E-016" calcext:value-type="float">
            <text:p>-1.56868E-16</text:p>
          </table:table-cell>
          <table:table-cell table:formula="of:=ABS([.A203])" office:value-type="float" office:value="1.56868E-016" calcext:value-type="float">
            <text:p>1.56868E-16</text:p>
          </table:table-cell>
          <table:table-cell table:formula="of:=IF(ISNUMBER([.B203]);[.B203];0)" office:value-type="float" office:value="1.56868E-016" calcext:value-type="float">
            <text:p>1.56868E-16</text:p>
          </table:table-cell>
          <table:table-cell table:number-columns-repeated="2"/>
        </table:table-row>
        <table:table-row table:style-name="ro1">
          <table:table-cell office:value-type="float" office:value="9.44231E-017" calcext:value-type="float">
            <text:p>9.44231E-17</text:p>
          </table:table-cell>
          <table:table-cell table:formula="of:=ABS([.A204])" office:value-type="float" office:value="9.44231E-017" calcext:value-type="float">
            <text:p>9.44231E-17</text:p>
          </table:table-cell>
          <table:table-cell table:formula="of:=IF(ISNUMBER([.B204]);[.B204];0)" office:value-type="float" office:value="9.44231E-017" calcext:value-type="float">
            <text:p>9.44231E-17</text:p>
          </table:table-cell>
          <table:table-cell table:number-columns-repeated="2"/>
        </table:table-row>
        <table:table-row table:style-name="ro1">
          <table:table-cell office:value-type="float" office:value="4.15847E-016" calcext:value-type="float">
            <text:p>4.15847E-16</text:p>
          </table:table-cell>
          <table:table-cell table:formula="of:=ABS([.A205])" office:value-type="float" office:value="4.15847E-016" calcext:value-type="float">
            <text:p>4.15847E-16</text:p>
          </table:table-cell>
          <table:table-cell table:formula="of:=IF(ISNUMBER([.B205]);[.B205];0)" office:value-type="float" office:value="4.15847E-016" calcext:value-type="float">
            <text:p>4.15847E-16</text:p>
          </table:table-cell>
          <table:table-cell table:number-columns-repeated="2"/>
        </table:table-row>
        <table:table-row table:style-name="ro1">
          <table:table-cell office:value-type="float" office:value="4.34042E-016" calcext:value-type="float">
            <text:p>4.34042E-16</text:p>
          </table:table-cell>
          <table:table-cell table:formula="of:=ABS([.A206])" office:value-type="float" office:value="4.34042E-016" calcext:value-type="float">
            <text:p>4.34042E-16</text:p>
          </table:table-cell>
          <table:table-cell table:formula="of:=IF(ISNUMBER([.B206]);[.B206];0)" office:value-type="float" office:value="4.34042E-016" calcext:value-type="float">
            <text:p>4.34042E-16</text:p>
          </table:table-cell>
          <table:table-cell table:number-columns-repeated="2"/>
        </table:table-row>
        <table:table-row table:style-name="ro1">
          <table:table-cell office:value-type="float" office:value="-1.02028E-016" calcext:value-type="float">
            <text:p>-1.02028E-16</text:p>
          </table:table-cell>
          <table:table-cell table:formula="of:=ABS([.A207])" office:value-type="float" office:value="1.02028E-016" calcext:value-type="float">
            <text:p>1.02028E-16</text:p>
          </table:table-cell>
          <table:table-cell table:formula="of:=IF(ISNUMBER([.B207]);[.B207];0)" office:value-type="float" office:value="1.02028E-016" calcext:value-type="float">
            <text:p>1.02028E-16</text:p>
          </table:table-cell>
          <table:table-cell table:number-columns-repeated="2"/>
        </table:table-row>
        <table:table-row table:style-name="ro1">
          <table:table-cell office:value-type="float" office:value="-8.66864E-016" calcext:value-type="float">
            <text:p>-8.66864E-16</text:p>
          </table:table-cell>
          <table:table-cell table:formula="of:=ABS([.A208])" office:value-type="float" office:value="8.66864E-016" calcext:value-type="float">
            <text:p>8.66864E-16</text:p>
          </table:table-cell>
          <table:table-cell table:formula="of:=IF(ISNUMBER([.B208]);[.B208];0)" office:value-type="float" office:value="8.66864E-016" calcext:value-type="float">
            <text:p>8.66864E-16</text:p>
          </table:table-cell>
          <table:table-cell table:number-columns-repeated="2"/>
        </table:table-row>
        <table:table-row table:style-name="ro1">
          <table:table-cell office:value-type="float" office:value="-9.99502E-016" calcext:value-type="float">
            <text:p>-9.99502E-16</text:p>
          </table:table-cell>
          <table:table-cell table:formula="of:=ABS([.A209])" office:value-type="float" office:value="9.99502E-016" calcext:value-type="float">
            <text:p>9.99502E-16</text:p>
          </table:table-cell>
          <table:table-cell table:formula="of:=IF(ISNUMBER([.B209]);[.B209];0)" office:value-type="float" office:value="9.99502E-016" calcext:value-type="float">
            <text:p>9.99502E-16</text:p>
          </table:table-cell>
          <table:table-cell table:number-columns-repeated="2"/>
        </table:table-row>
        <table:table-row table:style-name="ro1">
          <table:table-cell office:value-type="float" office:value="6.68425E-018" calcext:value-type="float">
            <text:p>6.68425E-18</text:p>
          </table:table-cell>
          <table:table-cell table:formula="of:=ABS([.A210])" office:value-type="float" office:value="6.68425E-018" calcext:value-type="float">
            <text:p>6.68425E-18</text:p>
          </table:table-cell>
          <table:table-cell table:formula="of:=IF(ISNUMBER([.B210]);[.B210];0)" office:value-type="float" office:value="6.68425E-018" calcext:value-type="float">
            <text:p>6.68425E-18</text:p>
          </table:table-cell>
          <table:table-cell table:number-columns-repeated="2"/>
        </table:table-row>
        <table:table-row table:style-name="ro1">
          <table:table-cell office:value-type="float" office:value="1.53926E-015" calcext:value-type="float">
            <text:p>1.53926E-15</text:p>
          </table:table-cell>
          <table:table-cell table:formula="of:=ABS([.A211])" office:value-type="float" office:value="1.53926E-015" calcext:value-type="float">
            <text:p>1.53926E-15</text:p>
          </table:table-cell>
          <table:table-cell table:formula="of:=IF(ISNUMBER([.B211]);[.B211];0)" office:value-type="float" office:value="1.53926E-015" calcext:value-type="float">
            <text:p>1.53926E-15</text:p>
          </table:table-cell>
          <table:table-cell table:number-columns-repeated="2"/>
        </table:table-row>
        <table:table-row table:style-name="ro1">
          <table:table-cell office:value-type="float" office:value="2.15675E-015" calcext:value-type="float">
            <text:p>2.15675E-15</text:p>
          </table:table-cell>
          <table:table-cell table:formula="of:=ABS([.A212])" office:value-type="float" office:value="2.15675E-015" calcext:value-type="float">
            <text:p>2.15675E-15</text:p>
          </table:table-cell>
          <table:table-cell table:formula="of:=IF(ISNUMBER([.B212]);[.B212];0)" office:value-type="float" office:value="2.15675E-015" calcext:value-type="float">
            <text:p>2.15675E-15</text:p>
          </table:table-cell>
          <table:table-cell table:number-columns-repeated="2"/>
        </table:table-row>
        <table:table-row table:style-name="ro1">
          <table:table-cell office:value-type="float" office:value="5.63869E-016" calcext:value-type="float">
            <text:p>5.63869E-16</text:p>
          </table:table-cell>
          <table:table-cell table:formula="of:=ABS([.A213])" office:value-type="float" office:value="5.63869E-016" calcext:value-type="float">
            <text:p>5.63869E-16</text:p>
          </table:table-cell>
          <table:table-cell table:formula="of:=IF(ISNUMBER([.B213]);[.B213];0)" office:value-type="float" office:value="5.63869E-016" calcext:value-type="float">
            <text:p>5.63869E-16</text:p>
          </table:table-cell>
          <table:table-cell table:number-columns-repeated="2"/>
        </table:table-row>
        <table:table-row table:style-name="ro1">
          <table:table-cell office:value-type="float" office:value="-2.74031E-015" calcext:value-type="float">
            <text:p>-2.74031E-15</text:p>
          </table:table-cell>
          <table:table-cell table:formula="of:=ABS([.A214])" office:value-type="float" office:value="2.74031E-015" calcext:value-type="float">
            <text:p>2.74031E-15</text:p>
          </table:table-cell>
          <table:table-cell table:formula="of:=IF(ISNUMBER([.B214]);[.B214];0)" office:value-type="float" office:value="2.74031E-015" calcext:value-type="float">
            <text:p>2.74031E-15</text:p>
          </table:table-cell>
          <table:table-cell table:number-columns-repeated="2"/>
        </table:table-row>
        <table:table-row table:style-name="ro1">
          <table:table-cell office:value-type="float" office:value="-4.44628E-015" calcext:value-type="float">
            <text:p>-4.44628E-15</text:p>
          </table:table-cell>
          <table:table-cell table:formula="of:=ABS([.A215])" office:value-type="float" office:value="4.44628E-015" calcext:value-type="float">
            <text:p>4.44628E-15</text:p>
          </table:table-cell>
          <table:table-cell table:formula="of:=IF(ISNUMBER([.B215]);[.B215];0)" office:value-type="float" office:value="4.44628E-015" calcext:value-type="float">
            <text:p>4.44628E-15</text:p>
          </table:table-cell>
          <table:table-cell table:number-columns-repeated="2"/>
        </table:table-row>
        <table:table-row table:style-name="ro1">
          <table:table-cell office:value-type="float" office:value="-1.55655E-015" calcext:value-type="float">
            <text:p>-1.55655E-15</text:p>
          </table:table-cell>
          <table:table-cell table:formula="of:=ABS([.A216])" office:value-type="float" office:value="1.55655E-015" calcext:value-type="float">
            <text:p>1.55655E-15</text:p>
          </table:table-cell>
          <table:table-cell table:formula="of:=IF(ISNUMBER([.B216]);[.B216];0)" office:value-type="float" office:value="1.55655E-015" calcext:value-type="float">
            <text:p>1.55655E-15</text:p>
          </table:table-cell>
          <table:table-cell table:number-columns-repeated="2"/>
        </table:table-row>
        <table:table-row table:style-name="ro1">
          <table:table-cell office:value-type="float" office:value="4.24241E-015" calcext:value-type="float">
            <text:p>4.24241E-15</text:p>
          </table:table-cell>
          <table:table-cell table:formula="of:=ABS([.A217])" office:value-type="float" office:value="4.24241E-015" calcext:value-type="float">
            <text:p>4.24241E-15</text:p>
          </table:table-cell>
          <table:table-cell table:formula="of:=IF(ISNUMBER([.B217]);[.B217];0)" office:value-type="float" office:value="4.24241E-015" calcext:value-type="float">
            <text:p>4.24241E-15</text:p>
          </table:table-cell>
          <table:table-cell table:number-columns-repeated="2"/>
        </table:table-row>
        <table:table-row table:style-name="ro1">
          <table:table-cell office:value-type="float" office:value="7.98133E-015" calcext:value-type="float">
            <text:p>7.98133E-15</text:p>
          </table:table-cell>
          <table:table-cell table:formula="of:=ABS([.A218])" office:value-type="float" office:value="7.98133E-015" calcext:value-type="float">
            <text:p>7.98133E-15</text:p>
          </table:table-cell>
          <table:table-cell table:formula="of:=IF(ISNUMBER([.B218]);[.B218];0)" office:value-type="float" office:value="7.98133E-015" calcext:value-type="float">
            <text:p>7.98133E-15</text:p>
          </table:table-cell>
          <table:table-cell table:number-columns-repeated="2"/>
        </table:table-row>
        <table:table-row table:style-name="ro1">
          <table:table-cell office:value-type="float" office:value="5.02714E-015" calcext:value-type="float">
            <text:p>5.02714E-15</text:p>
          </table:table-cell>
          <table:table-cell table:formula="of:=ABS([.A219])" office:value-type="float" office:value="5.02714E-015" calcext:value-type="float">
            <text:p>5.02714E-15</text:p>
          </table:table-cell>
          <table:table-cell table:formula="of:=IF(ISNUMBER([.B219]);[.B219];0)" office:value-type="float" office:value="5.02714E-015" calcext:value-type="float">
            <text:p>5.02714E-15</text:p>
          </table:table-cell>
          <table:table-cell table:number-columns-repeated="2"/>
        </table:table-row>
        <table:table-row table:style-name="ro1">
          <table:table-cell office:value-type="float" office:value="-6.12985E-015" calcext:value-type="float">
            <text:p>-6.12985E-15</text:p>
          </table:table-cell>
          <table:table-cell table:formula="of:=ABS([.A220])" office:value-type="float" office:value="6.12985E-015" calcext:value-type="float">
            <text:p>6.12985E-15</text:p>
          </table:table-cell>
          <table:table-cell table:formula="of:=IF(ISNUMBER([.B220]);[.B220];0)" office:value-type="float" office:value="6.12985E-015" calcext:value-type="float">
            <text:p>6.12985E-15</text:p>
          </table:table-cell>
          <table:table-cell table:number-columns-repeated="2"/>
        </table:table-row>
        <table:table-row table:style-name="ro1">
          <table:table-cell office:value-type="float" office:value="-0.0000000000000166307" calcext:value-type="float">
            <text:p>-1.66307E-14</text:p>
          </table:table-cell>
          <table:table-cell table:formula="of:=ABS([.A221])" office:value-type="float" office:value="0.0000000000000166307" calcext:value-type="float">
            <text:p>1.66307E-14</text:p>
          </table:table-cell>
          <table:table-cell table:formula="of:=IF(ISNUMBER([.B221]);[.B221];0)" office:value-type="float" office:value="0.0000000000000166307" calcext:value-type="float">
            <text:p>1.66307E-14</text:p>
          </table:table-cell>
          <table:table-cell table:number-columns-repeated="2"/>
        </table:table-row>
        <table:table-row table:style-name="ro1">
          <table:table-cell office:value-type="float" office:value="-0.0000000000000103305" calcext:value-type="float">
            <text:p>-1.03305E-14</text:p>
          </table:table-cell>
          <table:table-cell table:formula="of:=ABS([.A222])" office:value-type="float" office:value="0.0000000000000103305" calcext:value-type="float">
            <text:p>1.03305E-14</text:p>
          </table:table-cell>
          <table:table-cell table:formula="of:=IF(ISNUMBER([.B222]);[.B222];0)" office:value-type="float" office:value="0.0000000000000103305" calcext:value-type="float">
            <text:p>1.03305E-14</text:p>
          </table:table-cell>
          <table:table-cell table:number-columns-repeated="2"/>
        </table:table-row>
        <table:table-row table:style-name="ro1">
          <table:table-cell office:value-type="float" office:value="0.0000000000000120751" calcext:value-type="float">
            <text:p>1.20751E-14</text:p>
          </table:table-cell>
          <table:table-cell table:formula="of:=ABS([.A223])" office:value-type="float" office:value="0.0000000000000120751" calcext:value-type="float">
            <text:p>1.20751E-14</text:p>
          </table:table-cell>
          <table:table-cell table:formula="of:=IF(ISNUMBER([.B223]);[.B223];0)" office:value-type="float" office:value="0.0000000000000120751" calcext:value-type="float">
            <text:p>1.20751E-14</text:p>
          </table:table-cell>
          <table:table-cell table:number-columns-repeated="2"/>
        </table:table-row>
        <table:table-row table:style-name="ro1">
          <table:table-cell office:value-type="float" office:value="0.000000000000027725" calcext:value-type="float">
            <text:p>2.7725E-14</text:p>
          </table:table-cell>
          <table:table-cell table:formula="of:=ABS([.A224])" office:value-type="float" office:value="0.000000000000027725" calcext:value-type="float">
            <text:p>2.7725E-14</text:p>
          </table:table-cell>
          <table:table-cell table:formula="of:=IF(ISNUMBER([.B224]);[.B224];0)" office:value-type="float" office:value="0.000000000000027725" calcext:value-type="float">
            <text:p>2.7725E-14</text:p>
          </table:table-cell>
          <table:table-cell table:number-columns-repeated="2"/>
        </table:table-row>
        <table:table-row table:style-name="ro1">
          <table:table-cell office:value-type="float" office:value="0.0000000000000183169" calcext:value-type="float">
            <text:p>1.83169E-14</text:p>
          </table:table-cell>
          <table:table-cell table:formula="of:=ABS([.A225])" office:value-type="float" office:value="0.0000000000000183169" calcext:value-type="float">
            <text:p>1.83169E-14</text:p>
          </table:table-cell>
          <table:table-cell table:formula="of:=IF(ISNUMBER([.B225]);[.B225];0)" office:value-type="float" office:value="0.0000000000000183169" calcext:value-type="float">
            <text:p>1.83169E-14</text:p>
          </table:table-cell>
          <table:table-cell table:number-columns-repeated="2"/>
        </table:table-row>
        <table:table-row table:style-name="ro1">
          <table:table-cell office:value-type="float" office:value="-0.0000000000000171412" calcext:value-type="float">
            <text:p>-1.71412E-14</text:p>
          </table:table-cell>
          <table:table-cell table:formula="of:=ABS([.A226])" office:value-type="float" office:value="0.0000000000000171412" calcext:value-type="float">
            <text:p>1.71412E-14</text:p>
          </table:table-cell>
          <table:table-cell table:formula="of:=IF(ISNUMBER([.B226]);[.B226];0)" office:value-type="float" office:value="0.0000000000000171412" calcext:value-type="float">
            <text:p>1.71412E-14</text:p>
          </table:table-cell>
          <table:table-cell table:number-columns-repeated="2"/>
        </table:table-row>
        <table:table-row table:style-name="ro1">
          <table:table-cell office:value-type="float" office:value="-0.0000000000000530263" calcext:value-type="float">
            <text:p>-5.30263E-14</text:p>
          </table:table-cell>
          <table:table-cell table:formula="of:=ABS([.A227])" office:value-type="float" office:value="0.0000000000000530263" calcext:value-type="float">
            <text:p>5.30263E-14</text:p>
          </table:table-cell>
          <table:table-cell table:formula="of:=IF(ISNUMBER([.B227]);[.B227];0)" office:value-type="float" office:value="0.0000000000000530263" calcext:value-type="float">
            <text:p>5.30263E-14</text:p>
          </table:table-cell>
          <table:table-cell table:number-columns-repeated="2"/>
        </table:table-row>
        <table:table-row table:style-name="ro1">
          <table:table-cell office:value-type="float" office:value="-0.0000000000000320359" calcext:value-type="float">
            <text:p>-3.20359E-14</text:p>
          </table:table-cell>
          <table:table-cell table:formula="of:=ABS([.A228])" office:value-type="float" office:value="0.0000000000000320359" calcext:value-type="float">
            <text:p>3.20359E-14</text:p>
          </table:table-cell>
          <table:table-cell table:formula="of:=IF(ISNUMBER([.B228]);[.B228];0)" office:value-type="float" office:value="0.0000000000000320359" calcext:value-type="float">
            <text:p>3.20359E-14</text:p>
          </table:table-cell>
          <table:table-cell table:number-columns-repeated="2"/>
        </table:table-row>
        <table:table-row table:style-name="ro1">
          <table:table-cell office:value-type="float" office:value="0.0000000000000498158" calcext:value-type="float">
            <text:p>4.98158E-14</text:p>
          </table:table-cell>
          <table:table-cell table:formula="of:=ABS([.A229])" office:value-type="float" office:value="0.0000000000000498158" calcext:value-type="float">
            <text:p>4.98158E-14</text:p>
          </table:table-cell>
          <table:table-cell table:formula="of:=IF(ISNUMBER([.B229]);[.B229];0)" office:value-type="float" office:value="0.0000000000000498158" calcext:value-type="float">
            <text:p>4.98158E-14</text:p>
          </table:table-cell>
          <table:table-cell table:number-columns-repeated="2"/>
        </table:table-row>
        <table:table-row table:style-name="ro1">
          <table:table-cell office:value-type="float" office:value="0.0000000000000838892" calcext:value-type="float">
            <text:p>8.38892E-14</text:p>
          </table:table-cell>
          <table:table-cell table:formula="of:=ABS([.A230])" office:value-type="float" office:value="0.0000000000000838892" calcext:value-type="float">
            <text:p>8.38892E-14</text:p>
          </table:table-cell>
          <table:table-cell table:formula="of:=IF(ISNUMBER([.B230]);[.B230];0)" office:value-type="float" office:value="0.0000000000000838892" calcext:value-type="float">
            <text:p>8.38892E-14</text:p>
          </table:table-cell>
          <table:table-cell table:number-columns-repeated="2"/>
        </table:table-row>
        <table:table-row table:style-name="ro1">
          <table:table-cell office:value-type="float" office:value="9.48849E-015" calcext:value-type="float">
            <text:p>9.48849E-15</text:p>
          </table:table-cell>
          <table:table-cell table:formula="of:=ABS([.A231])" office:value-type="float" office:value="9.48849E-015" calcext:value-type="float">
            <text:p>9.48849E-15</text:p>
          </table:table-cell>
          <table:table-cell table:formula="of:=IF(ISNUMBER([.B231]);[.B231];0)" office:value-type="float" office:value="9.48849E-015" calcext:value-type="float">
            <text:p>9.48849E-15</text:p>
          </table:table-cell>
          <table:table-cell table:number-columns-repeated="2"/>
        </table:table-row>
        <table:table-row table:style-name="ro1">
          <table:table-cell office:value-type="float" office:value="-0.0000000000000766404" calcext:value-type="float">
            <text:p>-7.66404E-14</text:p>
          </table:table-cell>
          <table:table-cell table:formula="of:=ABS([.A232])" office:value-type="float" office:value="0.0000000000000766404" calcext:value-type="float">
            <text:p>7.66404E-14</text:p>
          </table:table-cell>
          <table:table-cell table:formula="of:=IF(ISNUMBER([.B232]);[.B232];0)" office:value-type="float" office:value="0.0000000000000766404" calcext:value-type="float">
            <text:p>7.66404E-14</text:p>
          </table:table-cell>
          <table:table-cell table:number-columns-repeated="2"/>
        </table:table-row>
        <table:table-row table:style-name="ro1">
          <table:table-cell office:value-type="float" office:value="-0.0000000000000903849" calcext:value-type="float">
            <text:p>-9.03849E-14</text:p>
          </table:table-cell>
          <table:table-cell table:formula="of:=ABS([.A233])" office:value-type="float" office:value="0.0000000000000903849" calcext:value-type="float">
            <text:p>9.03849E-14</text:p>
          </table:table-cell>
          <table:table-cell table:formula="of:=IF(ISNUMBER([.B233]);[.B233];0)" office:value-type="float" office:value="0.0000000000000903849" calcext:value-type="float">
            <text:p>9.03849E-14</text:p>
          </table:table-cell>
          <table:table-cell table:number-columns-repeated="2"/>
        </table:table-row>
        <table:table-row table:style-name="ro1">
          <table:table-cell office:value-type="float" office:value="-0.0000000000000194246" calcext:value-type="float">
            <text:p>-1.94246E-14</text:p>
          </table:table-cell>
          <table:table-cell table:formula="of:=ABS([.A234])" office:value-type="float" office:value="0.0000000000000194246" calcext:value-type="float">
            <text:p>1.94246E-14</text:p>
          </table:table-cell>
          <table:table-cell table:formula="of:=IF(ISNUMBER([.B234]);[.B234];0)" office:value-type="float" office:value="0.0000000000000194246" calcext:value-type="float">
            <text:p>1.94246E-14</text:p>
          </table:table-cell>
          <table:table-cell table:number-columns-repeated="2"/>
        </table:table-row>
        <table:table-row table:style-name="ro1">
          <table:table-cell office:value-type="float" office:value="0.000000000000134941" calcext:value-type="float">
            <text:p>1.34941E-13</text:p>
          </table:table-cell>
          <table:table-cell table:formula="of:=ABS([.A235])" office:value-type="float" office:value="0.000000000000134941" calcext:value-type="float">
            <text:p>1.34941E-13</text:p>
          </table:table-cell>
          <table:table-cell table:formula="of:=IF(ISNUMBER([.B235]);[.B235];0)" office:value-type="float" office:value="0.000000000000134941" calcext:value-type="float">
            <text:p>1.34941E-13</text:p>
          </table:table-cell>
          <table:table-cell table:number-columns-repeated="2"/>
        </table:table-row>
        <table:table-row table:style-name="ro1">
          <table:table-cell office:value-type="float" office:value="0.000000000000172481" calcext:value-type="float">
            <text:p>1.72481E-13</text:p>
          </table:table-cell>
          <table:table-cell table:formula="of:=ABS([.A236])" office:value-type="float" office:value="0.000000000000172481" calcext:value-type="float">
            <text:p>1.72481E-13</text:p>
          </table:table-cell>
          <table:table-cell table:formula="of:=IF(ISNUMBER([.B236]);[.B236];0)" office:value-type="float" office:value="0.000000000000172481" calcext:value-type="float">
            <text:p>1.72481E-13</text:p>
          </table:table-cell>
          <table:table-cell table:number-columns-repeated="2"/>
        </table:table-row>
        <table:table-row table:style-name="ro1">
          <table:table-cell office:value-type="float" office:value="-0.000000000000113251" calcext:value-type="float">
            <text:p>-1.13251E-13</text:p>
          </table:table-cell>
          <table:table-cell table:formula="of:=ABS([.A237])" office:value-type="float" office:value="0.000000000000113251" calcext:value-type="float">
            <text:p>1.13251E-13</text:p>
          </table:table-cell>
          <table:table-cell table:formula="of:=IF(ISNUMBER([.B237]);[.B237];0)" office:value-type="float" office:value="0.000000000000113251" calcext:value-type="float">
            <text:p>1.13251E-13</text:p>
          </table:table-cell>
          <table:table-cell table:number-columns-repeated="2"/>
        </table:table-row>
        <table:table-row table:style-name="ro1">
          <table:table-cell office:value-type="float" office:value="-0.000000000000315776" calcext:value-type="float">
            <text:p>-3.15776E-13</text:p>
          </table:table-cell>
          <table:table-cell table:formula="of:=ABS([.A238])" office:value-type="float" office:value="0.000000000000315776" calcext:value-type="float">
            <text:p>3.15776E-13</text:p>
          </table:table-cell>
          <table:table-cell table:formula="of:=IF(ISNUMBER([.B238]);[.B238];0)" office:value-type="float" office:value="0.000000000000315776" calcext:value-type="float">
            <text:p>3.15776E-13</text:p>
          </table:table-cell>
          <table:table-cell table:number-columns-repeated="2"/>
        </table:table-row>
        <table:table-row table:style-name="ro1">
          <table:table-cell office:value-type="float" office:value="0.0000000000000284538" calcext:value-type="float">
            <text:p>2.84538E-14</text:p>
          </table:table-cell>
          <table:table-cell table:formula="of:=ABS([.A239])" office:value-type="float" office:value="0.0000000000000284538" calcext:value-type="float">
            <text:p>2.84538E-14</text:p>
          </table:table-cell>
          <table:table-cell table:formula="of:=IF(ISNUMBER([.B239]);[.B239];0)" office:value-type="float" office:value="0.0000000000000284538" calcext:value-type="float">
            <text:p>2.84538E-14</text:p>
          </table:table-cell>
          <table:table-cell table:number-columns-repeated="2"/>
        </table:table-row>
        <table:table-row table:style-name="ro1">
          <table:table-cell office:value-type="float" office:value="0.000000000000371088" calcext:value-type="float">
            <text:p>3.71088E-13</text:p>
          </table:table-cell>
          <table:table-cell table:formula="of:=ABS([.A240])" office:value-type="float" office:value="0.000000000000371088" calcext:value-type="float">
            <text:p>3.71088E-13</text:p>
          </table:table-cell>
          <table:table-cell table:formula="of:=IF(ISNUMBER([.B240]);[.B240];0)" office:value-type="float" office:value="0.000000000000371088" calcext:value-type="float">
            <text:p>3.71088E-13</text:p>
          </table:table-cell>
          <table:table-cell table:number-columns-repeated="2"/>
        </table:table-row>
        <table:table-row table:style-name="ro1">
          <table:table-cell office:value-type="float" office:value="0.000000000000107398" calcext:value-type="float">
            <text:p>1.07398E-13</text:p>
          </table:table-cell>
          <table:table-cell table:formula="of:=ABS([.A241])" office:value-type="float" office:value="0.000000000000107398" calcext:value-type="float">
            <text:p>1.07398E-13</text:p>
          </table:table-cell>
          <table:table-cell table:formula="of:=IF(ISNUMBER([.B241]);[.B241];0)" office:value-type="float" office:value="0.000000000000107398" calcext:value-type="float">
            <text:p>1.07398E-13</text:p>
          </table:table-cell>
          <table:table-cell table:number-columns-repeated="2"/>
        </table:table-row>
        <table:table-row table:style-name="ro1">
          <table:table-cell office:value-type="float" office:value="-0.000000000000230112" calcext:value-type="float">
            <text:p>-2.30112E-13</text:p>
          </table:table-cell>
          <table:table-cell table:formula="of:=ABS([.A242])" office:value-type="float" office:value="0.000000000000230112" calcext:value-type="float">
            <text:p>2.30112E-13</text:p>
          </table:table-cell>
          <table:table-cell table:formula="of:=IF(ISNUMBER([.B242]);[.B242];0)" office:value-type="float" office:value="0.000000000000230112" calcext:value-type="float">
            <text:p>2.30112E-13</text:p>
          </table:table-cell>
          <table:table-cell table:number-columns-repeated="2"/>
        </table:table-row>
        <table:table-row table:style-name="ro1">
          <table:table-cell office:value-type="float" office:value="-0.000000000000235919" calcext:value-type="float">
            <text:p>-2.35919E-13</text:p>
          </table:table-cell>
          <table:table-cell table:formula="of:=ABS([.A243])" office:value-type="float" office:value="0.000000000000235919" calcext:value-type="float">
            <text:p>2.35919E-13</text:p>
          </table:table-cell>
          <table:table-cell table:formula="of:=IF(ISNUMBER([.B243]);[.B243];0)" office:value-type="float" office:value="0.000000000000235919" calcext:value-type="float">
            <text:p>2.35919E-13</text:p>
          </table:table-cell>
          <table:table-cell table:number-columns-repeated="2"/>
        </table:table-row>
        <table:table-row table:style-name="ro1">
          <table:table-cell office:value-type="float" office:value="-0.000000000000210667" calcext:value-type="float">
            <text:p>-2.10667E-13</text:p>
          </table:table-cell>
          <table:table-cell table:formula="of:=ABS([.A244])" office:value-type="float" office:value="0.000000000000210667" calcext:value-type="float">
            <text:p>2.10667E-13</text:p>
          </table:table-cell>
          <table:table-cell table:formula="of:=IF(ISNUMBER([.B244]);[.B244];0)" office:value-type="float" office:value="0.000000000000210667" calcext:value-type="float">
            <text:p>2.10667E-13</text:p>
          </table:table-cell>
          <table:table-cell table:number-columns-repeated="2"/>
        </table:table-row>
        <table:table-row table:style-name="ro1">
          <table:table-cell office:value-type="float" office:value="0.000000000000181161" calcext:value-type="float">
            <text:p>1.81161E-13</text:p>
          </table:table-cell>
          <table:table-cell table:formula="of:=ABS([.A245])" office:value-type="float" office:value="0.000000000000181161" calcext:value-type="float">
            <text:p>1.81161E-13</text:p>
          </table:table-cell>
          <table:table-cell table:formula="of:=IF(ISNUMBER([.B245]);[.B245];0)" office:value-type="float" office:value="0.000000000000181161" calcext:value-type="float">
            <text:p>1.81161E-13</text:p>
          </table:table-cell>
          <table:table-cell table:number-columns-repeated="2"/>
        </table:table-row>
        <table:table-row table:style-name="ro1">
          <table:table-cell office:value-type="float" office:value="0.000000000000867541" calcext:value-type="float">
            <text:p>8.67541E-13</text:p>
          </table:table-cell>
          <table:table-cell table:formula="of:=ABS([.A246])" office:value-type="float" office:value="0.000000000000867541" calcext:value-type="float">
            <text:p>8.67541E-13</text:p>
          </table:table-cell>
          <table:table-cell table:formula="of:=IF(ISNUMBER([.B246]);[.B246];0)" office:value-type="float" office:value="0.000000000000867541" calcext:value-type="float">
            <text:p>8.67541E-13</text:p>
          </table:table-cell>
          <table:table-cell table:number-columns-repeated="2"/>
        </table:table-row>
        <table:table-row table:style-name="ro1">
          <table:table-cell office:value-type="float" office:value="0.000000000000248338" calcext:value-type="float">
            <text:p>2.48338E-13</text:p>
          </table:table-cell>
          <table:table-cell table:formula="of:=ABS([.A247])" office:value-type="float" office:value="0.000000000000248338" calcext:value-type="float">
            <text:p>2.48338E-13</text:p>
          </table:table-cell>
          <table:table-cell table:formula="of:=IF(ISNUMBER([.B247]);[.B247];0)" office:value-type="float" office:value="0.000000000000248338" calcext:value-type="float">
            <text:p>2.48338E-13</text:p>
          </table:table-cell>
          <table:table-cell table:number-columns-repeated="2"/>
        </table:table-row>
        <table:table-row table:style-name="ro1">
          <table:table-cell office:value-type="float" office:value="-0.00000000000132168" calcext:value-type="float">
            <text:p>-1.32168E-12</text:p>
          </table:table-cell>
          <table:table-cell table:formula="of:=ABS([.A248])" office:value-type="float" office:value="0.00000000000132168" calcext:value-type="float">
            <text:p>1.32168E-12</text:p>
          </table:table-cell>
          <table:table-cell table:formula="of:=IF(ISNUMBER([.B248]);[.B248];0)" office:value-type="float" office:value="0.00000000000132168" calcext:value-type="float">
            <text:p>1.32168E-12</text:p>
          </table:table-cell>
          <table:table-cell table:number-columns-repeated="2"/>
        </table:table-row>
        <table:table-row table:style-name="ro1">
          <table:table-cell office:value-type="float" office:value="-0.000000000000919018" calcext:value-type="float">
            <text:p>-9.19018E-13</text:p>
          </table:table-cell>
          <table:table-cell table:formula="of:=ABS([.A249])" office:value-type="float" office:value="0.000000000000919018" calcext:value-type="float">
            <text:p>9.19018E-13</text:p>
          </table:table-cell>
          <table:table-cell table:formula="of:=IF(ISNUMBER([.B249]);[.B249];0)" office:value-type="float" office:value="0.000000000000919018" calcext:value-type="float">
            <text:p>9.19018E-13</text:p>
          </table:table-cell>
          <table:table-cell table:number-columns-repeated="2"/>
        </table:table-row>
        <table:table-row table:style-name="ro1">
          <table:table-cell office:value-type="float" office:value="0.0000000000010733" calcext:value-type="float">
            <text:p>1.0733E-12</text:p>
          </table:table-cell>
          <table:table-cell table:formula="of:=ABS([.A250])" office:value-type="float" office:value="0.0000000000010733" calcext:value-type="float">
            <text:p>1.0733E-12</text:p>
          </table:table-cell>
          <table:table-cell table:formula="of:=IF(ISNUMBER([.B250]);[.B250];0)" office:value-type="float" office:value="0.0000000000010733" calcext:value-type="float">
            <text:p>1.0733E-12</text:p>
          </table:table-cell>
          <table:table-cell table:number-columns-repeated="2"/>
        </table:table-row>
        <table:table-row table:style-name="ro1">
          <table:table-cell office:value-type="float" office:value="0.00000000000119308" calcext:value-type="float">
            <text:p>1.19308E-12</text:p>
          </table:table-cell>
          <table:table-cell table:formula="of:=ABS([.A251])" office:value-type="float" office:value="0.00000000000119308" calcext:value-type="float">
            <text:p>1.19308E-12</text:p>
          </table:table-cell>
          <table:table-cell table:formula="of:=IF(ISNUMBER([.B251]);[.B251];0)" office:value-type="float" office:value="0.00000000000119308" calcext:value-type="float">
            <text:p>1.19308E-12</text:p>
          </table:table-cell>
          <table:table-cell table:number-columns-repeated="2"/>
        </table:table-row>
        <table:table-row table:style-name="ro1">
          <table:table-cell office:value-type="float" office:value="-0.000000000000166898" calcext:value-type="float">
            <text:p>-1.66898E-13</text:p>
          </table:table-cell>
          <table:table-cell table:formula="of:=ABS([.A252])" office:value-type="float" office:value="0.000000000000166898" calcext:value-type="float">
            <text:p>1.66898E-13</text:p>
          </table:table-cell>
          <table:table-cell table:formula="of:=IF(ISNUMBER([.B252]);[.B252];0)" office:value-type="float" office:value="0.000000000000166898" calcext:value-type="float">
            <text:p>1.66898E-13</text:p>
          </table:table-cell>
          <table:table-cell table:number-columns-repeated="2"/>
        </table:table-row>
        <table:table-row table:style-name="ro1">
          <table:table-cell office:value-type="float" office:value="-0.000000000000418515" calcext:value-type="float">
            <text:p>-4.18515E-13</text:p>
          </table:table-cell>
          <table:table-cell table:formula="of:=ABS([.A253])" office:value-type="float" office:value="0.000000000000418515" calcext:value-type="float">
            <text:p>4.18515E-13</text:p>
          </table:table-cell>
          <table:table-cell table:formula="of:=IF(ISNUMBER([.B253]);[.B253];0)" office:value-type="float" office:value="0.000000000000418515" calcext:value-type="float">
            <text:p>4.18515E-13</text:p>
          </table:table-cell>
          <table:table-cell table:number-columns-repeated="2"/>
        </table:table-row>
        <table:table-row table:style-name="ro1">
          <table:table-cell office:value-type="float" office:value="-0.00000000000054197" calcext:value-type="float">
            <text:p>-5.4197E-13</text:p>
          </table:table-cell>
          <table:table-cell table:formula="of:=ABS([.A254])" office:value-type="float" office:value="0.00000000000054197" calcext:value-type="float">
            <text:p>5.4197E-13</text:p>
          </table:table-cell>
          <table:table-cell table:formula="of:=IF(ISNUMBER([.B254]);[.B254];0)" office:value-type="float" office:value="0.00000000000054197" calcext:value-type="float">
            <text:p>5.4197E-13</text:p>
          </table:table-cell>
          <table:table-cell table:number-columns-repeated="2"/>
        </table:table-row>
        <table:table-row table:style-name="ro1">
          <table:table-cell office:value-type="float" office:value="-0.00000000000116386" calcext:value-type="float">
            <text:p>-1.16386E-12</text:p>
          </table:table-cell>
          <table:table-cell table:formula="of:=ABS([.A255])" office:value-type="float" office:value="0.00000000000116386" calcext:value-type="float">
            <text:p>1.16386E-12</text:p>
          </table:table-cell>
          <table:table-cell table:formula="of:=IF(ISNUMBER([.B255]);[.B255];0)" office:value-type="float" office:value="0.00000000000116386" calcext:value-type="float">
            <text:p>1.16386E-12</text:p>
          </table:table-cell>
          <table:table-cell table:number-columns-repeated="2"/>
        </table:table-row>
        <table:table-row table:style-name="ro1">
          <table:table-cell office:value-type="float" office:value="0.000000000000140576" calcext:value-type="float">
            <text:p>1.40576E-13</text:p>
          </table:table-cell>
          <table:table-cell table:formula="of:=ABS([.A256])" office:value-type="float" office:value="0.000000000000140576" calcext:value-type="float">
            <text:p>1.40576E-13</text:p>
          </table:table-cell>
          <table:table-cell table:formula="of:=IF(ISNUMBER([.B256]);[.B256];0)" office:value-type="float" office:value="0.000000000000140576" calcext:value-type="float">
            <text:p>1.40576E-13</text:p>
          </table:table-cell>
          <table:table-cell table:number-columns-repeated="2"/>
        </table:table-row>
        <table:table-row table:style-name="ro1">
          <table:table-cell office:value-type="float" office:value="0.00000000000223013" calcext:value-type="float">
            <text:p>2.23013E-12</text:p>
          </table:table-cell>
          <table:table-cell table:formula="of:=ABS([.A257])" office:value-type="float" office:value="0.00000000000223013" calcext:value-type="float">
            <text:p>2.23013E-12</text:p>
          </table:table-cell>
          <table:table-cell table:formula="of:=IF(ISNUMBER([.B257]);[.B257];0)" office:value-type="float" office:value="0.00000000000223013" calcext:value-type="float">
            <text:p>2.23013E-12</text:p>
          </table:table-cell>
          <table:table-cell table:number-columns-repeated="2"/>
        </table:table-row>
        <table:table-row table:style-name="ro1">
          <table:table-cell office:value-type="float" office:value="0.00000000000112456" calcext:value-type="float">
            <text:p>1.12456E-12</text:p>
          </table:table-cell>
          <table:table-cell table:formula="of:=ABS([.A258])" office:value-type="float" office:value="0.00000000000112456" calcext:value-type="float">
            <text:p>1.12456E-12</text:p>
          </table:table-cell>
          <table:table-cell table:formula="of:=IF(ISNUMBER([.B258]);[.B258];0)" office:value-type="float" office:value="0.00000000000112456" calcext:value-type="float">
            <text:p>1.12456E-12</text:p>
          </table:table-cell>
          <table:table-cell table:number-columns-repeated="2"/>
        </table:table-row>
        <table:table-row table:style-name="ro1">
          <table:table-cell office:value-type="float" office:value="-0.00000000000159731" calcext:value-type="float">
            <text:p>-1.59731E-12</text:p>
          </table:table-cell>
          <table:table-cell table:formula="of:=ABS([.A259])" office:value-type="float" office:value="0.00000000000159731" calcext:value-type="float">
            <text:p>1.59731E-12</text:p>
          </table:table-cell>
          <table:table-cell table:formula="of:=IF(ISNUMBER([.B259]);[.B259];0)" office:value-type="float" office:value="0.00000000000159731" calcext:value-type="float">
            <text:p>1.59731E-12</text:p>
          </table:table-cell>
          <table:table-cell table:number-columns-repeated="2"/>
        </table:table-row>
        <table:table-row table:style-name="ro1">
          <table:table-cell office:value-type="float" office:value="-0.00000000000172496" calcext:value-type="float">
            <text:p>-1.72496E-12</text:p>
          </table:table-cell>
          <table:table-cell table:formula="of:=ABS([.A260])" office:value-type="float" office:value="0.00000000000172496" calcext:value-type="float">
            <text:p>1.72496E-12</text:p>
          </table:table-cell>
          <table:table-cell table:formula="of:=IF(ISNUMBER([.B260]);[.B260];0)" office:value-type="float" office:value="0.00000000000172496" calcext:value-type="float">
            <text:p>1.72496E-12</text:p>
          </table:table-cell>
          <table:table-cell table:number-columns-repeated="2"/>
        </table:table-row>
        <table:table-row table:style-name="ro1">
          <table:table-cell office:value-type="float" office:value="-0.00000000000020738" calcext:value-type="float">
            <text:p>-2.0738E-13</text:p>
          </table:table-cell>
          <table:table-cell table:formula="of:=ABS([.A261])" office:value-type="float" office:value="0.00000000000020738" calcext:value-type="float">
            <text:p>2.0738E-13</text:p>
          </table:table-cell>
          <table:table-cell table:formula="of:=IF(ISNUMBER([.B261]);[.B261];0)" office:value-type="float" office:value="0.00000000000020738" calcext:value-type="float">
            <text:p>2.0738E-13</text:p>
          </table:table-cell>
          <table:table-cell table:number-columns-repeated="2"/>
        </table:table-row>
        <table:table-row table:style-name="ro1">
          <table:table-cell office:value-type="float" office:value="0.000000000000442548" calcext:value-type="float">
            <text:p>4.42548E-13</text:p>
          </table:table-cell>
          <table:table-cell table:formula="of:=ABS([.A262])" office:value-type="float" office:value="0.000000000000442548" calcext:value-type="float">
            <text:p>4.42548E-13</text:p>
          </table:table-cell>
          <table:table-cell table:formula="of:=IF(ISNUMBER([.B262]);[.B262];0)" office:value-type="float" office:value="0.000000000000442548" calcext:value-type="float">
            <text:p>4.42548E-13</text:p>
          </table:table-cell>
          <table:table-cell table:number-columns-repeated="2"/>
        </table:table-row>
        <table:table-row table:style-name="ro1">
          <table:table-cell office:value-type="float" office:value="0.0000000000010498" calcext:value-type="float">
            <text:p>1.0498E-12</text:p>
          </table:table-cell>
          <table:table-cell table:formula="of:=ABS([.A263])" office:value-type="float" office:value="0.0000000000010498" calcext:value-type="float">
            <text:p>1.0498E-12</text:p>
          </table:table-cell>
          <table:table-cell table:formula="of:=IF(ISNUMBER([.B263]);[.B263];0)" office:value-type="float" office:value="0.0000000000010498" calcext:value-type="float">
            <text:p>1.0498E-12</text:p>
          </table:table-cell>
          <table:table-cell table:number-columns-repeated="2"/>
        </table:table-row>
        <table:table-row table:style-name="ro1">
          <table:table-cell office:value-type="float" office:value="0.00000000000194549" calcext:value-type="float">
            <text:p>1.94549E-12</text:p>
          </table:table-cell>
          <table:table-cell table:formula="of:=ABS([.A264])" office:value-type="float" office:value="0.00000000000194549" calcext:value-type="float">
            <text:p>1.94549E-12</text:p>
          </table:table-cell>
          <table:table-cell table:formula="of:=IF(ISNUMBER([.B264]);[.B264];0)" office:value-type="float" office:value="0.00000000000194549" calcext:value-type="float">
            <text:p>1.94549E-12</text:p>
          </table:table-cell>
          <table:table-cell table:number-columns-repeated="2"/>
        </table:table-row>
        <table:table-row table:style-name="ro1">
          <table:table-cell office:value-type="float" office:value="0.000000000000653161" calcext:value-type="float">
            <text:p>6.53161E-13</text:p>
          </table:table-cell>
          <table:table-cell table:formula="of:=ABS([.A265])" office:value-type="float" office:value="0.000000000000653161" calcext:value-type="float">
            <text:p>6.53161E-13</text:p>
          </table:table-cell>
          <table:table-cell table:formula="of:=IF(ISNUMBER([.B265]);[.B265];0)" office:value-type="float" office:value="0.000000000000653161" calcext:value-type="float">
            <text:p>6.53161E-13</text:p>
          </table:table-cell>
          <table:table-cell table:number-columns-repeated="2"/>
        </table:table-row>
        <table:table-row table:style-name="ro1">
          <table:table-cell office:value-type="float" office:value="-0.00000000000315111" calcext:value-type="float">
            <text:p>-3.15111E-12</text:p>
          </table:table-cell>
          <table:table-cell table:formula="of:=ABS([.A266])" office:value-type="float" office:value="0.00000000000315111" calcext:value-type="float">
            <text:p>3.15111E-12</text:p>
          </table:table-cell>
          <table:table-cell table:formula="of:=IF(ISNUMBER([.B266]);[.B266];0)" office:value-type="float" office:value="0.00000000000315111" calcext:value-type="float">
            <text:p>3.15111E-12</text:p>
          </table:table-cell>
          <table:table-cell table:number-columns-repeated="2"/>
        </table:table-row>
        <table:table-row table:style-name="ro1">
          <table:table-cell office:value-type="float" office:value="-0.00000000000400489" calcext:value-type="float">
            <text:p>-4.00489E-12</text:p>
          </table:table-cell>
          <table:table-cell table:formula="of:=ABS([.A267])" office:value-type="float" office:value="0.00000000000400489" calcext:value-type="float">
            <text:p>4.00489E-12</text:p>
          </table:table-cell>
          <table:table-cell table:formula="of:=IF(ISNUMBER([.B267]);[.B267];0)" office:value-type="float" office:value="0.00000000000400489" calcext:value-type="float">
            <text:p>4.00489E-12</text:p>
          </table:table-cell>
          <table:table-cell table:number-columns-repeated="2"/>
        </table:table-row>
        <table:table-row table:style-name="ro1">
          <table:table-cell office:value-type="float" office:value="0.00000000000188401" calcext:value-type="float">
            <text:p>1.88401E-12</text:p>
          </table:table-cell>
          <table:table-cell table:formula="of:=ABS([.A268])" office:value-type="float" office:value="0.00000000000188401" calcext:value-type="float">
            <text:p>1.88401E-12</text:p>
          </table:table-cell>
          <table:table-cell table:formula="of:=IF(ISNUMBER([.B268]);[.B268];0)" office:value-type="float" office:value="0.00000000000188401" calcext:value-type="float">
            <text:p>1.88401E-12</text:p>
          </table:table-cell>
          <table:table-cell table:number-columns-repeated="2"/>
        </table:table-row>
        <table:table-row table:style-name="ro1">
          <table:table-cell office:value-type="float" office:value="0.00000000000634388" calcext:value-type="float">
            <text:p>6.34388E-12</text:p>
          </table:table-cell>
          <table:table-cell table:formula="of:=ABS([.A269])" office:value-type="float" office:value="0.00000000000634388" calcext:value-type="float">
            <text:p>6.34388E-12</text:p>
          </table:table-cell>
          <table:table-cell table:formula="of:=IF(ISNUMBER([.B269]);[.B269];0)" office:value-type="float" office:value="0.00000000000634388" calcext:value-type="float">
            <text:p>6.34388E-12</text:p>
          </table:table-cell>
          <table:table-cell table:number-columns-repeated="2"/>
        </table:table-row>
        <table:table-row table:style-name="ro1">
          <table:table-cell office:value-type="float" office:value="0.000000000000505223" calcext:value-type="float">
            <text:p>5.05223E-13</text:p>
          </table:table-cell>
          <table:table-cell table:formula="of:=ABS([.A270])" office:value-type="float" office:value="0.000000000000505223" calcext:value-type="float">
            <text:p>5.05223E-13</text:p>
          </table:table-cell>
          <table:table-cell table:formula="of:=IF(ISNUMBER([.B270]);[.B270];0)" office:value-type="float" office:value="0.000000000000505223" calcext:value-type="float">
            <text:p>5.05223E-13</text:p>
          </table:table-cell>
          <table:table-cell table:number-columns-repeated="2"/>
        </table:table-row>
        <table:table-row table:style-name="ro1">
          <table:table-cell office:value-type="float" office:value="-0.00000000000589958" calcext:value-type="float">
            <text:p>-5.89958E-12</text:p>
          </table:table-cell>
          <table:table-cell table:formula="of:=ABS([.A271])" office:value-type="float" office:value="0.00000000000589958" calcext:value-type="float">
            <text:p>5.89958E-12</text:p>
          </table:table-cell>
          <table:table-cell table:formula="of:=IF(ISNUMBER([.B271]);[.B271];0)" office:value-type="float" office:value="0.00000000000589958" calcext:value-type="float">
            <text:p>5.89958E-12</text:p>
          </table:table-cell>
          <table:table-cell table:number-columns-repeated="2"/>
        </table:table-row>
        <table:table-row table:style-name="ro1">
          <table:table-cell office:value-type="float" office:value="-0.0000000000013711" calcext:value-type="float">
            <text:p>-1.3711E-12</text:p>
          </table:table-cell>
          <table:table-cell table:formula="of:=ABS([.A272])" office:value-type="float" office:value="0.0000000000013711" calcext:value-type="float">
            <text:p>1.3711E-12</text:p>
          </table:table-cell>
          <table:table-cell table:formula="of:=IF(ISNUMBER([.B272]);[.B272];0)" office:value-type="float" office:value="0.0000000000013711" calcext:value-type="float">
            <text:p>1.3711E-12</text:p>
          </table:table-cell>
          <table:table-cell table:number-columns-repeated="2"/>
        </table:table-row>
        <table:table-row table:style-name="ro1">
          <table:table-cell office:value-type="float" office:value="0.00000000000320802" calcext:value-type="float">
            <text:p>3.20802E-12</text:p>
          </table:table-cell>
          <table:table-cell table:formula="of:=ABS([.A273])" office:value-type="float" office:value="0.00000000000320802" calcext:value-type="float">
            <text:p>3.20802E-12</text:p>
          </table:table-cell>
          <table:table-cell table:formula="of:=IF(ISNUMBER([.B273]);[.B273];0)" office:value-type="float" office:value="0.00000000000320802" calcext:value-type="float">
            <text:p>3.20802E-12</text:p>
          </table:table-cell>
          <table:table-cell table:number-columns-repeated="2"/>
        </table:table-row>
        <table:table-row table:style-name="ro1">
          <table:table-cell office:value-type="float" office:value="-0.000000000000488566" calcext:value-type="float">
            <text:p>-4.88566E-13</text:p>
          </table:table-cell>
          <table:table-cell table:formula="of:=ABS([.A274])" office:value-type="float" office:value="0.000000000000488566" calcext:value-type="float">
            <text:p>4.88566E-13</text:p>
          </table:table-cell>
          <table:table-cell table:formula="of:=IF(ISNUMBER([.B274]);[.B274];0)" office:value-type="float" office:value="0.000000000000488566" calcext:value-type="float">
            <text:p>4.88566E-13</text:p>
          </table:table-cell>
          <table:table-cell table:number-columns-repeated="2"/>
        </table:table-row>
        <table:table-row table:style-name="ro1">
          <table:table-cell office:value-type="float" office:value="0.0000000000001736" calcext:value-type="float">
            <text:p>1.736E-13</text:p>
          </table:table-cell>
          <table:table-cell table:formula="of:=ABS([.A275])" office:value-type="float" office:value="0.0000000000001736" calcext:value-type="float">
            <text:p>1.736E-13</text:p>
          </table:table-cell>
          <table:table-cell table:formula="of:=IF(ISNUMBER([.B275]);[.B275];0)" office:value-type="float" office:value="0.0000000000001736" calcext:value-type="float">
            <text:p>1.736E-13</text:p>
          </table:table-cell>
          <table:table-cell table:number-columns-repeated="2"/>
        </table:table-row>
        <table:table-row table:style-name="ro1">
          <table:table-cell office:value-type="float" office:value="0.00000000000401703" calcext:value-type="float">
            <text:p>4.01703E-12</text:p>
          </table:table-cell>
          <table:table-cell table:formula="of:=ABS([.A276])" office:value-type="float" office:value="0.00000000000401703" calcext:value-type="float">
            <text:p>4.01703E-12</text:p>
          </table:table-cell>
          <table:table-cell table:formula="of:=IF(ISNUMBER([.B276]);[.B276];0)" office:value-type="float" office:value="0.00000000000401703" calcext:value-type="float">
            <text:p>4.01703E-12</text:p>
          </table:table-cell>
          <table:table-cell table:number-columns-repeated="2"/>
        </table:table-row>
        <table:table-row table:style-name="ro1">
          <table:table-cell office:value-type="float" office:value="-0.00000000000339301" calcext:value-type="float">
            <text:p>-3.39301E-12</text:p>
          </table:table-cell>
          <table:table-cell table:formula="of:=ABS([.A277])" office:value-type="float" office:value="0.00000000000339301" calcext:value-type="float">
            <text:p>3.39301E-12</text:p>
          </table:table-cell>
          <table:table-cell table:formula="of:=IF(ISNUMBER([.B277]);[.B277];0)" office:value-type="float" office:value="0.00000000000339301" calcext:value-type="float">
            <text:p>3.39301E-12</text:p>
          </table:table-cell>
          <table:table-cell table:number-columns-repeated="2"/>
        </table:table-row>
        <table:table-row table:style-name="ro1">
          <table:table-cell office:value-type="float" office:value="-0.00000000000746146" calcext:value-type="float">
            <text:p>-7.46146E-12</text:p>
          </table:table-cell>
          <table:table-cell table:formula="of:=ABS([.A278])" office:value-type="float" office:value="0.00000000000746146" calcext:value-type="float">
            <text:p>7.46146E-12</text:p>
          </table:table-cell>
          <table:table-cell table:formula="of:=IF(ISNUMBER([.B278]);[.B278];0)" office:value-type="float" office:value="0.00000000000746146" calcext:value-type="float">
            <text:p>7.46146E-12</text:p>
          </table:table-cell>
          <table:table-cell table:number-columns-repeated="2"/>
        </table:table-row>
        <table:table-row table:style-name="ro1">
          <table:table-cell office:value-type="float" office:value="0.00000000000594338" calcext:value-type="float">
            <text:p>5.94338E-12</text:p>
          </table:table-cell>
          <table:table-cell table:formula="of:=ABS([.A279])" office:value-type="float" office:value="0.00000000000594338" calcext:value-type="float">
            <text:p>5.94338E-12</text:p>
          </table:table-cell>
          <table:table-cell table:formula="of:=IF(ISNUMBER([.B279]);[.B279];0)" office:value-type="float" office:value="0.00000000000594338" calcext:value-type="float">
            <text:p>5.94338E-12</text:p>
          </table:table-cell>
          <table:table-cell table:number-columns-repeated="2"/>
        </table:table-row>
        <table:table-row table:style-name="ro1">
          <table:table-cell office:value-type="float" office:value="0.00000000000944099" calcext:value-type="float">
            <text:p>9.44099E-12</text:p>
          </table:table-cell>
          <table:table-cell table:formula="of:=ABS([.A280])" office:value-type="float" office:value="0.00000000000944099" calcext:value-type="float">
            <text:p>9.44099E-12</text:p>
          </table:table-cell>
          <table:table-cell table:formula="of:=IF(ISNUMBER([.B280]);[.B280];0)" office:value-type="float" office:value="0.00000000000944099" calcext:value-type="float">
            <text:p>9.44099E-12</text:p>
          </table:table-cell>
          <table:table-cell table:number-columns-repeated="2"/>
        </table:table-row>
        <table:table-row table:style-name="ro1">
          <table:table-cell office:value-type="float" office:value="-0.00000000000650213" calcext:value-type="float">
            <text:p>-6.50213E-12</text:p>
          </table:table-cell>
          <table:table-cell table:formula="of:=ABS([.A281])" office:value-type="float" office:value="0.00000000000650213" calcext:value-type="float">
            <text:p>6.50213E-12</text:p>
          </table:table-cell>
          <table:table-cell table:formula="of:=IF(ISNUMBER([.B281]);[.B281];0)" office:value-type="float" office:value="0.00000000000650213" calcext:value-type="float">
            <text:p>6.50213E-12</text:p>
          </table:table-cell>
          <table:table-cell table:number-columns-repeated="2"/>
        </table:table-row>
        <table:table-row table:style-name="ro1">
          <table:table-cell office:value-type="float" office:value="-0.00000000000810666" calcext:value-type="float">
            <text:p>-8.10666E-12</text:p>
          </table:table-cell>
          <table:table-cell table:formula="of:=ABS([.A282])" office:value-type="float" office:value="0.00000000000810666" calcext:value-type="float">
            <text:p>8.10666E-12</text:p>
          </table:table-cell>
          <table:table-cell table:formula="of:=IF(ISNUMBER([.B282]);[.B282];0)" office:value-type="float" office:value="0.00000000000810666" calcext:value-type="float">
            <text:p>8.10666E-12</text:p>
          </table:table-cell>
          <table:table-cell table:number-columns-repeated="2"/>
        </table:table-row>
        <table:table-row table:style-name="ro1">
          <table:table-cell office:value-type="float" office:value="0.0000000000041155" calcext:value-type="float">
            <text:p>4.1155E-12</text:p>
          </table:table-cell>
          <table:table-cell table:formula="of:=ABS([.A283])" office:value-type="float" office:value="0.0000000000041155" calcext:value-type="float">
            <text:p>4.1155E-12</text:p>
          </table:table-cell>
          <table:table-cell table:formula="of:=IF(ISNUMBER([.B283]);[.B283];0)" office:value-type="float" office:value="0.0000000000041155" calcext:value-type="float">
            <text:p>4.1155E-12</text:p>
          </table:table-cell>
          <table:table-cell table:number-columns-repeated="2"/>
        </table:table-row>
        <table:table-row table:style-name="ro1">
          <table:table-cell office:value-type="float" office:value="0.00000000000121089" calcext:value-type="float">
            <text:p>1.21089E-12</text:p>
          </table:table-cell>
          <table:table-cell table:formula="of:=ABS([.A284])" office:value-type="float" office:value="0.00000000000121089" calcext:value-type="float">
            <text:p>1.21089E-12</text:p>
          </table:table-cell>
          <table:table-cell table:formula="of:=IF(ISNUMBER([.B284]);[.B284];0)" office:value-type="float" office:value="0.00000000000121089" calcext:value-type="float">
            <text:p>1.21089E-12</text:p>
          </table:table-cell>
          <table:table-cell table:number-columns-repeated="2"/>
        </table:table-row>
        <table:table-row table:style-name="ro1">
          <table:table-cell office:value-type="float" office:value="-0.000000000000906044" calcext:value-type="float">
            <text:p>-9.06044E-13</text:p>
          </table:table-cell>
          <table:table-cell table:formula="of:=ABS([.A285])" office:value-type="float" office:value="0.000000000000906044" calcext:value-type="float">
            <text:p>9.06044E-13</text:p>
          </table:table-cell>
          <table:table-cell table:formula="of:=IF(ISNUMBER([.B285]);[.B285];0)" office:value-type="float" office:value="0.000000000000906044" calcext:value-type="float">
            <text:p>9.06044E-13</text:p>
          </table:table-cell>
          <table:table-cell table:number-columns-repeated="2"/>
        </table:table-row>
        <table:table-row table:style-name="ro1">
          <table:table-cell office:value-type="float" office:value="0.0000000000104826" calcext:value-type="float">
            <text:p>1.04826E-11</text:p>
          </table:table-cell>
          <table:table-cell table:formula="of:=ABS([.A286])" office:value-type="float" office:value="0.0000000000104826" calcext:value-type="float">
            <text:p>1.04826E-11</text:p>
          </table:table-cell>
          <table:table-cell table:formula="of:=IF(ISNUMBER([.B286]);[.B286];0)" office:value-type="float" office:value="0.0000000000104826" calcext:value-type="float">
            <text:p>1.04826E-11</text:p>
          </table:table-cell>
          <table:table-cell table:number-columns-repeated="2"/>
        </table:table-row>
        <table:table-row table:style-name="ro1">
          <table:table-cell office:value-type="float" office:value="0.00000000000122479" calcext:value-type="float">
            <text:p>1.22479E-12</text:p>
          </table:table-cell>
          <table:table-cell table:formula="of:=ABS([.A287])" office:value-type="float" office:value="0.00000000000122479" calcext:value-type="float">
            <text:p>1.22479E-12</text:p>
          </table:table-cell>
          <table:table-cell table:formula="of:=IF(ISNUMBER([.B287]);[.B287];0)" office:value-type="float" office:value="0.00000000000122479" calcext:value-type="float">
            <text:p>1.22479E-12</text:p>
          </table:table-cell>
          <table:table-cell table:number-columns-repeated="2"/>
        </table:table-row>
        <table:table-row table:style-name="ro1">
          <table:table-cell office:value-type="float" office:value="-0.0000000000202295" calcext:value-type="float">
            <text:p>-2.02295E-11</text:p>
          </table:table-cell>
          <table:table-cell table:formula="of:=ABS([.A288])" office:value-type="float" office:value="0.0000000000202295" calcext:value-type="float">
            <text:p>2.02295E-11</text:p>
          </table:table-cell>
          <table:table-cell table:formula="of:=IF(ISNUMBER([.B288]);[.B288];0)" office:value-type="float" office:value="0.0000000000202295" calcext:value-type="float">
            <text:p>2.02295E-11</text:p>
          </table:table-cell>
          <table:table-cell table:number-columns-repeated="2"/>
        </table:table-row>
        <table:table-row table:style-name="ro1">
          <table:table-cell office:value-type="float" office:value="-0.00000000000574855" calcext:value-type="float">
            <text:p>-5.74855E-12</text:p>
          </table:table-cell>
          <table:table-cell table:formula="of:=ABS([.A289])" office:value-type="float" office:value="0.00000000000574855" calcext:value-type="float">
            <text:p>5.74855E-12</text:p>
          </table:table-cell>
          <table:table-cell table:formula="of:=IF(ISNUMBER([.B289]);[.B289];0)" office:value-type="float" office:value="0.00000000000574855" calcext:value-type="float">
            <text:p>5.74855E-12</text:p>
          </table:table-cell>
          <table:table-cell table:number-columns-repeated="2"/>
        </table:table-row>
        <table:table-row table:style-name="ro1">
          <table:table-cell office:value-type="float" office:value="0.0000000000193394" calcext:value-type="float">
            <text:p>1.93394E-11</text:p>
          </table:table-cell>
          <table:table-cell table:formula="of:=ABS([.A290])" office:value-type="float" office:value="0.0000000000193394" calcext:value-type="float">
            <text:p>1.93394E-11</text:p>
          </table:table-cell>
          <table:table-cell table:formula="of:=IF(ISNUMBER([.B290]);[.B290];0)" office:value-type="float" office:value="0.0000000000193394" calcext:value-type="float">
            <text:p>1.93394E-11</text:p>
          </table:table-cell>
          <table:table-cell table:number-columns-repeated="2"/>
        </table:table-row>
        <table:table-row table:style-name="ro1">
          <table:table-cell office:value-type="float" office:value="0.00000000000765988" calcext:value-type="float">
            <text:p>7.65988E-12</text:p>
          </table:table-cell>
          <table:table-cell table:formula="of:=ABS([.A291])" office:value-type="float" office:value="0.00000000000765988" calcext:value-type="float">
            <text:p>7.65988E-12</text:p>
          </table:table-cell>
          <table:table-cell table:formula="of:=IF(ISNUMBER([.B291]);[.B291];0)" office:value-type="float" office:value="0.00000000000765988" calcext:value-type="float">
            <text:p>7.65988E-12</text:p>
          </table:table-cell>
          <table:table-cell table:number-columns-repeated="2"/>
        </table:table-row>
        <table:table-row table:style-name="ro1">
          <table:table-cell office:value-type="float" office:value="-0.00000000000690699" calcext:value-type="float">
            <text:p>-6.90699E-12</text:p>
          </table:table-cell>
          <table:table-cell table:formula="of:=ABS([.A292])" office:value-type="float" office:value="0.00000000000690699" calcext:value-type="float">
            <text:p>6.90699E-12</text:p>
          </table:table-cell>
          <table:table-cell table:formula="of:=IF(ISNUMBER([.B292]);[.B292];0)" office:value-type="float" office:value="0.00000000000690699" calcext:value-type="float">
            <text:p>6.90699E-12</text:p>
          </table:table-cell>
          <table:table-cell table:number-columns-repeated="2"/>
        </table:table-row>
        <table:table-row table:style-name="ro1">
          <table:table-cell office:value-type="float" office:value="0.00000000000125572" calcext:value-type="float">
            <text:p>1.25572E-12</text:p>
          </table:table-cell>
          <table:table-cell table:formula="of:=ABS([.A293])" office:value-type="float" office:value="0.00000000000125572" calcext:value-type="float">
            <text:p>1.25572E-12</text:p>
          </table:table-cell>
          <table:table-cell table:formula="of:=IF(ISNUMBER([.B293]);[.B293];0)" office:value-type="float" office:value="0.00000000000125572" calcext:value-type="float">
            <text:p>1.25572E-12</text:p>
          </table:table-cell>
          <table:table-cell table:number-columns-repeated="2"/>
        </table:table-row>
        <table:table-row table:style-name="ro1">
          <table:table-cell office:value-type="float" office:value="-0.00000000000629764" calcext:value-type="float">
            <text:p>-6.29764E-12</text:p>
          </table:table-cell>
          <table:table-cell table:formula="of:=ABS([.A294])" office:value-type="float" office:value="0.00000000000629764" calcext:value-type="float">
            <text:p>6.29764E-12</text:p>
          </table:table-cell>
          <table:table-cell table:formula="of:=IF(ISNUMBER([.B294]);[.B294];0)" office:value-type="float" office:value="0.00000000000629764" calcext:value-type="float">
            <text:p>6.29764E-12</text:p>
          </table:table-cell>
          <table:table-cell table:number-columns-repeated="2"/>
        </table:table-row>
        <table:table-row table:style-name="ro1">
          <table:table-cell office:value-type="float" office:value="-0.0000000000189571" calcext:value-type="float">
            <text:p>-1.89571E-11</text:p>
          </table:table-cell>
          <table:table-cell table:formula="of:=ABS([.A295])" office:value-type="float" office:value="0.0000000000189571" calcext:value-type="float">
            <text:p>1.89571E-11</text:p>
          </table:table-cell>
          <table:table-cell table:formula="of:=IF(ISNUMBER([.B295]);[.B295];0)" office:value-type="float" office:value="0.0000000000189571" calcext:value-type="float">
            <text:p>1.89571E-11</text:p>
          </table:table-cell>
          <table:table-cell table:number-columns-repeated="2"/>
        </table:table-row>
        <table:table-row table:style-name="ro1">
          <table:table-cell office:value-type="float" office:value="0.00000000000793548" calcext:value-type="float">
            <text:p>7.93548E-12</text:p>
          </table:table-cell>
          <table:table-cell table:formula="of:=ABS([.A296])" office:value-type="float" office:value="0.00000000000793548" calcext:value-type="float">
            <text:p>7.93548E-12</text:p>
          </table:table-cell>
          <table:table-cell table:formula="of:=IF(ISNUMBER([.B296]);[.B296];0)" office:value-type="float" office:value="0.00000000000793548" calcext:value-type="float">
            <text:p>7.93548E-12</text:p>
          </table:table-cell>
          <table:table-cell table:number-columns-repeated="2"/>
        </table:table-row>
        <table:table-row table:style-name="ro1">
          <table:table-cell office:value-type="float" office:value="0.0000000000309664" calcext:value-type="float">
            <text:p>3.09664E-11</text:p>
          </table:table-cell>
          <table:table-cell table:formula="of:=ABS([.A297])" office:value-type="float" office:value="0.0000000000309664" calcext:value-type="float">
            <text:p>3.09664E-11</text:p>
          </table:table-cell>
          <table:table-cell table:formula="of:=IF(ISNUMBER([.B297]);[.B297];0)" office:value-type="float" office:value="0.0000000000309664" calcext:value-type="float">
            <text:p>3.09664E-11</text:p>
          </table:table-cell>
          <table:table-cell table:number-columns-repeated="2"/>
        </table:table-row>
        <table:table-row table:style-name="ro1">
          <table:table-cell office:value-type="float" office:value="0.000000000000962758" calcext:value-type="float">
            <text:p>9.62758E-13</text:p>
          </table:table-cell>
          <table:table-cell table:formula="of:=ABS([.A298])" office:value-type="float" office:value="0.000000000000962758" calcext:value-type="float">
            <text:p>9.62758E-13</text:p>
          </table:table-cell>
          <table:table-cell table:formula="of:=IF(ISNUMBER([.B298]);[.B298];0)" office:value-type="float" office:value="0.000000000000962758" calcext:value-type="float">
            <text:p>9.62758E-13</text:p>
          </table:table-cell>
          <table:table-cell table:number-columns-repeated="2"/>
        </table:table-row>
        <table:table-row table:style-name="ro1">
          <table:table-cell office:value-type="float" office:value="-0.0000000000243951" calcext:value-type="float">
            <text:p>-2.43951E-11</text:p>
          </table:table-cell>
          <table:table-cell table:formula="of:=ABS([.A299])" office:value-type="float" office:value="0.0000000000243951" calcext:value-type="float">
            <text:p>2.43951E-11</text:p>
          </table:table-cell>
          <table:table-cell table:formula="of:=IF(ISNUMBER([.B299]);[.B299];0)" office:value-type="float" office:value="0.0000000000243951" calcext:value-type="float">
            <text:p>2.43951E-11</text:p>
          </table:table-cell>
          <table:table-cell table:number-columns-repeated="2"/>
        </table:table-row>
        <table:table-row table:style-name="ro1">
          <table:table-cell office:value-type="float" office:value="-0.00000000000519048" calcext:value-type="float">
            <text:p>-5.19048E-12</text:p>
          </table:table-cell>
          <table:table-cell table:formula="of:=ABS([.A300])" office:value-type="float" office:value="0.00000000000519048" calcext:value-type="float">
            <text:p>5.19048E-12</text:p>
          </table:table-cell>
          <table:table-cell table:formula="of:=IF(ISNUMBER([.B300]);[.B300];0)" office:value-type="float" office:value="0.00000000000519048" calcext:value-type="float">
            <text:p>5.19048E-12</text:p>
          </table:table-cell>
          <table:table-cell table:number-columns-repeated="2"/>
        </table:table-row>
        <table:table-row table:style-name="ro1">
          <table:table-cell office:value-type="float" office:value="0.00000000000380346" calcext:value-type="float">
            <text:p>3.80346E-12</text:p>
          </table:table-cell>
          <table:table-cell table:formula="of:=ABS([.A301])" office:value-type="float" office:value="0.00000000000380346" calcext:value-type="float">
            <text:p>3.80346E-12</text:p>
          </table:table-cell>
          <table:table-cell table:formula="of:=IF(ISNUMBER([.B301]);[.B301];0)" office:value-type="float" office:value="0.00000000000380346" calcext:value-type="float">
            <text:p>3.80346E-12</text:p>
          </table:table-cell>
          <table:table-cell table:number-columns-repeated="2"/>
        </table:table-row>
        <table:table-row table:style-name="ro1">
          <table:table-cell office:value-type="float" office:value="-0.00000000000700296" calcext:value-type="float">
            <text:p>-7.00296E-12</text:p>
          </table:table-cell>
          <table:table-cell table:formula="of:=ABS([.A302])" office:value-type="float" office:value="0.00000000000700296" calcext:value-type="float">
            <text:p>7.00296E-12</text:p>
          </table:table-cell>
          <table:table-cell table:formula="of:=IF(ISNUMBER([.B302]);[.B302];0)" office:value-type="float" office:value="0.00000000000700296" calcext:value-type="float">
            <text:p>7.00296E-12</text:p>
          </table:table-cell>
          <table:table-cell table:number-columns-repeated="2"/>
        </table:table-row>
        <table:table-row table:style-name="ro1">
          <table:table-cell office:value-type="float" office:value="0.0000000000118606" calcext:value-type="float">
            <text:p>1.18606E-11</text:p>
          </table:table-cell>
          <table:table-cell table:formula="of:=ABS([.A303])" office:value-type="float" office:value="0.0000000000118606" calcext:value-type="float">
            <text:p>1.18606E-11</text:p>
          </table:table-cell>
          <table:table-cell table:formula="of:=IF(ISNUMBER([.B303]);[.B303];0)" office:value-type="float" office:value="0.0000000000118606" calcext:value-type="float">
            <text:p>1.18606E-11</text:p>
          </table:table-cell>
          <table:table-cell table:number-columns-repeated="2"/>
        </table:table-row>
        <table:table-row table:style-name="ro1">
          <table:table-cell office:value-type="float" office:value="0.0000000000279286" calcext:value-type="float">
            <text:p>2.79286E-11</text:p>
          </table:table-cell>
          <table:table-cell table:formula="of:=ABS([.A304])" office:value-type="float" office:value="0.0000000000279286" calcext:value-type="float">
            <text:p>2.79286E-11</text:p>
          </table:table-cell>
          <table:table-cell table:formula="of:=IF(ISNUMBER([.B304]);[.B304];0)" office:value-type="float" office:value="0.0000000000279286" calcext:value-type="float">
            <text:p>2.79286E-11</text:p>
          </table:table-cell>
          <table:table-cell table:number-columns-repeated="2"/>
        </table:table-row>
        <table:table-row table:style-name="ro1">
          <table:table-cell office:value-type="float" office:value="-0.000000000010463" calcext:value-type="float">
            <text:p>-1.0463E-11</text:p>
          </table:table-cell>
          <table:table-cell table:formula="of:=ABS([.A305])" office:value-type="float" office:value="0.000000000010463" calcext:value-type="float">
            <text:p>1.0463E-11</text:p>
          </table:table-cell>
          <table:table-cell table:formula="of:=IF(ISNUMBER([.B305]);[.B305];0)" office:value-type="float" office:value="0.000000000010463" calcext:value-type="float">
            <text:p>1.0463E-11</text:p>
          </table:table-cell>
          <table:table-cell table:number-columns-repeated="2"/>
        </table:table-row>
        <table:table-row table:style-name="ro1">
          <table:table-cell office:value-type="float" office:value="-0.0000000000375612" calcext:value-type="float">
            <text:p>-3.75612E-11</text:p>
          </table:table-cell>
          <table:table-cell table:formula="of:=ABS([.A306])" office:value-type="float" office:value="0.0000000000375612" calcext:value-type="float">
            <text:p>3.75612E-11</text:p>
          </table:table-cell>
          <table:table-cell table:formula="of:=IF(ISNUMBER([.B306]);[.B306];0)" office:value-type="float" office:value="0.0000000000375612" calcext:value-type="float">
            <text:p>3.75612E-11</text:p>
          </table:table-cell>
          <table:table-cell table:number-columns-repeated="2"/>
        </table:table-row>
        <table:table-row table:style-name="ro1">
          <table:table-cell office:value-type="float" office:value="0.000000000000465187" calcext:value-type="float">
            <text:p>4.65187E-13</text:p>
          </table:table-cell>
          <table:table-cell table:formula="of:=ABS([.A307])" office:value-type="float" office:value="0.000000000000465187" calcext:value-type="float">
            <text:p>4.65187E-13</text:p>
          </table:table-cell>
          <table:table-cell table:formula="of:=IF(ISNUMBER([.B307]);[.B307];0)" office:value-type="float" office:value="0.000000000000465187" calcext:value-type="float">
            <text:p>4.65187E-13</text:p>
          </table:table-cell>
          <table:table-cell table:number-columns-repeated="2"/>
        </table:table-row>
        <table:table-row table:style-name="ro1">
          <table:table-cell office:value-type="float" office:value="0.0000000000268971" calcext:value-type="float">
            <text:p>2.68971E-11</text:p>
          </table:table-cell>
          <table:table-cell table:formula="of:=ABS([.A308])" office:value-type="float" office:value="0.0000000000268971" calcext:value-type="float">
            <text:p>2.68971E-11</text:p>
          </table:table-cell>
          <table:table-cell table:formula="of:=IF(ISNUMBER([.B308]);[.B308];0)" office:value-type="float" office:value="0.0000000000268971" calcext:value-type="float">
            <text:p>2.68971E-11</text:p>
          </table:table-cell>
          <table:table-cell table:number-columns-repeated="2"/>
        </table:table-row>
        <table:table-row table:style-name="ro1">
          <table:table-cell office:value-type="float" office:value="0.00000000000151375" calcext:value-type="float">
            <text:p>1.51375E-12</text:p>
          </table:table-cell>
          <table:table-cell table:formula="of:=ABS([.A309])" office:value-type="float" office:value="0.00000000000151375" calcext:value-type="float">
            <text:p>1.51375E-12</text:p>
          </table:table-cell>
          <table:table-cell table:formula="of:=IF(ISNUMBER([.B309]);[.B309];0)" office:value-type="float" office:value="0.00000000000151375" calcext:value-type="float">
            <text:p>1.51375E-12</text:p>
          </table:table-cell>
          <table:table-cell table:number-columns-repeated="2"/>
        </table:table-row>
        <table:table-row table:style-name="ro1">
          <table:table-cell office:value-type="float" office:value="-0.00000000000782543" calcext:value-type="float">
            <text:p>-7.82543E-12</text:p>
          </table:table-cell>
          <table:table-cell table:formula="of:=ABS([.A310])" office:value-type="float" office:value="0.00000000000782543" calcext:value-type="float">
            <text:p>7.82543E-12</text:p>
          </table:table-cell>
          <table:table-cell table:formula="of:=IF(ISNUMBER([.B310]);[.B310];0)" office:value-type="float" office:value="0.00000000000782543" calcext:value-type="float">
            <text:p>7.82543E-12</text:p>
          </table:table-cell>
          <table:table-cell table:number-columns-repeated="2"/>
        </table:table-row>
        <table:table-row table:style-name="ro1">
          <table:table-cell office:value-type="float" office:value="0.00000000000594489" calcext:value-type="float">
            <text:p>5.94489E-12</text:p>
          </table:table-cell>
          <table:table-cell table:formula="of:=ABS([.A311])" office:value-type="float" office:value="0.00000000000594489" calcext:value-type="float">
            <text:p>5.94489E-12</text:p>
          </table:table-cell>
          <table:table-cell table:formula="of:=IF(ISNUMBER([.B311]);[.B311];0)" office:value-type="float" office:value="0.00000000000594489" calcext:value-type="float">
            <text:p>5.94489E-12</text:p>
          </table:table-cell>
          <table:table-cell table:number-columns-repeated="2"/>
        </table:table-row>
        <table:table-row table:style-name="ro1">
          <table:table-cell office:value-type="float" office:value="-0.00000000000431414" calcext:value-type="float">
            <text:p>-4.31414E-12</text:p>
          </table:table-cell>
          <table:table-cell table:formula="of:=ABS([.A312])" office:value-type="float" office:value="0.00000000000431414" calcext:value-type="float">
            <text:p>4.31414E-12</text:p>
          </table:table-cell>
          <table:table-cell table:formula="of:=IF(ISNUMBER([.B312]);[.B312];0)" office:value-type="float" office:value="0.00000000000431414" calcext:value-type="float">
            <text:p>4.31414E-12</text:p>
          </table:table-cell>
          <table:table-cell table:number-columns-repeated="2"/>
        </table:table-row>
        <table:table-row table:style-name="ro1">
          <table:table-cell office:value-type="float" office:value="-0.00000000000688555" calcext:value-type="float">
            <text:p>-6.88555E-12</text:p>
          </table:table-cell>
          <table:table-cell table:formula="of:=ABS([.A313])" office:value-type="float" office:value="0.00000000000688555" calcext:value-type="float">
            <text:p>6.88555E-12</text:p>
          </table:table-cell>
          <table:table-cell table:formula="of:=IF(ISNUMBER([.B313]);[.B313];0)" office:value-type="float" office:value="0.00000000000688555" calcext:value-type="float">
            <text:p>6.88555E-12</text:p>
          </table:table-cell>
          <table:table-cell table:number-columns-repeated="2"/>
        </table:table-row>
        <table:table-row table:style-name="ro1">
          <table:table-cell office:value-type="float" office:value="0.0000000000119858" calcext:value-type="float">
            <text:p>1.19858E-11</text:p>
          </table:table-cell>
          <table:table-cell table:formula="of:=ABS([.A314])" office:value-type="float" office:value="0.0000000000119858" calcext:value-type="float">
            <text:p>1.19858E-11</text:p>
          </table:table-cell>
          <table:table-cell table:formula="of:=IF(ISNUMBER([.B314]);[.B314];0)" office:value-type="float" office:value="0.0000000000119858" calcext:value-type="float">
            <text:p>1.19858E-11</text:p>
          </table:table-cell>
          <table:table-cell table:number-columns-repeated="2"/>
        </table:table-row>
        <table:table-row table:style-name="ro1">
          <table:table-cell office:value-type="float" office:value="-0.00000000000811833" calcext:value-type="float">
            <text:p>-8.11833E-12</text:p>
          </table:table-cell>
          <table:table-cell table:formula="of:=ABS([.A315])" office:value-type="float" office:value="0.00000000000811833" calcext:value-type="float">
            <text:p>8.11833E-12</text:p>
          </table:table-cell>
          <table:table-cell table:formula="of:=IF(ISNUMBER([.B315]);[.B315];0)" office:value-type="float" office:value="0.00000000000811833" calcext:value-type="float">
            <text:p>8.11833E-12</text:p>
          </table:table-cell>
          <table:table-cell table:number-columns-repeated="2"/>
        </table:table-row>
        <table:table-row table:style-name="ro1">
          <table:table-cell office:value-type="float" office:value="-0.0000000000295126" calcext:value-type="float">
            <text:p>-2.95126E-11</text:p>
          </table:table-cell>
          <table:table-cell table:formula="of:=ABS([.A316])" office:value-type="float" office:value="0.0000000000295126" calcext:value-type="float">
            <text:p>2.95126E-11</text:p>
          </table:table-cell>
          <table:table-cell table:formula="of:=IF(ISNUMBER([.B316]);[.B316];0)" office:value-type="float" office:value="0.0000000000295126" calcext:value-type="float">
            <text:p>2.95126E-11</text:p>
          </table:table-cell>
          <table:table-cell table:number-columns-repeated="2"/>
        </table:table-row>
        <table:table-row table:style-name="ro1">
          <table:table-cell office:value-type="float" office:value="0.0000000000247624" calcext:value-type="float">
            <text:p>2.47624E-11</text:p>
          </table:table-cell>
          <table:table-cell table:formula="of:=ABS([.A317])" office:value-type="float" office:value="0.0000000000247624" calcext:value-type="float">
            <text:p>2.47624E-11</text:p>
          </table:table-cell>
          <table:table-cell table:formula="of:=IF(ISNUMBER([.B317]);[.B317];0)" office:value-type="float" office:value="0.0000000000247624" calcext:value-type="float">
            <text:p>2.47624E-11</text:p>
          </table:table-cell>
          <table:table-cell table:number-columns-repeated="2"/>
        </table:table-row>
        <table:table-row table:style-name="ro1">
          <table:table-cell office:value-type="float" office:value="0.0000000000560965" calcext:value-type="float">
            <text:p>5.60965E-11</text:p>
          </table:table-cell>
          <table:table-cell table:formula="of:=ABS([.A318])" office:value-type="float" office:value="0.0000000000560965" calcext:value-type="float">
            <text:p>5.60965E-11</text:p>
          </table:table-cell>
          <table:table-cell table:formula="of:=IF(ISNUMBER([.B318]);[.B318];0)" office:value-type="float" office:value="0.0000000000560965" calcext:value-type="float">
            <text:p>5.60965E-11</text:p>
          </table:table-cell>
          <table:table-cell table:number-columns-repeated="2"/>
        </table:table-row>
        <table:table-row table:style-name="ro1">
          <table:table-cell office:value-type="float" office:value="-0.0000000000216104" calcext:value-type="float">
            <text:p>-2.16104E-11</text:p>
          </table:table-cell>
          <table:table-cell table:formula="of:=ABS([.A319])" office:value-type="float" office:value="0.0000000000216104" calcext:value-type="float">
            <text:p>2.16104E-11</text:p>
          </table:table-cell>
          <table:table-cell table:formula="of:=IF(ISNUMBER([.B319]);[.B319];0)" office:value-type="float" office:value="0.0000000000216104" calcext:value-type="float">
            <text:p>2.16104E-11</text:p>
          </table:table-cell>
          <table:table-cell table:number-columns-repeated="2"/>
        </table:table-row>
        <table:table-row table:style-name="ro1">
          <table:table-cell office:value-type="float" office:value="-0.0000000000667972" calcext:value-type="float">
            <text:p>-6.67972E-11</text:p>
          </table:table-cell>
          <table:table-cell table:formula="of:=ABS([.A320])" office:value-type="float" office:value="0.0000000000667972" calcext:value-type="float">
            <text:p>6.67972E-11</text:p>
          </table:table-cell>
          <table:table-cell table:formula="of:=IF(ISNUMBER([.B320]);[.B320];0)" office:value-type="float" office:value="0.0000000000667972" calcext:value-type="float">
            <text:p>6.67972E-11</text:p>
          </table:table-cell>
          <table:table-cell table:number-columns-repeated="2"/>
        </table:table-row>
        <table:table-row table:style-name="ro1">
          <table:table-cell office:value-type="float" office:value="0.00000000000114236" calcext:value-type="float">
            <text:p>1.14236E-12</text:p>
          </table:table-cell>
          <table:table-cell table:formula="of:=ABS([.A321])" office:value-type="float" office:value="0.00000000000114236" calcext:value-type="float">
            <text:p>1.14236E-12</text:p>
          </table:table-cell>
          <table:table-cell table:formula="of:=IF(ISNUMBER([.B321]);[.B321];0)" office:value-type="float" office:value="0.00000000000114236" calcext:value-type="float">
            <text:p>1.14236E-12</text:p>
          </table:table-cell>
          <table:table-cell table:number-columns-repeated="2"/>
        </table:table-row>
        <table:table-row table:style-name="ro1">
          <table:table-cell office:value-type="float" office:value="0.0000000000396921" calcext:value-type="float">
            <text:p>3.96921E-11</text:p>
          </table:table-cell>
          <table:table-cell table:formula="of:=ABS([.A322])" office:value-type="float" office:value="0.0000000000396921" calcext:value-type="float">
            <text:p>3.96921E-11</text:p>
          </table:table-cell>
          <table:table-cell table:formula="of:=IF(ISNUMBER([.B322]);[.B322];0)" office:value-type="float" office:value="0.0000000000396921" calcext:value-type="float">
            <text:p>3.96921E-11</text:p>
          </table:table-cell>
          <table:table-cell table:number-columns-repeated="2"/>
        </table:table-row>
        <table:table-row table:style-name="ro1">
          <table:table-cell office:value-type="float" office:value="0.00000000000822407" calcext:value-type="float">
            <text:p>8.22407E-12</text:p>
          </table:table-cell>
          <table:table-cell table:formula="of:=ABS([.A323])" office:value-type="float" office:value="0.00000000000822407" calcext:value-type="float">
            <text:p>8.22407E-12</text:p>
          </table:table-cell>
          <table:table-cell table:formula="of:=IF(ISNUMBER([.B323]);[.B323];0)" office:value-type="float" office:value="0.00000000000822407" calcext:value-type="float">
            <text:p>8.22407E-12</text:p>
          </table:table-cell>
          <table:table-cell table:number-columns-repeated="2"/>
        </table:table-row>
        <table:table-row table:style-name="ro1">
          <table:table-cell office:value-type="float" office:value="0.0000000000131547" calcext:value-type="float">
            <text:p>1.31547E-11</text:p>
          </table:table-cell>
          <table:table-cell table:formula="of:=ABS([.A324])" office:value-type="float" office:value="0.0000000000131547" calcext:value-type="float">
            <text:p>1.31547E-11</text:p>
          </table:table-cell>
          <table:table-cell table:formula="of:=IF(ISNUMBER([.B324]);[.B324];0)" office:value-type="float" office:value="0.0000000000131547" calcext:value-type="float">
            <text:p>1.31547E-11</text:p>
          </table:table-cell>
          <table:table-cell table:number-columns-repeated="2"/>
        </table:table-row>
        <table:table-row table:style-name="ro1">
          <table:table-cell office:value-type="float" office:value="0.0000000000135277" calcext:value-type="float">
            <text:p>1.35277E-11</text:p>
          </table:table-cell>
          <table:table-cell table:formula="of:=ABS([.A325])" office:value-type="float" office:value="0.0000000000135277" calcext:value-type="float">
            <text:p>1.35277E-11</text:p>
          </table:table-cell>
          <table:table-cell table:formula="of:=IF(ISNUMBER([.B325]);[.B325];0)" office:value-type="float" office:value="0.0000000000135277" calcext:value-type="float">
            <text:p>1.35277E-11</text:p>
          </table:table-cell>
          <table:table-cell table:number-columns-repeated="2"/>
        </table:table-row>
        <table:table-row table:style-name="ro1">
          <table:table-cell office:value-type="float" office:value="-0.0000000000530807" calcext:value-type="float">
            <text:p>-5.30807E-11</text:p>
          </table:table-cell>
          <table:table-cell table:formula="of:=ABS([.A326])" office:value-type="float" office:value="0.0000000000530807" calcext:value-type="float">
            <text:p>5.30807E-11</text:p>
          </table:table-cell>
          <table:table-cell table:formula="of:=IF(ISNUMBER([.B326]);[.B326];0)" office:value-type="float" office:value="0.0000000000530807" calcext:value-type="float">
            <text:p>5.30807E-11</text:p>
          </table:table-cell>
          <table:table-cell table:number-columns-repeated="2"/>
        </table:table-row>
        <table:table-row table:style-name="ro1">
          <table:table-cell office:value-type="float" office:value="-0.0000000000500487" calcext:value-type="float">
            <text:p>-5.00487E-11</text:p>
          </table:table-cell>
          <table:table-cell table:formula="of:=ABS([.A327])" office:value-type="float" office:value="0.0000000000500487" calcext:value-type="float">
            <text:p>5.00487E-11</text:p>
          </table:table-cell>
          <table:table-cell table:formula="of:=IF(ISNUMBER([.B327]);[.B327];0)" office:value-type="float" office:value="0.0000000000500487" calcext:value-type="float">
            <text:p>5.00487E-11</text:p>
          </table:table-cell>
          <table:table-cell table:number-columns-repeated="2"/>
        </table:table-row>
        <table:table-row table:style-name="ro1">
          <table:table-cell office:value-type="float" office:value="0.0000000000539685" calcext:value-type="float">
            <text:p>5.39685E-11</text:p>
          </table:table-cell>
          <table:table-cell table:formula="of:=ABS([.A328])" office:value-type="float" office:value="0.0000000000539685" calcext:value-type="float">
            <text:p>5.39685E-11</text:p>
          </table:table-cell>
          <table:table-cell table:formula="of:=IF(ISNUMBER([.B328]);[.B328];0)" office:value-type="float" office:value="0.0000000000539685" calcext:value-type="float">
            <text:p>5.39685E-11</text:p>
          </table:table-cell>
          <table:table-cell table:number-columns-repeated="2"/>
        </table:table-row>
        <table:table-row table:style-name="ro1">
          <table:table-cell office:value-type="float" office:value="0.0000000000633076" calcext:value-type="float">
            <text:p>6.33076E-11</text:p>
          </table:table-cell>
          <table:table-cell table:formula="of:=ABS([.A329])" office:value-type="float" office:value="0.0000000000633076" calcext:value-type="float">
            <text:p>6.33076E-11</text:p>
          </table:table-cell>
          <table:table-cell table:formula="of:=IF(ISNUMBER([.B329]);[.B329];0)" office:value-type="float" office:value="0.0000000000633076" calcext:value-type="float">
            <text:p>6.33076E-11</text:p>
          </table:table-cell>
          <table:table-cell table:number-columns-repeated="2"/>
        </table:table-row>
        <table:table-row table:style-name="ro1">
          <table:table-cell office:value-type="float" office:value="-0.0000000000253981" calcext:value-type="float">
            <text:p>-2.53981E-11</text:p>
          </table:table-cell>
          <table:table-cell table:formula="of:=ABS([.A330])" office:value-type="float" office:value="0.0000000000253981" calcext:value-type="float">
            <text:p>2.53981E-11</text:p>
          </table:table-cell>
          <table:table-cell table:formula="of:=IF(ISNUMBER([.B330]);[.B330];0)" office:value-type="float" office:value="0.0000000000253981" calcext:value-type="float">
            <text:p>2.53981E-11</text:p>
          </table:table-cell>
          <table:table-cell table:number-columns-repeated="2"/>
        </table:table-row>
        <table:table-row table:style-name="ro1">
          <table:table-cell office:value-type="float" office:value="-0.0000000000317085" calcext:value-type="float">
            <text:p>-3.17085E-11</text:p>
          </table:table-cell>
          <table:table-cell table:formula="of:=ABS([.A331])" office:value-type="float" office:value="0.0000000000317085" calcext:value-type="float">
            <text:p>3.17085E-11</text:p>
          </table:table-cell>
          <table:table-cell table:formula="of:=IF(ISNUMBER([.B331]);[.B331];0)" office:value-type="float" office:value="0.0000000000317085" calcext:value-type="float">
            <text:p>3.17085E-11</text:p>
          </table:table-cell>
          <table:table-cell table:number-columns-repeated="2"/>
        </table:table-row>
        <table:table-row table:style-name="ro1">
          <table:table-cell office:value-type="float" office:value="-0.00000000000369669" calcext:value-type="float">
            <text:p>-3.69669E-12</text:p>
          </table:table-cell>
          <table:table-cell table:formula="of:=ABS([.A332])" office:value-type="float" office:value="0.00000000000369669" calcext:value-type="float">
            <text:p>3.69669E-12</text:p>
          </table:table-cell>
          <table:table-cell table:formula="of:=IF(ISNUMBER([.B332]);[.B332];0)" office:value-type="float" office:value="0.00000000000369669" calcext:value-type="float">
            <text:p>3.69669E-12</text:p>
          </table:table-cell>
          <table:table-cell table:number-columns-repeated="2"/>
        </table:table-row>
        <table:table-row table:style-name="ro1">
          <table:table-cell office:value-type="float" office:value="-0.0000000000337448" calcext:value-type="float">
            <text:p>-3.37448E-11</text:p>
          </table:table-cell>
          <table:table-cell table:formula="of:=ABS([.A333])" office:value-type="float" office:value="0.0000000000337448" calcext:value-type="float">
            <text:p>3.37448E-11</text:p>
          </table:table-cell>
          <table:table-cell table:formula="of:=IF(ISNUMBER([.B333]);[.B333];0)" office:value-type="float" office:value="0.0000000000337448" calcext:value-type="float">
            <text:p>3.37448E-11</text:p>
          </table:table-cell>
          <table:table-cell table:number-columns-repeated="2"/>
        </table:table-row>
        <table:table-row table:style-name="ro1">
          <table:table-cell office:value-type="float" office:value="0.0000000000119548" calcext:value-type="float">
            <text:p>1.19548E-11</text:p>
          </table:table-cell>
          <table:table-cell table:formula="of:=ABS([.A334])" office:value-type="float" office:value="0.0000000000119548" calcext:value-type="float">
            <text:p>1.19548E-11</text:p>
          </table:table-cell>
          <table:table-cell table:formula="of:=IF(ISNUMBER([.B334]);[.B334];0)" office:value-type="float" office:value="0.0000000000119548" calcext:value-type="float">
            <text:p>1.19548E-11</text:p>
          </table:table-cell>
          <table:table-cell table:number-columns-repeated="2"/>
        </table:table-row>
        <table:table-row table:style-name="ro1">
          <table:table-cell office:value-type="float" office:value="0.000000000103443" calcext:value-type="float">
            <text:p>1.03443E-10</text:p>
          </table:table-cell>
          <table:table-cell table:formula="of:=ABS([.A335])" office:value-type="float" office:value="0.000000000103443" calcext:value-type="float">
            <text:p>1.03443E-10</text:p>
          </table:table-cell>
          <table:table-cell table:formula="of:=IF(ISNUMBER([.B335]);[.B335];0)" office:value-type="float" office:value="0.000000000103443" calcext:value-type="float">
            <text:p>1.03443E-10</text:p>
          </table:table-cell>
          <table:table-cell table:number-columns-repeated="2"/>
        </table:table-row>
        <table:table-row table:style-name="ro1">
          <table:table-cell office:value-type="float" office:value="0.00000000000854458" calcext:value-type="float">
            <text:p>8.54458E-12</text:p>
          </table:table-cell>
          <table:table-cell table:formula="of:=ABS([.A336])" office:value-type="float" office:value="0.00000000000854458" calcext:value-type="float">
            <text:p>8.54458E-12</text:p>
          </table:table-cell>
          <table:table-cell table:formula="of:=IF(ISNUMBER([.B336]);[.B336];0)" office:value-type="float" office:value="0.00000000000854458" calcext:value-type="float">
            <text:p>8.54458E-12</text:p>
          </table:table-cell>
          <table:table-cell table:number-columns-repeated="2"/>
        </table:table-row>
        <table:table-row table:style-name="ro1">
          <table:table-cell office:value-type="float" office:value="-0.000000000143428" calcext:value-type="float">
            <text:p>-1.43428E-10</text:p>
          </table:table-cell>
          <table:table-cell table:formula="of:=ABS([.A337])" office:value-type="float" office:value="0.000000000143428" calcext:value-type="float">
            <text:p>1.43428E-10</text:p>
          </table:table-cell>
          <table:table-cell table:formula="of:=IF(ISNUMBER([.B337]);[.B337];0)" office:value-type="float" office:value="0.000000000143428" calcext:value-type="float">
            <text:p>1.43428E-10</text:p>
          </table:table-cell>
          <table:table-cell table:number-columns-repeated="2"/>
        </table:table-row>
        <table:table-row table:style-name="ro1">
          <table:table-cell office:value-type="float" office:value="-0.0000000000547956" calcext:value-type="float">
            <text:p>-5.47956E-11</text:p>
          </table:table-cell>
          <table:table-cell table:formula="of:=ABS([.A338])" office:value-type="float" office:value="0.0000000000547956" calcext:value-type="float">
            <text:p>5.47956E-11</text:p>
          </table:table-cell>
          <table:table-cell table:formula="of:=IF(ISNUMBER([.B338]);[.B338];0)" office:value-type="float" office:value="0.0000000000547956" calcext:value-type="float">
            <text:p>5.47956E-11</text:p>
          </table:table-cell>
          <table:table-cell table:number-columns-repeated="2"/>
        </table:table-row>
        <table:table-row table:style-name="ro1">
          <table:table-cell office:value-type="float" office:value="0.000000000120736" calcext:value-type="float">
            <text:p>1.20736E-10</text:p>
          </table:table-cell>
          <table:table-cell table:formula="of:=ABS([.A339])" office:value-type="float" office:value="0.000000000120736" calcext:value-type="float">
            <text:p>1.20736E-10</text:p>
          </table:table-cell>
          <table:table-cell table:formula="of:=IF(ISNUMBER([.B339]);[.B339];0)" office:value-type="float" office:value="0.000000000120736" calcext:value-type="float">
            <text:p>1.20736E-10</text:p>
          </table:table-cell>
          <table:table-cell table:number-columns-repeated="2"/>
        </table:table-row>
        <table:table-row table:style-name="ro1">
          <table:table-cell office:value-type="float" office:value="0.00000000010062" calcext:value-type="float">
            <text:p>1.0062E-10</text:p>
          </table:table-cell>
          <table:table-cell table:formula="of:=ABS([.A340])" office:value-type="float" office:value="0.00000000010062" calcext:value-type="float">
            <text:p>1.0062E-10</text:p>
          </table:table-cell>
          <table:table-cell table:formula="of:=IF(ISNUMBER([.B340]);[.B340];0)" office:value-type="float" office:value="0.00000000010062" calcext:value-type="float">
            <text:p>1.0062E-10</text:p>
          </table:table-cell>
          <table:table-cell table:number-columns-repeated="2"/>
        </table:table-row>
        <table:table-row table:style-name="ro1">
          <table:table-cell office:value-type="float" office:value="-0.0000000000259823" calcext:value-type="float">
            <text:p>-2.59823E-11</text:p>
          </table:table-cell>
          <table:table-cell table:formula="of:=ABS([.A341])" office:value-type="float" office:value="0.0000000000259823" calcext:value-type="float">
            <text:p>2.59823E-11</text:p>
          </table:table-cell>
          <table:table-cell table:formula="of:=IF(ISNUMBER([.B341]);[.B341];0)" office:value-type="float" office:value="0.0000000000259823" calcext:value-type="float">
            <text:p>2.59823E-11</text:p>
          </table:table-cell>
          <table:table-cell table:number-columns-repeated="2"/>
        </table:table-row>
        <table:table-row table:style-name="ro1">
          <table:table-cell office:value-type="float" office:value="-0.0000000000934387" calcext:value-type="float">
            <text:p>-9.34387E-11</text:p>
          </table:table-cell>
          <table:table-cell table:formula="of:=ABS([.A342])" office:value-type="float" office:value="0.0000000000934387" calcext:value-type="float">
            <text:p>9.34387E-11</text:p>
          </table:table-cell>
          <table:table-cell table:formula="of:=IF(ISNUMBER([.B342]);[.B342];0)" office:value-type="float" office:value="0.0000000000934387" calcext:value-type="float">
            <text:p>9.34387E-11</text:p>
          </table:table-cell>
          <table:table-cell table:number-columns-repeated="2"/>
        </table:table-row>
        <table:table-row table:style-name="ro1">
          <table:table-cell office:value-type="float" office:value="-0.0000000000896653" calcext:value-type="float">
            <text:p>-8.96653E-11</text:p>
          </table:table-cell>
          <table:table-cell table:formula="of:=ABS([.A343])" office:value-type="float" office:value="0.0000000000896653" calcext:value-type="float">
            <text:p>8.96653E-11</text:p>
          </table:table-cell>
          <table:table-cell table:formula="of:=IF(ISNUMBER([.B343]);[.B343];0)" office:value-type="float" office:value="0.0000000000896653" calcext:value-type="float">
            <text:p>8.96653E-11</text:p>
          </table:table-cell>
          <table:table-cell table:number-columns-repeated="2"/>
        </table:table-row>
        <table:table-row table:style-name="ro1">
          <table:table-cell office:value-type="float" office:value="0.000000000000267515" calcext:value-type="float">
            <text:p>2.67515E-13</text:p>
          </table:table-cell>
          <table:table-cell table:formula="of:=ABS([.A344])" office:value-type="float" office:value="0.000000000000267515" calcext:value-type="float">
            <text:p>2.67515E-13</text:p>
          </table:table-cell>
          <table:table-cell table:formula="of:=IF(ISNUMBER([.B344]);[.B344];0)" office:value-type="float" office:value="0.000000000000267515" calcext:value-type="float">
            <text:p>2.67515E-13</text:p>
          </table:table-cell>
          <table:table-cell table:number-columns-repeated="2"/>
        </table:table-row>
        <table:table-row table:style-name="ro1">
          <table:table-cell office:value-type="float" office:value="0.000000000126246" calcext:value-type="float">
            <text:p>1.26246E-10</text:p>
          </table:table-cell>
          <table:table-cell table:formula="of:=ABS([.A345])" office:value-type="float" office:value="0.000000000126246" calcext:value-type="float">
            <text:p>1.26246E-10</text:p>
          </table:table-cell>
          <table:table-cell table:formula="of:=IF(ISNUMBER([.B345]);[.B345];0)" office:value-type="float" office:value="0.000000000126246" calcext:value-type="float">
            <text:p>1.26246E-10</text:p>
          </table:table-cell>
          <table:table-cell table:number-columns-repeated="2"/>
        </table:table-row>
        <table:table-row table:style-name="ro1">
          <table:table-cell office:value-type="float" office:value="0.000000000129737" calcext:value-type="float">
            <text:p>1.29737E-10</text:p>
          </table:table-cell>
          <table:table-cell table:formula="of:=ABS([.A346])" office:value-type="float" office:value="0.000000000129737" calcext:value-type="float">
            <text:p>1.29737E-10</text:p>
          </table:table-cell>
          <table:table-cell table:formula="of:=IF(ISNUMBER([.B346]);[.B346];0)" office:value-type="float" office:value="0.000000000129737" calcext:value-type="float">
            <text:p>1.29737E-10</text:p>
          </table:table-cell>
          <table:table-cell table:number-columns-repeated="2"/>
        </table:table-row>
        <table:table-row table:style-name="ro1">
          <table:table-cell office:value-type="float" office:value="-0.0000000000304505" calcext:value-type="float">
            <text:p>-3.04505E-11</text:p>
          </table:table-cell>
          <table:table-cell table:formula="of:=ABS([.A347])" office:value-type="float" office:value="0.0000000000304505" calcext:value-type="float">
            <text:p>3.04505E-11</text:p>
          </table:table-cell>
          <table:table-cell table:formula="of:=IF(ISNUMBER([.B347]);[.B347];0)" office:value-type="float" office:value="0.0000000000304505" calcext:value-type="float">
            <text:p>3.04505E-11</text:p>
          </table:table-cell>
          <table:table-cell table:number-columns-repeated="2"/>
        </table:table-row>
        <table:table-row table:style-name="ro1">
          <table:table-cell office:value-type="float" office:value="-0.000000000183366" calcext:value-type="float">
            <text:p>-1.83366E-10</text:p>
          </table:table-cell>
          <table:table-cell table:formula="of:=ABS([.A348])" office:value-type="float" office:value="0.000000000183366" calcext:value-type="float">
            <text:p>1.83366E-10</text:p>
          </table:table-cell>
          <table:table-cell table:formula="of:=IF(ISNUMBER([.B348]);[.B348];0)" office:value-type="float" office:value="0.000000000183366" calcext:value-type="float">
            <text:p>1.83366E-10</text:p>
          </table:table-cell>
          <table:table-cell table:number-columns-repeated="2"/>
        </table:table-row>
        <table:table-row table:style-name="ro1">
          <table:table-cell office:value-type="float" office:value="-0.00000000011349" calcext:value-type="float">
            <text:p>-1.1349E-10</text:p>
          </table:table-cell>
          <table:table-cell table:formula="of:=ABS([.A349])" office:value-type="float" office:value="0.00000000011349" calcext:value-type="float">
            <text:p>1.1349E-10</text:p>
          </table:table-cell>
          <table:table-cell table:formula="of:=IF(ISNUMBER([.B349]);[.B349];0)" office:value-type="float" office:value="0.00000000011349" calcext:value-type="float">
            <text:p>1.1349E-10</text:p>
          </table:table-cell>
          <table:table-cell table:number-columns-repeated="2"/>
        </table:table-row>
        <table:table-row table:style-name="ro1">
          <table:table-cell office:value-type="float" office:value="0.000000000103137" calcext:value-type="float">
            <text:p>1.03137E-10</text:p>
          </table:table-cell>
          <table:table-cell table:formula="of:=ABS([.A350])" office:value-type="float" office:value="0.000000000103137" calcext:value-type="float">
            <text:p>1.03137E-10</text:p>
          </table:table-cell>
          <table:table-cell table:formula="of:=IF(ISNUMBER([.B350]);[.B350];0)" office:value-type="float" office:value="0.000000000103137" calcext:value-type="float">
            <text:p>1.03137E-10</text:p>
          </table:table-cell>
          <table:table-cell table:number-columns-repeated="2"/>
        </table:table-row>
        <table:table-row table:style-name="ro1">
          <table:table-cell office:value-type="float" office:value="0.000000000132706" calcext:value-type="float">
            <text:p>1.32706E-10</text:p>
          </table:table-cell>
          <table:table-cell table:formula="of:=ABS([.A351])" office:value-type="float" office:value="0.000000000132706" calcext:value-type="float">
            <text:p>1.32706E-10</text:p>
          </table:table-cell>
          <table:table-cell table:formula="of:=IF(ISNUMBER([.B351]);[.B351];0)" office:value-type="float" office:value="0.000000000132706" calcext:value-type="float">
            <text:p>1.32706E-10</text:p>
          </table:table-cell>
          <table:table-cell table:number-columns-repeated="2"/>
        </table:table-row>
        <table:table-row table:style-name="ro1">
          <table:table-cell office:value-type="float" office:value="0.0000000000234935" calcext:value-type="float">
            <text:p>2.34935E-11</text:p>
          </table:table-cell>
          <table:table-cell table:formula="of:=ABS([.A352])" office:value-type="float" office:value="0.0000000000234935" calcext:value-type="float">
            <text:p>2.34935E-11</text:p>
          </table:table-cell>
          <table:table-cell table:formula="of:=IF(ISNUMBER([.B352]);[.B352];0)" office:value-type="float" office:value="0.0000000000234935" calcext:value-type="float">
            <text:p>2.34935E-11</text:p>
          </table:table-cell>
          <table:table-cell table:number-columns-repeated="2"/>
        </table:table-row>
        <table:table-row table:style-name="ro1">
          <table:table-cell office:value-type="float" office:value="0.0000000000564899" calcext:value-type="float">
            <text:p>5.64899E-11</text:p>
          </table:table-cell>
          <table:table-cell table:formula="of:=ABS([.A353])" office:value-type="float" office:value="0.0000000000564899" calcext:value-type="float">
            <text:p>5.64899E-11</text:p>
          </table:table-cell>
          <table:table-cell table:formula="of:=IF(ISNUMBER([.B353]);[.B353];0)" office:value-type="float" office:value="0.0000000000564899" calcext:value-type="float">
            <text:p>5.64899E-11</text:p>
          </table:table-cell>
          <table:table-cell table:number-columns-repeated="2"/>
        </table:table-row>
        <table:table-row table:style-name="ro1">
          <table:table-cell office:value-type="float" office:value="-0.0000000000445651" calcext:value-type="float">
            <text:p>-4.45651E-11</text:p>
          </table:table-cell>
          <table:table-cell table:formula="of:=ABS([.A354])" office:value-type="float" office:value="0.0000000000445651" calcext:value-type="float">
            <text:p>4.45651E-11</text:p>
          </table:table-cell>
          <table:table-cell table:formula="of:=IF(ISNUMBER([.B354]);[.B354];0)" office:value-type="float" office:value="0.0000000000445651" calcext:value-type="float">
            <text:p>4.45651E-11</text:p>
          </table:table-cell>
          <table:table-cell table:number-columns-repeated="2"/>
        </table:table-row>
        <table:table-row table:style-name="ro1">
          <table:table-cell office:value-type="float" office:value="-0.000000000335423" calcext:value-type="float">
            <text:p>-3.35423E-10</text:p>
          </table:table-cell>
          <table:table-cell table:formula="of:=ABS([.A355])" office:value-type="float" office:value="0.000000000335423" calcext:value-type="float">
            <text:p>3.35423E-10</text:p>
          </table:table-cell>
          <table:table-cell table:formula="of:=IF(ISNUMBER([.B355]);[.B355];0)" office:value-type="float" office:value="0.000000000335423" calcext:value-type="float">
            <text:p>3.35423E-10</text:p>
          </table:table-cell>
          <table:table-cell table:number-columns-repeated="2"/>
        </table:table-row>
        <table:table-row table:style-name="ro1">
          <table:table-cell office:value-type="float" office:value="-0.0000000000695301" calcext:value-type="float">
            <text:p>-6.95301E-11</text:p>
          </table:table-cell>
          <table:table-cell table:formula="of:=ABS([.A356])" office:value-type="float" office:value="0.0000000000695301" calcext:value-type="float">
            <text:p>6.95301E-11</text:p>
          </table:table-cell>
          <table:table-cell table:formula="of:=IF(ISNUMBER([.B356]);[.B356];0)" office:value-type="float" office:value="0.0000000000695301" calcext:value-type="float">
            <text:p>6.95301E-11</text:p>
          </table:table-cell>
          <table:table-cell table:number-columns-repeated="2"/>
        </table:table-row>
        <table:table-row table:style-name="ro1">
          <table:table-cell office:value-type="float" office:value="0.000000000485404" calcext:value-type="float">
            <text:p>4.85404E-10</text:p>
          </table:table-cell>
          <table:table-cell table:formula="of:=ABS([.A357])" office:value-type="float" office:value="0.000000000485404" calcext:value-type="float">
            <text:p>4.85404E-10</text:p>
          </table:table-cell>
          <table:table-cell table:formula="of:=IF(ISNUMBER([.B357]);[.B357];0)" office:value-type="float" office:value="0.000000000485404" calcext:value-type="float">
            <text:p>4.85404E-10</text:p>
          </table:table-cell>
          <table:table-cell table:number-columns-repeated="2"/>
        </table:table-row>
        <table:table-row table:style-name="ro1">
          <table:table-cell office:value-type="float" office:value="0.000000000160052" calcext:value-type="float">
            <text:p>1.60052E-10</text:p>
          </table:table-cell>
          <table:table-cell table:formula="of:=ABS([.A358])" office:value-type="float" office:value="0.000000000160052" calcext:value-type="float">
            <text:p>1.60052E-10</text:p>
          </table:table-cell>
          <table:table-cell table:formula="of:=IF(ISNUMBER([.B358]);[.B358];0)" office:value-type="float" office:value="0.000000000160052" calcext:value-type="float">
            <text:p>1.60052E-10</text:p>
          </table:table-cell>
          <table:table-cell table:number-columns-repeated="2"/>
        </table:table-row>
        <table:table-row table:style-name="ro1">
          <table:table-cell office:value-type="float" office:value="-0.000000000402349" calcext:value-type="float">
            <text:p>-4.02349E-10</text:p>
          </table:table-cell>
          <table:table-cell table:formula="of:=ABS([.A359])" office:value-type="float" office:value="0.000000000402349" calcext:value-type="float">
            <text:p>4.02349E-10</text:p>
          </table:table-cell>
          <table:table-cell table:formula="of:=IF(ISNUMBER([.B359]);[.B359];0)" office:value-type="float" office:value="0.000000000402349" calcext:value-type="float">
            <text:p>4.02349E-10</text:p>
          </table:table-cell>
          <table:table-cell table:number-columns-repeated="2"/>
        </table:table-row>
        <table:table-row table:style-name="ro1">
          <table:table-cell office:value-type="float" office:value="-0.0000000000406194" calcext:value-type="float">
            <text:p>-4.06194E-11</text:p>
          </table:table-cell>
          <table:table-cell table:formula="of:=ABS([.A360])" office:value-type="float" office:value="0.0000000000406194" calcext:value-type="float">
            <text:p>4.06194E-11</text:p>
          </table:table-cell>
          <table:table-cell table:formula="of:=IF(ISNUMBER([.B360]);[.B360];0)" office:value-type="float" office:value="0.0000000000406194" calcext:value-type="float">
            <text:p>4.06194E-11</text:p>
          </table:table-cell>
          <table:table-cell table:number-columns-repeated="2"/>
        </table:table-row>
        <table:table-row table:style-name="ro1">
          <table:table-cell office:value-type="float" office:value="0.000000000177601" calcext:value-type="float">
            <text:p>1.77601E-10</text:p>
          </table:table-cell>
          <table:table-cell table:formula="of:=ABS([.A361])" office:value-type="float" office:value="0.000000000177601" calcext:value-type="float">
            <text:p>1.77601E-10</text:p>
          </table:table-cell>
          <table:table-cell table:formula="of:=IF(ISNUMBER([.B361]);[.B361];0)" office:value-type="float" office:value="0.000000000177601" calcext:value-type="float">
            <text:p>1.77601E-10</text:p>
          </table:table-cell>
          <table:table-cell table:number-columns-repeated="2"/>
        </table:table-row>
        <table:table-row table:style-name="ro1">
          <table:table-cell office:value-type="float" office:value="-0.00000000028986" calcext:value-type="float">
            <text:p>-2.8986E-10</text:p>
          </table:table-cell>
          <table:table-cell table:formula="of:=ABS([.A362])" office:value-type="float" office:value="0.00000000028986" calcext:value-type="float">
            <text:p>2.8986E-10</text:p>
          </table:table-cell>
          <table:table-cell table:formula="of:=IF(ISNUMBER([.B362]);[.B362];0)" office:value-type="float" office:value="0.00000000028986" calcext:value-type="float">
            <text:p>2.8986E-10</text:p>
          </table:table-cell>
          <table:table-cell table:number-columns-repeated="2"/>
        </table:table-row>
        <table:table-row table:style-name="ro1">
          <table:table-cell office:value-type="float" office:value="0.0000000000320653" calcext:value-type="float">
            <text:p>3.20653E-11</text:p>
          </table:table-cell>
          <table:table-cell table:formula="of:=ABS([.A363])" office:value-type="float" office:value="0.0000000000320653" calcext:value-type="float">
            <text:p>3.20653E-11</text:p>
          </table:table-cell>
          <table:table-cell table:formula="of:=IF(ISNUMBER([.B363]);[.B363];0)" office:value-type="float" office:value="0.0000000000320653" calcext:value-type="float">
            <text:p>3.20653E-11</text:p>
          </table:table-cell>
          <table:table-cell table:number-columns-repeated="2"/>
        </table:table-row>
        <table:table-row table:style-name="ro1">
          <table:table-cell office:value-type="float" office:value="0.000000000628606" calcext:value-type="float">
            <text:p>6.28606E-10</text:p>
          </table:table-cell>
          <table:table-cell table:formula="of:=ABS([.A364])" office:value-type="float" office:value="0.000000000628606" calcext:value-type="float">
            <text:p>6.28606E-10</text:p>
          </table:table-cell>
          <table:table-cell table:formula="of:=IF(ISNUMBER([.B364]);[.B364];0)" office:value-type="float" office:value="0.000000000628606" calcext:value-type="float">
            <text:p>6.28606E-10</text:p>
          </table:table-cell>
          <table:table-cell table:number-columns-repeated="2"/>
        </table:table-row>
        <table:table-row table:style-name="ro1">
          <table:table-cell office:value-type="float" office:value="-0.000000000163706" calcext:value-type="float">
            <text:p>-1.63706E-10</text:p>
          </table:table-cell>
          <table:table-cell table:formula="of:=ABS([.A365])" office:value-type="float" office:value="0.000000000163706" calcext:value-type="float">
            <text:p>1.63706E-10</text:p>
          </table:table-cell>
          <table:table-cell table:formula="of:=IF(ISNUMBER([.B365]);[.B365];0)" office:value-type="float" office:value="0.000000000163706" calcext:value-type="float">
            <text:p>1.63706E-10</text:p>
          </table:table-cell>
          <table:table-cell table:number-columns-repeated="2"/>
        </table:table-row>
        <table:table-row table:style-name="ro1">
          <table:table-cell office:value-type="float" office:value="-0.000000000754759" calcext:value-type="float">
            <text:p>-7.54759E-10</text:p>
          </table:table-cell>
          <table:table-cell table:formula="of:=ABS([.A366])" office:value-type="float" office:value="0.000000000754759" calcext:value-type="float">
            <text:p>7.54759E-10</text:p>
          </table:table-cell>
          <table:table-cell table:formula="of:=IF(ISNUMBER([.B366]);[.B366];0)" office:value-type="float" office:value="0.000000000754759" calcext:value-type="float">
            <text:p>7.54759E-10</text:p>
          </table:table-cell>
          <table:table-cell table:number-columns-repeated="2"/>
        </table:table-row>
        <table:table-row table:style-name="ro1">
          <table:table-cell office:value-type="float" office:value="0.000000000252626" calcext:value-type="float">
            <text:p>2.52626E-10</text:p>
          </table:table-cell>
          <table:table-cell table:formula="of:=ABS([.A367])" office:value-type="float" office:value="0.000000000252626" calcext:value-type="float">
            <text:p>2.52626E-10</text:p>
          </table:table-cell>
          <table:table-cell table:formula="of:=IF(ISNUMBER([.B367]);[.B367];0)" office:value-type="float" office:value="0.000000000252626" calcext:value-type="float">
            <text:p>2.52626E-10</text:p>
          </table:table-cell>
          <table:table-cell table:number-columns-repeated="2"/>
        </table:table-row>
        <table:table-row table:style-name="ro1">
          <table:table-cell office:value-type="float" office:value="0.000000000602262" calcext:value-type="float">
            <text:p>6.02262E-10</text:p>
          </table:table-cell>
          <table:table-cell table:formula="of:=ABS([.A368])" office:value-type="float" office:value="0.000000000602262" calcext:value-type="float">
            <text:p>6.02262E-10</text:p>
          </table:table-cell>
          <table:table-cell table:formula="of:=IF(ISNUMBER([.B368]);[.B368];0)" office:value-type="float" office:value="0.000000000602262" calcext:value-type="float">
            <text:p>6.02262E-10</text:p>
          </table:table-cell>
          <table:table-cell table:number-columns-repeated="2"/>
        </table:table-row>
        <table:table-row table:style-name="ro1">
          <table:table-cell office:value-type="float" office:value="-0.00000000032762" calcext:value-type="float">
            <text:p>-3.2762E-10</text:p>
          </table:table-cell>
          <table:table-cell table:formula="of:=ABS([.A369])" office:value-type="float" office:value="0.00000000032762" calcext:value-type="float">
            <text:p>3.2762E-10</text:p>
          </table:table-cell>
          <table:table-cell table:formula="of:=IF(ISNUMBER([.B369]);[.B369];0)" office:value-type="float" office:value="0.00000000032762" calcext:value-type="float">
            <text:p>3.2762E-10</text:p>
          </table:table-cell>
          <table:table-cell table:number-columns-repeated="2"/>
        </table:table-row>
        <table:table-row table:style-name="ro1">
          <table:table-cell office:value-type="float" office:value="-0.000000000268238" calcext:value-type="float">
            <text:p>-2.68238E-10</text:p>
          </table:table-cell>
          <table:table-cell table:formula="of:=ABS([.A370])" office:value-type="float" office:value="0.000000000268238" calcext:value-type="float">
            <text:p>2.68238E-10</text:p>
          </table:table-cell>
          <table:table-cell table:formula="of:=IF(ISNUMBER([.B370]);[.B370];0)" office:value-type="float" office:value="0.000000000268238" calcext:value-type="float">
            <text:p>2.68238E-10</text:p>
          </table:table-cell>
          <table:table-cell table:number-columns-repeated="2"/>
        </table:table-row>
        <table:table-row table:style-name="ro1">
          <table:table-cell office:value-type="float" office:value="0.000000000362068" calcext:value-type="float">
            <text:p>3.62068E-10</text:p>
          </table:table-cell>
          <table:table-cell table:formula="of:=ABS([.A371])" office:value-type="float" office:value="0.000000000362068" calcext:value-type="float">
            <text:p>3.62068E-10</text:p>
          </table:table-cell>
          <table:table-cell table:formula="of:=IF(ISNUMBER([.B371]);[.B371];0)" office:value-type="float" office:value="0.000000000362068" calcext:value-type="float">
            <text:p>3.62068E-10</text:p>
          </table:table-cell>
          <table:table-cell table:number-columns-repeated="2"/>
        </table:table-row>
        <table:table-row table:style-name="ro1">
          <table:table-cell office:value-type="float" office:value="-0.0000000000805741" calcext:value-type="float">
            <text:p>-8.05741E-11</text:p>
          </table:table-cell>
          <table:table-cell table:formula="of:=ABS([.A372])" office:value-type="float" office:value="0.0000000000805741" calcext:value-type="float">
            <text:p>8.05741E-11</text:p>
          </table:table-cell>
          <table:table-cell table:formula="of:=IF(ISNUMBER([.B372]);[.B372];0)" office:value-type="float" office:value="0.0000000000805741" calcext:value-type="float">
            <text:p>8.05741E-11</text:p>
          </table:table-cell>
          <table:table-cell table:number-columns-repeated="2"/>
        </table:table-row>
        <table:table-row table:style-name="ro1">
          <table:table-cell office:value-type="float" office:value="-0.00000000031564" calcext:value-type="float">
            <text:p>-3.1564E-10</text:p>
          </table:table-cell>
          <table:table-cell table:formula="of:=ABS([.A373])" office:value-type="float" office:value="0.00000000031564" calcext:value-type="float">
            <text:p>3.1564E-10</text:p>
          </table:table-cell>
          <table:table-cell table:formula="of:=IF(ISNUMBER([.B373]);[.B373];0)" office:value-type="float" office:value="0.00000000031564" calcext:value-type="float">
            <text:p>3.1564E-10</text:p>
          </table:table-cell>
          <table:table-cell table:number-columns-repeated="2"/>
        </table:table-row>
        <table:table-row table:style-name="ro1">
          <table:table-cell office:value-type="float" office:value="0.000000000292446" calcext:value-type="float">
            <text:p>2.92446E-10</text:p>
          </table:table-cell>
          <table:table-cell table:formula="of:=ABS([.A374])" office:value-type="float" office:value="0.000000000292446" calcext:value-type="float">
            <text:p>2.92446E-10</text:p>
          </table:table-cell>
          <table:table-cell table:formula="of:=IF(ISNUMBER([.B374]);[.B374];0)" office:value-type="float" office:value="0.000000000292446" calcext:value-type="float">
            <text:p>2.92446E-10</text:p>
          </table:table-cell>
          <table:table-cell table:number-columns-repeated="2"/>
        </table:table-row>
        <table:table-row table:style-name="ro1">
          <table:table-cell office:value-type="float" office:value="0.000000000171612" calcext:value-type="float">
            <text:p>1.71612E-10</text:p>
          </table:table-cell>
          <table:table-cell table:formula="of:=ABS([.A375])" office:value-type="float" office:value="0.000000000171612" calcext:value-type="float">
            <text:p>1.71612E-10</text:p>
          </table:table-cell>
          <table:table-cell table:formula="of:=IF(ISNUMBER([.B375]);[.B375];0)" office:value-type="float" office:value="0.000000000171612" calcext:value-type="float">
            <text:p>1.71612E-10</text:p>
          </table:table-cell>
          <table:table-cell table:number-columns-repeated="2"/>
        </table:table-row>
        <table:table-row table:style-name="ro1">
          <table:table-cell office:value-type="float" office:value="-0.000000000304117" calcext:value-type="float">
            <text:p>-3.04117E-10</text:p>
          </table:table-cell>
          <table:table-cell table:formula="of:=ABS([.A376])" office:value-type="float" office:value="0.000000000304117" calcext:value-type="float">
            <text:p>3.04117E-10</text:p>
          </table:table-cell>
          <table:table-cell table:formula="of:=IF(ISNUMBER([.B376]);[.B376];0)" office:value-type="float" office:value="0.000000000304117" calcext:value-type="float">
            <text:p>3.04117E-10</text:p>
          </table:table-cell>
          <table:table-cell table:number-columns-repeated="2"/>
        </table:table-row>
        <table:table-row table:style-name="ro1">
          <table:table-cell office:value-type="float" office:value="0.0000000000546846" calcext:value-type="float">
            <text:p>5.46846E-11</text:p>
          </table:table-cell>
          <table:table-cell table:formula="of:=ABS([.A377])" office:value-type="float" office:value="0.0000000000546846" calcext:value-type="float">
            <text:p>5.46846E-11</text:p>
          </table:table-cell>
          <table:table-cell table:formula="of:=IF(ISNUMBER([.B377]);[.B377];0)" office:value-type="float" office:value="0.0000000000546846" calcext:value-type="float">
            <text:p>5.46846E-11</text:p>
          </table:table-cell>
          <table:table-cell table:number-columns-repeated="2"/>
        </table:table-row>
        <table:table-row table:style-name="ro1">
          <table:table-cell office:value-type="float" office:value="0.000000000204555" calcext:value-type="float">
            <text:p>2.04555E-10</text:p>
          </table:table-cell>
          <table:table-cell table:formula="of:=ABS([.A378])" office:value-type="float" office:value="0.000000000204555" calcext:value-type="float">
            <text:p>2.04555E-10</text:p>
          </table:table-cell>
          <table:table-cell table:formula="of:=IF(ISNUMBER([.B378]);[.B378];0)" office:value-type="float" office:value="0.000000000204555" calcext:value-type="float">
            <text:p>2.04555E-10</text:p>
          </table:table-cell>
          <table:table-cell table:number-columns-repeated="2"/>
        </table:table-row>
        <table:table-row table:style-name="ro1">
          <table:table-cell office:value-type="float" office:value="-0.000000000273953" calcext:value-type="float">
            <text:p>-2.73953E-10</text:p>
          </table:table-cell>
          <table:table-cell table:formula="of:=ABS([.A379])" office:value-type="float" office:value="0.000000000273953" calcext:value-type="float">
            <text:p>2.73953E-10</text:p>
          </table:table-cell>
          <table:table-cell table:formula="of:=IF(ISNUMBER([.B379]);[.B379];0)" office:value-type="float" office:value="0.000000000273953" calcext:value-type="float">
            <text:p>2.73953E-10</text:p>
          </table:table-cell>
          <table:table-cell table:number-columns-repeated="2"/>
        </table:table-row>
        <table:table-row table:style-name="ro1">
          <table:table-cell office:value-type="float" office:value="-0.000000000180673" calcext:value-type="float">
            <text:p>-1.80673E-10</text:p>
          </table:table-cell>
          <table:table-cell table:formula="of:=ABS([.A380])" office:value-type="float" office:value="0.000000000180673" calcext:value-type="float">
            <text:p>1.80673E-10</text:p>
          </table:table-cell>
          <table:table-cell table:formula="of:=IF(ISNUMBER([.B380]);[.B380];0)" office:value-type="float" office:value="0.000000000180673" calcext:value-type="float">
            <text:p>1.80673E-10</text:p>
          </table:table-cell>
          <table:table-cell table:number-columns-repeated="2"/>
        </table:table-row>
        <table:table-row table:style-name="ro1">
          <table:table-cell office:value-type="float" office:value="0.000000000296455" calcext:value-type="float">
            <text:p>2.96455E-10</text:p>
          </table:table-cell>
          <table:table-cell table:formula="of:=ABS([.A381])" office:value-type="float" office:value="0.000000000296455" calcext:value-type="float">
            <text:p>2.96455E-10</text:p>
          </table:table-cell>
          <table:table-cell table:formula="of:=IF(ISNUMBER([.B381]);[.B381];0)" office:value-type="float" office:value="0.000000000296455" calcext:value-type="float">
            <text:p>2.96455E-10</text:p>
          </table:table-cell>
          <table:table-cell table:number-columns-repeated="2"/>
        </table:table-row>
        <table:table-row table:style-name="ro1">
          <table:table-cell office:value-type="float" office:value="0.00000000030471" calcext:value-type="float">
            <text:p>3.0471E-10</text:p>
          </table:table-cell>
          <table:table-cell table:formula="of:=ABS([.A382])" office:value-type="float" office:value="0.00000000030471" calcext:value-type="float">
            <text:p>3.0471E-10</text:p>
          </table:table-cell>
          <table:table-cell table:formula="of:=IF(ISNUMBER([.B382]);[.B382];0)" office:value-type="float" office:value="0.00000000030471" calcext:value-type="float">
            <text:p>3.0471E-10</text:p>
          </table:table-cell>
          <table:table-cell table:number-columns-repeated="2"/>
        </table:table-row>
        <table:table-row table:style-name="ro1">
          <table:table-cell office:value-type="float" office:value="0.0000000000232486" calcext:value-type="float">
            <text:p>2.32486E-11</text:p>
          </table:table-cell>
          <table:table-cell table:formula="of:=ABS([.A383])" office:value-type="float" office:value="0.0000000000232486" calcext:value-type="float">
            <text:p>2.32486E-11</text:p>
          </table:table-cell>
          <table:table-cell table:formula="of:=IF(ISNUMBER([.B383]);[.B383];0)" office:value-type="float" office:value="0.0000000000232486" calcext:value-type="float">
            <text:p>2.32486E-11</text:p>
          </table:table-cell>
          <table:table-cell table:number-columns-repeated="2"/>
        </table:table-row>
        <table:table-row table:style-name="ro1">
          <table:table-cell office:value-type="float" office:value="-0.000000000393955" calcext:value-type="float">
            <text:p>-3.93955E-10</text:p>
          </table:table-cell>
          <table:table-cell table:formula="of:=ABS([.A384])" office:value-type="float" office:value="0.000000000393955" calcext:value-type="float">
            <text:p>3.93955E-10</text:p>
          </table:table-cell>
          <table:table-cell table:formula="of:=IF(ISNUMBER([.B384]);[.B384];0)" office:value-type="float" office:value="0.000000000393955" calcext:value-type="float">
            <text:p>3.93955E-10</text:p>
          </table:table-cell>
          <table:table-cell table:number-columns-repeated="2"/>
        </table:table-row>
        <table:table-row table:style-name="ro1">
          <table:table-cell office:value-type="float" office:value="-0.000000000526408" calcext:value-type="float">
            <text:p>-5.26408E-10</text:p>
          </table:table-cell>
          <table:table-cell table:formula="of:=ABS([.A385])" office:value-type="float" office:value="0.000000000526408" calcext:value-type="float">
            <text:p>5.26408E-10</text:p>
          </table:table-cell>
          <table:table-cell table:formula="of:=IF(ISNUMBER([.B385]);[.B385];0)" office:value-type="float" office:value="0.000000000526408" calcext:value-type="float">
            <text:p>5.26408E-10</text:p>
          </table:table-cell>
          <table:table-cell table:number-columns-repeated="2"/>
        </table:table-row>
        <table:table-row table:style-name="ro1">
          <table:table-cell office:value-type="float" office:value="0.000000000206281" calcext:value-type="float">
            <text:p>2.06281E-10</text:p>
          </table:table-cell>
          <table:table-cell table:formula="of:=ABS([.A386])" office:value-type="float" office:value="0.000000000206281" calcext:value-type="float">
            <text:p>2.06281E-10</text:p>
          </table:table-cell>
          <table:table-cell table:formula="of:=IF(ISNUMBER([.B386]);[.B386];0)" office:value-type="float" office:value="0.000000000206281" calcext:value-type="float">
            <text:p>2.06281E-10</text:p>
          </table:table-cell>
          <table:table-cell table:number-columns-repeated="2"/>
        </table:table-row>
        <table:table-row table:style-name="ro1">
          <table:table-cell office:value-type="float" office:value="0.000000000739856" calcext:value-type="float">
            <text:p>7.39856E-10</text:p>
          </table:table-cell>
          <table:table-cell table:formula="of:=ABS([.A387])" office:value-type="float" office:value="0.000000000739856" calcext:value-type="float">
            <text:p>7.39856E-10</text:p>
          </table:table-cell>
          <table:table-cell table:formula="of:=IF(ISNUMBER([.B387]);[.B387];0)" office:value-type="float" office:value="0.000000000739856" calcext:value-type="float">
            <text:p>7.39856E-10</text:p>
          </table:table-cell>
          <table:table-cell table:number-columns-repeated="2"/>
        </table:table-row>
        <table:table-row table:style-name="ro1">
          <table:table-cell office:value-type="float" office:value="0.000000000192888" calcext:value-type="float">
            <text:p>1.92888E-10</text:p>
          </table:table-cell>
          <table:table-cell table:formula="of:=ABS([.A388])" office:value-type="float" office:value="0.000000000192888" calcext:value-type="float">
            <text:p>1.92888E-10</text:p>
          </table:table-cell>
          <table:table-cell table:formula="of:=IF(ISNUMBER([.B388]);[.B388];0)" office:value-type="float" office:value="0.000000000192888" calcext:value-type="float">
            <text:p>1.92888E-10</text:p>
          </table:table-cell>
          <table:table-cell table:number-columns-repeated="2"/>
        </table:table-row>
        <table:table-row table:style-name="ro1">
          <table:table-cell office:value-type="float" office:value="-0.000000000312738" calcext:value-type="float">
            <text:p>-3.12738E-10</text:p>
          </table:table-cell>
          <table:table-cell table:formula="of:=ABS([.A389])" office:value-type="float" office:value="0.000000000312738" calcext:value-type="float">
            <text:p>3.12738E-10</text:p>
          </table:table-cell>
          <table:table-cell table:formula="of:=IF(ISNUMBER([.B389]);[.B389];0)" office:value-type="float" office:value="0.000000000312738" calcext:value-type="float">
            <text:p>3.12738E-10</text:p>
          </table:table-cell>
          <table:table-cell table:number-columns-repeated="2"/>
        </table:table-row>
        <table:table-row table:style-name="ro1">
          <table:table-cell office:value-type="float" office:value="-0.000000000404712" calcext:value-type="float">
            <text:p>-4.04712E-10</text:p>
          </table:table-cell>
          <table:table-cell table:formula="of:=ABS([.A390])" office:value-type="float" office:value="0.000000000404712" calcext:value-type="float">
            <text:p>4.04712E-10</text:p>
          </table:table-cell>
          <table:table-cell table:formula="of:=IF(ISNUMBER([.B390]);[.B390];0)" office:value-type="float" office:value="0.000000000404712" calcext:value-type="float">
            <text:p>4.04712E-10</text:p>
          </table:table-cell>
          <table:table-cell table:number-columns-repeated="2"/>
        </table:table-row>
        <table:table-row table:style-name="ro1">
          <table:table-cell office:value-type="float" office:value="-0.000000000515516" calcext:value-type="float">
            <text:p>-5.15516E-10</text:p>
          </table:table-cell>
          <table:table-cell table:formula="of:=ABS([.A391])" office:value-type="float" office:value="0.000000000515516" calcext:value-type="float">
            <text:p>5.15516E-10</text:p>
          </table:table-cell>
          <table:table-cell table:formula="of:=IF(ISNUMBER([.B391]);[.B391];0)" office:value-type="float" office:value="0.000000000515516" calcext:value-type="float">
            <text:p>5.15516E-10</text:p>
          </table:table-cell>
          <table:table-cell table:number-columns-repeated="2"/>
        </table:table-row>
        <table:table-row table:style-name="ro1">
          <table:table-cell office:value-type="float" office:value="0.000000000164516" calcext:value-type="float">
            <text:p>1.64516E-10</text:p>
          </table:table-cell>
          <table:table-cell table:formula="of:=ABS([.A392])" office:value-type="float" office:value="0.000000000164516" calcext:value-type="float">
            <text:p>1.64516E-10</text:p>
          </table:table-cell>
          <table:table-cell table:formula="of:=IF(ISNUMBER([.B392]);[.B392];0)" office:value-type="float" office:value="0.000000000164516" calcext:value-type="float">
            <text:p>1.64516E-10</text:p>
          </table:table-cell>
          <table:table-cell table:number-columns-repeated="2"/>
        </table:table-row>
        <table:table-row table:style-name="ro1">
          <table:table-cell office:value-type="float" office:value="0.00000000104818" calcext:value-type="float">
            <text:p>1.04818E-09</text:p>
          </table:table-cell>
          <table:table-cell table:formula="of:=ABS([.A393])" office:value-type="float" office:value="0.00000000104818" calcext:value-type="float">
            <text:p>1.04818E-09</text:p>
          </table:table-cell>
          <table:table-cell table:formula="of:=IF(ISNUMBER([.B393]);[.B393];0)" office:value-type="float" office:value="0.00000000104818" calcext:value-type="float">
            <text:p>1.04818E-09</text:p>
          </table:table-cell>
          <table:table-cell table:number-columns-repeated="2"/>
        </table:table-row>
        <table:table-row table:style-name="ro1">
          <table:table-cell office:value-type="float" office:value="0.000000000259565" calcext:value-type="float">
            <text:p>2.59565E-10</text:p>
          </table:table-cell>
          <table:table-cell table:formula="of:=ABS([.A394])" office:value-type="float" office:value="0.000000000259565" calcext:value-type="float">
            <text:p>2.59565E-10</text:p>
          </table:table-cell>
          <table:table-cell table:formula="of:=IF(ISNUMBER([.B394]);[.B394];0)" office:value-type="float" office:value="0.000000000259565" calcext:value-type="float">
            <text:p>2.59565E-10</text:p>
          </table:table-cell>
          <table:table-cell table:number-columns-repeated="2"/>
        </table:table-row>
        <table:table-row table:style-name="ro1">
          <table:table-cell office:value-type="float" office:value="-0.000000000829123" calcext:value-type="float">
            <text:p>-8.29123E-10</text:p>
          </table:table-cell>
          <table:table-cell table:formula="of:=ABS([.A395])" office:value-type="float" office:value="0.000000000829123" calcext:value-type="float">
            <text:p>8.29123E-10</text:p>
          </table:table-cell>
          <table:table-cell table:formula="of:=IF(ISNUMBER([.B395]);[.B395];0)" office:value-type="float" office:value="0.000000000829123" calcext:value-type="float">
            <text:p>8.29123E-10</text:p>
          </table:table-cell>
          <table:table-cell table:number-columns-repeated="2"/>
        </table:table-row>
        <table:table-row table:style-name="ro1">
          <table:table-cell office:value-type="float" office:value="-0.000000000329489" calcext:value-type="float">
            <text:p>-3.29489E-10</text:p>
          </table:table-cell>
          <table:table-cell table:formula="of:=ABS([.A396])" office:value-type="float" office:value="0.000000000329489" calcext:value-type="float">
            <text:p>3.29489E-10</text:p>
          </table:table-cell>
          <table:table-cell table:formula="of:=IF(ISNUMBER([.B396]);[.B396];0)" office:value-type="float" office:value="0.000000000329489" calcext:value-type="float">
            <text:p>3.29489E-10</text:p>
          </table:table-cell>
          <table:table-cell table:number-columns-repeated="2"/>
        </table:table-row>
        <table:table-row table:style-name="ro1">
          <table:table-cell office:value-type="float" office:value="0.0000000000998543" calcext:value-type="float">
            <text:p>9.98543E-11</text:p>
          </table:table-cell>
          <table:table-cell table:formula="of:=ABS([.A397])" office:value-type="float" office:value="0.0000000000998543" calcext:value-type="float">
            <text:p>9.98543E-11</text:p>
          </table:table-cell>
          <table:table-cell table:formula="of:=IF(ISNUMBER([.B397]);[.B397];0)" office:value-type="float" office:value="0.0000000000998543" calcext:value-type="float">
            <text:p>9.98543E-11</text:p>
          </table:table-cell>
          <table:table-cell table:number-columns-repeated="2"/>
        </table:table-row>
        <table:table-row table:style-name="ro1">
          <table:table-cell office:value-type="float" office:value="-0.000000000101296" calcext:value-type="float">
            <text:p>-1.01296E-10</text:p>
          </table:table-cell>
          <table:table-cell table:formula="of:=ABS([.A398])" office:value-type="float" office:value="0.000000000101296" calcext:value-type="float">
            <text:p>1.01296E-10</text:p>
          </table:table-cell>
          <table:table-cell table:formula="of:=IF(ISNUMBER([.B398]);[.B398];0)" office:value-type="float" office:value="0.000000000101296" calcext:value-type="float">
            <text:p>1.01296E-10</text:p>
          </table:table-cell>
          <table:table-cell table:number-columns-repeated="2"/>
        </table:table-row>
        <table:table-row table:style-name="ro1">
          <table:table-cell office:value-type="float" office:value="0.000000000545476" calcext:value-type="float">
            <text:p>5.45476E-10</text:p>
          </table:table-cell>
          <table:table-cell table:formula="of:=ABS([.A399])" office:value-type="float" office:value="0.000000000545476" calcext:value-type="float">
            <text:p>5.45476E-10</text:p>
          </table:table-cell>
          <table:table-cell table:formula="of:=IF(ISNUMBER([.B399]);[.B399];0)" office:value-type="float" office:value="0.000000000545476" calcext:value-type="float">
            <text:p>5.45476E-10</text:p>
          </table:table-cell>
          <table:table-cell table:number-columns-repeated="2"/>
        </table:table-row>
        <table:table-row table:style-name="ro1">
          <table:table-cell office:value-type="float" office:value="0.000000000594068" calcext:value-type="float">
            <text:p>5.94068E-10</text:p>
          </table:table-cell>
          <table:table-cell table:formula="of:=ABS([.A400])" office:value-type="float" office:value="0.000000000594068" calcext:value-type="float">
            <text:p>5.94068E-10</text:p>
          </table:table-cell>
          <table:table-cell table:formula="of:=IF(ISNUMBER([.B400]);[.B400];0)" office:value-type="float" office:value="0.000000000594068" calcext:value-type="float">
            <text:p>5.94068E-10</text:p>
          </table:table-cell>
          <table:table-cell table:number-columns-repeated="2"/>
        </table:table-row>
        <table:table-row table:style-name="ro1">
          <table:table-cell office:value-type="float" office:value="-0.00000000083408" calcext:value-type="float">
            <text:p>-8.3408E-10</text:p>
          </table:table-cell>
          <table:table-cell table:formula="of:=ABS([.A401])" office:value-type="float" office:value="0.00000000083408" calcext:value-type="float">
            <text:p>8.3408E-10</text:p>
          </table:table-cell>
          <table:table-cell table:formula="of:=IF(ISNUMBER([.B401]);[.B401];0)" office:value-type="float" office:value="0.00000000083408" calcext:value-type="float">
            <text:p>8.3408E-10</text:p>
          </table:table-cell>
          <table:table-cell table:number-columns-repeated="2"/>
        </table:table-row>
        <table:table-row table:style-name="ro1">
          <table:table-cell office:value-type="float" office:value="-0.000000000681295" calcext:value-type="float">
            <text:p>-6.81295E-10</text:p>
          </table:table-cell>
          <table:table-cell table:formula="of:=ABS([.A402])" office:value-type="float" office:value="0.000000000681295" calcext:value-type="float">
            <text:p>6.81295E-10</text:p>
          </table:table-cell>
          <table:table-cell table:formula="of:=IF(ISNUMBER([.B402]);[.B402];0)" office:value-type="float" office:value="0.000000000681295" calcext:value-type="float">
            <text:p>6.81295E-10</text:p>
          </table:table-cell>
          <table:table-cell table:number-columns-repeated="2"/>
        </table:table-row>
        <table:table-row table:style-name="ro1">
          <table:table-cell office:value-type="float" office:value="0.000000000937272" calcext:value-type="float">
            <text:p>9.37272E-10</text:p>
          </table:table-cell>
          <table:table-cell table:formula="of:=ABS([.A403])" office:value-type="float" office:value="0.000000000937272" calcext:value-type="float">
            <text:p>9.37272E-10</text:p>
          </table:table-cell>
          <table:table-cell table:formula="of:=IF(ISNUMBER([.B403]);[.B403];0)" office:value-type="float" office:value="0.000000000937272" calcext:value-type="float">
            <text:p>9.37272E-10</text:p>
          </table:table-cell>
          <table:table-cell table:number-columns-repeated="2"/>
        </table:table-row>
        <table:table-row table:style-name="ro1">
          <table:table-cell office:value-type="float" office:value="0.000000000426407" calcext:value-type="float">
            <text:p>4.26407E-10</text:p>
          </table:table-cell>
          <table:table-cell table:formula="of:=ABS([.A404])" office:value-type="float" office:value="0.000000000426407" calcext:value-type="float">
            <text:p>4.26407E-10</text:p>
          </table:table-cell>
          <table:table-cell table:formula="of:=IF(ISNUMBER([.B404]);[.B404];0)" office:value-type="float" office:value="0.000000000426407" calcext:value-type="float">
            <text:p>4.26407E-10</text:p>
          </table:table-cell>
          <table:table-cell table:number-columns-repeated="2"/>
        </table:table-row>
        <table:table-row table:style-name="ro1">
          <table:table-cell office:value-type="float" office:value="-0.000000000984141" calcext:value-type="float">
            <text:p>-9.84141E-10</text:p>
          </table:table-cell>
          <table:table-cell table:formula="of:=ABS([.A405])" office:value-type="float" office:value="0.000000000984141" calcext:value-type="float">
            <text:p>9.84141E-10</text:p>
          </table:table-cell>
          <table:table-cell table:formula="of:=IF(ISNUMBER([.B405]);[.B405];0)" office:value-type="float" office:value="0.000000000984141" calcext:value-type="float">
            <text:p>9.84141E-10</text:p>
          </table:table-cell>
          <table:table-cell table:number-columns-repeated="2"/>
        </table:table-row>
        <table:table-row table:style-name="ro1">
          <table:table-cell office:value-type="float" office:value="-0.0000000002387" calcext:value-type="float">
            <text:p>-2.387E-10</text:p>
          </table:table-cell>
          <table:table-cell table:formula="of:=ABS([.A406])" office:value-type="float" office:value="0.0000000002387" calcext:value-type="float">
            <text:p>2.387E-10</text:p>
          </table:table-cell>
          <table:table-cell table:formula="of:=IF(ISNUMBER([.B406]);[.B406];0)" office:value-type="float" office:value="0.0000000002387" calcext:value-type="float">
            <text:p>2.387E-10</text:p>
          </table:table-cell>
          <table:table-cell table:number-columns-repeated="2"/>
        </table:table-row>
        <table:table-row table:style-name="ro1">
          <table:table-cell office:value-type="float" office:value="0.000000000778805" calcext:value-type="float">
            <text:p>7.78805E-10</text:p>
          </table:table-cell>
          <table:table-cell table:formula="of:=ABS([.A407])" office:value-type="float" office:value="0.000000000778805" calcext:value-type="float">
            <text:p>7.78805E-10</text:p>
          </table:table-cell>
          <table:table-cell table:formula="of:=IF(ISNUMBER([.B407]);[.B407];0)" office:value-type="float" office:value="0.000000000778805" calcext:value-type="float">
            <text:p>7.78805E-10</text:p>
          </table:table-cell>
          <table:table-cell table:number-columns-repeated="2"/>
        </table:table-row>
        <table:table-row table:style-name="ro1">
          <table:table-cell office:value-type="float" office:value="0.000000000261814" calcext:value-type="float">
            <text:p>2.61814E-10</text:p>
          </table:table-cell>
          <table:table-cell table:formula="of:=ABS([.A408])" office:value-type="float" office:value="0.000000000261814" calcext:value-type="float">
            <text:p>2.61814E-10</text:p>
          </table:table-cell>
          <table:table-cell table:formula="of:=IF(ISNUMBER([.B408]);[.B408];0)" office:value-type="float" office:value="0.000000000261814" calcext:value-type="float">
            <text:p>2.61814E-10</text:p>
          </table:table-cell>
          <table:table-cell table:number-columns-repeated="2"/>
        </table:table-row>
        <table:table-row table:style-name="ro1">
          <table:table-cell office:value-type="float" office:value="-0.000000000168677" calcext:value-type="float">
            <text:p>-1.68677E-10</text:p>
          </table:table-cell>
          <table:table-cell table:formula="of:=ABS([.A409])" office:value-type="float" office:value="0.000000000168677" calcext:value-type="float">
            <text:p>1.68677E-10</text:p>
          </table:table-cell>
          <table:table-cell table:formula="of:=IF(ISNUMBER([.B409]);[.B409];0)" office:value-type="float" office:value="0.000000000168677" calcext:value-type="float">
            <text:p>1.68677E-10</text:p>
          </table:table-cell>
          <table:table-cell table:number-columns-repeated="2"/>
        </table:table-row>
        <table:table-row table:style-name="ro1">
          <table:table-cell office:value-type="float" office:value="-0.000000000243182" calcext:value-type="float">
            <text:p>-2.43182E-10</text:p>
          </table:table-cell>
          <table:table-cell table:formula="of:=ABS([.A410])" office:value-type="float" office:value="0.000000000243182" calcext:value-type="float">
            <text:p>2.43182E-10</text:p>
          </table:table-cell>
          <table:table-cell table:formula="of:=IF(ISNUMBER([.B410]);[.B410];0)" office:value-type="float" office:value="0.000000000243182" calcext:value-type="float">
            <text:p>2.43182E-10</text:p>
          </table:table-cell>
          <table:table-cell table:number-columns-repeated="2"/>
        </table:table-row>
        <table:table-row table:style-name="ro1">
          <table:table-cell office:value-type="float" office:value="-0.000000000536291" calcext:value-type="float">
            <text:p>-5.36291E-10</text:p>
          </table:table-cell>
          <table:table-cell table:formula="of:=ABS([.A411])" office:value-type="float" office:value="0.000000000536291" calcext:value-type="float">
            <text:p>5.36291E-10</text:p>
          </table:table-cell>
          <table:table-cell table:formula="of:=IF(ISNUMBER([.B411]);[.B411];0)" office:value-type="float" office:value="0.000000000536291" calcext:value-type="float">
            <text:p>5.36291E-10</text:p>
          </table:table-cell>
          <table:table-cell table:number-columns-repeated="2"/>
        </table:table-row>
        <table:table-row table:style-name="ro1">
          <table:table-cell office:value-type="float" office:value="0.00000000003418" calcext:value-type="float">
            <text:p>3.418E-11</text:p>
          </table:table-cell>
          <table:table-cell table:formula="of:=ABS([.A412])" office:value-type="float" office:value="0.00000000003418" calcext:value-type="float">
            <text:p>3.418E-11</text:p>
          </table:table-cell>
          <table:table-cell table:formula="of:=IF(ISNUMBER([.B412]);[.B412];0)" office:value-type="float" office:value="0.00000000003418" calcext:value-type="float">
            <text:p>3.418E-11</text:p>
          </table:table-cell>
          <table:table-cell table:number-columns-repeated="2"/>
        </table:table-row>
        <table:table-row table:style-name="ro1">
          <table:table-cell office:value-type="float" office:value="0.000000000816319" calcext:value-type="float">
            <text:p>8.16319E-10</text:p>
          </table:table-cell>
          <table:table-cell table:formula="of:=ABS([.A413])" office:value-type="float" office:value="0.000000000816319" calcext:value-type="float">
            <text:p>8.16319E-10</text:p>
          </table:table-cell>
          <table:table-cell table:formula="of:=IF(ISNUMBER([.B413]);[.B413];0)" office:value-type="float" office:value="0.000000000816319" calcext:value-type="float">
            <text:p>8.16319E-10</text:p>
          </table:table-cell>
          <table:table-cell table:number-columns-repeated="2"/>
        </table:table-row>
        <table:table-row table:style-name="ro1">
          <table:table-cell office:value-type="float" office:value="0.0000000000915096" calcext:value-type="float">
            <text:p>9.15096E-11</text:p>
          </table:table-cell>
          <table:table-cell table:formula="of:=ABS([.A414])" office:value-type="float" office:value="0.0000000000915096" calcext:value-type="float">
            <text:p>9.15096E-11</text:p>
          </table:table-cell>
          <table:table-cell table:formula="of:=IF(ISNUMBER([.B414]);[.B414];0)" office:value-type="float" office:value="0.0000000000915096" calcext:value-type="float">
            <text:p>9.15096E-11</text:p>
          </table:table-cell>
          <table:table-cell table:number-columns-repeated="2"/>
        </table:table-row>
        <table:table-row table:style-name="ro1">
          <table:table-cell office:value-type="float" office:value="-0.000000000568984" calcext:value-type="float">
            <text:p>-5.68984E-10</text:p>
          </table:table-cell>
          <table:table-cell table:formula="of:=ABS([.A415])" office:value-type="float" office:value="0.000000000568984" calcext:value-type="float">
            <text:p>5.68984E-10</text:p>
          </table:table-cell>
          <table:table-cell table:formula="of:=IF(ISNUMBER([.B415]);[.B415];0)" office:value-type="float" office:value="0.000000000568984" calcext:value-type="float">
            <text:p>5.68984E-10</text:p>
          </table:table-cell>
          <table:table-cell table:number-columns-repeated="2"/>
        </table:table-row>
        <table:table-row table:style-name="ro1">
          <table:table-cell office:value-type="float" office:value="0.000000000177936" calcext:value-type="float">
            <text:p>1.77936E-10</text:p>
          </table:table-cell>
          <table:table-cell table:formula="of:=ABS([.A416])" office:value-type="float" office:value="0.000000000177936" calcext:value-type="float">
            <text:p>1.77936E-10</text:p>
          </table:table-cell>
          <table:table-cell table:formula="of:=IF(ISNUMBER([.B416]);[.B416];0)" office:value-type="float" office:value="0.000000000177936" calcext:value-type="float">
            <text:p>1.77936E-10</text:p>
          </table:table-cell>
          <table:table-cell table:number-columns-repeated="2"/>
        </table:table-row>
        <table:table-row table:style-name="ro1">
          <table:table-cell office:value-type="float" office:value="0.000000000201599" calcext:value-type="float">
            <text:p>2.01599E-10</text:p>
          </table:table-cell>
          <table:table-cell table:formula="of:=ABS([.A417])" office:value-type="float" office:value="0.000000000201599" calcext:value-type="float">
            <text:p>2.01599E-10</text:p>
          </table:table-cell>
          <table:table-cell table:formula="of:=IF(ISNUMBER([.B417]);[.B417];0)" office:value-type="float" office:value="0.000000000201599" calcext:value-type="float">
            <text:p>2.01599E-10</text:p>
          </table:table-cell>
          <table:table-cell table:number-columns-repeated="2"/>
        </table:table-row>
        <table:table-row table:style-name="ro1">
          <table:table-cell office:value-type="float" office:value="-0.000000000680817" calcext:value-type="float">
            <text:p>-6.80817E-10</text:p>
          </table:table-cell>
          <table:table-cell table:formula="of:=ABS([.A418])" office:value-type="float" office:value="0.000000000680817" calcext:value-type="float">
            <text:p>6.80817E-10</text:p>
          </table:table-cell>
          <table:table-cell table:formula="of:=IF(ISNUMBER([.B418]);[.B418];0)" office:value-type="float" office:value="0.000000000680817" calcext:value-type="float">
            <text:p>6.80817E-10</text:p>
          </table:table-cell>
          <table:table-cell table:number-columns-repeated="2"/>
        </table:table-row>
        <table:table-row table:style-name="ro1">
          <table:table-cell office:value-type="float" office:value="-0.0000000000435757" calcext:value-type="float">
            <text:p>-4.35757E-11</text:p>
          </table:table-cell>
          <table:table-cell table:formula="of:=ABS([.A419])" office:value-type="float" office:value="0.0000000000435757" calcext:value-type="float">
            <text:p>4.35757E-11</text:p>
          </table:table-cell>
          <table:table-cell table:formula="of:=IF(ISNUMBER([.B419]);[.B419];0)" office:value-type="float" office:value="0.0000000000435757" calcext:value-type="float">
            <text:p>4.35757E-11</text:p>
          </table:table-cell>
          <table:table-cell table:number-columns-repeated="2"/>
        </table:table-row>
        <table:table-row table:style-name="ro1">
          <table:table-cell office:value-type="float" office:value="0.000000000932074" calcext:value-type="float">
            <text:p>9.32074E-10</text:p>
          </table:table-cell>
          <table:table-cell table:formula="of:=ABS([.A420])" office:value-type="float" office:value="0.000000000932074" calcext:value-type="float">
            <text:p>9.32074E-10</text:p>
          </table:table-cell>
          <table:table-cell table:formula="of:=IF(ISNUMBER([.B420]);[.B420];0)" office:value-type="float" office:value="0.000000000932074" calcext:value-type="float">
            <text:p>9.32074E-10</text:p>
          </table:table-cell>
          <table:table-cell table:number-columns-repeated="2"/>
        </table:table-row>
        <table:table-row table:style-name="ro1">
          <table:table-cell office:value-type="float" office:value="-0.0000000000605921" calcext:value-type="float">
            <text:p>-6.05921E-11</text:p>
          </table:table-cell>
          <table:table-cell table:formula="of:=ABS([.A421])" office:value-type="float" office:value="0.0000000000605921" calcext:value-type="float">
            <text:p>6.05921E-11</text:p>
          </table:table-cell>
          <table:table-cell table:formula="of:=IF(ISNUMBER([.B421]);[.B421];0)" office:value-type="float" office:value="0.0000000000605921" calcext:value-type="float">
            <text:p>6.05921E-11</text:p>
          </table:table-cell>
          <table:table-cell table:number-columns-repeated="2"/>
        </table:table-row>
        <table:table-row table:style-name="ro1">
          <table:table-cell office:value-type="float" office:value="-0.000000000725127" calcext:value-type="float">
            <text:p>-7.25127E-10</text:p>
          </table:table-cell>
          <table:table-cell table:formula="of:=ABS([.A422])" office:value-type="float" office:value="0.000000000725127" calcext:value-type="float">
            <text:p>7.25127E-10</text:p>
          </table:table-cell>
          <table:table-cell table:formula="of:=IF(ISNUMBER([.B422]);[.B422];0)" office:value-type="float" office:value="0.000000000725127" calcext:value-type="float">
            <text:p>7.25127E-10</text:p>
          </table:table-cell>
          <table:table-cell table:number-columns-repeated="2"/>
        </table:table-row>
        <table:table-row table:style-name="ro1">
          <table:table-cell office:value-type="float" office:value="0.000000000397714" calcext:value-type="float">
            <text:p>3.97714E-10</text:p>
          </table:table-cell>
          <table:table-cell table:formula="of:=ABS([.A423])" office:value-type="float" office:value="0.000000000397714" calcext:value-type="float">
            <text:p>3.97714E-10</text:p>
          </table:table-cell>
          <table:table-cell table:formula="of:=IF(ISNUMBER([.B423]);[.B423];0)" office:value-type="float" office:value="0.000000000397714" calcext:value-type="float">
            <text:p>3.97714E-10</text:p>
          </table:table-cell>
          <table:table-cell table:number-columns-repeated="2"/>
        </table:table-row>
        <table:table-row table:style-name="ro1">
          <table:table-cell office:value-type="float" office:value="0.000000000300657" calcext:value-type="float">
            <text:p>3.00657E-10</text:p>
          </table:table-cell>
          <table:table-cell table:formula="of:=ABS([.A424])" office:value-type="float" office:value="0.000000000300657" calcext:value-type="float">
            <text:p>3.00657E-10</text:p>
          </table:table-cell>
          <table:table-cell table:formula="of:=IF(ISNUMBER([.B424]);[.B424];0)" office:value-type="float" office:value="0.000000000300657" calcext:value-type="float">
            <text:p>3.00657E-10</text:p>
          </table:table-cell>
          <table:table-cell table:number-columns-repeated="2"/>
        </table:table-row>
        <table:table-row table:style-name="ro1">
          <table:table-cell office:value-type="float" office:value="-0.000000000836038" calcext:value-type="float">
            <text:p>-8.36038E-10</text:p>
          </table:table-cell>
          <table:table-cell table:formula="of:=ABS([.A425])" office:value-type="float" office:value="0.000000000836038" calcext:value-type="float">
            <text:p>8.36038E-10</text:p>
          </table:table-cell>
          <table:table-cell table:formula="of:=IF(ISNUMBER([.B425]);[.B425];0)" office:value-type="float" office:value="0.000000000836038" calcext:value-type="float">
            <text:p>8.36038E-10</text:p>
          </table:table-cell>
          <table:table-cell table:number-columns-repeated="2"/>
        </table:table-row>
        <table:table-row table:style-name="ro1">
          <table:table-cell office:value-type="float" office:value="0.00000000012156" calcext:value-type="float">
            <text:p>1.2156E-10</text:p>
          </table:table-cell>
          <table:table-cell table:formula="of:=ABS([.A426])" office:value-type="float" office:value="0.00000000012156" calcext:value-type="float">
            <text:p>1.2156E-10</text:p>
          </table:table-cell>
          <table:table-cell table:formula="of:=IF(ISNUMBER([.B426]);[.B426];0)" office:value-type="float" office:value="0.00000000012156" calcext:value-type="float">
            <text:p>1.2156E-10</text:p>
          </table:table-cell>
          <table:table-cell table:number-columns-repeated="2"/>
        </table:table-row>
        <table:table-row table:style-name="ro1">
          <table:table-cell office:value-type="float" office:value="0.000000000922185" calcext:value-type="float">
            <text:p>9.22185E-10</text:p>
          </table:table-cell>
          <table:table-cell table:formula="of:=ABS([.A427])" office:value-type="float" office:value="0.000000000922185" calcext:value-type="float">
            <text:p>9.22185E-10</text:p>
          </table:table-cell>
          <table:table-cell table:formula="of:=IF(ISNUMBER([.B427]);[.B427];0)" office:value-type="float" office:value="0.000000000922185" calcext:value-type="float">
            <text:p>9.22185E-10</text:p>
          </table:table-cell>
          <table:table-cell table:number-columns-repeated="2"/>
        </table:table-row>
        <table:table-row table:style-name="ro1">
          <table:table-cell office:value-type="float" office:value="-0.000000000679386" calcext:value-type="float">
            <text:p>-6.79386E-10</text:p>
          </table:table-cell>
          <table:table-cell table:formula="of:=ABS([.A428])" office:value-type="float" office:value="0.000000000679386" calcext:value-type="float">
            <text:p>6.79386E-10</text:p>
          </table:table-cell>
          <table:table-cell table:formula="of:=IF(ISNUMBER([.B428]);[.B428];0)" office:value-type="float" office:value="0.000000000679386" calcext:value-type="float">
            <text:p>6.79386E-10</text:p>
          </table:table-cell>
          <table:table-cell table:number-columns-repeated="2"/>
        </table:table-row>
        <table:table-row table:style-name="ro1">
          <table:table-cell office:value-type="float" office:value="-0.000000000489437" calcext:value-type="float">
            <text:p>-4.89437E-10</text:p>
          </table:table-cell>
          <table:table-cell table:formula="of:=ABS([.A429])" office:value-type="float" office:value="0.000000000489437" calcext:value-type="float">
            <text:p>4.89437E-10</text:p>
          </table:table-cell>
          <table:table-cell table:formula="of:=IF(ISNUMBER([.B429]);[.B429];0)" office:value-type="float" office:value="0.000000000489437" calcext:value-type="float">
            <text:p>4.89437E-10</text:p>
          </table:table-cell>
          <table:table-cell table:number-columns-repeated="2"/>
        </table:table-row>
        <table:table-row table:style-name="ro1">
          <table:table-cell office:value-type="float" office:value="0.00000000153288" calcext:value-type="float">
            <text:p>1.53288E-09</text:p>
          </table:table-cell>
          <table:table-cell table:formula="of:=ABS([.A430])" office:value-type="float" office:value="0.00000000153288" calcext:value-type="float">
            <text:p>1.53288E-09</text:p>
          </table:table-cell>
          <table:table-cell table:formula="of:=IF(ISNUMBER([.B430]);[.B430];0)" office:value-type="float" office:value="0.00000000153288" calcext:value-type="float">
            <text:p>1.53288E-09</text:p>
          </table:table-cell>
          <table:table-cell table:number-columns-repeated="2"/>
        </table:table-row>
        <table:table-row table:style-name="ro1">
          <table:table-cell office:value-type="float" office:value="-0.0000000000954788" calcext:value-type="float">
            <text:p>-9.54788E-11</text:p>
          </table:table-cell>
          <table:table-cell table:formula="of:=ABS([.A431])" office:value-type="float" office:value="0.0000000000954788" calcext:value-type="float">
            <text:p>9.54788E-11</text:p>
          </table:table-cell>
          <table:table-cell table:formula="of:=IF(ISNUMBER([.B431]);[.B431];0)" office:value-type="float" office:value="0.0000000000954788" calcext:value-type="float">
            <text:p>9.54788E-11</text:p>
          </table:table-cell>
          <table:table-cell table:number-columns-repeated="2"/>
        </table:table-row>
        <table:table-row table:style-name="ro1">
          <table:table-cell office:value-type="float" office:value="-0.00000000236638" calcext:value-type="float">
            <text:p>-2.36638E-09</text:p>
          </table:table-cell>
          <table:table-cell table:formula="of:=ABS([.A432])" office:value-type="float" office:value="0.00000000236638" calcext:value-type="float">
            <text:p>2.36638E-09</text:p>
          </table:table-cell>
          <table:table-cell table:formula="of:=IF(ISNUMBER([.B432]);[.B432];0)" office:value-type="float" office:value="0.00000000236638" calcext:value-type="float">
            <text:p>2.36638E-09</text:p>
          </table:table-cell>
          <table:table-cell table:number-columns-repeated="2"/>
        </table:table-row>
        <table:table-row table:style-name="ro1">
          <table:table-cell office:value-type="float" office:value="0.000000000361643" calcext:value-type="float">
            <text:p>3.61643E-10</text:p>
          </table:table-cell>
          <table:table-cell table:formula="of:=ABS([.A433])" office:value-type="float" office:value="0.000000000361643" calcext:value-type="float">
            <text:p>3.61643E-10</text:p>
          </table:table-cell>
          <table:table-cell table:formula="of:=IF(ISNUMBER([.B433]);[.B433];0)" office:value-type="float" office:value="0.000000000361643" calcext:value-type="float">
            <text:p>3.61643E-10</text:p>
          </table:table-cell>
          <table:table-cell table:number-columns-repeated="2"/>
        </table:table-row>
        <table:table-row table:style-name="ro1">
          <table:table-cell office:value-type="float" office:value="0.0000000025063" calcext:value-type="float">
            <text:p>2.5063E-09</text:p>
          </table:table-cell>
          <table:table-cell table:formula="of:=ABS([.A434])" office:value-type="float" office:value="0.0000000025063" calcext:value-type="float">
            <text:p>2.5063E-09</text:p>
          </table:table-cell>
          <table:table-cell table:formula="of:=IF(ISNUMBER([.B434]);[.B434];0)" office:value-type="float" office:value="0.0000000025063" calcext:value-type="float">
            <text:p>2.5063E-09</text:p>
          </table:table-cell>
          <table:table-cell table:number-columns-repeated="2"/>
        </table:table-row>
        <table:table-row table:style-name="ro1">
          <table:table-cell office:value-type="float" office:value="-0.000000000224313" calcext:value-type="float">
            <text:p>-2.24313E-10</text:p>
          </table:table-cell>
          <table:table-cell table:formula="of:=ABS([.A435])" office:value-type="float" office:value="0.000000000224313" calcext:value-type="float">
            <text:p>2.24313E-10</text:p>
          </table:table-cell>
          <table:table-cell table:formula="of:=IF(ISNUMBER([.B435]);[.B435];0)" office:value-type="float" office:value="0.000000000224313" calcext:value-type="float">
            <text:p>2.24313E-10</text:p>
          </table:table-cell>
          <table:table-cell table:number-columns-repeated="2"/>
        </table:table-row>
        <table:table-row table:style-name="ro1">
          <table:table-cell office:value-type="float" office:value="-0.00000000156933" calcext:value-type="float">
            <text:p>-1.56933E-09</text:p>
          </table:table-cell>
          <table:table-cell table:formula="of:=ABS([.A436])" office:value-type="float" office:value="0.00000000156933" calcext:value-type="float">
            <text:p>1.56933E-09</text:p>
          </table:table-cell>
          <table:table-cell table:formula="of:=IF(ISNUMBER([.B436]);[.B436];0)" office:value-type="float" office:value="0.00000000156933" calcext:value-type="float">
            <text:p>1.56933E-09</text:p>
          </table:table-cell>
          <table:table-cell table:number-columns-repeated="2"/>
        </table:table-row>
        <table:table-row table:style-name="ro1">
          <table:table-cell office:value-type="float" office:value="-0.0000000000333011" calcext:value-type="float">
            <text:p>-3.33011E-11</text:p>
          </table:table-cell>
          <table:table-cell table:formula="of:=ABS([.A437])" office:value-type="float" office:value="0.0000000000333011" calcext:value-type="float">
            <text:p>3.33011E-11</text:p>
          </table:table-cell>
          <table:table-cell table:formula="of:=IF(ISNUMBER([.B437]);[.B437];0)" office:value-type="float" office:value="0.0000000000333011" calcext:value-type="float">
            <text:p>3.33011E-11</text:p>
          </table:table-cell>
          <table:table-cell table:number-columns-repeated="2"/>
        </table:table-row>
        <table:table-row table:style-name="ro1">
          <table:table-cell office:value-type="float" office:value="-0.000000000116221" calcext:value-type="float">
            <text:p>-1.16221E-10</text:p>
          </table:table-cell>
          <table:table-cell table:formula="of:=ABS([.A438])" office:value-type="float" office:value="0.000000000116221" calcext:value-type="float">
            <text:p>1.16221E-10</text:p>
          </table:table-cell>
          <table:table-cell table:formula="of:=IF(ISNUMBER([.B438]);[.B438];0)" office:value-type="float" office:value="0.000000000116221" calcext:value-type="float">
            <text:p>1.16221E-10</text:p>
          </table:table-cell>
          <table:table-cell table:number-columns-repeated="2"/>
        </table:table-row>
        <table:table-row table:style-name="ro1">
          <table:table-cell office:value-type="float" office:value="0.0000000000991918" calcext:value-type="float">
            <text:p>9.91918E-11</text:p>
          </table:table-cell>
          <table:table-cell table:formula="of:=ABS([.A439])" office:value-type="float" office:value="0.0000000000991918" calcext:value-type="float">
            <text:p>9.91918E-11</text:p>
          </table:table-cell>
          <table:table-cell table:formula="of:=IF(ISNUMBER([.B439]);[.B439];0)" office:value-type="float" office:value="0.0000000000991918" calcext:value-type="float">
            <text:p>9.91918E-11</text:p>
          </table:table-cell>
          <table:table-cell table:number-columns-repeated="2"/>
        </table:table-row>
        <table:table-row table:style-name="ro1">
          <table:table-cell office:value-type="float" office:value="0.00000000169179" calcext:value-type="float">
            <text:p>1.69179E-09</text:p>
          </table:table-cell>
          <table:table-cell table:formula="of:=ABS([.A440])" office:value-type="float" office:value="0.00000000169179" calcext:value-type="float">
            <text:p>1.69179E-09</text:p>
          </table:table-cell>
          <table:table-cell table:formula="of:=IF(ISNUMBER([.B440]);[.B440];0)" office:value-type="float" office:value="0.00000000169179" calcext:value-type="float">
            <text:p>1.69179E-09</text:p>
          </table:table-cell>
          <table:table-cell table:number-columns-repeated="2"/>
        </table:table-row>
        <table:table-row table:style-name="ro1">
          <table:table-cell office:value-type="float" office:value="0.000000000149687" calcext:value-type="float">
            <text:p>1.49687E-10</text:p>
          </table:table-cell>
          <table:table-cell table:formula="of:=ABS([.A441])" office:value-type="float" office:value="0.000000000149687" calcext:value-type="float">
            <text:p>1.49687E-10</text:p>
          </table:table-cell>
          <table:table-cell table:formula="of:=IF(ISNUMBER([.B441]);[.B441];0)" office:value-type="float" office:value="0.000000000149687" calcext:value-type="float">
            <text:p>1.49687E-10</text:p>
          </table:table-cell>
          <table:table-cell table:number-columns-repeated="2"/>
        </table:table-row>
        <table:table-row table:style-name="ro1">
          <table:table-cell office:value-type="float" office:value="-0.00000000226304" calcext:value-type="float">
            <text:p>-2.26304E-09</text:p>
          </table:table-cell>
          <table:table-cell table:formula="of:=ABS([.A442])" office:value-type="float" office:value="0.00000000226304" calcext:value-type="float">
            <text:p>2.26304E-09</text:p>
          </table:table-cell>
          <table:table-cell table:formula="of:=IF(ISNUMBER([.B442]);[.B442];0)" office:value-type="float" office:value="0.00000000226304" calcext:value-type="float">
            <text:p>2.26304E-09</text:p>
          </table:table-cell>
          <table:table-cell table:number-columns-repeated="2"/>
        </table:table-row>
        <table:table-row table:style-name="ro1">
          <table:table-cell office:value-type="float" office:value="-0.00000000059154" calcext:value-type="float">
            <text:p>-5.9154E-10</text:p>
          </table:table-cell>
          <table:table-cell table:formula="of:=ABS([.A443])" office:value-type="float" office:value="0.00000000059154" calcext:value-type="float">
            <text:p>5.9154E-10</text:p>
          </table:table-cell>
          <table:table-cell table:formula="of:=IF(ISNUMBER([.B443]);[.B443];0)" office:value-type="float" office:value="0.00000000059154" calcext:value-type="float">
            <text:p>5.9154E-10</text:p>
          </table:table-cell>
          <table:table-cell table:number-columns-repeated="2"/>
        </table:table-row>
        <table:table-row table:style-name="ro1">
          <table:table-cell office:value-type="float" office:value="0.00000000138254" calcext:value-type="float">
            <text:p>1.38254E-09</text:p>
          </table:table-cell>
          <table:table-cell table:formula="of:=ABS([.A444])" office:value-type="float" office:value="0.00000000138254" calcext:value-type="float">
            <text:p>1.38254E-09</text:p>
          </table:table-cell>
          <table:table-cell table:formula="of:=IF(ISNUMBER([.B444]);[.B444];0)" office:value-type="float" office:value="0.00000000138254" calcext:value-type="float">
            <text:p>1.38254E-09</text:p>
          </table:table-cell>
          <table:table-cell table:number-columns-repeated="2"/>
        </table:table-row>
        <table:table-row table:style-name="ro1">
          <table:table-cell office:value-type="float" office:value="0.000000000853824" calcext:value-type="float">
            <text:p>8.53824E-10</text:p>
          </table:table-cell>
          <table:table-cell table:formula="of:=ABS([.A445])" office:value-type="float" office:value="0.000000000853824" calcext:value-type="float">
            <text:p>8.53824E-10</text:p>
          </table:table-cell>
          <table:table-cell table:formula="of:=IF(ISNUMBER([.B445]);[.B445];0)" office:value-type="float" office:value="0.000000000853824" calcext:value-type="float">
            <text:p>8.53824E-10</text:p>
          </table:table-cell>
          <table:table-cell table:number-columns-repeated="2"/>
        </table:table-row>
        <table:table-row table:style-name="ro1">
          <table:table-cell office:value-type="float" office:value="0.000000000572696" calcext:value-type="float">
            <text:p>5.72696E-10</text:p>
          </table:table-cell>
          <table:table-cell table:formula="of:=ABS([.A446])" office:value-type="float" office:value="0.000000000572696" calcext:value-type="float">
            <text:p>5.72696E-10</text:p>
          </table:table-cell>
          <table:table-cell table:formula="of:=IF(ISNUMBER([.B446]);[.B446];0)" office:value-type="float" office:value="0.000000000572696" calcext:value-type="float">
            <text:p>5.72696E-10</text:p>
          </table:table-cell>
          <table:table-cell table:number-columns-repeated="2"/>
        </table:table-row>
        <table:table-row table:style-name="ro1">
          <table:table-cell office:value-type="float" office:value="-0.000000000531846" calcext:value-type="float">
            <text:p>-5.31846E-10</text:p>
          </table:table-cell>
          <table:table-cell table:formula="of:=ABS([.A447])" office:value-type="float" office:value="0.000000000531846" calcext:value-type="float">
            <text:p>5.31846E-10</text:p>
          </table:table-cell>
          <table:table-cell table:formula="of:=IF(ISNUMBER([.B447]);[.B447];0)" office:value-type="float" office:value="0.000000000531846" calcext:value-type="float">
            <text:p>5.31846E-10</text:p>
          </table:table-cell>
          <table:table-cell table:number-columns-repeated="2"/>
        </table:table-row>
        <table:table-row table:style-name="ro1">
          <table:table-cell office:value-type="float" office:value="-0.00000000238992" calcext:value-type="float">
            <text:p>-2.38992E-09</text:p>
          </table:table-cell>
          <table:table-cell table:formula="of:=ABS([.A448])" office:value-type="float" office:value="0.00000000238992" calcext:value-type="float">
            <text:p>2.38992E-09</text:p>
          </table:table-cell>
          <table:table-cell table:formula="of:=IF(ISNUMBER([.B448]);[.B448];0)" office:value-type="float" office:value="0.00000000238992" calcext:value-type="float">
            <text:p>2.38992E-09</text:p>
          </table:table-cell>
          <table:table-cell table:number-columns-repeated="2"/>
        </table:table-row>
        <table:table-row table:style-name="ro1">
          <table:table-cell office:value-type="float" office:value="-0.000000000296975" calcext:value-type="float">
            <text:p>-2.96975E-10</text:p>
          </table:table-cell>
          <table:table-cell table:formula="of:=ABS([.A449])" office:value-type="float" office:value="0.000000000296975" calcext:value-type="float">
            <text:p>2.96975E-10</text:p>
          </table:table-cell>
          <table:table-cell table:formula="of:=IF(ISNUMBER([.B449]);[.B449];0)" office:value-type="float" office:value="0.000000000296975" calcext:value-type="float">
            <text:p>2.96975E-10</text:p>
          </table:table-cell>
          <table:table-cell table:number-columns-repeated="2"/>
        </table:table-row>
        <table:table-row table:style-name="ro1">
          <table:table-cell office:value-type="float" office:value="0.00000000274233" calcext:value-type="float">
            <text:p>2.74233E-09</text:p>
          </table:table-cell>
          <table:table-cell table:formula="of:=ABS([.A450])" office:value-type="float" office:value="0.00000000274233" calcext:value-type="float">
            <text:p>2.74233E-09</text:p>
          </table:table-cell>
          <table:table-cell table:formula="of:=IF(ISNUMBER([.B450]);[.B450];0)" office:value-type="float" office:value="0.00000000274233" calcext:value-type="float">
            <text:p>2.74233E-09</text:p>
          </table:table-cell>
          <table:table-cell table:number-columns-repeated="2"/>
        </table:table-row>
        <table:table-row table:style-name="ro1">
          <table:table-cell office:value-type="float" office:value="0.000000000824721" calcext:value-type="float">
            <text:p>8.24721E-10</text:p>
          </table:table-cell>
          <table:table-cell table:formula="of:=ABS([.A451])" office:value-type="float" office:value="0.000000000824721" calcext:value-type="float">
            <text:p>8.24721E-10</text:p>
          </table:table-cell>
          <table:table-cell table:formula="of:=IF(ISNUMBER([.B451]);[.B451];0)" office:value-type="float" office:value="0.000000000824721" calcext:value-type="float">
            <text:p>8.24721E-10</text:p>
          </table:table-cell>
          <table:table-cell table:number-columns-repeated="2"/>
        </table:table-row>
        <table:table-row table:style-name="ro1">
          <table:table-cell office:value-type="float" office:value="-0.00000000131934" calcext:value-type="float">
            <text:p>-1.31934E-09</text:p>
          </table:table-cell>
          <table:table-cell table:formula="of:=ABS([.A452])" office:value-type="float" office:value="0.00000000131934" calcext:value-type="float">
            <text:p>1.31934E-09</text:p>
          </table:table-cell>
          <table:table-cell table:formula="of:=IF(ISNUMBER([.B452]);[.B452];0)" office:value-type="float" office:value="0.00000000131934" calcext:value-type="float">
            <text:p>1.31934E-09</text:p>
          </table:table-cell>
          <table:table-cell table:number-columns-repeated="2"/>
        </table:table-row>
        <table:table-row table:style-name="ro1">
          <table:table-cell office:value-type="float" office:value="-0.000000000136557" calcext:value-type="float">
            <text:p>-1.36557E-10</text:p>
          </table:table-cell>
          <table:table-cell table:formula="of:=ABS([.A453])" office:value-type="float" office:value="0.000000000136557" calcext:value-type="float">
            <text:p>1.36557E-10</text:p>
          </table:table-cell>
          <table:table-cell table:formula="of:=IF(ISNUMBER([.B453]);[.B453];0)" office:value-type="float" office:value="0.000000000136557" calcext:value-type="float">
            <text:p>1.36557E-10</text:p>
          </table:table-cell>
          <table:table-cell table:number-columns-repeated="2"/>
        </table:table-row>
        <table:table-row table:style-name="ro1">
          <table:table-cell office:value-type="float" office:value="-0.000000000765077" calcext:value-type="float">
            <text:p>-7.65077E-10</text:p>
          </table:table-cell>
          <table:table-cell table:formula="of:=ABS([.A454])" office:value-type="float" office:value="0.000000000765077" calcext:value-type="float">
            <text:p>7.65077E-10</text:p>
          </table:table-cell>
          <table:table-cell table:formula="of:=IF(ISNUMBER([.B454]);[.B454];0)" office:value-type="float" office:value="0.000000000765077" calcext:value-type="float">
            <text:p>7.65077E-10</text:p>
          </table:table-cell>
          <table:table-cell table:number-columns-repeated="2"/>
        </table:table-row>
        <table:table-row table:style-name="ro1">
          <table:table-cell office:value-type="float" office:value="-0.00000000173016" calcext:value-type="float">
            <text:p>-1.73016E-09</text:p>
          </table:table-cell>
          <table:table-cell table:formula="of:=ABS([.A455])" office:value-type="float" office:value="0.00000000173016" calcext:value-type="float">
            <text:p>1.73016E-09</text:p>
          </table:table-cell>
          <table:table-cell table:formula="of:=IF(ISNUMBER([.B455]);[.B455];0)" office:value-type="float" office:value="0.00000000173016" calcext:value-type="float">
            <text:p>1.73016E-09</text:p>
          </table:table-cell>
          <table:table-cell table:number-columns-repeated="2"/>
        </table:table-row>
        <table:table-row table:style-name="ro1">
          <table:table-cell office:value-type="float" office:value="0.00000000193889" calcext:value-type="float">
            <text:p>1.93889E-09</text:p>
          </table:table-cell>
          <table:table-cell table:formula="of:=ABS([.A456])" office:value-type="float" office:value="0.00000000193889" calcext:value-type="float">
            <text:p>1.93889E-09</text:p>
          </table:table-cell>
          <table:table-cell table:formula="of:=IF(ISNUMBER([.B456]);[.B456];0)" office:value-type="float" office:value="0.00000000193889" calcext:value-type="float">
            <text:p>1.93889E-09</text:p>
          </table:table-cell>
          <table:table-cell table:number-columns-repeated="2"/>
        </table:table-row>
        <table:table-row table:style-name="ro1">
          <table:table-cell office:value-type="float" office:value="0.00000000353131" calcext:value-type="float">
            <text:p>3.53131E-09</text:p>
          </table:table-cell>
          <table:table-cell table:formula="of:=ABS([.A457])" office:value-type="float" office:value="0.00000000353131" calcext:value-type="float">
            <text:p>3.53131E-09</text:p>
          </table:table-cell>
          <table:table-cell table:formula="of:=IF(ISNUMBER([.B457]);[.B457];0)" office:value-type="float" office:value="0.00000000353131" calcext:value-type="float">
            <text:p>3.53131E-09</text:p>
          </table:table-cell>
          <table:table-cell table:number-columns-repeated="2"/>
        </table:table-row>
        <table:table-row table:style-name="ro1">
          <table:table-cell office:value-type="float" office:value="-0.00000000163098" calcext:value-type="float">
            <text:p>-1.63098E-09</text:p>
          </table:table-cell>
          <table:table-cell table:formula="of:=ABS([.A458])" office:value-type="float" office:value="0.00000000163098" calcext:value-type="float">
            <text:p>1.63098E-09</text:p>
          </table:table-cell>
          <table:table-cell table:formula="of:=IF(ISNUMBER([.B458]);[.B458];0)" office:value-type="float" office:value="0.00000000163098" calcext:value-type="float">
            <text:p>1.63098E-09</text:p>
          </table:table-cell>
          <table:table-cell table:number-columns-repeated="2"/>
        </table:table-row>
        <table:table-row table:style-name="ro1">
          <table:table-cell office:value-type="float" office:value="-0.00000000384038" calcext:value-type="float">
            <text:p>-3.84038E-09</text:p>
          </table:table-cell>
          <table:table-cell table:formula="of:=ABS([.A459])" office:value-type="float" office:value="0.00000000384038" calcext:value-type="float">
            <text:p>3.84038E-09</text:p>
          </table:table-cell>
          <table:table-cell table:formula="of:=IF(ISNUMBER([.B459]);[.B459];0)" office:value-type="float" office:value="0.00000000384038" calcext:value-type="float">
            <text:p>3.84038E-09</text:p>
          </table:table-cell>
          <table:table-cell table:number-columns-repeated="2"/>
        </table:table-row>
        <table:table-row table:style-name="ro1">
          <table:table-cell office:value-type="float" office:value="0.000000000685672" calcext:value-type="float">
            <text:p>6.85672E-10</text:p>
          </table:table-cell>
          <table:table-cell table:formula="of:=ABS([.A460])" office:value-type="float" office:value="0.000000000685672" calcext:value-type="float">
            <text:p>6.85672E-10</text:p>
          </table:table-cell>
          <table:table-cell table:formula="of:=IF(ISNUMBER([.B460]);[.B460];0)" office:value-type="float" office:value="0.000000000685672" calcext:value-type="float">
            <text:p>6.85672E-10</text:p>
          </table:table-cell>
          <table:table-cell table:number-columns-repeated="2"/>
        </table:table-row>
        <table:table-row table:style-name="ro1">
          <table:table-cell office:value-type="float" office:value="0.00000000232875" calcext:value-type="float">
            <text:p>2.32875E-09</text:p>
          </table:table-cell>
          <table:table-cell table:formula="of:=ABS([.A461])" office:value-type="float" office:value="0.00000000232875" calcext:value-type="float">
            <text:p>2.32875E-09</text:p>
          </table:table-cell>
          <table:table-cell table:formula="of:=IF(ISNUMBER([.B461]);[.B461];0)" office:value-type="float" office:value="0.00000000232875" calcext:value-type="float">
            <text:p>2.32875E-09</text:p>
          </table:table-cell>
          <table:table-cell table:number-columns-repeated="2"/>
        </table:table-row>
        <table:table-row table:style-name="ro1">
          <table:table-cell office:value-type="float" office:value="-0.000000000358848" calcext:value-type="float">
            <text:p>-3.58848E-10</text:p>
          </table:table-cell>
          <table:table-cell table:formula="of:=ABS([.A462])" office:value-type="float" office:value="0.000000000358848" calcext:value-type="float">
            <text:p>3.58848E-10</text:p>
          </table:table-cell>
          <table:table-cell table:formula="of:=IF(ISNUMBER([.B462]);[.B462];0)" office:value-type="float" office:value="0.000000000358848" calcext:value-type="float">
            <text:p>3.58848E-10</text:p>
          </table:table-cell>
          <table:table-cell table:number-columns-repeated="2"/>
        </table:table-row>
        <table:table-row table:style-name="ro1">
          <table:table-cell office:value-type="float" office:value="0.00000000000430159" calcext:value-type="float">
            <text:p>4.30159E-12</text:p>
          </table:table-cell>
          <table:table-cell table:formula="of:=ABS([.A463])" office:value-type="float" office:value="0.00000000000430159" calcext:value-type="float">
            <text:p>4.30159E-12</text:p>
          </table:table-cell>
          <table:table-cell table:formula="of:=IF(ISNUMBER([.B463]);[.B463];0)" office:value-type="float" office:value="0.00000000000430159" calcext:value-type="float">
            <text:p>4.30159E-12</text:p>
          </table:table-cell>
          <table:table-cell table:number-columns-repeated="2"/>
        </table:table-row>
        <table:table-row table:style-name="ro1">
          <table:table-cell office:value-type="float" office:value="0.00000000103683" calcext:value-type="float">
            <text:p>1.03683E-09</text:p>
          </table:table-cell>
          <table:table-cell table:formula="of:=ABS([.A464])" office:value-type="float" office:value="0.00000000103683" calcext:value-type="float">
            <text:p>1.03683E-09</text:p>
          </table:table-cell>
          <table:table-cell table:formula="of:=IF(ISNUMBER([.B464]);[.B464];0)" office:value-type="float" office:value="0.00000000103683" calcext:value-type="float">
            <text:p>1.03683E-09</text:p>
          </table:table-cell>
          <table:table-cell table:number-columns-repeated="2"/>
        </table:table-row>
        <table:table-row table:style-name="ro1">
          <table:table-cell office:value-type="float" office:value="-0.00000000175258" calcext:value-type="float">
            <text:p>-1.75258E-09</text:p>
          </table:table-cell>
          <table:table-cell table:formula="of:=ABS([.A465])" office:value-type="float" office:value="0.00000000175258" calcext:value-type="float">
            <text:p>1.75258E-09</text:p>
          </table:table-cell>
          <table:table-cell table:formula="of:=IF(ISNUMBER([.B465]);[.B465];0)" office:value-type="float" office:value="0.00000000175258" calcext:value-type="float">
            <text:p>1.75258E-09</text:p>
          </table:table-cell>
          <table:table-cell table:number-columns-repeated="2"/>
        </table:table-row>
        <table:table-row table:style-name="ro1">
          <table:table-cell office:value-type="float" office:value="-0.00000000191329" calcext:value-type="float">
            <text:p>-1.91329E-09</text:p>
          </table:table-cell>
          <table:table-cell table:formula="of:=ABS([.A466])" office:value-type="float" office:value="0.00000000191329" calcext:value-type="float">
            <text:p>1.91329E-09</text:p>
          </table:table-cell>
          <table:table-cell table:formula="of:=IF(ISNUMBER([.B466]);[.B466];0)" office:value-type="float" office:value="0.00000000191329" calcext:value-type="float">
            <text:p>1.91329E-09</text:p>
          </table:table-cell>
          <table:table-cell table:number-columns-repeated="2"/>
        </table:table-row>
        <table:table-row table:style-name="ro1">
          <table:table-cell office:value-type="float" office:value="0.00000000219748" calcext:value-type="float">
            <text:p>2.19748E-09</text:p>
          </table:table-cell>
          <table:table-cell table:formula="of:=ABS([.A467])" office:value-type="float" office:value="0.00000000219748" calcext:value-type="float">
            <text:p>2.19748E-09</text:p>
          </table:table-cell>
          <table:table-cell table:formula="of:=IF(ISNUMBER([.B467]);[.B467];0)" office:value-type="float" office:value="0.00000000219748" calcext:value-type="float">
            <text:p>2.19748E-09</text:p>
          </table:table-cell>
          <table:table-cell table:number-columns-repeated="2"/>
        </table:table-row>
        <table:table-row table:style-name="ro1">
          <table:table-cell office:value-type="float" office:value="0.00000000176731" calcext:value-type="float">
            <text:p>1.76731E-09</text:p>
          </table:table-cell>
          <table:table-cell table:formula="of:=ABS([.A468])" office:value-type="float" office:value="0.00000000176731" calcext:value-type="float">
            <text:p>1.76731E-09</text:p>
          </table:table-cell>
          <table:table-cell table:formula="of:=IF(ISNUMBER([.B468]);[.B468];0)" office:value-type="float" office:value="0.00000000176731" calcext:value-type="float">
            <text:p>1.76731E-09</text:p>
          </table:table-cell>
          <table:table-cell table:number-columns-repeated="2"/>
        </table:table-row>
        <table:table-row table:style-name="ro1">
          <table:table-cell office:value-type="float" office:value="-0.00000000170686" calcext:value-type="float">
            <text:p>-1.70686E-09</text:p>
          </table:table-cell>
          <table:table-cell table:formula="of:=ABS([.A469])" office:value-type="float" office:value="0.00000000170686" calcext:value-type="float">
            <text:p>1.70686E-09</text:p>
          </table:table-cell>
          <table:table-cell table:formula="of:=IF(ISNUMBER([.B469]);[.B469];0)" office:value-type="float" office:value="0.00000000170686" calcext:value-type="float">
            <text:p>1.70686E-09</text:p>
          </table:table-cell>
          <table:table-cell table:number-columns-repeated="2"/>
        </table:table-row>
        <table:table-row table:style-name="ro1">
          <table:table-cell office:value-type="float" office:value="-0.000000000115152" calcext:value-type="float">
            <text:p>-1.15152E-10</text:p>
          </table:table-cell>
          <table:table-cell table:formula="of:=ABS([.A470])" office:value-type="float" office:value="0.000000000115152" calcext:value-type="float">
            <text:p>1.15152E-10</text:p>
          </table:table-cell>
          <table:table-cell table:formula="of:=IF(ISNUMBER([.B470]);[.B470];0)" office:value-type="float" office:value="0.000000000115152" calcext:value-type="float">
            <text:p>1.15152E-10</text:p>
          </table:table-cell>
          <table:table-cell table:number-columns-repeated="2"/>
        </table:table-row>
        <table:table-row table:style-name="ro1">
          <table:table-cell office:value-type="float" office:value="0.00000000125769" calcext:value-type="float">
            <text:p>1.25769E-09</text:p>
          </table:table-cell>
          <table:table-cell table:formula="of:=ABS([.A471])" office:value-type="float" office:value="0.00000000125769" calcext:value-type="float">
            <text:p>1.25769E-09</text:p>
          </table:table-cell>
          <table:table-cell table:formula="of:=IF(ISNUMBER([.B471]);[.B471];0)" office:value-type="float" office:value="0.00000000125769" calcext:value-type="float">
            <text:p>1.25769E-09</text:p>
          </table:table-cell>
          <table:table-cell table:number-columns-repeated="2"/>
        </table:table-row>
        <table:table-row table:style-name="ro1">
          <table:table-cell office:value-type="float" office:value="-0.00000000214716" calcext:value-type="float">
            <text:p>-2.14716E-09</text:p>
          </table:table-cell>
          <table:table-cell table:formula="of:=ABS([.A472])" office:value-type="float" office:value="0.00000000214716" calcext:value-type="float">
            <text:p>2.14716E-09</text:p>
          </table:table-cell>
          <table:table-cell table:formula="of:=IF(ISNUMBER([.B472]);[.B472];0)" office:value-type="float" office:value="0.00000000214716" calcext:value-type="float">
            <text:p>2.14716E-09</text:p>
          </table:table-cell>
          <table:table-cell table:number-columns-repeated="2"/>
        </table:table-row>
        <table:table-row table:style-name="ro1">
          <table:table-cell office:value-type="float" office:value="-0.00000000143437" calcext:value-type="float">
            <text:p>-1.43437E-09</text:p>
          </table:table-cell>
          <table:table-cell table:formula="of:=ABS([.A473])" office:value-type="float" office:value="0.00000000143437" calcext:value-type="float">
            <text:p>1.43437E-09</text:p>
          </table:table-cell>
          <table:table-cell table:formula="of:=IF(ISNUMBER([.B473]);[.B473];0)" office:value-type="float" office:value="0.00000000143437" calcext:value-type="float">
            <text:p>1.43437E-09</text:p>
          </table:table-cell>
          <table:table-cell table:number-columns-repeated="2"/>
        </table:table-row>
        <table:table-row table:style-name="ro1">
          <table:table-cell office:value-type="float" office:value="0.00000000325729" calcext:value-type="float">
            <text:p>3.25729E-09</text:p>
          </table:table-cell>
          <table:table-cell table:formula="of:=ABS([.A474])" office:value-type="float" office:value="0.00000000325729" calcext:value-type="float">
            <text:p>3.25729E-09</text:p>
          </table:table-cell>
          <table:table-cell table:formula="of:=IF(ISNUMBER([.B474]);[.B474];0)" office:value-type="float" office:value="0.00000000325729" calcext:value-type="float">
            <text:p>3.25729E-09</text:p>
          </table:table-cell>
          <table:table-cell table:number-columns-repeated="2"/>
        </table:table-row>
        <table:table-row table:style-name="ro1">
          <table:table-cell office:value-type="float" office:value="0.00000000171214" calcext:value-type="float">
            <text:p>1.71214E-09</text:p>
          </table:table-cell>
          <table:table-cell table:formula="of:=ABS([.A475])" office:value-type="float" office:value="0.00000000171214" calcext:value-type="float">
            <text:p>1.71214E-09</text:p>
          </table:table-cell>
          <table:table-cell table:formula="of:=IF(ISNUMBER([.B475]);[.B475];0)" office:value-type="float" office:value="0.00000000171214" calcext:value-type="float">
            <text:p>1.71214E-09</text:p>
          </table:table-cell>
          <table:table-cell table:number-columns-repeated="2"/>
        </table:table-row>
        <table:table-row table:style-name="ro1">
          <table:table-cell office:value-type="float" office:value="-0.00000000214469" calcext:value-type="float">
            <text:p>-2.14469E-09</text:p>
          </table:table-cell>
          <table:table-cell table:formula="of:=ABS([.A476])" office:value-type="float" office:value="0.00000000214469" calcext:value-type="float">
            <text:p>2.14469E-09</text:p>
          </table:table-cell>
          <table:table-cell table:formula="of:=IF(ISNUMBER([.B476]);[.B476];0)" office:value-type="float" office:value="0.00000000214469" calcext:value-type="float">
            <text:p>2.14469E-09</text:p>
          </table:table-cell>
          <table:table-cell table:number-columns-repeated="2"/>
        </table:table-row>
        <table:table-row table:style-name="ro1">
          <table:table-cell office:value-type="float" office:value="-0.000000000956834" calcext:value-type="float">
            <text:p>-9.56834E-10</text:p>
          </table:table-cell>
          <table:table-cell table:formula="of:=ABS([.A477])" office:value-type="float" office:value="0.000000000956834" calcext:value-type="float">
            <text:p>9.56834E-10</text:p>
          </table:table-cell>
          <table:table-cell table:formula="of:=IF(ISNUMBER([.B477]);[.B477];0)" office:value-type="float" office:value="0.000000000956834" calcext:value-type="float">
            <text:p>9.56834E-10</text:p>
          </table:table-cell>
          <table:table-cell table:number-columns-repeated="2"/>
        </table:table-row>
        <table:table-row table:style-name="ro1">
          <table:table-cell office:value-type="float" office:value="-0.000000000320833" calcext:value-type="float">
            <text:p>-3.20833E-10</text:p>
          </table:table-cell>
          <table:table-cell table:formula="of:=ABS([.A478])" office:value-type="float" office:value="0.000000000320833" calcext:value-type="float">
            <text:p>3.20833E-10</text:p>
          </table:table-cell>
          <table:table-cell table:formula="of:=IF(ISNUMBER([.B478]);[.B478];0)" office:value-type="float" office:value="0.000000000320833" calcext:value-type="float">
            <text:p>3.20833E-10</text:p>
          </table:table-cell>
          <table:table-cell table:number-columns-repeated="2"/>
        </table:table-row>
        <table:table-row table:style-name="ro1">
          <table:table-cell office:value-type="float" office:value="-0.00000000100071" calcext:value-type="float">
            <text:p>-1.00071E-09</text:p>
          </table:table-cell>
          <table:table-cell table:formula="of:=ABS([.A479])" office:value-type="float" office:value="0.00000000100071" calcext:value-type="float">
            <text:p>1.00071E-09</text:p>
          </table:table-cell>
          <table:table-cell table:formula="of:=IF(ISNUMBER([.B479]);[.B479];0)" office:value-type="float" office:value="0.00000000100071" calcext:value-type="float">
            <text:p>1.00071E-09</text:p>
          </table:table-cell>
          <table:table-cell table:number-columns-repeated="2"/>
        </table:table-row>
        <table:table-row table:style-name="ro1">
          <table:table-cell office:value-type="float" office:value="0.00000000200365" calcext:value-type="float">
            <text:p>2.00365E-09</text:p>
          </table:table-cell>
          <table:table-cell table:formula="of:=ABS([.A480])" office:value-type="float" office:value="0.00000000200365" calcext:value-type="float">
            <text:p>2.00365E-09</text:p>
          </table:table-cell>
          <table:table-cell table:formula="of:=IF(ISNUMBER([.B480]);[.B480];0)" office:value-type="float" office:value="0.00000000200365" calcext:value-type="float">
            <text:p>2.00365E-09</text:p>
          </table:table-cell>
          <table:table-cell table:number-columns-repeated="2"/>
        </table:table-row>
        <table:table-row table:style-name="ro1">
          <table:table-cell office:value-type="float" office:value="0.00000000252407" calcext:value-type="float">
            <text:p>2.52407E-09</text:p>
          </table:table-cell>
          <table:table-cell table:formula="of:=ABS([.A481])" office:value-type="float" office:value="0.00000000252407" calcext:value-type="float">
            <text:p>2.52407E-09</text:p>
          </table:table-cell>
          <table:table-cell table:formula="of:=IF(ISNUMBER([.B481]);[.B481];0)" office:value-type="float" office:value="0.00000000252407" calcext:value-type="float">
            <text:p>2.52407E-09</text:p>
          </table:table-cell>
          <table:table-cell table:number-columns-repeated="2"/>
        </table:table-row>
        <table:table-row table:style-name="ro1">
          <table:table-cell office:value-type="float" office:value="-0.00000000175738" calcext:value-type="float">
            <text:p>-1.75738E-09</text:p>
          </table:table-cell>
          <table:table-cell table:formula="of:=ABS([.A482])" office:value-type="float" office:value="0.00000000175738" calcext:value-type="float">
            <text:p>1.75738E-09</text:p>
          </table:table-cell>
          <table:table-cell table:formula="of:=IF(ISNUMBER([.B482]);[.B482];0)" office:value-type="float" office:value="0.00000000175738" calcext:value-type="float">
            <text:p>1.75738E-09</text:p>
          </table:table-cell>
          <table:table-cell table:number-columns-repeated="2"/>
        </table:table-row>
        <table:table-row table:style-name="ro1">
          <table:table-cell office:value-type="float" office:value="-0.00000000164903" calcext:value-type="float">
            <text:p>-1.64903E-09</text:p>
          </table:table-cell>
          <table:table-cell table:formula="of:=ABS([.A483])" office:value-type="float" office:value="0.00000000164903" calcext:value-type="float">
            <text:p>1.64903E-09</text:p>
          </table:table-cell>
          <table:table-cell table:formula="of:=IF(ISNUMBER([.B483]);[.B483];0)" office:value-type="float" office:value="0.00000000164903" calcext:value-type="float">
            <text:p>1.64903E-09</text:p>
          </table:table-cell>
          <table:table-cell table:number-columns-repeated="2"/>
        </table:table-row>
        <table:table-row table:style-name="ro1">
          <table:table-cell office:value-type="float" office:value="0.000000000646068" calcext:value-type="float">
            <text:p>6.46068E-10</text:p>
          </table:table-cell>
          <table:table-cell table:formula="of:=ABS([.A484])" office:value-type="float" office:value="0.000000000646068" calcext:value-type="float">
            <text:p>6.46068E-10</text:p>
          </table:table-cell>
          <table:table-cell table:formula="of:=IF(ISNUMBER([.B484]);[.B484];0)" office:value-type="float" office:value="0.000000000646068" calcext:value-type="float">
            <text:p>6.46068E-10</text:p>
          </table:table-cell>
          <table:table-cell table:number-columns-repeated="2"/>
        </table:table-row>
        <table:table-row table:style-name="ro1">
          <table:table-cell office:value-type="float" office:value="-0.00000000138284" calcext:value-type="float">
            <text:p>-1.38284E-09</text:p>
          </table:table-cell>
          <table:table-cell table:formula="of:=ABS([.A485])" office:value-type="float" office:value="0.00000000138284" calcext:value-type="float">
            <text:p>1.38284E-09</text:p>
          </table:table-cell>
          <table:table-cell table:formula="of:=IF(ISNUMBER([.B485]);[.B485];0)" office:value-type="float" office:value="0.00000000138284" calcext:value-type="float">
            <text:p>1.38284E-09</text:p>
          </table:table-cell>
          <table:table-cell table:number-columns-repeated="2"/>
        </table:table-row>
        <table:table-row table:style-name="ro1">
          <table:table-cell office:value-type="float" office:value="-0.000000000389071" calcext:value-type="float">
            <text:p>-3.89071E-10</text:p>
          </table:table-cell>
          <table:table-cell table:formula="of:=ABS([.A486])" office:value-type="float" office:value="0.000000000389071" calcext:value-type="float">
            <text:p>3.89071E-10</text:p>
          </table:table-cell>
          <table:table-cell table:formula="of:=IF(ISNUMBER([.B486]);[.B486];0)" office:value-type="float" office:value="0.000000000389071" calcext:value-type="float">
            <text:p>3.89071E-10</text:p>
          </table:table-cell>
          <table:table-cell table:number-columns-repeated="2"/>
        </table:table-row>
        <table:table-row table:style-name="ro1">
          <table:table-cell office:value-type="float" office:value="0.0000000038008" calcext:value-type="float">
            <text:p>3.8008E-09</text:p>
          </table:table-cell>
          <table:table-cell table:formula="of:=ABS([.A487])" office:value-type="float" office:value="0.0000000038008" calcext:value-type="float">
            <text:p>3.8008E-09</text:p>
          </table:table-cell>
          <table:table-cell table:formula="of:=IF(ISNUMBER([.B487]);[.B487];0)" office:value-type="float" office:value="0.0000000038008" calcext:value-type="float">
            <text:p>3.8008E-09</text:p>
          </table:table-cell>
          <table:table-cell table:number-columns-repeated="2"/>
        </table:table-row>
        <table:table-row table:style-name="ro1">
          <table:table-cell office:value-type="float" office:value="0.000000000946459" calcext:value-type="float">
            <text:p>9.46459E-10</text:p>
          </table:table-cell>
          <table:table-cell table:formula="of:=ABS([.A488])" office:value-type="float" office:value="0.000000000946459" calcext:value-type="float">
            <text:p>9.46459E-10</text:p>
          </table:table-cell>
          <table:table-cell table:formula="of:=IF(ISNUMBER([.B488]);[.B488];0)" office:value-type="float" office:value="0.000000000946459" calcext:value-type="float">
            <text:p>9.46459E-10</text:p>
          </table:table-cell>
          <table:table-cell table:number-columns-repeated="2"/>
        </table:table-row>
        <table:table-row table:style-name="ro1">
          <table:table-cell office:value-type="float" office:value="-0.00000000314851" calcext:value-type="float">
            <text:p>-3.14851E-09</text:p>
          </table:table-cell>
          <table:table-cell table:formula="of:=ABS([.A489])" office:value-type="float" office:value="0.00000000314851" calcext:value-type="float">
            <text:p>3.14851E-09</text:p>
          </table:table-cell>
          <table:table-cell table:formula="of:=IF(ISNUMBER([.B489]);[.B489];0)" office:value-type="float" office:value="0.00000000314851" calcext:value-type="float">
            <text:p>3.14851E-09</text:p>
          </table:table-cell>
          <table:table-cell table:number-columns-repeated="2"/>
        </table:table-row>
        <table:table-row table:style-name="ro1">
          <table:table-cell office:value-type="float" office:value="-0.000000000654172" calcext:value-type="float">
            <text:p>-6.54172E-10</text:p>
          </table:table-cell>
          <table:table-cell table:formula="of:=ABS([.A490])" office:value-type="float" office:value="0.000000000654172" calcext:value-type="float">
            <text:p>6.54172E-10</text:p>
          </table:table-cell>
          <table:table-cell table:formula="of:=IF(ISNUMBER([.B490]);[.B490];0)" office:value-type="float" office:value="0.000000000654172" calcext:value-type="float">
            <text:p>6.54172E-10</text:p>
          </table:table-cell>
          <table:table-cell table:number-columns-repeated="2"/>
        </table:table-row>
        <table:table-row table:style-name="ro1">
          <table:table-cell office:value-type="float" office:value="0.00000000000666722" calcext:value-type="float">
            <text:p>6.66722E-12</text:p>
          </table:table-cell>
          <table:table-cell table:formula="of:=ABS([.A491])" office:value-type="float" office:value="0.00000000000666722" calcext:value-type="float">
            <text:p>6.66722E-12</text:p>
          </table:table-cell>
          <table:table-cell table:formula="of:=IF(ISNUMBER([.B491]);[.B491];0)" office:value-type="float" office:value="0.00000000000666722" calcext:value-type="float">
            <text:p>6.66722E-12</text:p>
          </table:table-cell>
          <table:table-cell table:number-columns-repeated="2"/>
        </table:table-row>
        <table:table-row table:style-name="ro1">
          <table:table-cell office:value-type="float" office:value="-0.0000000010693" calcext:value-type="float">
            <text:p>-1.0693E-09</text:p>
          </table:table-cell>
          <table:table-cell table:formula="of:=ABS([.A492])" office:value-type="float" office:value="0.0000000010693" calcext:value-type="float">
            <text:p>1.0693E-09</text:p>
          </table:table-cell>
          <table:table-cell table:formula="of:=IF(ISNUMBER([.B492]);[.B492];0)" office:value-type="float" office:value="0.0000000010693" calcext:value-type="float">
            <text:p>1.0693E-09</text:p>
          </table:table-cell>
          <table:table-cell table:number-columns-repeated="2"/>
        </table:table-row>
        <table:table-row table:style-name="ro1">
          <table:table-cell office:value-type="float" office:value="0.00000000289828" calcext:value-type="float">
            <text:p>2.89828E-09</text:p>
          </table:table-cell>
          <table:table-cell table:formula="of:=ABS([.A493])" office:value-type="float" office:value="0.00000000289828" calcext:value-type="float">
            <text:p>2.89828E-09</text:p>
          </table:table-cell>
          <table:table-cell table:formula="of:=IF(ISNUMBER([.B493]);[.B493];0)" office:value-type="float" office:value="0.00000000289828" calcext:value-type="float">
            <text:p>2.89828E-09</text:p>
          </table:table-cell>
          <table:table-cell table:number-columns-repeated="2"/>
        </table:table-row>
        <table:table-row table:style-name="ro1">
          <table:table-cell office:value-type="float" office:value="0.00000000228735" calcext:value-type="float">
            <text:p>2.28735E-09</text:p>
          </table:table-cell>
          <table:table-cell table:formula="of:=ABS([.A494])" office:value-type="float" office:value="0.00000000228735" calcext:value-type="float">
            <text:p>2.28735E-09</text:p>
          </table:table-cell>
          <table:table-cell table:formula="of:=IF(ISNUMBER([.B494]);[.B494];0)" office:value-type="float" office:value="0.00000000228735" calcext:value-type="float">
            <text:p>2.28735E-09</text:p>
          </table:table-cell>
          <table:table-cell table:number-columns-repeated="2"/>
        </table:table-row>
        <table:table-row table:style-name="ro1">
          <table:table-cell office:value-type="float" office:value="-0.00000000399034" calcext:value-type="float">
            <text:p>-3.99034E-09</text:p>
          </table:table-cell>
          <table:table-cell table:formula="of:=ABS([.A495])" office:value-type="float" office:value="0.00000000399034" calcext:value-type="float">
            <text:p>3.99034E-09</text:p>
          </table:table-cell>
          <table:table-cell table:formula="of:=IF(ISNUMBER([.B495]);[.B495];0)" office:value-type="float" office:value="0.00000000399034" calcext:value-type="float">
            <text:p>3.99034E-09</text:p>
          </table:table-cell>
          <table:table-cell table:number-columns-repeated="2"/>
        </table:table-row>
        <table:table-row table:style-name="ro1">
          <table:table-cell office:value-type="float" office:value="-0.000000000738404" calcext:value-type="float">
            <text:p>-7.38404E-10</text:p>
          </table:table-cell>
          <table:table-cell table:formula="of:=ABS([.A496])" office:value-type="float" office:value="0.000000000738404" calcext:value-type="float">
            <text:p>7.38404E-10</text:p>
          </table:table-cell>
          <table:table-cell table:formula="of:=IF(ISNUMBER([.B496]);[.B496];0)" office:value-type="float" office:value="0.000000000738404" calcext:value-type="float">
            <text:p>7.38404E-10</text:p>
          </table:table-cell>
          <table:table-cell table:number-columns-repeated="2"/>
        </table:table-row>
        <table:table-row table:style-name="ro1">
          <table:table-cell office:value-type="float" office:value="0.0000000041392" calcext:value-type="float">
            <text:p>4.1392E-09</text:p>
          </table:table-cell>
          <table:table-cell table:formula="of:=ABS([.A497])" office:value-type="float" office:value="0.0000000041392" calcext:value-type="float">
            <text:p>4.1392E-09</text:p>
          </table:table-cell>
          <table:table-cell table:formula="of:=IF(ISNUMBER([.B497]);[.B497];0)" office:value-type="float" office:value="0.0000000041392" calcext:value-type="float">
            <text:p>4.1392E-09</text:p>
          </table:table-cell>
          <table:table-cell table:number-columns-repeated="2"/>
        </table:table-row>
        <table:table-row table:style-name="ro1">
          <table:table-cell office:value-type="float" office:value="-0.00000000313218" calcext:value-type="float">
            <text:p>-3.13218E-09</text:p>
          </table:table-cell>
          <table:table-cell table:formula="of:=ABS([.A498])" office:value-type="float" office:value="0.00000000313218" calcext:value-type="float">
            <text:p>3.13218E-09</text:p>
          </table:table-cell>
          <table:table-cell table:formula="of:=IF(ISNUMBER([.B498]);[.B498];0)" office:value-type="float" office:value="0.00000000313218" calcext:value-type="float">
            <text:p>3.13218E-09</text:p>
          </table:table-cell>
          <table:table-cell table:number-columns-repeated="2"/>
        </table:table-row>
        <table:table-row table:style-name="ro1">
          <table:table-cell office:value-type="float" office:value="-0.00000000455191" calcext:value-type="float">
            <text:p>-4.55191E-09</text:p>
          </table:table-cell>
          <table:table-cell table:formula="of:=ABS([.A499])" office:value-type="float" office:value="0.00000000455191" calcext:value-type="float">
            <text:p>4.55191E-09</text:p>
          </table:table-cell>
          <table:table-cell table:formula="of:=IF(ISNUMBER([.B499]);[.B499];0)" office:value-type="float" office:value="0.00000000455191" calcext:value-type="float">
            <text:p>4.55191E-09</text:p>
          </table:table-cell>
          <table:table-cell table:number-columns-repeated="2"/>
        </table:table-row>
        <table:table-row table:style-name="ro1">
          <table:table-cell office:value-type="float" office:value="0.00000000647117" calcext:value-type="float">
            <text:p>6.47117E-09</text:p>
          </table:table-cell>
          <table:table-cell table:formula="of:=ABS([.A500])" office:value-type="float" office:value="0.00000000647117" calcext:value-type="float">
            <text:p>6.47117E-09</text:p>
          </table:table-cell>
          <table:table-cell table:formula="of:=IF(ISNUMBER([.B500]);[.B500];0)" office:value-type="float" office:value="0.00000000647117" calcext:value-type="float">
            <text:p>6.47117E-09</text:p>
          </table:table-cell>
          <table:table-cell table:number-columns-repeated="2"/>
        </table:table-row>
        <table:table-row table:style-name="ro1">
          <table:table-cell office:value-type="float" office:value="0.00000000473728" calcext:value-type="float">
            <text:p>4.73728E-09</text:p>
          </table:table-cell>
          <table:table-cell table:formula="of:=ABS([.A501])" office:value-type="float" office:value="0.00000000473728" calcext:value-type="float">
            <text:p>4.73728E-09</text:p>
          </table:table-cell>
          <table:table-cell table:formula="of:=IF(ISNUMBER([.B501]);[.B501];0)" office:value-type="float" office:value="0.00000000473728" calcext:value-type="float">
            <text:p>4.73728E-09</text:p>
          </table:table-cell>
          <table:table-cell table:number-columns-repeated="2"/>
        </table:table-row>
        <table:table-row table:style-name="ro1">
          <table:table-cell office:value-type="float" office:value="-0.00000000722046" calcext:value-type="float">
            <text:p>-7.22046E-09</text:p>
          </table:table-cell>
          <table:table-cell table:formula="of:=ABS([.A502])" office:value-type="float" office:value="0.00000000722046" calcext:value-type="float">
            <text:p>7.22046E-09</text:p>
          </table:table-cell>
          <table:table-cell table:formula="of:=IF(ISNUMBER([.B502]);[.B502];0)" office:value-type="float" office:value="0.00000000722046" calcext:value-type="float">
            <text:p>7.22046E-09</text:p>
          </table:table-cell>
          <table:table-cell table:number-columns-repeated="2"/>
        </table:table-row>
        <table:table-row table:style-name="ro1">
          <table:table-cell office:value-type="float" office:value="-0.00000000356442" calcext:value-type="float">
            <text:p>-3.56442E-09</text:p>
          </table:table-cell>
          <table:table-cell table:formula="of:=ABS([.A503])" office:value-type="float" office:value="0.00000000356442" calcext:value-type="float">
            <text:p>3.56442E-09</text:p>
          </table:table-cell>
          <table:table-cell table:formula="of:=IF(ISNUMBER([.B503]);[.B503];0)" office:value-type="float" office:value="0.00000000356442" calcext:value-type="float">
            <text:p>3.56442E-09</text:p>
          </table:table-cell>
          <table:table-cell table:number-columns-repeated="2"/>
        </table:table-row>
        <table:table-row table:style-name="ro1">
          <table:table-cell office:value-type="float" office:value="0.00000000589912" calcext:value-type="float">
            <text:p>5.89912E-09</text:p>
          </table:table-cell>
          <table:table-cell table:formula="of:=ABS([.A504])" office:value-type="float" office:value="0.00000000589912" calcext:value-type="float">
            <text:p>5.89912E-09</text:p>
          </table:table-cell>
          <table:table-cell table:formula="of:=IF(ISNUMBER([.B504]);[.B504];0)" office:value-type="float" office:value="0.00000000589912" calcext:value-type="float">
            <text:p>5.89912E-09</text:p>
          </table:table-cell>
          <table:table-cell table:number-columns-repeated="2"/>
        </table:table-row>
        <table:table-row table:style-name="ro1">
          <table:table-cell office:value-type="float" office:value="0.00000000149182" calcext:value-type="float">
            <text:p>1.49182E-09</text:p>
          </table:table-cell>
          <table:table-cell table:formula="of:=ABS([.A505])" office:value-type="float" office:value="0.00000000149182" calcext:value-type="float">
            <text:p>1.49182E-09</text:p>
          </table:table-cell>
          <table:table-cell table:formula="of:=IF(ISNUMBER([.B505]);[.B505];0)" office:value-type="float" office:value="0.00000000149182" calcext:value-type="float">
            <text:p>1.49182E-09</text:p>
          </table:table-cell>
          <table:table-cell table:number-columns-repeated="2"/>
        </table:table-row>
        <table:table-row table:style-name="ro1">
          <table:table-cell office:value-type="float" office:value="-0.00000000407929" calcext:value-type="float">
            <text:p>-4.07929E-09</text:p>
          </table:table-cell>
          <table:table-cell table:formula="of:=ABS([.A506])" office:value-type="float" office:value="0.00000000407929" calcext:value-type="float">
            <text:p>4.07929E-09</text:p>
          </table:table-cell>
          <table:table-cell table:formula="of:=IF(ISNUMBER([.B506]);[.B506];0)" office:value-type="float" office:value="0.00000000407929" calcext:value-type="float">
            <text:p>4.07929E-09</text:p>
          </table:table-cell>
          <table:table-cell table:number-columns-repeated="2"/>
        </table:table-row>
        <table:table-row table:style-name="ro1">
          <table:table-cell office:value-type="float" office:value="-0.000000000297022" calcext:value-type="float">
            <text:p>-2.97022E-10</text:p>
          </table:table-cell>
          <table:table-cell table:formula="of:=ABS([.A507])" office:value-type="float" office:value="0.000000000297022" calcext:value-type="float">
            <text:p>2.97022E-10</text:p>
          </table:table-cell>
          <table:table-cell table:formula="of:=IF(ISNUMBER([.B507]);[.B507];0)" office:value-type="float" office:value="0.000000000297022" calcext:value-type="float">
            <text:p>2.97022E-10</text:p>
          </table:table-cell>
          <table:table-cell table:number-columns-repeated="2"/>
        </table:table-row>
        <table:table-row table:style-name="ro1">
          <table:table-cell office:value-type="float" office:value="0.00000000245596" calcext:value-type="float">
            <text:p>2.45596E-09</text:p>
          </table:table-cell>
          <table:table-cell table:formula="of:=ABS([.A508])" office:value-type="float" office:value="0.00000000245596" calcext:value-type="float">
            <text:p>2.45596E-09</text:p>
          </table:table-cell>
          <table:table-cell table:formula="of:=IF(ISNUMBER([.B508]);[.B508];0)" office:value-type="float" office:value="0.00000000245596" calcext:value-type="float">
            <text:p>2.45596E-09</text:p>
          </table:table-cell>
          <table:table-cell table:number-columns-repeated="2"/>
        </table:table-row>
        <table:table-row table:style-name="ro1">
          <table:table-cell office:value-type="float" office:value="0.000000000694154" calcext:value-type="float">
            <text:p>6.94154E-10</text:p>
          </table:table-cell>
          <table:table-cell table:formula="of:=ABS([.A509])" office:value-type="float" office:value="0.000000000694154" calcext:value-type="float">
            <text:p>6.94154E-10</text:p>
          </table:table-cell>
          <table:table-cell table:formula="of:=IF(ISNUMBER([.B509]);[.B509];0)" office:value-type="float" office:value="0.000000000694154" calcext:value-type="float">
            <text:p>6.94154E-10</text:p>
          </table:table-cell>
          <table:table-cell table:number-columns-repeated="2"/>
        </table:table-row>
        <table:table-row table:style-name="ro1">
          <table:table-cell office:value-type="float" office:value="-0.00000000121432" calcext:value-type="float">
            <text:p>-1.21432E-09</text:p>
          </table:table-cell>
          <table:table-cell table:formula="of:=ABS([.A510])" office:value-type="float" office:value="0.00000000121432" calcext:value-type="float">
            <text:p>1.21432E-09</text:p>
          </table:table-cell>
          <table:table-cell table:formula="of:=IF(ISNUMBER([.B510]);[.B510];0)" office:value-type="float" office:value="0.00000000121432" calcext:value-type="float">
            <text:p>1.21432E-09</text:p>
          </table:table-cell>
          <table:table-cell table:number-columns-repeated="2"/>
        </table:table-row>
        <table:table-row table:style-name="ro1">
          <table:table-cell office:value-type="float" office:value="-0.00000000153719" calcext:value-type="float">
            <text:p>-1.53719E-09</text:p>
          </table:table-cell>
          <table:table-cell table:formula="of:=ABS([.A511])" office:value-type="float" office:value="0.00000000153719" calcext:value-type="float">
            <text:p>1.53719E-09</text:p>
          </table:table-cell>
          <table:table-cell table:formula="of:=IF(ISNUMBER([.B511]);[.B511];0)" office:value-type="float" office:value="0.00000000153719" calcext:value-type="float">
            <text:p>1.53719E-09</text:p>
          </table:table-cell>
          <table:table-cell table:number-columns-repeated="2"/>
        </table:table-row>
        <table:table-row table:style-name="ro1">
          <table:table-cell office:value-type="float" office:value="0.00000000106868" calcext:value-type="float">
            <text:p>1.06868E-09</text:p>
          </table:table-cell>
          <table:table-cell table:formula="of:=ABS([.A512])" office:value-type="float" office:value="0.00000000106868" calcext:value-type="float">
            <text:p>1.06868E-09</text:p>
          </table:table-cell>
          <table:table-cell table:formula="of:=IF(ISNUMBER([.B512]);[.B512];0)" office:value-type="float" office:value="0.00000000106868" calcext:value-type="float">
            <text:p>1.06868E-09</text:p>
          </table:table-cell>
          <table:table-cell table:number-columns-repeated="2"/>
        </table:table-row>
        <table:table-row table:style-name="ro1">
          <table:table-cell office:value-type="float" office:value="0.00000000162706" calcext:value-type="float">
            <text:p>1.62706E-09</text:p>
          </table:table-cell>
          <table:table-cell table:formula="of:=ABS([.A513])" office:value-type="float" office:value="0.00000000162706" calcext:value-type="float">
            <text:p>1.62706E-09</text:p>
          </table:table-cell>
          <table:table-cell table:formula="of:=IF(ISNUMBER([.B513]);[.B513];0)" office:value-type="float" office:value="0.00000000162706" calcext:value-type="float">
            <text:p>1.62706E-09</text:p>
          </table:table-cell>
          <table:table-cell table:number-columns-repeated="2"/>
        </table:table-row>
        <table:table-row table:style-name="ro1">
          <table:table-cell office:value-type="float" office:value="-0.00000000231733" calcext:value-type="float">
            <text:p>-2.31733E-09</text:p>
          </table:table-cell>
          <table:table-cell table:formula="of:=ABS([.A514])" office:value-type="float" office:value="0.00000000231733" calcext:value-type="float">
            <text:p>2.31733E-09</text:p>
          </table:table-cell>
          <table:table-cell table:formula="of:=IF(ISNUMBER([.B514]);[.B514];0)" office:value-type="float" office:value="0.00000000231733" calcext:value-type="float">
            <text:p>2.31733E-09</text:p>
          </table:table-cell>
          <table:table-cell table:number-columns-repeated="2"/>
        </table:table-row>
        <table:table-row table:style-name="ro1">
          <table:table-cell office:value-type="float" office:value="-0.00000000096854" calcext:value-type="float">
            <text:p>-9.6854E-10</text:p>
          </table:table-cell>
          <table:table-cell table:formula="of:=ABS([.A515])" office:value-type="float" office:value="0.00000000096854" calcext:value-type="float">
            <text:p>9.6854E-10</text:p>
          </table:table-cell>
          <table:table-cell table:formula="of:=IF(ISNUMBER([.B515]);[.B515];0)" office:value-type="float" office:value="0.00000000096854" calcext:value-type="float">
            <text:p>9.6854E-10</text:p>
          </table:table-cell>
          <table:table-cell table:number-columns-repeated="2"/>
        </table:table-row>
        <table:table-row table:style-name="ro1">
          <table:table-cell office:value-type="float" office:value="0.00000000326712" calcext:value-type="float">
            <text:p>3.26712E-09</text:p>
          </table:table-cell>
          <table:table-cell table:formula="of:=ABS([.A516])" office:value-type="float" office:value="0.00000000326712" calcext:value-type="float">
            <text:p>3.26712E-09</text:p>
          </table:table-cell>
          <table:table-cell table:formula="of:=IF(ISNUMBER([.B516]);[.B516];0)" office:value-type="float" office:value="0.00000000326712" calcext:value-type="float">
            <text:p>3.26712E-09</text:p>
          </table:table-cell>
          <table:table-cell table:number-columns-repeated="2"/>
        </table:table-row>
        <table:table-row table:style-name="ro1">
          <table:table-cell office:value-type="float" office:value="-0.000000000416483" calcext:value-type="float">
            <text:p>-4.16483E-10</text:p>
          </table:table-cell>
          <table:table-cell table:formula="of:=ABS([.A517])" office:value-type="float" office:value="0.000000000416483" calcext:value-type="float">
            <text:p>4.16483E-10</text:p>
          </table:table-cell>
          <table:table-cell table:formula="of:=IF(ISNUMBER([.B517]);[.B517];0)" office:value-type="float" office:value="0.000000000416483" calcext:value-type="float">
            <text:p>4.16483E-10</text:p>
          </table:table-cell>
          <table:table-cell table:number-columns-repeated="2"/>
        </table:table-row>
        <table:table-row table:style-name="ro1">
          <table:table-cell office:value-type="float" office:value="-0.00000000142287" calcext:value-type="float">
            <text:p>-1.42287E-09</text:p>
          </table:table-cell>
          <table:table-cell table:formula="of:=ABS([.A518])" office:value-type="float" office:value="0.00000000142287" calcext:value-type="float">
            <text:p>1.42287E-09</text:p>
          </table:table-cell>
          <table:table-cell table:formula="of:=IF(ISNUMBER([.B518]);[.B518];0)" office:value-type="float" office:value="0.00000000142287" calcext:value-type="float">
            <text:p>1.42287E-09</text:p>
          </table:table-cell>
          <table:table-cell table:number-columns-repeated="2"/>
        </table:table-row>
        <table:table-row table:style-name="ro1">
          <table:table-cell office:value-type="float" office:value="0.00000000344723" calcext:value-type="float">
            <text:p>3.44723E-09</text:p>
          </table:table-cell>
          <table:table-cell table:formula="of:=ABS([.A519])" office:value-type="float" office:value="0.00000000344723" calcext:value-type="float">
            <text:p>3.44723E-09</text:p>
          </table:table-cell>
          <table:table-cell table:formula="of:=IF(ISNUMBER([.B519]);[.B519];0)" office:value-type="float" office:value="0.00000000344723" calcext:value-type="float">
            <text:p>3.44723E-09</text:p>
          </table:table-cell>
          <table:table-cell table:number-columns-repeated="2"/>
        </table:table-row>
        <table:table-row table:style-name="ro1">
          <table:table-cell office:value-type="float" office:value="-0.00000000325644" calcext:value-type="float">
            <text:p>-3.25644E-09</text:p>
          </table:table-cell>
          <table:table-cell table:formula="of:=ABS([.A520])" office:value-type="float" office:value="0.00000000325644" calcext:value-type="float">
            <text:p>3.25644E-09</text:p>
          </table:table-cell>
          <table:table-cell table:formula="of:=IF(ISNUMBER([.B520]);[.B520];0)" office:value-type="float" office:value="0.00000000325644" calcext:value-type="float">
            <text:p>3.25644E-09</text:p>
          </table:table-cell>
          <table:table-cell table:number-columns-repeated="2"/>
        </table:table-row>
        <table:table-row table:style-name="ro1">
          <table:table-cell office:value-type="float" office:value="-0.00000000811492" calcext:value-type="float">
            <text:p>-8.11492E-09</text:p>
          </table:table-cell>
          <table:table-cell table:formula="of:=ABS([.A521])" office:value-type="float" office:value="0.00000000811492" calcext:value-type="float">
            <text:p>8.11492E-09</text:p>
          </table:table-cell>
          <table:table-cell table:formula="of:=IF(ISNUMBER([.B521]);[.B521];0)" office:value-type="float" office:value="0.00000000811492" calcext:value-type="float">
            <text:p>8.11492E-09</text:p>
          </table:table-cell>
          <table:table-cell table:number-columns-repeated="2"/>
        </table:table-row>
        <table:table-row table:style-name="ro1">
          <table:table-cell office:value-type="float" office:value="0.00000000774111" calcext:value-type="float">
            <text:p>7.74111E-09</text:p>
          </table:table-cell>
          <table:table-cell table:formula="of:=ABS([.A522])" office:value-type="float" office:value="0.00000000774111" calcext:value-type="float">
            <text:p>7.74111E-09</text:p>
          </table:table-cell>
          <table:table-cell table:formula="of:=IF(ISNUMBER([.B522]);[.B522];0)" office:value-type="float" office:value="0.00000000774111" calcext:value-type="float">
            <text:p>7.74111E-09</text:p>
          </table:table-cell>
          <table:table-cell table:number-columns-repeated="2"/>
        </table:table-row>
        <table:table-row table:style-name="ro1">
          <table:table-cell office:value-type="float" office:value="0.0000000113986" calcext:value-type="float">
            <text:p>1.13986E-08</text:p>
          </table:table-cell>
          <table:table-cell table:formula="of:=ABS([.A523])" office:value-type="float" office:value="0.0000000113986" calcext:value-type="float">
            <text:p>1.13986E-08</text:p>
          </table:table-cell>
          <table:table-cell table:formula="of:=IF(ISNUMBER([.B523]);[.B523];0)" office:value-type="float" office:value="0.0000000113986" calcext:value-type="float">
            <text:p>1.13986E-08</text:p>
          </table:table-cell>
          <table:table-cell table:number-columns-repeated="2"/>
        </table:table-row>
        <table:table-row table:style-name="ro1">
          <table:table-cell office:value-type="float" office:value="-0.00000000949542" calcext:value-type="float">
            <text:p>-9.49542E-09</text:p>
          </table:table-cell>
          <table:table-cell table:formula="of:=ABS([.A524])" office:value-type="float" office:value="0.00000000949542" calcext:value-type="float">
            <text:p>9.49542E-09</text:p>
          </table:table-cell>
          <table:table-cell table:formula="of:=IF(ISNUMBER([.B524]);[.B524];0)" office:value-type="float" office:value="0.00000000949542" calcext:value-type="float">
            <text:p>9.49542E-09</text:p>
          </table:table-cell>
          <table:table-cell table:number-columns-repeated="2"/>
        </table:table-row>
        <table:table-row table:style-name="ro1">
          <table:table-cell office:value-type="float" office:value="-0.00000000933918" calcext:value-type="float">
            <text:p>-9.33918E-09</text:p>
          </table:table-cell>
          <table:table-cell table:formula="of:=ABS([.A525])" office:value-type="float" office:value="0.00000000933918" calcext:value-type="float">
            <text:p>9.33918E-09</text:p>
          </table:table-cell>
          <table:table-cell table:formula="of:=IF(ISNUMBER([.B525]);[.B525];0)" office:value-type="float" office:value="0.00000000933918" calcext:value-type="float">
            <text:p>9.33918E-09</text:p>
          </table:table-cell>
          <table:table-cell table:number-columns-repeated="2"/>
        </table:table-row>
        <table:table-row table:style-name="ro1">
          <table:table-cell office:value-type="float" office:value="0.00000000944592" calcext:value-type="float">
            <text:p>9.44592E-09</text:p>
          </table:table-cell>
          <table:table-cell table:formula="of:=ABS([.A526])" office:value-type="float" office:value="0.00000000944592" calcext:value-type="float">
            <text:p>9.44592E-09</text:p>
          </table:table-cell>
          <table:table-cell table:formula="of:=IF(ISNUMBER([.B526]);[.B526];0)" office:value-type="float" office:value="0.00000000944592" calcext:value-type="float">
            <text:p>9.44592E-09</text:p>
          </table:table-cell>
          <table:table-cell table:number-columns-repeated="2"/>
        </table:table-row>
        <table:table-row table:style-name="ro1">
          <table:table-cell office:value-type="float" office:value="0.00000000193605" calcext:value-type="float">
            <text:p>1.93605E-09</text:p>
          </table:table-cell>
          <table:table-cell table:formula="of:=ABS([.A527])" office:value-type="float" office:value="0.00000000193605" calcext:value-type="float">
            <text:p>1.93605E-09</text:p>
          </table:table-cell>
          <table:table-cell table:formula="of:=IF(ISNUMBER([.B527]);[.B527];0)" office:value-type="float" office:value="0.00000000193605" calcext:value-type="float">
            <text:p>1.93605E-09</text:p>
          </table:table-cell>
          <table:table-cell table:number-columns-repeated="2"/>
        </table:table-row>
        <table:table-row table:style-name="ro1">
          <table:table-cell office:value-type="float" office:value="-0.00000000992644" calcext:value-type="float">
            <text:p>-9.92644E-09</text:p>
          </table:table-cell>
          <table:table-cell table:formula="of:=ABS([.A528])" office:value-type="float" office:value="0.00000000992644" calcext:value-type="float">
            <text:p>9.92644E-09</text:p>
          </table:table-cell>
          <table:table-cell table:formula="of:=IF(ISNUMBER([.B528]);[.B528];0)" office:value-type="float" office:value="0.00000000992644" calcext:value-type="float">
            <text:p>9.92644E-09</text:p>
          </table:table-cell>
          <table:table-cell table:number-columns-repeated="2"/>
        </table:table-row>
        <table:table-row table:style-name="ro1">
          <table:table-cell office:value-type="float" office:value="0.00000000561857" calcext:value-type="float">
            <text:p>5.61857E-09</text:p>
          </table:table-cell>
          <table:table-cell table:formula="of:=ABS([.A529])" office:value-type="float" office:value="0.00000000561857" calcext:value-type="float">
            <text:p>5.61857E-09</text:p>
          </table:table-cell>
          <table:table-cell table:formula="of:=IF(ISNUMBER([.B529]);[.B529];0)" office:value-type="float" office:value="0.00000000561857" calcext:value-type="float">
            <text:p>5.61857E-09</text:p>
          </table:table-cell>
          <table:table-cell table:number-columns-repeated="2"/>
        </table:table-row>
        <table:table-row table:style-name="ro1">
          <table:table-cell office:value-type="float" office:value="0.0000000104576" calcext:value-type="float">
            <text:p>1.04576E-08</text:p>
          </table:table-cell>
          <table:table-cell table:formula="of:=ABS([.A530])" office:value-type="float" office:value="0.0000000104576" calcext:value-type="float">
            <text:p>1.04576E-08</text:p>
          </table:table-cell>
          <table:table-cell table:formula="of:=IF(ISNUMBER([.B530]);[.B530];0)" office:value-type="float" office:value="0.0000000104576" calcext:value-type="float">
            <text:p>1.04576E-08</text:p>
          </table:table-cell>
          <table:table-cell table:number-columns-repeated="2"/>
        </table:table-row>
        <table:table-row table:style-name="ro1">
          <table:table-cell office:value-type="float" office:value="-0.00000000795303" calcext:value-type="float">
            <text:p>-7.95303E-09</text:p>
          </table:table-cell>
          <table:table-cell table:formula="of:=ABS([.A531])" office:value-type="float" office:value="0.00000000795303" calcext:value-type="float">
            <text:p>7.95303E-09</text:p>
          </table:table-cell>
          <table:table-cell table:formula="of:=IF(ISNUMBER([.B531]);[.B531];0)" office:value-type="float" office:value="0.00000000795303" calcext:value-type="float">
            <text:p>7.95303E-09</text:p>
          </table:table-cell>
          <table:table-cell table:number-columns-repeated="2"/>
        </table:table-row>
        <table:table-row table:style-name="ro1">
          <table:table-cell office:value-type="float" office:value="-0.00000000780263" calcext:value-type="float">
            <text:p>-7.80263E-09</text:p>
          </table:table-cell>
          <table:table-cell table:formula="of:=ABS([.A532])" office:value-type="float" office:value="0.00000000780263" calcext:value-type="float">
            <text:p>7.80263E-09</text:p>
          </table:table-cell>
          <table:table-cell table:formula="of:=IF(ISNUMBER([.B532]);[.B532];0)" office:value-type="float" office:value="0.00000000780263" calcext:value-type="float">
            <text:p>7.80263E-09</text:p>
          </table:table-cell>
          <table:table-cell table:number-columns-repeated="2"/>
        </table:table-row>
        <table:table-row table:style-name="ro1">
          <table:table-cell office:value-type="float" office:value="0.00000000500648" calcext:value-type="float">
            <text:p>5.00648E-09</text:p>
          </table:table-cell>
          <table:table-cell table:formula="of:=ABS([.A533])" office:value-type="float" office:value="0.00000000500648" calcext:value-type="float">
            <text:p>5.00648E-09</text:p>
          </table:table-cell>
          <table:table-cell table:formula="of:=IF(ISNUMBER([.B533]);[.B533];0)" office:value-type="float" office:value="0.00000000500648" calcext:value-type="float">
            <text:p>5.00648E-09</text:p>
          </table:table-cell>
          <table:table-cell table:number-columns-repeated="2"/>
        </table:table-row>
        <table:table-row table:style-name="ro1">
          <table:table-cell office:value-type="float" office:value="0.000000000833432" calcext:value-type="float">
            <text:p>8.33432E-10</text:p>
          </table:table-cell>
          <table:table-cell table:formula="of:=ABS([.A534])" office:value-type="float" office:value="0.000000000833432" calcext:value-type="float">
            <text:p>8.33432E-10</text:p>
          </table:table-cell>
          <table:table-cell table:formula="of:=IF(ISNUMBER([.B534]);[.B534];0)" office:value-type="float" office:value="0.000000000833432" calcext:value-type="float">
            <text:p>8.33432E-10</text:p>
          </table:table-cell>
          <table:table-cell table:number-columns-repeated="2"/>
        </table:table-row>
        <table:table-row table:style-name="ro1">
          <table:table-cell office:value-type="float" office:value="-0.00000000121087" calcext:value-type="float">
            <text:p>-1.21087E-09</text:p>
          </table:table-cell>
          <table:table-cell table:formula="of:=ABS([.A535])" office:value-type="float" office:value="0.00000000121087" calcext:value-type="float">
            <text:p>1.21087E-09</text:p>
          </table:table-cell>
          <table:table-cell table:formula="of:=IF(ISNUMBER([.B535]);[.B535];0)" office:value-type="float" office:value="0.00000000121087" calcext:value-type="float">
            <text:p>1.21087E-09</text:p>
          </table:table-cell>
          <table:table-cell table:number-columns-repeated="2"/>
        </table:table-row>
        <table:table-row table:style-name="ro1">
          <table:table-cell office:value-type="float" office:value="0.00000000646707" calcext:value-type="float">
            <text:p>6.46707E-09</text:p>
          </table:table-cell>
          <table:table-cell table:formula="of:=ABS([.A536])" office:value-type="float" office:value="0.00000000646707" calcext:value-type="float">
            <text:p>6.46707E-09</text:p>
          </table:table-cell>
          <table:table-cell table:formula="of:=IF(ISNUMBER([.B536]);[.B536];0)" office:value-type="float" office:value="0.00000000646707" calcext:value-type="float">
            <text:p>6.46707E-09</text:p>
          </table:table-cell>
          <table:table-cell table:number-columns-repeated="2"/>
        </table:table-row>
        <table:table-row table:style-name="ro1">
          <table:table-cell office:value-type="float" office:value="-0.000000000273901" calcext:value-type="float">
            <text:p>-2.73901E-10</text:p>
          </table:table-cell>
          <table:table-cell table:formula="of:=ABS([.A537])" office:value-type="float" office:value="0.000000000273901" calcext:value-type="float">
            <text:p>2.73901E-10</text:p>
          </table:table-cell>
          <table:table-cell table:formula="of:=IF(ISNUMBER([.B537]);[.B537];0)" office:value-type="float" office:value="0.000000000273901" calcext:value-type="float">
            <text:p>2.73901E-10</text:p>
          </table:table-cell>
          <table:table-cell table:number-columns-repeated="2"/>
        </table:table-row>
        <table:table-row table:style-name="ro1">
          <table:table-cell office:value-type="float" office:value="-0.00000000855641" calcext:value-type="float">
            <text:p>-8.55641E-09</text:p>
          </table:table-cell>
          <table:table-cell table:formula="of:=ABS([.A538])" office:value-type="float" office:value="0.00000000855641" calcext:value-type="float">
            <text:p>8.55641E-09</text:p>
          </table:table-cell>
          <table:table-cell table:formula="of:=IF(ISNUMBER([.B538]);[.B538];0)" office:value-type="float" office:value="0.00000000855641" calcext:value-type="float">
            <text:p>8.55641E-09</text:p>
          </table:table-cell>
          <table:table-cell table:number-columns-repeated="2"/>
        </table:table-row>
        <table:table-row table:style-name="ro1">
          <table:table-cell office:value-type="float" office:value="0.000000000695271" calcext:value-type="float">
            <text:p>6.95271E-10</text:p>
          </table:table-cell>
          <table:table-cell table:formula="of:=ABS([.A539])" office:value-type="float" office:value="0.000000000695271" calcext:value-type="float">
            <text:p>6.95271E-10</text:p>
          </table:table-cell>
          <table:table-cell table:formula="of:=IF(ISNUMBER([.B539]);[.B539];0)" office:value-type="float" office:value="0.000000000695271" calcext:value-type="float">
            <text:p>6.95271E-10</text:p>
          </table:table-cell>
          <table:table-cell table:number-columns-repeated="2"/>
        </table:table-row>
        <table:table-row table:style-name="ro1">
          <table:table-cell office:value-type="float" office:value="0.00000000443945" calcext:value-type="float">
            <text:p>4.43945E-09</text:p>
          </table:table-cell>
          <table:table-cell table:formula="of:=ABS([.A540])" office:value-type="float" office:value="0.00000000443945" calcext:value-type="float">
            <text:p>4.43945E-09</text:p>
          </table:table-cell>
          <table:table-cell table:formula="of:=IF(ISNUMBER([.B540]);[.B540];0)" office:value-type="float" office:value="0.00000000443945" calcext:value-type="float">
            <text:p>4.43945E-09</text:p>
          </table:table-cell>
          <table:table-cell table:number-columns-repeated="2"/>
        </table:table-row>
        <table:table-row table:style-name="ro1">
          <table:table-cell office:value-type="float" office:value="-0.00000000261753" calcext:value-type="float">
            <text:p>-2.61753E-09</text:p>
          </table:table-cell>
          <table:table-cell table:formula="of:=ABS([.A541])" office:value-type="float" office:value="0.00000000261753" calcext:value-type="float">
            <text:p>2.61753E-09</text:p>
          </table:table-cell>
          <table:table-cell table:formula="of:=IF(ISNUMBER([.B541]);[.B541];0)" office:value-type="float" office:value="0.00000000261753" calcext:value-type="float">
            <text:p>2.61753E-09</text:p>
          </table:table-cell>
          <table:table-cell table:number-columns-repeated="2"/>
        </table:table-row>
        <table:table-row table:style-name="ro1">
          <table:table-cell office:value-type="float" office:value="0.00000000118988" calcext:value-type="float">
            <text:p>1.18988E-09</text:p>
          </table:table-cell>
          <table:table-cell table:formula="of:=ABS([.A542])" office:value-type="float" office:value="0.00000000118988" calcext:value-type="float">
            <text:p>1.18988E-09</text:p>
          </table:table-cell>
          <table:table-cell table:formula="of:=IF(ISNUMBER([.B542]);[.B542];0)" office:value-type="float" office:value="0.00000000118988" calcext:value-type="float">
            <text:p>1.18988E-09</text:p>
          </table:table-cell>
          <table:table-cell table:number-columns-repeated="2"/>
        </table:table-row>
        <table:table-row table:style-name="ro1">
          <table:table-cell office:value-type="float" office:value="0.00000000533934" calcext:value-type="float">
            <text:p>5.33934E-09</text:p>
          </table:table-cell>
          <table:table-cell table:formula="of:=ABS([.A543])" office:value-type="float" office:value="0.00000000533934" calcext:value-type="float">
            <text:p>5.33934E-09</text:p>
          </table:table-cell>
          <table:table-cell table:formula="of:=IF(ISNUMBER([.B543]);[.B543];0)" office:value-type="float" office:value="0.00000000533934" calcext:value-type="float">
            <text:p>5.33934E-09</text:p>
          </table:table-cell>
          <table:table-cell table:number-columns-repeated="2"/>
        </table:table-row>
        <table:table-row table:style-name="ro1">
          <table:table-cell office:value-type="float" office:value="-0.0000000030924" calcext:value-type="float">
            <text:p>-3.0924E-09</text:p>
          </table:table-cell>
          <table:table-cell table:formula="of:=ABS([.A544])" office:value-type="float" office:value="0.0000000030924" calcext:value-type="float">
            <text:p>3.0924E-09</text:p>
          </table:table-cell>
          <table:table-cell table:formula="of:=IF(ISNUMBER([.B544]);[.B544];0)" office:value-type="float" office:value="0.0000000030924" calcext:value-type="float">
            <text:p>3.0924E-09</text:p>
          </table:table-cell>
          <table:table-cell table:number-columns-repeated="2"/>
        </table:table-row>
        <table:table-row table:style-name="ro1">
          <table:table-cell office:value-type="float" office:value="-0.00000000509055" calcext:value-type="float">
            <text:p>-5.09055E-09</text:p>
          </table:table-cell>
          <table:table-cell table:formula="of:=ABS([.A545])" office:value-type="float" office:value="0.00000000509055" calcext:value-type="float">
            <text:p>5.09055E-09</text:p>
          </table:table-cell>
          <table:table-cell table:formula="of:=IF(ISNUMBER([.B545]);[.B545];0)" office:value-type="float" office:value="0.00000000509055" calcext:value-type="float">
            <text:p>5.09055E-09</text:p>
          </table:table-cell>
          <table:table-cell table:number-columns-repeated="2"/>
        </table:table-row>
        <table:table-row table:style-name="ro1">
          <table:table-cell office:value-type="float" office:value="0.0000000007309" calcext:value-type="float">
            <text:p>7.309E-10</text:p>
          </table:table-cell>
          <table:table-cell table:formula="of:=ABS([.A546])" office:value-type="float" office:value="0.0000000007309" calcext:value-type="float">
            <text:p>7.309E-10</text:p>
          </table:table-cell>
          <table:table-cell table:formula="of:=IF(ISNUMBER([.B546]);[.B546];0)" office:value-type="float" office:value="0.0000000007309" calcext:value-type="float">
            <text:p>7.309E-10</text:p>
          </table:table-cell>
          <table:table-cell table:number-columns-repeated="2"/>
        </table:table-row>
        <table:table-row table:style-name="ro1">
          <table:table-cell office:value-type="float" office:value="-0.00000000026535" calcext:value-type="float">
            <text:p>-2.6535E-10</text:p>
          </table:table-cell>
          <table:table-cell table:formula="of:=ABS([.A547])" office:value-type="float" office:value="0.00000000026535" calcext:value-type="float">
            <text:p>2.6535E-10</text:p>
          </table:table-cell>
          <table:table-cell table:formula="of:=IF(ISNUMBER([.B547]);[.B547];0)" office:value-type="float" office:value="0.00000000026535" calcext:value-type="float">
            <text:p>2.6535E-10</text:p>
          </table:table-cell>
          <table:table-cell table:number-columns-repeated="2"/>
        </table:table-row>
        <table:table-row table:style-name="ro1">
          <table:table-cell office:value-type="float" office:value="0.00000000208771" calcext:value-type="float">
            <text:p>2.08771E-09</text:p>
          </table:table-cell>
          <table:table-cell table:formula="of:=ABS([.A548])" office:value-type="float" office:value="0.00000000208771" calcext:value-type="float">
            <text:p>2.08771E-09</text:p>
          </table:table-cell>
          <table:table-cell table:formula="of:=IF(ISNUMBER([.B548]);[.B548];0)" office:value-type="float" office:value="0.00000000208771" calcext:value-type="float">
            <text:p>2.08771E-09</text:p>
          </table:table-cell>
          <table:table-cell table:number-columns-repeated="2"/>
        </table:table-row>
        <table:table-row table:style-name="ro1">
          <table:table-cell office:value-type="float" office:value="0.00000000789962" calcext:value-type="float">
            <text:p>7.89962E-09</text:p>
          </table:table-cell>
          <table:table-cell table:formula="of:=ABS([.A549])" office:value-type="float" office:value="0.00000000789962" calcext:value-type="float">
            <text:p>7.89962E-09</text:p>
          </table:table-cell>
          <table:table-cell table:formula="of:=IF(ISNUMBER([.B549]);[.B549];0)" office:value-type="float" office:value="0.00000000789962" calcext:value-type="float">
            <text:p>7.89962E-09</text:p>
          </table:table-cell>
          <table:table-cell table:number-columns-repeated="2"/>
        </table:table-row>
        <table:table-row table:style-name="ro1">
          <table:table-cell office:value-type="float" office:value="-0.00000000201408" calcext:value-type="float">
            <text:p>-2.01408E-09</text:p>
          </table:table-cell>
          <table:table-cell table:formula="of:=ABS([.A550])" office:value-type="float" office:value="0.00000000201408" calcext:value-type="float">
            <text:p>2.01408E-09</text:p>
          </table:table-cell>
          <table:table-cell table:formula="of:=IF(ISNUMBER([.B550]);[.B550];0)" office:value-type="float" office:value="0.00000000201408" calcext:value-type="float">
            <text:p>2.01408E-09</text:p>
          </table:table-cell>
          <table:table-cell table:number-columns-repeated="2"/>
        </table:table-row>
        <table:table-row table:style-name="ro1">
          <table:table-cell office:value-type="float" office:value="-0.0000000120099" calcext:value-type="float">
            <text:p>-1.20099E-08</text:p>
          </table:table-cell>
          <table:table-cell table:formula="of:=ABS([.A551])" office:value-type="float" office:value="0.0000000120099" calcext:value-type="float">
            <text:p>1.20099E-08</text:p>
          </table:table-cell>
          <table:table-cell table:formula="of:=IF(ISNUMBER([.B551]);[.B551];0)" office:value-type="float" office:value="0.0000000120099" calcext:value-type="float">
            <text:p>1.20099E-08</text:p>
          </table:table-cell>
          <table:table-cell table:number-columns-repeated="2"/>
        </table:table-row>
        <table:table-row table:style-name="ro1">
          <table:table-cell office:value-type="float" office:value="-0.000000000269386" calcext:value-type="float">
            <text:p>-2.69386E-10</text:p>
          </table:table-cell>
          <table:table-cell table:formula="of:=ABS([.A552])" office:value-type="float" office:value="0.000000000269386" calcext:value-type="float">
            <text:p>2.69386E-10</text:p>
          </table:table-cell>
          <table:table-cell table:formula="of:=IF(ISNUMBER([.B552]);[.B552];0)" office:value-type="float" office:value="0.000000000269386" calcext:value-type="float">
            <text:p>2.69386E-10</text:p>
          </table:table-cell>
          <table:table-cell table:number-columns-repeated="2"/>
        </table:table-row>
        <table:table-row table:style-name="ro1">
          <table:table-cell office:value-type="float" office:value="0.00000000895539" calcext:value-type="float">
            <text:p>8.95539E-09</text:p>
          </table:table-cell>
          <table:table-cell table:formula="of:=ABS([.A553])" office:value-type="float" office:value="0.00000000895539" calcext:value-type="float">
            <text:p>8.95539E-09</text:p>
          </table:table-cell>
          <table:table-cell table:formula="of:=IF(ISNUMBER([.B553]);[.B553];0)" office:value-type="float" office:value="0.00000000895539" calcext:value-type="float">
            <text:p>8.95539E-09</text:p>
          </table:table-cell>
          <table:table-cell table:number-columns-repeated="2"/>
        </table:table-row>
        <table:table-row table:style-name="ro1">
          <table:table-cell office:value-type="float" office:value="0.00000000113583" calcext:value-type="float">
            <text:p>1.13583E-09</text:p>
          </table:table-cell>
          <table:table-cell table:formula="of:=ABS([.A554])" office:value-type="float" office:value="0.00000000113583" calcext:value-type="float">
            <text:p>1.13583E-09</text:p>
          </table:table-cell>
          <table:table-cell table:formula="of:=IF(ISNUMBER([.B554]);[.B554];0)" office:value-type="float" office:value="0.00000000113583" calcext:value-type="float">
            <text:p>1.13583E-09</text:p>
          </table:table-cell>
          <table:table-cell table:number-columns-repeated="2"/>
        </table:table-row>
        <table:table-row table:style-name="ro1">
          <table:table-cell office:value-type="float" office:value="-0.000000000379342" calcext:value-type="float">
            <text:p>-3.79342E-10</text:p>
          </table:table-cell>
          <table:table-cell table:formula="of:=ABS([.A555])" office:value-type="float" office:value="0.000000000379342" calcext:value-type="float">
            <text:p>3.79342E-10</text:p>
          </table:table-cell>
          <table:table-cell table:formula="of:=IF(ISNUMBER([.B555]);[.B555];0)" office:value-type="float" office:value="0.000000000379342" calcext:value-type="float">
            <text:p>3.79342E-10</text:p>
          </table:table-cell>
          <table:table-cell table:number-columns-repeated="2"/>
        </table:table-row>
        <table:table-row table:style-name="ro1">
          <table:table-cell office:value-type="float" office:value="0.00000000200279" calcext:value-type="float">
            <text:p>2.00279E-09</text:p>
          </table:table-cell>
          <table:table-cell table:formula="of:=ABS([.A556])" office:value-type="float" office:value="0.00000000200279" calcext:value-type="float">
            <text:p>2.00279E-09</text:p>
          </table:table-cell>
          <table:table-cell table:formula="of:=IF(ISNUMBER([.B556]);[.B556];0)" office:value-type="float" office:value="0.00000000200279" calcext:value-type="float">
            <text:p>2.00279E-09</text:p>
          </table:table-cell>
          <table:table-cell table:number-columns-repeated="2"/>
        </table:table-row>
        <table:table-row table:style-name="ro1">
          <table:table-cell office:value-type="float" office:value="-0.00000000826589" calcext:value-type="float">
            <text:p>-8.26589E-09</text:p>
          </table:table-cell>
          <table:table-cell table:formula="of:=ABS([.A557])" office:value-type="float" office:value="0.00000000826589" calcext:value-type="float">
            <text:p>8.26589E-09</text:p>
          </table:table-cell>
          <table:table-cell table:formula="of:=IF(ISNUMBER([.B557]);[.B557];0)" office:value-type="float" office:value="0.00000000826589" calcext:value-type="float">
            <text:p>8.26589E-09</text:p>
          </table:table-cell>
          <table:table-cell table:number-columns-repeated="2"/>
        </table:table-row>
        <table:table-row table:style-name="ro1">
          <table:table-cell office:value-type="float" office:value="-0.00000000796298" calcext:value-type="float">
            <text:p>-7.96298E-09</text:p>
          </table:table-cell>
          <table:table-cell table:formula="of:=ABS([.A558])" office:value-type="float" office:value="0.00000000796298" calcext:value-type="float">
            <text:p>7.96298E-09</text:p>
          </table:table-cell>
          <table:table-cell table:formula="of:=IF(ISNUMBER([.B558]);[.B558];0)" office:value-type="float" office:value="0.00000000796298" calcext:value-type="float">
            <text:p>7.96298E-09</text:p>
          </table:table-cell>
          <table:table-cell table:number-columns-repeated="2"/>
        </table:table-row>
        <table:table-row table:style-name="ro1">
          <table:table-cell office:value-type="float" office:value="0.0000000119505" calcext:value-type="float">
            <text:p>1.19505E-08</text:p>
          </table:table-cell>
          <table:table-cell table:formula="of:=ABS([.A559])" office:value-type="float" office:value="0.0000000119505" calcext:value-type="float">
            <text:p>1.19505E-08</text:p>
          </table:table-cell>
          <table:table-cell table:formula="of:=IF(ISNUMBER([.B559]);[.B559];0)" office:value-type="float" office:value="0.0000000119505" calcext:value-type="float">
            <text:p>1.19505E-08</text:p>
          </table:table-cell>
          <table:table-cell table:number-columns-repeated="2"/>
        </table:table-row>
        <table:table-row table:style-name="ro1">
          <table:table-cell office:value-type="float" office:value="0.0000000125676" calcext:value-type="float">
            <text:p>1.25676E-08</text:p>
          </table:table-cell>
          <table:table-cell table:formula="of:=ABS([.A560])" office:value-type="float" office:value="0.0000000125676" calcext:value-type="float">
            <text:p>1.25676E-08</text:p>
          </table:table-cell>
          <table:table-cell table:formula="of:=IF(ISNUMBER([.B560]);[.B560];0)" office:value-type="float" office:value="0.0000000125676" calcext:value-type="float">
            <text:p>1.25676E-08</text:p>
          </table:table-cell>
          <table:table-cell table:number-columns-repeated="2"/>
        </table:table-row>
        <table:table-row table:style-name="ro1">
          <table:table-cell office:value-type="float" office:value="-0.00000000935731" calcext:value-type="float">
            <text:p>-9.35731E-09</text:p>
          </table:table-cell>
          <table:table-cell table:formula="of:=ABS([.A561])" office:value-type="float" office:value="0.00000000935731" calcext:value-type="float">
            <text:p>9.35731E-09</text:p>
          </table:table-cell>
          <table:table-cell table:formula="of:=IF(ISNUMBER([.B561]);[.B561];0)" office:value-type="float" office:value="0.00000000935731" calcext:value-type="float">
            <text:p>9.35731E-09</text:p>
          </table:table-cell>
          <table:table-cell table:number-columns-repeated="2"/>
        </table:table-row>
        <table:table-row table:style-name="ro1">
          <table:table-cell office:value-type="float" office:value="-0.0000000118789" calcext:value-type="float">
            <text:p>-1.18789E-08</text:p>
          </table:table-cell>
          <table:table-cell table:formula="of:=ABS([.A562])" office:value-type="float" office:value="0.0000000118789" calcext:value-type="float">
            <text:p>1.18789E-08</text:p>
          </table:table-cell>
          <table:table-cell table:formula="of:=IF(ISNUMBER([.B562]);[.B562];0)" office:value-type="float" office:value="0.0000000118789" calcext:value-type="float">
            <text:p>1.18789E-08</text:p>
          </table:table-cell>
          <table:table-cell table:number-columns-repeated="2"/>
        </table:table-row>
        <table:table-row table:style-name="ro1">
          <table:table-cell office:value-type="float" office:value="0.00000000308092" calcext:value-type="float">
            <text:p>3.08092E-09</text:p>
          </table:table-cell>
          <table:table-cell table:formula="of:=ABS([.A563])" office:value-type="float" office:value="0.00000000308092" calcext:value-type="float">
            <text:p>3.08092E-09</text:p>
          </table:table-cell>
          <table:table-cell table:formula="of:=IF(ISNUMBER([.B563]);[.B563];0)" office:value-type="float" office:value="0.00000000308092" calcext:value-type="float">
            <text:p>3.08092E-09</text:p>
          </table:table-cell>
          <table:table-cell table:number-columns-repeated="2"/>
        </table:table-row>
        <table:table-row table:style-name="ro1">
          <table:table-cell office:value-type="float" office:value="0.00000000521006" calcext:value-type="float">
            <text:p>5.21006E-09</text:p>
          </table:table-cell>
          <table:table-cell table:formula="of:=ABS([.A564])" office:value-type="float" office:value="0.00000000521006" calcext:value-type="float">
            <text:p>5.21006E-09</text:p>
          </table:table-cell>
          <table:table-cell table:formula="of:=IF(ISNUMBER([.B564]);[.B564];0)" office:value-type="float" office:value="0.00000000521006" calcext:value-type="float">
            <text:p>5.21006E-09</text:p>
          </table:table-cell>
          <table:table-cell table:number-columns-repeated="2"/>
        </table:table-row>
        <table:table-row table:style-name="ro1">
          <table:table-cell office:value-type="float" office:value="0.00000000274237" calcext:value-type="float">
            <text:p>2.74237E-09</text:p>
          </table:table-cell>
          <table:table-cell table:formula="of:=ABS([.A565])" office:value-type="float" office:value="0.00000000274237" calcext:value-type="float">
            <text:p>2.74237E-09</text:p>
          </table:table-cell>
          <table:table-cell table:formula="of:=IF(ISNUMBER([.B565]);[.B565];0)" office:value-type="float" office:value="0.00000000274237" calcext:value-type="float">
            <text:p>2.74237E-09</text:p>
          </table:table-cell>
          <table:table-cell table:number-columns-repeated="2"/>
        </table:table-row>
        <table:table-row table:style-name="ro1">
          <table:table-cell office:value-type="float" office:value="0.00000000408871" calcext:value-type="float">
            <text:p>4.08871E-09</text:p>
          </table:table-cell>
          <table:table-cell table:formula="of:=ABS([.A566])" office:value-type="float" office:value="0.00000000408871" calcext:value-type="float">
            <text:p>4.08871E-09</text:p>
          </table:table-cell>
          <table:table-cell table:formula="of:=IF(ISNUMBER([.B566]);[.B566];0)" office:value-type="float" office:value="0.00000000408871" calcext:value-type="float">
            <text:p>4.08871E-09</text:p>
          </table:table-cell>
          <table:table-cell table:number-columns-repeated="2"/>
        </table:table-row>
        <table:table-row table:style-name="ro1">
          <table:table-cell office:value-type="float" office:value="-0.00000000540577" calcext:value-type="float">
            <text:p>-5.40577E-09</text:p>
          </table:table-cell>
          <table:table-cell table:formula="of:=ABS([.A567])" office:value-type="float" office:value="0.00000000540577" calcext:value-type="float">
            <text:p>5.40577E-09</text:p>
          </table:table-cell>
          <table:table-cell table:formula="of:=IF(ISNUMBER([.B567]);[.B567];0)" office:value-type="float" office:value="0.00000000540577" calcext:value-type="float">
            <text:p>5.40577E-09</text:p>
          </table:table-cell>
          <table:table-cell table:number-columns-repeated="2"/>
        </table:table-row>
        <table:table-row table:style-name="ro1">
          <table:table-cell office:value-type="float" office:value="-0.0000000105374" calcext:value-type="float">
            <text:p>-1.05374E-08</text:p>
          </table:table-cell>
          <table:table-cell table:formula="of:=ABS([.A568])" office:value-type="float" office:value="0.0000000105374" calcext:value-type="float">
            <text:p>1.05374E-08</text:p>
          </table:table-cell>
          <table:table-cell table:formula="of:=IF(ISNUMBER([.B568]);[.B568];0)" office:value-type="float" office:value="0.0000000105374" calcext:value-type="float">
            <text:p>1.05374E-08</text:p>
          </table:table-cell>
          <table:table-cell table:number-columns-repeated="2"/>
        </table:table-row>
        <table:table-row table:style-name="ro1">
          <table:table-cell office:value-type="float" office:value="0.00000000528353" calcext:value-type="float">
            <text:p>5.28353E-09</text:p>
          </table:table-cell>
          <table:table-cell table:formula="of:=ABS([.A569])" office:value-type="float" office:value="0.00000000528353" calcext:value-type="float">
            <text:p>5.28353E-09</text:p>
          </table:table-cell>
          <table:table-cell table:formula="of:=IF(ISNUMBER([.B569]);[.B569];0)" office:value-type="float" office:value="0.00000000528353" calcext:value-type="float">
            <text:p>5.28353E-09</text:p>
          </table:table-cell>
          <table:table-cell table:number-columns-repeated="2"/>
        </table:table-row>
        <table:table-row table:style-name="ro1">
          <table:table-cell office:value-type="float" office:value="0.0000000102099" calcext:value-type="float">
            <text:p>1.02099E-08</text:p>
          </table:table-cell>
          <table:table-cell table:formula="of:=ABS([.A570])" office:value-type="float" office:value="0.0000000102099" calcext:value-type="float">
            <text:p>1.02099E-08</text:p>
          </table:table-cell>
          <table:table-cell table:formula="of:=IF(ISNUMBER([.B570]);[.B570];0)" office:value-type="float" office:value="0.0000000102099" calcext:value-type="float">
            <text:p>1.02099E-08</text:p>
          </table:table-cell>
          <table:table-cell table:number-columns-repeated="2"/>
        </table:table-row>
        <table:table-row table:style-name="ro1">
          <table:table-cell office:value-type="float" office:value="-0.00000000496354" calcext:value-type="float">
            <text:p>-4.96354E-09</text:p>
          </table:table-cell>
          <table:table-cell table:formula="of:=ABS([.A571])" office:value-type="float" office:value="0.00000000496354" calcext:value-type="float">
            <text:p>4.96354E-09</text:p>
          </table:table-cell>
          <table:table-cell table:formula="of:=IF(ISNUMBER([.B571]);[.B571];0)" office:value-type="float" office:value="0.00000000496354" calcext:value-type="float">
            <text:p>4.96354E-09</text:p>
          </table:table-cell>
          <table:table-cell table:number-columns-repeated="2"/>
        </table:table-row>
        <table:table-row table:style-name="ro1">
          <table:table-cell office:value-type="float" office:value="-0.00000000391335" calcext:value-type="float">
            <text:p>-3.91335E-09</text:p>
          </table:table-cell>
          <table:table-cell table:formula="of:=ABS([.A572])" office:value-type="float" office:value="0.00000000391335" calcext:value-type="float">
            <text:p>3.91335E-09</text:p>
          </table:table-cell>
          <table:table-cell table:formula="of:=IF(ISNUMBER([.B572]);[.B572];0)" office:value-type="float" office:value="0.00000000391335" calcext:value-type="float">
            <text:p>3.91335E-09</text:p>
          </table:table-cell>
          <table:table-cell table:number-columns-repeated="2"/>
        </table:table-row>
        <table:table-row table:style-name="ro1">
          <table:table-cell office:value-type="float" office:value="0.00000000615461" calcext:value-type="float">
            <text:p>6.15461E-09</text:p>
          </table:table-cell>
          <table:table-cell table:formula="of:=ABS([.A573])" office:value-type="float" office:value="0.00000000615461" calcext:value-type="float">
            <text:p>6.15461E-09</text:p>
          </table:table-cell>
          <table:table-cell table:formula="of:=IF(ISNUMBER([.B573]);[.B573];0)" office:value-type="float" office:value="0.00000000615461" calcext:value-type="float">
            <text:p>6.15461E-09</text:p>
          </table:table-cell>
          <table:table-cell table:number-columns-repeated="2"/>
        </table:table-row>
        <table:table-row table:style-name="ro1">
          <table:table-cell office:value-type="float" office:value="-0.00000000309238" calcext:value-type="float">
            <text:p>-3.09238E-09</text:p>
          </table:table-cell>
          <table:table-cell table:formula="of:=ABS([.A574])" office:value-type="float" office:value="0.00000000309238" calcext:value-type="float">
            <text:p>3.09238E-09</text:p>
          </table:table-cell>
          <table:table-cell table:formula="of:=IF(ISNUMBER([.B574]);[.B574];0)" office:value-type="float" office:value="0.00000000309238" calcext:value-type="float">
            <text:p>3.09238E-09</text:p>
          </table:table-cell>
          <table:table-cell table:number-columns-repeated="2"/>
        </table:table-row>
        <table:table-row table:style-name="ro1">
          <table:table-cell office:value-type="float" office:value="-0.00000000710191" calcext:value-type="float">
            <text:p>-7.10191E-09</text:p>
          </table:table-cell>
          <table:table-cell table:formula="of:=ABS([.A575])" office:value-type="float" office:value="0.00000000710191" calcext:value-type="float">
            <text:p>7.10191E-09</text:p>
          </table:table-cell>
          <table:table-cell table:formula="of:=IF(ISNUMBER([.B575]);[.B575];0)" office:value-type="float" office:value="0.00000000710191" calcext:value-type="float">
            <text:p>7.10191E-09</text:p>
          </table:table-cell>
          <table:table-cell table:number-columns-repeated="2"/>
        </table:table-row>
        <table:table-row table:style-name="ro1">
          <table:table-cell office:value-type="float" office:value="0.00000000559849" calcext:value-type="float">
            <text:p>5.59849E-09</text:p>
          </table:table-cell>
          <table:table-cell table:formula="of:=ABS([.A576])" office:value-type="float" office:value="0.00000000559849" calcext:value-type="float">
            <text:p>5.59849E-09</text:p>
          </table:table-cell>
          <table:table-cell table:formula="of:=IF(ISNUMBER([.B576]);[.B576];0)" office:value-type="float" office:value="0.00000000559849" calcext:value-type="float">
            <text:p>5.59849E-09</text:p>
          </table:table-cell>
          <table:table-cell table:number-columns-repeated="2"/>
        </table:table-row>
        <table:table-row table:style-name="ro1">
          <table:table-cell office:value-type="float" office:value="0.00000000412581" calcext:value-type="float">
            <text:p>4.12581E-09</text:p>
          </table:table-cell>
          <table:table-cell table:formula="of:=ABS([.A577])" office:value-type="float" office:value="0.00000000412581" calcext:value-type="float">
            <text:p>4.12581E-09</text:p>
          </table:table-cell>
          <table:table-cell table:formula="of:=IF(ISNUMBER([.B577]);[.B577];0)" office:value-type="float" office:value="0.00000000412581" calcext:value-type="float">
            <text:p>4.12581E-09</text:p>
          </table:table-cell>
          <table:table-cell table:number-columns-repeated="2"/>
        </table:table-row>
        <table:table-row table:style-name="ro1">
          <table:table-cell office:value-type="float" office:value="-0.00000000318501" calcext:value-type="float">
            <text:p>-3.18501E-09</text:p>
          </table:table-cell>
          <table:table-cell table:formula="of:=ABS([.A578])" office:value-type="float" office:value="0.00000000318501" calcext:value-type="float">
            <text:p>3.18501E-09</text:p>
          </table:table-cell>
          <table:table-cell table:formula="of:=IF(ISNUMBER([.B578]);[.B578];0)" office:value-type="float" office:value="0.00000000318501" calcext:value-type="float">
            <text:p>3.18501E-09</text:p>
          </table:table-cell>
          <table:table-cell table:number-columns-repeated="2"/>
        </table:table-row>
        <table:table-row table:style-name="ro1">
          <table:table-cell office:value-type="float" office:value="0.00000000304196" calcext:value-type="float">
            <text:p>3.04196E-09</text:p>
          </table:table-cell>
          <table:table-cell table:formula="of:=ABS([.A579])" office:value-type="float" office:value="0.00000000304196" calcext:value-type="float">
            <text:p>3.04196E-09</text:p>
          </table:table-cell>
          <table:table-cell table:formula="of:=IF(ISNUMBER([.B579]);[.B579];0)" office:value-type="float" office:value="0.00000000304196" calcext:value-type="float">
            <text:p>3.04196E-09</text:p>
          </table:table-cell>
          <table:table-cell table:number-columns-repeated="2"/>
        </table:table-row>
        <table:table-row table:style-name="ro1">
          <table:table-cell office:value-type="float" office:value="-0.000000000421208" calcext:value-type="float">
            <text:p>-4.21208E-10</text:p>
          </table:table-cell>
          <table:table-cell table:formula="of:=ABS([.A580])" office:value-type="float" office:value="0.000000000421208" calcext:value-type="float">
            <text:p>4.21208E-10</text:p>
          </table:table-cell>
          <table:table-cell table:formula="of:=IF(ISNUMBER([.B580]);[.B580];0)" office:value-type="float" office:value="0.000000000421208" calcext:value-type="float">
            <text:p>4.21208E-10</text:p>
          </table:table-cell>
          <table:table-cell table:number-columns-repeated="2"/>
        </table:table-row>
        <table:table-row table:style-name="ro1">
          <table:table-cell office:value-type="float" office:value="-0.00000000843799" calcext:value-type="float">
            <text:p>-8.43799E-09</text:p>
          </table:table-cell>
          <table:table-cell table:formula="of:=ABS([.A581])" office:value-type="float" office:value="0.00000000843799" calcext:value-type="float">
            <text:p>8.43799E-09</text:p>
          </table:table-cell>
          <table:table-cell table:formula="of:=IF(ISNUMBER([.B581]);[.B581];0)" office:value-type="float" office:value="0.00000000843799" calcext:value-type="float">
            <text:p>8.43799E-09</text:p>
          </table:table-cell>
          <table:table-cell table:number-columns-repeated="2"/>
        </table:table-row>
        <table:table-row table:style-name="ro1">
          <table:table-cell office:value-type="float" office:value="0.00000000303423" calcext:value-type="float">
            <text:p>3.03423E-09</text:p>
          </table:table-cell>
          <table:table-cell table:formula="of:=ABS([.A582])" office:value-type="float" office:value="0.00000000303423" calcext:value-type="float">
            <text:p>3.03423E-09</text:p>
          </table:table-cell>
          <table:table-cell table:formula="of:=IF(ISNUMBER([.B582]);[.B582];0)" office:value-type="float" office:value="0.00000000303423" calcext:value-type="float">
            <text:p>3.03423E-09</text:p>
          </table:table-cell>
          <table:table-cell table:number-columns-repeated="2"/>
        </table:table-row>
        <table:table-row table:style-name="ro1">
          <table:table-cell office:value-type="float" office:value="0.0000000050934" calcext:value-type="float">
            <text:p>5.0934E-09</text:p>
          </table:table-cell>
          <table:table-cell table:formula="of:=ABS([.A583])" office:value-type="float" office:value="0.0000000050934" calcext:value-type="float">
            <text:p>5.0934E-09</text:p>
          </table:table-cell>
          <table:table-cell table:formula="of:=IF(ISNUMBER([.B583]);[.B583];0)" office:value-type="float" office:value="0.0000000050934" calcext:value-type="float">
            <text:p>5.0934E-09</text:p>
          </table:table-cell>
          <table:table-cell table:number-columns-repeated="2"/>
        </table:table-row>
        <table:table-row table:style-name="ro1">
          <table:table-cell office:value-type="float" office:value="-0.00000000695701" calcext:value-type="float">
            <text:p>-6.95701E-09</text:p>
          </table:table-cell>
          <table:table-cell table:formula="of:=ABS([.A584])" office:value-type="float" office:value="0.00000000695701" calcext:value-type="float">
            <text:p>6.95701E-09</text:p>
          </table:table-cell>
          <table:table-cell table:formula="of:=IF(ISNUMBER([.B584]);[.B584];0)" office:value-type="float" office:value="0.00000000695701" calcext:value-type="float">
            <text:p>6.95701E-09</text:p>
          </table:table-cell>
          <table:table-cell table:number-columns-repeated="2"/>
        </table:table-row>
        <table:table-row table:style-name="ro1">
          <table:table-cell office:value-type="float" office:value="0.0000000061579" calcext:value-type="float">
            <text:p>6.1579E-09</text:p>
          </table:table-cell>
          <table:table-cell table:formula="of:=ABS([.A585])" office:value-type="float" office:value="0.0000000061579" calcext:value-type="float">
            <text:p>6.1579E-09</text:p>
          </table:table-cell>
          <table:table-cell table:formula="of:=IF(ISNUMBER([.B585]);[.B585];0)" office:value-type="float" office:value="0.0000000061579" calcext:value-type="float">
            <text:p>6.1579E-09</text:p>
          </table:table-cell>
          <table:table-cell table:number-columns-repeated="2"/>
        </table:table-row>
        <table:table-row table:style-name="ro1">
          <table:table-cell office:value-type="float" office:value="0.0000000140094" calcext:value-type="float">
            <text:p>1.40094E-08</text:p>
          </table:table-cell>
          <table:table-cell table:formula="of:=ABS([.A586])" office:value-type="float" office:value="0.0000000140094" calcext:value-type="float">
            <text:p>1.40094E-08</text:p>
          </table:table-cell>
          <table:table-cell table:formula="of:=IF(ISNUMBER([.B586]);[.B586];0)" office:value-type="float" office:value="0.0000000140094" calcext:value-type="float">
            <text:p>1.40094E-08</text:p>
          </table:table-cell>
          <table:table-cell table:number-columns-repeated="2"/>
        </table:table-row>
        <table:table-row table:style-name="ro1">
          <table:table-cell office:value-type="float" office:value="-0.000000015857" calcext:value-type="float">
            <text:p>-1.5857E-08</text:p>
          </table:table-cell>
          <table:table-cell table:formula="of:=ABS([.A587])" office:value-type="float" office:value="0.000000015857" calcext:value-type="float">
            <text:p>1.5857E-08</text:p>
          </table:table-cell>
          <table:table-cell table:formula="of:=IF(ISNUMBER([.B587]);[.B587];0)" office:value-type="float" office:value="0.000000015857" calcext:value-type="float">
            <text:p>1.5857E-08</text:p>
          </table:table-cell>
          <table:table-cell table:number-columns-repeated="2"/>
        </table:table-row>
        <table:table-row table:style-name="ro1">
          <table:table-cell office:value-type="float" office:value="-0.0000000193212" calcext:value-type="float">
            <text:p>-1.93212E-08</text:p>
          </table:table-cell>
          <table:table-cell table:formula="of:=ABS([.A588])" office:value-type="float" office:value="0.0000000193212" calcext:value-type="float">
            <text:p>1.93212E-08</text:p>
          </table:table-cell>
          <table:table-cell table:formula="of:=IF(ISNUMBER([.B588]);[.B588];0)" office:value-type="float" office:value="0.0000000193212" calcext:value-type="float">
            <text:p>1.93212E-08</text:p>
          </table:table-cell>
          <table:table-cell table:number-columns-repeated="2"/>
        </table:table-row>
        <table:table-row table:style-name="ro1">
          <table:table-cell office:value-type="float" office:value="0.0000000162949" calcext:value-type="float">
            <text:p>1.62949E-08</text:p>
          </table:table-cell>
          <table:table-cell table:formula="of:=ABS([.A589])" office:value-type="float" office:value="0.0000000162949" calcext:value-type="float">
            <text:p>1.62949E-08</text:p>
          </table:table-cell>
          <table:table-cell table:formula="of:=IF(ISNUMBER([.B589]);[.B589];0)" office:value-type="float" office:value="0.0000000162949" calcext:value-type="float">
            <text:p>1.62949E-08</text:p>
          </table:table-cell>
          <table:table-cell table:number-columns-repeated="2"/>
        </table:table-row>
        <table:table-row table:style-name="ro1">
          <table:table-cell office:value-type="float" office:value="0.0000000148815" calcext:value-type="float">
            <text:p>1.48815E-08</text:p>
          </table:table-cell>
          <table:table-cell table:formula="of:=ABS([.A590])" office:value-type="float" office:value="0.0000000148815" calcext:value-type="float">
            <text:p>1.48815E-08</text:p>
          </table:table-cell>
          <table:table-cell table:formula="of:=IF(ISNUMBER([.B590]);[.B590];0)" office:value-type="float" office:value="0.0000000148815" calcext:value-type="float">
            <text:p>1.48815E-08</text:p>
          </table:table-cell>
          <table:table-cell table:number-columns-repeated="2"/>
        </table:table-row>
        <table:table-row table:style-name="ro1">
          <table:table-cell office:value-type="float" office:value="-0.0000000106354" calcext:value-type="float">
            <text:p>-1.06354E-08</text:p>
          </table:table-cell>
          <table:table-cell table:formula="of:=ABS([.A591])" office:value-type="float" office:value="0.0000000106354" calcext:value-type="float">
            <text:p>1.06354E-08</text:p>
          </table:table-cell>
          <table:table-cell table:formula="of:=IF(ISNUMBER([.B591]);[.B591];0)" office:value-type="float" office:value="0.0000000106354" calcext:value-type="float">
            <text:p>1.06354E-08</text:p>
          </table:table-cell>
          <table:table-cell table:number-columns-repeated="2"/>
        </table:table-row>
        <table:table-row table:style-name="ro1">
          <table:table-cell office:value-type="float" office:value="-0.000000000886871" calcext:value-type="float">
            <text:p>-8.86871E-10</text:p>
          </table:table-cell>
          <table:table-cell table:formula="of:=ABS([.A592])" office:value-type="float" office:value="0.000000000886871" calcext:value-type="float">
            <text:p>8.86871E-10</text:p>
          </table:table-cell>
          <table:table-cell table:formula="of:=IF(ISNUMBER([.B592]);[.B592];0)" office:value-type="float" office:value="0.000000000886871" calcext:value-type="float">
            <text:p>8.86871E-10</text:p>
          </table:table-cell>
          <table:table-cell table:number-columns-repeated="2"/>
        </table:table-row>
        <table:table-row table:style-name="ro1">
          <table:table-cell office:value-type="float" office:value="0.00000000787013" calcext:value-type="float">
            <text:p>7.87013E-09</text:p>
          </table:table-cell>
          <table:table-cell table:formula="of:=ABS([.A593])" office:value-type="float" office:value="0.00000000787013" calcext:value-type="float">
            <text:p>7.87013E-09</text:p>
          </table:table-cell>
          <table:table-cell table:formula="of:=IF(ISNUMBER([.B593]);[.B593];0)" office:value-type="float" office:value="0.00000000787013" calcext:value-type="float">
            <text:p>7.87013E-09</text:p>
          </table:table-cell>
          <table:table-cell table:number-columns-repeated="2"/>
        </table:table-row>
        <table:table-row table:style-name="ro1">
          <table:table-cell office:value-type="float" office:value="-0.0000000109521" calcext:value-type="float">
            <text:p>-1.09521E-08</text:p>
          </table:table-cell>
          <table:table-cell table:formula="of:=ABS([.A594])" office:value-type="float" office:value="0.0000000109521" calcext:value-type="float">
            <text:p>1.09521E-08</text:p>
          </table:table-cell>
          <table:table-cell table:formula="of:=IF(ISNUMBER([.B594]);[.B594];0)" office:value-type="float" office:value="0.0000000109521" calcext:value-type="float">
            <text:p>1.09521E-08</text:p>
          </table:table-cell>
          <table:table-cell table:number-columns-repeated="2"/>
        </table:table-row>
        <table:table-row table:style-name="ro1">
          <table:table-cell office:value-type="float" office:value="-0.00000000963368" calcext:value-type="float">
            <text:p>-9.63368E-09</text:p>
          </table:table-cell>
          <table:table-cell table:formula="of:=ABS([.A595])" office:value-type="float" office:value="0.00000000963368" calcext:value-type="float">
            <text:p>9.63368E-09</text:p>
          </table:table-cell>
          <table:table-cell table:formula="of:=IF(ISNUMBER([.B595]);[.B595];0)" office:value-type="float" office:value="0.00000000963368" calcext:value-type="float">
            <text:p>9.63368E-09</text:p>
          </table:table-cell>
          <table:table-cell table:number-columns-repeated="2"/>
        </table:table-row>
        <table:table-row table:style-name="ro1">
          <table:table-cell office:value-type="float" office:value="0.0000000100907" calcext:value-type="float">
            <text:p>1.00907E-08</text:p>
          </table:table-cell>
          <table:table-cell table:formula="of:=ABS([.A596])" office:value-type="float" office:value="0.0000000100907" calcext:value-type="float">
            <text:p>1.00907E-08</text:p>
          </table:table-cell>
          <table:table-cell table:formula="of:=IF(ISNUMBER([.B596]);[.B596];0)" office:value-type="float" office:value="0.0000000100907" calcext:value-type="float">
            <text:p>1.00907E-08</text:p>
          </table:table-cell>
          <table:table-cell table:number-columns-repeated="2"/>
        </table:table-row>
        <table:table-row table:style-name="ro1">
          <table:table-cell office:value-type="float" office:value="0.00000000775608" calcext:value-type="float">
            <text:p>7.75608E-09</text:p>
          </table:table-cell>
          <table:table-cell table:formula="of:=ABS([.A597])" office:value-type="float" office:value="0.00000000775608" calcext:value-type="float">
            <text:p>7.75608E-09</text:p>
          </table:table-cell>
          <table:table-cell table:formula="of:=IF(ISNUMBER([.B597]);[.B597];0)" office:value-type="float" office:value="0.00000000775608" calcext:value-type="float">
            <text:p>7.75608E-09</text:p>
          </table:table-cell>
          <table:table-cell table:number-columns-repeated="2"/>
        </table:table-row>
        <table:table-row table:style-name="ro1">
          <table:table-cell office:value-type="float" office:value="-0.00000000100122" calcext:value-type="float">
            <text:p>-1.00122E-09</text:p>
          </table:table-cell>
          <table:table-cell table:formula="of:=ABS([.A598])" office:value-type="float" office:value="0.00000000100122" calcext:value-type="float">
            <text:p>1.00122E-09</text:p>
          </table:table-cell>
          <table:table-cell table:formula="of:=IF(ISNUMBER([.B598]);[.B598];0)" office:value-type="float" office:value="0.00000000100122" calcext:value-type="float">
            <text:p>1.00122E-09</text:p>
          </table:table-cell>
          <table:table-cell table:number-columns-repeated="2"/>
        </table:table-row>
        <table:table-row table:style-name="ro1">
          <table:table-cell office:value-type="float" office:value="0.00000000270926" calcext:value-type="float">
            <text:p>2.70926E-09</text:p>
          </table:table-cell>
          <table:table-cell table:formula="of:=ABS([.A599])" office:value-type="float" office:value="0.00000000270926" calcext:value-type="float">
            <text:p>2.70926E-09</text:p>
          </table:table-cell>
          <table:table-cell table:formula="of:=IF(ISNUMBER([.B599]);[.B599];0)" office:value-type="float" office:value="0.00000000270926" calcext:value-type="float">
            <text:p>2.70926E-09</text:p>
          </table:table-cell>
          <table:table-cell table:number-columns-repeated="2"/>
        </table:table-row>
        <table:table-row table:style-name="ro1">
          <table:table-cell office:value-type="float" office:value="-0.00000000167611" calcext:value-type="float">
            <text:p>-1.67611E-09</text:p>
          </table:table-cell>
          <table:table-cell table:formula="of:=ABS([.A600])" office:value-type="float" office:value="0.00000000167611" calcext:value-type="float">
            <text:p>1.67611E-09</text:p>
          </table:table-cell>
          <table:table-cell table:formula="of:=IF(ISNUMBER([.B600]);[.B600];0)" office:value-type="float" office:value="0.00000000167611" calcext:value-type="float">
            <text:p>1.67611E-09</text:p>
          </table:table-cell>
          <table:table-cell table:number-columns-repeated="2"/>
        </table:table-row>
        <table:table-row table:style-name="ro1">
          <table:table-cell office:value-type="float" office:value="-0.0000000135174" calcext:value-type="float">
            <text:p>-1.35174E-08</text:p>
          </table:table-cell>
          <table:table-cell table:formula="of:=ABS([.A601])" office:value-type="float" office:value="0.0000000135174" calcext:value-type="float">
            <text:p>1.35174E-08</text:p>
          </table:table-cell>
          <table:table-cell table:formula="of:=IF(ISNUMBER([.B601]);[.B601];0)" office:value-type="float" office:value="0.0000000135174" calcext:value-type="float">
            <text:p>1.35174E-08</text:p>
          </table:table-cell>
          <table:table-cell table:number-columns-repeated="2"/>
        </table:table-row>
        <table:table-row table:style-name="ro1">
          <table:table-cell office:value-type="float" office:value="-0.00000000752288" calcext:value-type="float">
            <text:p>-7.52288E-09</text:p>
          </table:table-cell>
          <table:table-cell table:formula="of:=ABS([.A602])" office:value-type="float" office:value="0.00000000752288" calcext:value-type="float">
            <text:p>7.52288E-09</text:p>
          </table:table-cell>
          <table:table-cell table:formula="of:=IF(ISNUMBER([.B602]);[.B602];0)" office:value-type="float" office:value="0.00000000752288" calcext:value-type="float">
            <text:p>7.52288E-09</text:p>
          </table:table-cell>
          <table:table-cell table:number-columns-repeated="2"/>
        </table:table-row>
        <table:table-row table:style-name="ro1">
          <table:table-cell office:value-type="float" office:value="0.0000000124933" calcext:value-type="float">
            <text:p>1.24933E-08</text:p>
          </table:table-cell>
          <table:table-cell table:formula="of:=ABS([.A603])" office:value-type="float" office:value="0.0000000124933" calcext:value-type="float">
            <text:p>1.24933E-08</text:p>
          </table:table-cell>
          <table:table-cell table:formula="of:=IF(ISNUMBER([.B603]);[.B603];0)" office:value-type="float" office:value="0.0000000124933" calcext:value-type="float">
            <text:p>1.24933E-08</text:p>
          </table:table-cell>
          <table:table-cell table:number-columns-repeated="2"/>
        </table:table-row>
        <table:table-row table:style-name="ro1">
          <table:table-cell office:value-type="float" office:value="0.0000000166941" calcext:value-type="float">
            <text:p>1.66941E-08</text:p>
          </table:table-cell>
          <table:table-cell table:formula="of:=ABS([.A604])" office:value-type="float" office:value="0.0000000166941" calcext:value-type="float">
            <text:p>1.66941E-08</text:p>
          </table:table-cell>
          <table:table-cell table:formula="of:=IF(ISNUMBER([.B604]);[.B604];0)" office:value-type="float" office:value="0.0000000166941" calcext:value-type="float">
            <text:p>1.66941E-08</text:p>
          </table:table-cell>
          <table:table-cell table:number-columns-repeated="2"/>
        </table:table-row>
        <table:table-row table:style-name="ro1">
          <table:table-cell office:value-type="float" office:value="-0.000000000671356" calcext:value-type="float">
            <text:p>-6.71356E-10</text:p>
          </table:table-cell>
          <table:table-cell table:formula="of:=ABS([.A605])" office:value-type="float" office:value="0.000000000671356" calcext:value-type="float">
            <text:p>6.71356E-10</text:p>
          </table:table-cell>
          <table:table-cell table:formula="of:=IF(ISNUMBER([.B605]);[.B605];0)" office:value-type="float" office:value="0.000000000671356" calcext:value-type="float">
            <text:p>6.71356E-10</text:p>
          </table:table-cell>
          <table:table-cell table:number-columns-repeated="2"/>
        </table:table-row>
        <table:table-row table:style-name="ro1">
          <table:table-cell office:value-type="float" office:value="-0.0000000116803" calcext:value-type="float">
            <text:p>-1.16803E-08</text:p>
          </table:table-cell>
          <table:table-cell table:formula="of:=ABS([.A606])" office:value-type="float" office:value="0.0000000116803" calcext:value-type="float">
            <text:p>1.16803E-08</text:p>
          </table:table-cell>
          <table:table-cell table:formula="of:=IF(ISNUMBER([.B606]);[.B606];0)" office:value-type="float" office:value="0.0000000116803" calcext:value-type="float">
            <text:p>1.16803E-08</text:p>
          </table:table-cell>
          <table:table-cell table:number-columns-repeated="2"/>
        </table:table-row>
        <table:table-row table:style-name="ro1">
          <table:table-cell office:value-type="float" office:value="-0.00000000729255" calcext:value-type="float">
            <text:p>-7.29255E-09</text:p>
          </table:table-cell>
          <table:table-cell table:formula="of:=ABS([.A607])" office:value-type="float" office:value="0.00000000729255" calcext:value-type="float">
            <text:p>7.29255E-09</text:p>
          </table:table-cell>
          <table:table-cell table:formula="of:=IF(ISNUMBER([.B607]);[.B607];0)" office:value-type="float" office:value="0.00000000729255" calcext:value-type="float">
            <text:p>7.29255E-09</text:p>
          </table:table-cell>
          <table:table-cell table:number-columns-repeated="2"/>
        </table:table-row>
        <table:table-row table:style-name="ro1">
          <table:table-cell office:value-type="float" office:value="-0.00000000521194" calcext:value-type="float">
            <text:p>-5.21194E-09</text:p>
          </table:table-cell>
          <table:table-cell table:formula="of:=ABS([.A608])" office:value-type="float" office:value="0.00000000521194" calcext:value-type="float">
            <text:p>5.21194E-09</text:p>
          </table:table-cell>
          <table:table-cell table:formula="of:=IF(ISNUMBER([.B608]);[.B608];0)" office:value-type="float" office:value="0.00000000521194" calcext:value-type="float">
            <text:p>5.21194E-09</text:p>
          </table:table-cell>
          <table:table-cell table:number-columns-repeated="2"/>
        </table:table-row>
        <table:table-row table:style-name="ro1">
          <table:table-cell office:value-type="float" office:value="0.00000000157719" calcext:value-type="float">
            <text:p>1.57719E-09</text:p>
          </table:table-cell>
          <table:table-cell table:formula="of:=ABS([.A609])" office:value-type="float" office:value="0.00000000157719" calcext:value-type="float">
            <text:p>1.57719E-09</text:p>
          </table:table-cell>
          <table:table-cell table:formula="of:=IF(ISNUMBER([.B609]);[.B609];0)" office:value-type="float" office:value="0.00000000157719" calcext:value-type="float">
            <text:p>1.57719E-09</text:p>
          </table:table-cell>
          <table:table-cell table:number-columns-repeated="2"/>
        </table:table-row>
        <table:table-row table:style-name="ro1">
          <table:table-cell office:value-type="float" office:value="0.0000000178416" calcext:value-type="float">
            <text:p>1.78416E-08</text:p>
          </table:table-cell>
          <table:table-cell table:formula="of:=ABS([.A610])" office:value-type="float" office:value="0.0000000178416" calcext:value-type="float">
            <text:p>1.78416E-08</text:p>
          </table:table-cell>
          <table:table-cell table:formula="of:=IF(ISNUMBER([.B610]);[.B610];0)" office:value-type="float" office:value="0.0000000178416" calcext:value-type="float">
            <text:p>1.78416E-08</text:p>
          </table:table-cell>
          <table:table-cell table:number-columns-repeated="2"/>
        </table:table-row>
        <table:table-row table:style-name="ro1">
          <table:table-cell office:value-type="float" office:value="0.0000000104232" calcext:value-type="float">
            <text:p>1.04232E-08</text:p>
          </table:table-cell>
          <table:table-cell table:formula="of:=ABS([.A611])" office:value-type="float" office:value="0.0000000104232" calcext:value-type="float">
            <text:p>1.04232E-08</text:p>
          </table:table-cell>
          <table:table-cell table:formula="of:=IF(ISNUMBER([.B611]);[.B611];0)" office:value-type="float" office:value="0.0000000104232" calcext:value-type="float">
            <text:p>1.04232E-08</text:p>
          </table:table-cell>
          <table:table-cell table:number-columns-repeated="2"/>
        </table:table-row>
        <table:table-row table:style-name="ro1">
          <table:table-cell office:value-type="float" office:value="-0.0000000157349" calcext:value-type="float">
            <text:p>-1.57349E-08</text:p>
          </table:table-cell>
          <table:table-cell table:formula="of:=ABS([.A612])" office:value-type="float" office:value="0.0000000157349" calcext:value-type="float">
            <text:p>1.57349E-08</text:p>
          </table:table-cell>
          <table:table-cell table:formula="of:=IF(ISNUMBER([.B612]);[.B612];0)" office:value-type="float" office:value="0.0000000157349" calcext:value-type="float">
            <text:p>1.57349E-08</text:p>
          </table:table-cell>
          <table:table-cell table:number-columns-repeated="2"/>
        </table:table-row>
        <table:table-row table:style-name="ro1">
          <table:table-cell office:value-type="float" office:value="-0.0000000146374" calcext:value-type="float">
            <text:p>-1.46374E-08</text:p>
          </table:table-cell>
          <table:table-cell table:formula="of:=ABS([.A613])" office:value-type="float" office:value="0.0000000146374" calcext:value-type="float">
            <text:p>1.46374E-08</text:p>
          </table:table-cell>
          <table:table-cell table:formula="of:=IF(ISNUMBER([.B613]);[.B613];0)" office:value-type="float" office:value="0.0000000146374" calcext:value-type="float">
            <text:p>1.46374E-08</text:p>
          </table:table-cell>
          <table:table-cell table:number-columns-repeated="2"/>
        </table:table-row>
        <table:table-row table:style-name="ro1">
          <table:table-cell office:value-type="float" office:value="0.00000000395015" calcext:value-type="float">
            <text:p>3.95015E-09</text:p>
          </table:table-cell>
          <table:table-cell table:formula="of:=ABS([.A614])" office:value-type="float" office:value="0.00000000395015" calcext:value-type="float">
            <text:p>3.95015E-09</text:p>
          </table:table-cell>
          <table:table-cell table:formula="of:=IF(ISNUMBER([.B614]);[.B614];0)" office:value-type="float" office:value="0.00000000395015" calcext:value-type="float">
            <text:p>3.95015E-09</text:p>
          </table:table-cell>
          <table:table-cell table:number-columns-repeated="2"/>
        </table:table-row>
        <table:table-row table:style-name="ro1">
          <table:table-cell office:value-type="float" office:value="0.00000000846784" calcext:value-type="float">
            <text:p>8.46784E-09</text:p>
          </table:table-cell>
          <table:table-cell table:formula="of:=ABS([.A615])" office:value-type="float" office:value="0.00000000846784" calcext:value-type="float">
            <text:p>8.46784E-09</text:p>
          </table:table-cell>
          <table:table-cell table:formula="of:=IF(ISNUMBER([.B615]);[.B615];0)" office:value-type="float" office:value="0.00000000846784" calcext:value-type="float">
            <text:p>8.46784E-09</text:p>
          </table:table-cell>
          <table:table-cell table:number-columns-repeated="2"/>
        </table:table-row>
        <table:table-row table:style-name="ro1">
          <table:table-cell office:value-type="float" office:value="0.00000000720651" calcext:value-type="float">
            <text:p>7.20651E-09</text:p>
          </table:table-cell>
          <table:table-cell table:formula="of:=ABS([.A616])" office:value-type="float" office:value="0.00000000720651" calcext:value-type="float">
            <text:p>7.20651E-09</text:p>
          </table:table-cell>
          <table:table-cell table:formula="of:=IF(ISNUMBER([.B616]);[.B616];0)" office:value-type="float" office:value="0.00000000720651" calcext:value-type="float">
            <text:p>7.20651E-09</text:p>
          </table:table-cell>
          <table:table-cell table:number-columns-repeated="2"/>
        </table:table-row>
        <table:table-row table:style-name="ro1">
          <table:table-cell office:value-type="float" office:value="-0.0000000017052" calcext:value-type="float">
            <text:p>-1.7052E-09</text:p>
          </table:table-cell>
          <table:table-cell table:formula="of:=ABS([.A617])" office:value-type="float" office:value="0.0000000017052" calcext:value-type="float">
            <text:p>1.7052E-09</text:p>
          </table:table-cell>
          <table:table-cell table:formula="of:=IF(ISNUMBER([.B617]);[.B617];0)" office:value-type="float" office:value="0.0000000017052" calcext:value-type="float">
            <text:p>1.7052E-09</text:p>
          </table:table-cell>
          <table:table-cell table:number-columns-repeated="2"/>
        </table:table-row>
        <table:table-row table:style-name="ro1">
          <table:table-cell office:value-type="float" office:value="-0.000000014614" calcext:value-type="float">
            <text:p>-1.4614E-08</text:p>
          </table:table-cell>
          <table:table-cell table:formula="of:=ABS([.A618])" office:value-type="float" office:value="0.000000014614" calcext:value-type="float">
            <text:p>1.4614E-08</text:p>
          </table:table-cell>
          <table:table-cell table:formula="of:=IF(ISNUMBER([.B618]);[.B618];0)" office:value-type="float" office:value="0.000000014614" calcext:value-type="float">
            <text:p>1.4614E-08</text:p>
          </table:table-cell>
          <table:table-cell table:number-columns-repeated="2"/>
        </table:table-row>
        <table:table-row table:style-name="ro1">
          <table:table-cell office:value-type="float" office:value="0.00000000130974" calcext:value-type="float">
            <text:p>1.30974E-09</text:p>
          </table:table-cell>
          <table:table-cell table:formula="of:=ABS([.A619])" office:value-type="float" office:value="0.00000000130974" calcext:value-type="float">
            <text:p>1.30974E-09</text:p>
          </table:table-cell>
          <table:table-cell table:formula="of:=IF(ISNUMBER([.B619]);[.B619];0)" office:value-type="float" office:value="0.00000000130974" calcext:value-type="float">
            <text:p>1.30974E-09</text:p>
          </table:table-cell>
          <table:table-cell table:number-columns-repeated="2"/>
        </table:table-row>
        <table:table-row table:style-name="ro1">
          <table:table-cell office:value-type="float" office:value="0.0000000198081" calcext:value-type="float">
            <text:p>1.98081E-08</text:p>
          </table:table-cell>
          <table:table-cell table:formula="of:=ABS([.A620])" office:value-type="float" office:value="0.0000000198081" calcext:value-type="float">
            <text:p>1.98081E-08</text:p>
          </table:table-cell>
          <table:table-cell table:formula="of:=IF(ISNUMBER([.B620]);[.B620];0)" office:value-type="float" office:value="0.0000000198081" calcext:value-type="float">
            <text:p>1.98081E-08</text:p>
          </table:table-cell>
          <table:table-cell table:number-columns-repeated="2"/>
        </table:table-row>
        <table:table-row table:style-name="ro1">
          <table:table-cell office:value-type="float" office:value="-0.00000000325816" calcext:value-type="float">
            <text:p>-3.25816E-09</text:p>
          </table:table-cell>
          <table:table-cell table:formula="of:=ABS([.A621])" office:value-type="float" office:value="0.00000000325816" calcext:value-type="float">
            <text:p>3.25816E-09</text:p>
          </table:table-cell>
          <table:table-cell table:formula="of:=IF(ISNUMBER([.B621]);[.B621];0)" office:value-type="float" office:value="0.00000000325816" calcext:value-type="float">
            <text:p>3.25816E-09</text:p>
          </table:table-cell>
          <table:table-cell table:number-columns-repeated="2"/>
        </table:table-row>
        <table:table-row table:style-name="ro1">
          <table:table-cell office:value-type="float" office:value="-0.0000000200053" calcext:value-type="float">
            <text:p>-2.00053E-08</text:p>
          </table:table-cell>
          <table:table-cell table:formula="of:=ABS([.A622])" office:value-type="float" office:value="0.0000000200053" calcext:value-type="float">
            <text:p>2.00053E-08</text:p>
          </table:table-cell>
          <table:table-cell table:formula="of:=IF(ISNUMBER([.B622]);[.B622];0)" office:value-type="float" office:value="0.0000000200053" calcext:value-type="float">
            <text:p>2.00053E-08</text:p>
          </table:table-cell>
          <table:table-cell table:number-columns-repeated="2"/>
        </table:table-row>
        <table:table-row table:style-name="ro1">
          <table:table-cell office:value-type="float" office:value="0.00000000148062" calcext:value-type="float">
            <text:p>1.48062E-09</text:p>
          </table:table-cell>
          <table:table-cell table:formula="of:=ABS([.A623])" office:value-type="float" office:value="0.00000000148062" calcext:value-type="float">
            <text:p>1.48062E-09</text:p>
          </table:table-cell>
          <table:table-cell table:formula="of:=IF(ISNUMBER([.B623]);[.B623];0)" office:value-type="float" office:value="0.00000000148062" calcext:value-type="float">
            <text:p>1.48062E-09</text:p>
          </table:table-cell>
          <table:table-cell table:number-columns-repeated="2"/>
        </table:table-row>
        <table:table-row table:style-name="ro1">
          <table:table-cell office:value-type="float" office:value="0.0000000102724" calcext:value-type="float">
            <text:p>1.02724E-08</text:p>
          </table:table-cell>
          <table:table-cell table:formula="of:=ABS([.A624])" office:value-type="float" office:value="0.0000000102724" calcext:value-type="float">
            <text:p>1.02724E-08</text:p>
          </table:table-cell>
          <table:table-cell table:formula="of:=IF(ISNUMBER([.B624]);[.B624];0)" office:value-type="float" office:value="0.0000000102724" calcext:value-type="float">
            <text:p>1.02724E-08</text:p>
          </table:table-cell>
          <table:table-cell table:number-columns-repeated="2"/>
        </table:table-row>
        <table:table-row table:style-name="ro1">
          <table:table-cell office:value-type="float" office:value="0.00000000203529" calcext:value-type="float">
            <text:p>2.03529E-09</text:p>
          </table:table-cell>
          <table:table-cell table:formula="of:=ABS([.A625])" office:value-type="float" office:value="0.00000000203529" calcext:value-type="float">
            <text:p>2.03529E-09</text:p>
          </table:table-cell>
          <table:table-cell table:formula="of:=IF(ISNUMBER([.B625]);[.B625];0)" office:value-type="float" office:value="0.00000000203529" calcext:value-type="float">
            <text:p>2.03529E-09</text:p>
          </table:table-cell>
          <table:table-cell table:number-columns-repeated="2"/>
        </table:table-row>
        <table:table-row table:style-name="ro1">
          <table:table-cell office:value-type="float" office:value="0.00000000580731" calcext:value-type="float">
            <text:p>5.80731E-09</text:p>
          </table:table-cell>
          <table:table-cell table:formula="of:=ABS([.A626])" office:value-type="float" office:value="0.00000000580731" calcext:value-type="float">
            <text:p>5.80731E-09</text:p>
          </table:table-cell>
          <table:table-cell table:formula="of:=IF(ISNUMBER([.B626]);[.B626];0)" office:value-type="float" office:value="0.00000000580731" calcext:value-type="float">
            <text:p>5.80731E-09</text:p>
          </table:table-cell>
          <table:table-cell table:number-columns-repeated="2"/>
        </table:table-row>
        <table:table-row table:style-name="ro1">
          <table:table-cell office:value-type="float" office:value="-0.00000000127756" calcext:value-type="float">
            <text:p>-1.27756E-09</text:p>
          </table:table-cell>
          <table:table-cell table:formula="of:=ABS([.A627])" office:value-type="float" office:value="0.00000000127756" calcext:value-type="float">
            <text:p>1.27756E-09</text:p>
          </table:table-cell>
          <table:table-cell table:formula="of:=IF(ISNUMBER([.B627]);[.B627];0)" office:value-type="float" office:value="0.00000000127756" calcext:value-type="float">
            <text:p>1.27756E-09</text:p>
          </table:table-cell>
          <table:table-cell table:number-columns-repeated="2"/>
        </table:table-row>
        <table:table-row table:style-name="ro1">
          <table:table-cell office:value-type="float" office:value="-0.0000000154018" calcext:value-type="float">
            <text:p>-1.54018E-08</text:p>
          </table:table-cell>
          <table:table-cell table:formula="of:=ABS([.A628])" office:value-type="float" office:value="0.0000000154018" calcext:value-type="float">
            <text:p>1.54018E-08</text:p>
          </table:table-cell>
          <table:table-cell table:formula="of:=IF(ISNUMBER([.B628]);[.B628];0)" office:value-type="float" office:value="0.0000000154018" calcext:value-type="float">
            <text:p>1.54018E-08</text:p>
          </table:table-cell>
          <table:table-cell table:number-columns-repeated="2"/>
        </table:table-row>
        <table:table-row table:style-name="ro1">
          <table:table-cell office:value-type="float" office:value="-0.00000000362428" calcext:value-type="float">
            <text:p>-3.62428E-09</text:p>
          </table:table-cell>
          <table:table-cell table:formula="of:=ABS([.A629])" office:value-type="float" office:value="0.00000000362428" calcext:value-type="float">
            <text:p>3.62428E-09</text:p>
          </table:table-cell>
          <table:table-cell table:formula="of:=IF(ISNUMBER([.B629]);[.B629];0)" office:value-type="float" office:value="0.00000000362428" calcext:value-type="float">
            <text:p>3.62428E-09</text:p>
          </table:table-cell>
          <table:table-cell table:number-columns-repeated="2"/>
        </table:table-row>
        <table:table-row table:style-name="ro1">
          <table:table-cell office:value-type="float" office:value="0.00000000988874" calcext:value-type="float">
            <text:p>9.88874E-09</text:p>
          </table:table-cell>
          <table:table-cell table:formula="of:=ABS([.A630])" office:value-type="float" office:value="0.00000000988874" calcext:value-type="float">
            <text:p>9.88874E-09</text:p>
          </table:table-cell>
          <table:table-cell table:formula="of:=IF(ISNUMBER([.B630]);[.B630];0)" office:value-type="float" office:value="0.00000000988874" calcext:value-type="float">
            <text:p>9.88874E-09</text:p>
          </table:table-cell>
          <table:table-cell table:number-columns-repeated="2"/>
        </table:table-row>
        <table:table-row table:style-name="ro1">
          <table:table-cell office:value-type="float" office:value="0.00000000657288" calcext:value-type="float">
            <text:p>6.57288E-09</text:p>
          </table:table-cell>
          <table:table-cell table:formula="of:=ABS([.A631])" office:value-type="float" office:value="0.00000000657288" calcext:value-type="float">
            <text:p>6.57288E-09</text:p>
          </table:table-cell>
          <table:table-cell table:formula="of:=IF(ISNUMBER([.B631]);[.B631];0)" office:value-type="float" office:value="0.00000000657288" calcext:value-type="float">
            <text:p>6.57288E-09</text:p>
          </table:table-cell>
          <table:table-cell table:number-columns-repeated="2"/>
        </table:table-row>
        <table:table-row table:style-name="ro1">
          <table:table-cell office:value-type="float" office:value="0.00000000508451" calcext:value-type="float">
            <text:p>5.08451E-09</text:p>
          </table:table-cell>
          <table:table-cell table:formula="of:=ABS([.A632])" office:value-type="float" office:value="0.00000000508451" calcext:value-type="float">
            <text:p>5.08451E-09</text:p>
          </table:table-cell>
          <table:table-cell table:formula="of:=IF(ISNUMBER([.B632]);[.B632];0)" office:value-type="float" office:value="0.00000000508451" calcext:value-type="float">
            <text:p>5.08451E-09</text:p>
          </table:table-cell>
          <table:table-cell table:number-columns-repeated="2"/>
        </table:table-row>
        <table:table-row table:style-name="ro1">
          <table:table-cell office:value-type="float" office:value="-0.00000000481308" calcext:value-type="float">
            <text:p>-4.81308E-09</text:p>
          </table:table-cell>
          <table:table-cell table:formula="of:=ABS([.A633])" office:value-type="float" office:value="0.00000000481308" calcext:value-type="float">
            <text:p>4.81308E-09</text:p>
          </table:table-cell>
          <table:table-cell table:formula="of:=IF(ISNUMBER([.B633]);[.B633];0)" office:value-type="float" office:value="0.00000000481308" calcext:value-type="float">
            <text:p>4.81308E-09</text:p>
          </table:table-cell>
          <table:table-cell table:number-columns-repeated="2"/>
        </table:table-row>
        <table:table-row table:style-name="ro1">
          <table:table-cell office:value-type="float" office:value="-0.0000000163481" calcext:value-type="float">
            <text:p>-1.63481E-08</text:p>
          </table:table-cell>
          <table:table-cell table:formula="of:=ABS([.A634])" office:value-type="float" office:value="0.0000000163481" calcext:value-type="float">
            <text:p>1.63481E-08</text:p>
          </table:table-cell>
          <table:table-cell table:formula="of:=IF(ISNUMBER([.B634]);[.B634];0)" office:value-type="float" office:value="0.0000000163481" calcext:value-type="float">
            <text:p>1.63481E-08</text:p>
          </table:table-cell>
          <table:table-cell table:number-columns-repeated="2"/>
        </table:table-row>
        <table:table-row table:style-name="ro1">
          <table:table-cell office:value-type="float" office:value="0.0000000021285" calcext:value-type="float">
            <text:p>2.1285E-09</text:p>
          </table:table-cell>
          <table:table-cell table:formula="of:=ABS([.A635])" office:value-type="float" office:value="0.0000000021285" calcext:value-type="float">
            <text:p>2.1285E-09</text:p>
          </table:table-cell>
          <table:table-cell table:formula="of:=IF(ISNUMBER([.B635]);[.B635];0)" office:value-type="float" office:value="0.0000000021285" calcext:value-type="float">
            <text:p>2.1285E-09</text:p>
          </table:table-cell>
          <table:table-cell table:number-columns-repeated="2"/>
        </table:table-row>
        <table:table-row table:style-name="ro1">
          <table:table-cell office:value-type="float" office:value="0.0000000170454" calcext:value-type="float">
            <text:p>1.70454E-08</text:p>
          </table:table-cell>
          <table:table-cell table:formula="of:=ABS([.A636])" office:value-type="float" office:value="0.0000000170454" calcext:value-type="float">
            <text:p>1.70454E-08</text:p>
          </table:table-cell>
          <table:table-cell table:formula="of:=IF(ISNUMBER([.B636]);[.B636];0)" office:value-type="float" office:value="0.0000000170454" calcext:value-type="float">
            <text:p>1.70454E-08</text:p>
          </table:table-cell>
          <table:table-cell table:number-columns-repeated="2"/>
        </table:table-row>
        <table:table-row table:style-name="ro1">
          <table:table-cell office:value-type="float" office:value="-0.00000000162249" calcext:value-type="float">
            <text:p>-1.62249E-09</text:p>
          </table:table-cell>
          <table:table-cell table:formula="of:=ABS([.A637])" office:value-type="float" office:value="0.00000000162249" calcext:value-type="float">
            <text:p>1.62249E-09</text:p>
          </table:table-cell>
          <table:table-cell table:formula="of:=IF(ISNUMBER([.B637]);[.B637];0)" office:value-type="float" office:value="0.00000000162249" calcext:value-type="float">
            <text:p>1.62249E-09</text:p>
          </table:table-cell>
          <table:table-cell table:number-columns-repeated="2"/>
        </table:table-row>
        <table:table-row table:style-name="ro1">
          <table:table-cell office:value-type="float" office:value="-0.0000000103304" calcext:value-type="float">
            <text:p>-1.03304E-08</text:p>
          </table:table-cell>
          <table:table-cell table:formula="of:=ABS([.A638])" office:value-type="float" office:value="0.0000000103304" calcext:value-type="float">
            <text:p>1.03304E-08</text:p>
          </table:table-cell>
          <table:table-cell table:formula="of:=IF(ISNUMBER([.B638]);[.B638];0)" office:value-type="float" office:value="0.0000000103304" calcext:value-type="float">
            <text:p>1.03304E-08</text:p>
          </table:table-cell>
          <table:table-cell table:number-columns-repeated="2"/>
        </table:table-row>
        <table:table-row table:style-name="ro1">
          <table:table-cell office:value-type="float" office:value="0.000000000470115" calcext:value-type="float">
            <text:p>4.70115E-10</text:p>
          </table:table-cell>
          <table:table-cell table:formula="of:=ABS([.A639])" office:value-type="float" office:value="0.000000000470115" calcext:value-type="float">
            <text:p>4.70115E-10</text:p>
          </table:table-cell>
          <table:table-cell table:formula="of:=IF(ISNUMBER([.B639]);[.B639];0)" office:value-type="float" office:value="0.000000000470115" calcext:value-type="float">
            <text:p>4.70115E-10</text:p>
          </table:table-cell>
          <table:table-cell table:number-columns-repeated="2"/>
        </table:table-row>
        <table:table-row table:style-name="ro1">
          <table:table-cell office:value-type="float" office:value="0.00000000217988" calcext:value-type="float">
            <text:p>2.17988E-09</text:p>
          </table:table-cell>
          <table:table-cell table:formula="of:=ABS([.A640])" office:value-type="float" office:value="0.00000000217988" calcext:value-type="float">
            <text:p>2.17988E-09</text:p>
          </table:table-cell>
          <table:table-cell table:formula="of:=IF(ISNUMBER([.B640]);[.B640];0)" office:value-type="float" office:value="0.00000000217988" calcext:value-type="float">
            <text:p>2.17988E-09</text:p>
          </table:table-cell>
          <table:table-cell table:number-columns-repeated="2"/>
        </table:table-row>
        <table:table-row table:style-name="ro1">
          <table:table-cell office:value-type="float" office:value="0.00000000497185" calcext:value-type="float">
            <text:p>4.97185E-09</text:p>
          </table:table-cell>
          <table:table-cell table:formula="of:=ABS([.A641])" office:value-type="float" office:value="0.00000000497185" calcext:value-type="float">
            <text:p>4.97185E-09</text:p>
          </table:table-cell>
          <table:table-cell table:formula="of:=IF(ISNUMBER([.B641]);[.B641];0)" office:value-type="float" office:value="0.00000000497185" calcext:value-type="float">
            <text:p>4.97185E-09</text:p>
          </table:table-cell>
          <table:table-cell table:number-columns-repeated="2"/>
        </table:table-row>
        <table:table-row table:style-name="ro1">
          <table:table-cell office:value-type="float" office:value="0.00000000399053" calcext:value-type="float">
            <text:p>3.99053E-09</text:p>
          </table:table-cell>
          <table:table-cell table:formula="of:=ABS([.A642])" office:value-type="float" office:value="0.00000000399053" calcext:value-type="float">
            <text:p>3.99053E-09</text:p>
          </table:table-cell>
          <table:table-cell table:formula="of:=IF(ISNUMBER([.B642]);[.B642];0)" office:value-type="float" office:value="0.00000000399053" calcext:value-type="float">
            <text:p>3.99053E-09</text:p>
          </table:table-cell>
          <table:table-cell table:number-columns-repeated="2"/>
        </table:table-row>
        <table:table-row table:style-name="ro1">
          <table:table-cell office:value-type="float" office:value="-0.000000012097" calcext:value-type="float">
            <text:p>-1.2097E-08</text:p>
          </table:table-cell>
          <table:table-cell table:formula="of:=ABS([.A643])" office:value-type="float" office:value="0.000000012097" calcext:value-type="float">
            <text:p>1.2097E-08</text:p>
          </table:table-cell>
          <table:table-cell table:formula="of:=IF(ISNUMBER([.B643]);[.B643];0)" office:value-type="float" office:value="0.000000012097" calcext:value-type="float">
            <text:p>1.2097E-08</text:p>
          </table:table-cell>
          <table:table-cell table:number-columns-repeated="2"/>
        </table:table-row>
        <table:table-row table:style-name="ro1">
          <table:table-cell office:value-type="float" office:value="-0.00000000569833" calcext:value-type="float">
            <text:p>-5.69833E-09</text:p>
          </table:table-cell>
          <table:table-cell table:formula="of:=ABS([.A644])" office:value-type="float" office:value="0.00000000569833" calcext:value-type="float">
            <text:p>5.69833E-09</text:p>
          </table:table-cell>
          <table:table-cell table:formula="of:=IF(ISNUMBER([.B644]);[.B644];0)" office:value-type="float" office:value="0.00000000569833" calcext:value-type="float">
            <text:p>5.69833E-09</text:p>
          </table:table-cell>
          <table:table-cell table:number-columns-repeated="2"/>
        </table:table-row>
        <table:table-row table:style-name="ro1">
          <table:table-cell office:value-type="float" office:value="0.0000000141624" calcext:value-type="float">
            <text:p>1.41624E-08</text:p>
          </table:table-cell>
          <table:table-cell table:formula="of:=ABS([.A645])" office:value-type="float" office:value="0.0000000141624" calcext:value-type="float">
            <text:p>1.41624E-08</text:p>
          </table:table-cell>
          <table:table-cell table:formula="of:=IF(ISNUMBER([.B645]);[.B645];0)" office:value-type="float" office:value="0.0000000141624" calcext:value-type="float">
            <text:p>1.41624E-08</text:p>
          </table:table-cell>
          <table:table-cell table:number-columns-repeated="2"/>
        </table:table-row>
        <table:table-row table:style-name="ro1">
          <table:table-cell office:value-type="float" office:value="0.0000000000705906" calcext:value-type="float">
            <text:p>7.05906E-11</text:p>
          </table:table-cell>
          <table:table-cell table:formula="of:=ABS([.A646])" office:value-type="float" office:value="0.0000000000705906" calcext:value-type="float">
            <text:p>7.05906E-11</text:p>
          </table:table-cell>
          <table:table-cell table:formula="of:=IF(ISNUMBER([.B646]);[.B646];0)" office:value-type="float" office:value="0.0000000000705906" calcext:value-type="float">
            <text:p>7.05906E-11</text:p>
          </table:table-cell>
          <table:table-cell table:number-columns-repeated="2"/>
        </table:table-row>
        <table:table-row table:style-name="ro1">
          <table:table-cell office:value-type="float" office:value="-0.00000000852959" calcext:value-type="float">
            <text:p>-8.52959E-09</text:p>
          </table:table-cell>
          <table:table-cell table:formula="of:=ABS([.A647])" office:value-type="float" office:value="0.00000000852959" calcext:value-type="float">
            <text:p>8.52959E-09</text:p>
          </table:table-cell>
          <table:table-cell table:formula="of:=IF(ISNUMBER([.B647]);[.B647];0)" office:value-type="float" office:value="0.00000000852959" calcext:value-type="float">
            <text:p>8.52959E-09</text:p>
          </table:table-cell>
          <table:table-cell table:number-columns-repeated="2"/>
        </table:table-row>
        <table:table-row table:style-name="ro1">
          <table:table-cell office:value-type="float" office:value="0.000000012368" calcext:value-type="float">
            <text:p>1.2368E-08</text:p>
          </table:table-cell>
          <table:table-cell table:formula="of:=ABS([.A648])" office:value-type="float" office:value="0.000000012368" calcext:value-type="float">
            <text:p>1.2368E-08</text:p>
          </table:table-cell>
          <table:table-cell table:formula="of:=IF(ISNUMBER([.B648]);[.B648];0)" office:value-type="float" office:value="0.000000012368" calcext:value-type="float">
            <text:p>1.2368E-08</text:p>
          </table:table-cell>
          <table:table-cell table:number-columns-repeated="2"/>
        </table:table-row>
        <table:table-row table:style-name="ro1">
          <table:table-cell office:value-type="float" office:value="-0.000000000452221" calcext:value-type="float">
            <text:p>-4.52221E-10</text:p>
          </table:table-cell>
          <table:table-cell table:formula="of:=ABS([.A649])" office:value-type="float" office:value="0.000000000452221" calcext:value-type="float">
            <text:p>4.52221E-10</text:p>
          </table:table-cell>
          <table:table-cell table:formula="of:=IF(ISNUMBER([.B649]);[.B649];0)" office:value-type="float" office:value="0.000000000452221" calcext:value-type="float">
            <text:p>4.52221E-10</text:p>
          </table:table-cell>
          <table:table-cell table:number-columns-repeated="2"/>
        </table:table-row>
        <table:table-row table:style-name="ro1">
          <table:table-cell office:value-type="float" office:value="-0.0000000247733" calcext:value-type="float">
            <text:p>-2.47733E-08</text:p>
          </table:table-cell>
          <table:table-cell table:formula="of:=ABS([.A650])" office:value-type="float" office:value="0.0000000247733" calcext:value-type="float">
            <text:p>2.47733E-08</text:p>
          </table:table-cell>
          <table:table-cell table:formula="of:=IF(ISNUMBER([.B650]);[.B650];0)" office:value-type="float" office:value="0.0000000247733" calcext:value-type="float">
            <text:p>2.47733E-08</text:p>
          </table:table-cell>
          <table:table-cell table:number-columns-repeated="2"/>
        </table:table-row>
        <table:table-row table:style-name="ro1">
          <table:table-cell office:value-type="float" office:value="0.00000000681869" calcext:value-type="float">
            <text:p>6.81869E-09</text:p>
          </table:table-cell>
          <table:table-cell table:formula="of:=ABS([.A651])" office:value-type="float" office:value="0.00000000681869" calcext:value-type="float">
            <text:p>6.81869E-09</text:p>
          </table:table-cell>
          <table:table-cell table:formula="of:=IF(ISNUMBER([.B651]);[.B651];0)" office:value-type="float" office:value="0.00000000681869" calcext:value-type="float">
            <text:p>6.81869E-09</text:p>
          </table:table-cell>
          <table:table-cell table:number-columns-repeated="2"/>
        </table:table-row>
        <table:table-row table:style-name="ro1">
          <table:table-cell office:value-type="float" office:value="0.0000000283041" calcext:value-type="float">
            <text:p>2.83041E-08</text:p>
          </table:table-cell>
          <table:table-cell table:formula="of:=ABS([.A652])" office:value-type="float" office:value="0.0000000283041" calcext:value-type="float">
            <text:p>2.83041E-08</text:p>
          </table:table-cell>
          <table:table-cell table:formula="of:=IF(ISNUMBER([.B652]);[.B652];0)" office:value-type="float" office:value="0.0000000283041" calcext:value-type="float">
            <text:p>2.83041E-08</text:p>
          </table:table-cell>
          <table:table-cell table:number-columns-repeated="2"/>
        </table:table-row>
        <table:table-row table:style-name="ro1">
          <table:table-cell office:value-type="float" office:value="-0.00000000861252" calcext:value-type="float">
            <text:p>-8.61252E-09</text:p>
          </table:table-cell>
          <table:table-cell table:formula="of:=ABS([.A653])" office:value-type="float" office:value="0.00000000861252" calcext:value-type="float">
            <text:p>8.61252E-09</text:p>
          </table:table-cell>
          <table:table-cell table:formula="of:=IF(ISNUMBER([.B653]);[.B653];0)" office:value-type="float" office:value="0.00000000861252" calcext:value-type="float">
            <text:p>8.61252E-09</text:p>
          </table:table-cell>
          <table:table-cell table:number-columns-repeated="2"/>
        </table:table-row>
        <table:table-row table:style-name="ro1">
          <table:table-cell office:value-type="float" office:value="-0.0000000199864" calcext:value-type="float">
            <text:p>-1.99864E-08</text:p>
          </table:table-cell>
          <table:table-cell table:formula="of:=ABS([.A654])" office:value-type="float" office:value="0.0000000199864" calcext:value-type="float">
            <text:p>1.99864E-08</text:p>
          </table:table-cell>
          <table:table-cell table:formula="of:=IF(ISNUMBER([.B654]);[.B654];0)" office:value-type="float" office:value="0.0000000199864" calcext:value-type="float">
            <text:p>1.99864E-08</text:p>
          </table:table-cell>
          <table:table-cell table:number-columns-repeated="2"/>
        </table:table-row>
        <table:table-row table:style-name="ro1">
          <table:table-cell office:value-type="float" office:value="0.00000000741698" calcext:value-type="float">
            <text:p>7.41698E-09</text:p>
          </table:table-cell>
          <table:table-cell table:formula="of:=ABS([.A655])" office:value-type="float" office:value="0.00000000741698" calcext:value-type="float">
            <text:p>7.41698E-09</text:p>
          </table:table-cell>
          <table:table-cell table:formula="of:=IF(ISNUMBER([.B655]);[.B655];0)" office:value-type="float" office:value="0.00000000741698" calcext:value-type="float">
            <text:p>7.41698E-09</text:p>
          </table:table-cell>
          <table:table-cell table:number-columns-repeated="2"/>
        </table:table-row>
        <table:table-row table:style-name="ro1">
          <table:table-cell office:value-type="float" office:value="0.00000000548295" calcext:value-type="float">
            <text:p>5.48295E-09</text:p>
          </table:table-cell>
          <table:table-cell table:formula="of:=ABS([.A656])" office:value-type="float" office:value="0.00000000548295" calcext:value-type="float">
            <text:p>5.48295E-09</text:p>
          </table:table-cell>
          <table:table-cell table:formula="of:=IF(ISNUMBER([.B656]);[.B656];0)" office:value-type="float" office:value="0.00000000548295" calcext:value-type="float">
            <text:p>5.48295E-09</text:p>
          </table:table-cell>
          <table:table-cell table:number-columns-repeated="2"/>
        </table:table-row>
        <table:table-row table:style-name="ro1">
          <table:table-cell office:value-type="float" office:value="-0.00000000431881" calcext:value-type="float">
            <text:p>-4.31881E-09</text:p>
          </table:table-cell>
          <table:table-cell table:formula="of:=ABS([.A657])" office:value-type="float" office:value="0.00000000431881" calcext:value-type="float">
            <text:p>4.31881E-09</text:p>
          </table:table-cell>
          <table:table-cell table:formula="of:=IF(ISNUMBER([.B657]);[.B657];0)" office:value-type="float" office:value="0.00000000431881" calcext:value-type="float">
            <text:p>4.31881E-09</text:p>
          </table:table-cell>
          <table:table-cell table:number-columns-repeated="2"/>
        </table:table-row>
        <table:table-row table:style-name="ro1">
          <table:table-cell office:value-type="float" office:value="0.00000000582963" calcext:value-type="float">
            <text:p>5.82963E-09</text:p>
          </table:table-cell>
          <table:table-cell table:formula="of:=ABS([.A658])" office:value-type="float" office:value="0.00000000582963" calcext:value-type="float">
            <text:p>5.82963E-09</text:p>
          </table:table-cell>
          <table:table-cell table:formula="of:=IF(ISNUMBER([.B658]);[.B658];0)" office:value-type="float" office:value="0.00000000582963" calcext:value-type="float">
            <text:p>5.82963E-09</text:p>
          </table:table-cell>
          <table:table-cell table:number-columns-repeated="2"/>
        </table:table-row>
        <table:table-row table:style-name="ro1">
          <table:table-cell office:value-type="float" office:value="-0.00000000189047" calcext:value-type="float">
            <text:p>-1.89047E-09</text:p>
          </table:table-cell>
          <table:table-cell table:formula="of:=ABS([.A659])" office:value-type="float" office:value="0.00000000189047" calcext:value-type="float">
            <text:p>1.89047E-09</text:p>
          </table:table-cell>
          <table:table-cell table:formula="of:=IF(ISNUMBER([.B659]);[.B659];0)" office:value-type="float" office:value="0.00000000189047" calcext:value-type="float">
            <text:p>1.89047E-09</text:p>
          </table:table-cell>
          <table:table-cell table:number-columns-repeated="2"/>
        </table:table-row>
        <table:table-row table:style-name="ro1">
          <table:table-cell office:value-type="float" office:value="-0.00000000839897" calcext:value-type="float">
            <text:p>-8.39897E-09</text:p>
          </table:table-cell>
          <table:table-cell table:formula="of:=ABS([.A660])" office:value-type="float" office:value="0.00000000839897" calcext:value-type="float">
            <text:p>8.39897E-09</text:p>
          </table:table-cell>
          <table:table-cell table:formula="of:=IF(ISNUMBER([.B660]);[.B660];0)" office:value-type="float" office:value="0.00000000839897" calcext:value-type="float">
            <text:p>8.39897E-09</text:p>
          </table:table-cell>
          <table:table-cell table:number-columns-repeated="2"/>
        </table:table-row>
        <table:table-row table:style-name="ro1">
          <table:table-cell office:value-type="float" office:value="0.0000000123098" calcext:value-type="float">
            <text:p>1.23098E-08</text:p>
          </table:table-cell>
          <table:table-cell table:formula="of:=ABS([.A661])" office:value-type="float" office:value="0.0000000123098" calcext:value-type="float">
            <text:p>1.23098E-08</text:p>
          </table:table-cell>
          <table:table-cell table:formula="of:=IF(ISNUMBER([.B661]);[.B661];0)" office:value-type="float" office:value="0.0000000123098" calcext:value-type="float">
            <text:p>1.23098E-08</text:p>
          </table:table-cell>
          <table:table-cell table:number-columns-repeated="2"/>
        </table:table-row>
        <table:table-row table:style-name="ro1">
          <table:table-cell office:value-type="float" office:value="0.00000000421626" calcext:value-type="float">
            <text:p>4.21626E-09</text:p>
          </table:table-cell>
          <table:table-cell table:formula="of:=ABS([.A662])" office:value-type="float" office:value="0.00000000421626" calcext:value-type="float">
            <text:p>4.21626E-09</text:p>
          </table:table-cell>
          <table:table-cell table:formula="of:=IF(ISNUMBER([.B662]);[.B662];0)" office:value-type="float" office:value="0.00000000421626" calcext:value-type="float">
            <text:p>4.21626E-09</text:p>
          </table:table-cell>
          <table:table-cell table:number-columns-repeated="2"/>
        </table:table-row>
        <table:table-row table:style-name="ro1">
          <table:table-cell office:value-type="float" office:value="-0.0000000240077" calcext:value-type="float">
            <text:p>-2.40077E-08</text:p>
          </table:table-cell>
          <table:table-cell table:formula="of:=ABS([.A663])" office:value-type="float" office:value="0.0000000240077" calcext:value-type="float">
            <text:p>2.40077E-08</text:p>
          </table:table-cell>
          <table:table-cell table:formula="of:=IF(ISNUMBER([.B663]);[.B663];0)" office:value-type="float" office:value="0.0000000240077" calcext:value-type="float">
            <text:p>2.40077E-08</text:p>
          </table:table-cell>
          <table:table-cell table:number-columns-repeated="2"/>
        </table:table-row>
        <table:table-row table:style-name="ro1">
          <table:table-cell office:value-type="float" office:value="0.0000000000898908" calcext:value-type="float">
            <text:p>8.98908E-11</text:p>
          </table:table-cell>
          <table:table-cell table:formula="of:=ABS([.A664])" office:value-type="float" office:value="0.0000000000898908" calcext:value-type="float">
            <text:p>8.98908E-11</text:p>
          </table:table-cell>
          <table:table-cell table:formula="of:=IF(ISNUMBER([.B664]);[.B664];0)" office:value-type="float" office:value="0.0000000000898908" calcext:value-type="float">
            <text:p>8.98908E-11</text:p>
          </table:table-cell>
          <table:table-cell table:number-columns-repeated="2"/>
        </table:table-row>
        <table:table-row table:style-name="ro1">
          <table:table-cell office:value-type="float" office:value="0.0000000293223" calcext:value-type="float">
            <text:p>2.93223E-08</text:p>
          </table:table-cell>
          <table:table-cell table:formula="of:=ABS([.A665])" office:value-type="float" office:value="0.0000000293223" calcext:value-type="float">
            <text:p>2.93223E-08</text:p>
          </table:table-cell>
          <table:table-cell table:formula="of:=IF(ISNUMBER([.B665]);[.B665];0)" office:value-type="float" office:value="0.0000000293223" calcext:value-type="float">
            <text:p>2.93223E-08</text:p>
          </table:table-cell>
          <table:table-cell table:number-columns-repeated="2"/>
        </table:table-row>
        <table:table-row table:style-name="ro1">
          <table:table-cell office:value-type="float" office:value="-0.000000000230788" calcext:value-type="float">
            <text:p>-2.30788E-10</text:p>
          </table:table-cell>
          <table:table-cell table:formula="of:=ABS([.A666])" office:value-type="float" office:value="0.000000000230788" calcext:value-type="float">
            <text:p>2.30788E-10</text:p>
          </table:table-cell>
          <table:table-cell table:formula="of:=IF(ISNUMBER([.B666]);[.B666];0)" office:value-type="float" office:value="0.000000000230788" calcext:value-type="float">
            <text:p>2.30788E-10</text:p>
          </table:table-cell>
          <table:table-cell table:number-columns-repeated="2"/>
        </table:table-row>
        <table:table-row table:style-name="ro1">
          <table:table-cell office:value-type="float" office:value="-0.0000000213531" calcext:value-type="float">
            <text:p>-2.13531E-08</text:p>
          </table:table-cell>
          <table:table-cell table:formula="of:=ABS([.A667])" office:value-type="float" office:value="0.0000000213531" calcext:value-type="float">
            <text:p>2.13531E-08</text:p>
          </table:table-cell>
          <table:table-cell table:formula="of:=IF(ISNUMBER([.B667]);[.B667];0)" office:value-type="float" office:value="0.0000000213531" calcext:value-type="float">
            <text:p>2.13531E-08</text:p>
          </table:table-cell>
          <table:table-cell table:number-columns-repeated="2"/>
        </table:table-row>
        <table:table-row table:style-name="ro1">
          <table:table-cell office:value-type="float" office:value="-0.00000000166022" calcext:value-type="float">
            <text:p>-1.66022E-09</text:p>
          </table:table-cell>
          <table:table-cell table:formula="of:=ABS([.A668])" office:value-type="float" office:value="0.00000000166022" calcext:value-type="float">
            <text:p>1.66022E-09</text:p>
          </table:table-cell>
          <table:table-cell table:formula="of:=IF(ISNUMBER([.B668]);[.B668];0)" office:value-type="float" office:value="0.00000000166022" calcext:value-type="float">
            <text:p>1.66022E-09</text:p>
          </table:table-cell>
          <table:table-cell table:number-columns-repeated="2"/>
        </table:table-row>
        <table:table-row table:style-name="ro1">
          <table:table-cell office:value-type="float" office:value="0.00000000206693" calcext:value-type="float">
            <text:p>2.06693E-09</text:p>
          </table:table-cell>
          <table:table-cell table:formula="of:=ABS([.A669])" office:value-type="float" office:value="0.00000000206693" calcext:value-type="float">
            <text:p>2.06693E-09</text:p>
          </table:table-cell>
          <table:table-cell table:formula="of:=IF(ISNUMBER([.B669]);[.B669];0)" office:value-type="float" office:value="0.00000000206693" calcext:value-type="float">
            <text:p>2.06693E-09</text:p>
          </table:table-cell>
          <table:table-cell table:number-columns-repeated="2"/>
        </table:table-row>
        <table:table-row table:style-name="ro1">
          <table:table-cell office:value-type="float" office:value="0.00000000091605" calcext:value-type="float">
            <text:p>9.1605E-10</text:p>
          </table:table-cell>
          <table:table-cell table:formula="of:=ABS([.A670])" office:value-type="float" office:value="0.00000000091605" calcext:value-type="float">
            <text:p>9.1605E-10</text:p>
          </table:table-cell>
          <table:table-cell table:formula="of:=IF(ISNUMBER([.B670]);[.B670];0)" office:value-type="float" office:value="0.00000000091605" calcext:value-type="float">
            <text:p>9.1605E-10</text:p>
          </table:table-cell>
          <table:table-cell table:number-columns-repeated="2"/>
        </table:table-row>
        <table:table-row table:style-name="ro1">
          <table:table-cell office:value-type="float" office:value="0.0000000163129" calcext:value-type="float">
            <text:p>1.63129E-08</text:p>
          </table:table-cell>
          <table:table-cell table:formula="of:=ABS([.A671])" office:value-type="float" office:value="0.0000000163129" calcext:value-type="float">
            <text:p>1.63129E-08</text:p>
          </table:table-cell>
          <table:table-cell table:formula="of:=IF(ISNUMBER([.B671]);[.B671];0)" office:value-type="float" office:value="0.0000000163129" calcext:value-type="float">
            <text:p>1.63129E-08</text:p>
          </table:table-cell>
          <table:table-cell table:number-columns-repeated="2"/>
        </table:table-row>
        <table:table-row table:style-name="ro1">
          <table:table-cell office:value-type="float" office:value="0.00000000220656" calcext:value-type="float">
            <text:p>2.20656E-09</text:p>
          </table:table-cell>
          <table:table-cell table:formula="of:=ABS([.A672])" office:value-type="float" office:value="0.00000000220656" calcext:value-type="float">
            <text:p>2.20656E-09</text:p>
          </table:table-cell>
          <table:table-cell table:formula="of:=IF(ISNUMBER([.B672]);[.B672];0)" office:value-type="float" office:value="0.00000000220656" calcext:value-type="float">
            <text:p>2.20656E-09</text:p>
          </table:table-cell>
          <table:table-cell table:number-columns-repeated="2"/>
        </table:table-row>
        <table:table-row table:style-name="ro1">
          <table:table-cell office:value-type="float" office:value="-0.0000000209407" calcext:value-type="float">
            <text:p>-2.09407E-08</text:p>
          </table:table-cell>
          <table:table-cell table:formula="of:=ABS([.A673])" office:value-type="float" office:value="0.0000000209407" calcext:value-type="float">
            <text:p>2.09407E-08</text:p>
          </table:table-cell>
          <table:table-cell table:formula="of:=IF(ISNUMBER([.B673]);[.B673];0)" office:value-type="float" office:value="0.0000000209407" calcext:value-type="float">
            <text:p>2.09407E-08</text:p>
          </table:table-cell>
          <table:table-cell table:number-columns-repeated="2"/>
        </table:table-row>
        <table:table-row table:style-name="ro1">
          <table:table-cell office:value-type="float" office:value="-0.00000000185045" calcext:value-type="float">
            <text:p>-1.85045E-09</text:p>
          </table:table-cell>
          <table:table-cell table:formula="of:=ABS([.A674])" office:value-type="float" office:value="0.00000000185045" calcext:value-type="float">
            <text:p>1.85045E-09</text:p>
          </table:table-cell>
          <table:table-cell table:formula="of:=IF(ISNUMBER([.B674]);[.B674];0)" office:value-type="float" office:value="0.00000000185045" calcext:value-type="float">
            <text:p>1.85045E-09</text:p>
          </table:table-cell>
          <table:table-cell table:number-columns-repeated="2"/>
        </table:table-row>
        <table:table-row table:style-name="ro1">
          <table:table-cell office:value-type="float" office:value="0.00000000988215" calcext:value-type="float">
            <text:p>9.88215E-09</text:p>
          </table:table-cell>
          <table:table-cell table:formula="of:=ABS([.A675])" office:value-type="float" office:value="0.00000000988215" calcext:value-type="float">
            <text:p>9.88215E-09</text:p>
          </table:table-cell>
          <table:table-cell table:formula="of:=IF(ISNUMBER([.B675]);[.B675];0)" office:value-type="float" office:value="0.00000000988215" calcext:value-type="float">
            <text:p>9.88215E-09</text:p>
          </table:table-cell>
          <table:table-cell table:number-columns-repeated="2"/>
        </table:table-row>
        <table:table-row table:style-name="ro1">
          <table:table-cell office:value-type="float" office:value="-0.00000000536705" calcext:value-type="float">
            <text:p>-5.36705E-09</text:p>
          </table:table-cell>
          <table:table-cell table:formula="of:=ABS([.A676])" office:value-type="float" office:value="0.00000000536705" calcext:value-type="float">
            <text:p>5.36705E-09</text:p>
          </table:table-cell>
          <table:table-cell table:formula="of:=IF(ISNUMBER([.B676]);[.B676];0)" office:value-type="float" office:value="0.00000000536705" calcext:value-type="float">
            <text:p>5.36705E-09</text:p>
          </table:table-cell>
          <table:table-cell table:number-columns-repeated="2"/>
        </table:table-row>
        <table:table-row table:style-name="ro1">
          <table:table-cell office:value-type="float" office:value="0.00000000752232" calcext:value-type="float">
            <text:p>7.52232E-09</text:p>
          </table:table-cell>
          <table:table-cell table:formula="of:=ABS([.A677])" office:value-type="float" office:value="0.00000000752232" calcext:value-type="float">
            <text:p>7.52232E-09</text:p>
          </table:table-cell>
          <table:table-cell table:formula="of:=IF(ISNUMBER([.B677]);[.B677];0)" office:value-type="float" office:value="0.00000000752232" calcext:value-type="float">
            <text:p>7.52232E-09</text:p>
          </table:table-cell>
          <table:table-cell table:number-columns-repeated="2"/>
        </table:table-row>
        <table:table-row table:style-name="ro1">
          <table:table-cell office:value-type="float" office:value="0.0000000146242" calcext:value-type="float">
            <text:p>1.46242E-08</text:p>
          </table:table-cell>
          <table:table-cell table:formula="of:=ABS([.A678])" office:value-type="float" office:value="0.0000000146242" calcext:value-type="float">
            <text:p>1.46242E-08</text:p>
          </table:table-cell>
          <table:table-cell table:formula="of:=IF(ISNUMBER([.B678]);[.B678];0)" office:value-type="float" office:value="0.0000000146242" calcext:value-type="float">
            <text:p>1.46242E-08</text:p>
          </table:table-cell>
          <table:table-cell table:number-columns-repeated="2"/>
        </table:table-row>
        <table:table-row table:style-name="ro1">
          <table:table-cell office:value-type="float" office:value="-0.0000000209429" calcext:value-type="float">
            <text:p>-2.09429E-08</text:p>
          </table:table-cell>
          <table:table-cell table:formula="of:=ABS([.A679])" office:value-type="float" office:value="0.0000000209429" calcext:value-type="float">
            <text:p>2.09429E-08</text:p>
          </table:table-cell>
          <table:table-cell table:formula="of:=IF(ISNUMBER([.B679]);[.B679];0)" office:value-type="float" office:value="0.0000000209429" calcext:value-type="float">
            <text:p>2.09429E-08</text:p>
          </table:table-cell>
          <table:table-cell table:number-columns-repeated="2"/>
        </table:table-row>
        <table:table-row table:style-name="ro1">
          <table:table-cell office:value-type="float" office:value="-0.0000000182406" calcext:value-type="float">
            <text:p>-1.82406E-08</text:p>
          </table:table-cell>
          <table:table-cell table:formula="of:=ABS([.A680])" office:value-type="float" office:value="0.0000000182406" calcext:value-type="float">
            <text:p>1.82406E-08</text:p>
          </table:table-cell>
          <table:table-cell table:formula="of:=IF(ISNUMBER([.B680]);[.B680];0)" office:value-type="float" office:value="0.0000000182406" calcext:value-type="float">
            <text:p>1.82406E-08</text:p>
          </table:table-cell>
          <table:table-cell table:number-columns-repeated="2"/>
        </table:table-row>
        <table:table-row table:style-name="ro1">
          <table:table-cell office:value-type="float" office:value="0.0000000264953" calcext:value-type="float">
            <text:p>2.64953E-08</text:p>
          </table:table-cell>
          <table:table-cell table:formula="of:=ABS([.A681])" office:value-type="float" office:value="0.0000000264953" calcext:value-type="float">
            <text:p>2.64953E-08</text:p>
          </table:table-cell>
          <table:table-cell table:formula="of:=IF(ISNUMBER([.B681]);[.B681];0)" office:value-type="float" office:value="0.0000000264953" calcext:value-type="float">
            <text:p>2.64953E-08</text:p>
          </table:table-cell>
          <table:table-cell table:number-columns-repeated="2"/>
        </table:table-row>
        <table:table-row table:style-name="ro1">
          <table:table-cell office:value-type="float" office:value="0.0000000146185" calcext:value-type="float">
            <text:p>1.46185E-08</text:p>
          </table:table-cell>
          <table:table-cell table:formula="of:=ABS([.A682])" office:value-type="float" office:value="0.0000000146185" calcext:value-type="float">
            <text:p>1.46185E-08</text:p>
          </table:table-cell>
          <table:table-cell table:formula="of:=IF(ISNUMBER([.B682]);[.B682];0)" office:value-type="float" office:value="0.0000000146185" calcext:value-type="float">
            <text:p>1.46185E-08</text:p>
          </table:table-cell>
          <table:table-cell table:number-columns-repeated="2"/>
        </table:table-row>
        <table:table-row table:style-name="ro1">
          <table:table-cell office:value-type="float" office:value="-0.0000000245146" calcext:value-type="float">
            <text:p>-2.45146E-08</text:p>
          </table:table-cell>
          <table:table-cell table:formula="of:=ABS([.A683])" office:value-type="float" office:value="0.0000000245146" calcext:value-type="float">
            <text:p>2.45146E-08</text:p>
          </table:table-cell>
          <table:table-cell table:formula="of:=IF(ISNUMBER([.B683]);[.B683];0)" office:value-type="float" office:value="0.0000000245146" calcext:value-type="float">
            <text:p>2.45146E-08</text:p>
          </table:table-cell>
          <table:table-cell table:number-columns-repeated="2"/>
        </table:table-row>
        <table:table-row table:style-name="ro1">
          <table:table-cell office:value-type="float" office:value="-0.00000000794964" calcext:value-type="float">
            <text:p>-7.94964E-09</text:p>
          </table:table-cell>
          <table:table-cell table:formula="of:=ABS([.A684])" office:value-type="float" office:value="0.00000000794964" calcext:value-type="float">
            <text:p>7.94964E-09</text:p>
          </table:table-cell>
          <table:table-cell table:formula="of:=IF(ISNUMBER([.B684]);[.B684];0)" office:value-type="float" office:value="0.00000000794964" calcext:value-type="float">
            <text:p>7.94964E-09</text:p>
          </table:table-cell>
          <table:table-cell table:number-columns-repeated="2"/>
        </table:table-row>
        <table:table-row table:style-name="ro1">
          <table:table-cell office:value-type="float" office:value="0.0000000160161" calcext:value-type="float">
            <text:p>1.60161E-08</text:p>
          </table:table-cell>
          <table:table-cell table:formula="of:=ABS([.A685])" office:value-type="float" office:value="0.0000000160161" calcext:value-type="float">
            <text:p>1.60161E-08</text:p>
          </table:table-cell>
          <table:table-cell table:formula="of:=IF(ISNUMBER([.B685]);[.B685];0)" office:value-type="float" office:value="0.0000000160161" calcext:value-type="float">
            <text:p>1.60161E-08</text:p>
          </table:table-cell>
          <table:table-cell table:number-columns-repeated="2"/>
        </table:table-row>
        <table:table-row table:style-name="ro1">
          <table:table-cell office:value-type="float" office:value="0.000000000642943" calcext:value-type="float">
            <text:p>6.42943E-10</text:p>
          </table:table-cell>
          <table:table-cell table:formula="of:=ABS([.A686])" office:value-type="float" office:value="0.000000000642943" calcext:value-type="float">
            <text:p>6.42943E-10</text:p>
          </table:table-cell>
          <table:table-cell table:formula="of:=IF(ISNUMBER([.B686]);[.B686];0)" office:value-type="float" office:value="0.000000000642943" calcext:value-type="float">
            <text:p>6.42943E-10</text:p>
          </table:table-cell>
          <table:table-cell table:number-columns-repeated="2"/>
        </table:table-row>
        <table:table-row table:style-name="ro1">
          <table:table-cell office:value-type="float" office:value="-0.00000000507055" calcext:value-type="float">
            <text:p>-5.07055E-09</text:p>
          </table:table-cell>
          <table:table-cell table:formula="of:=ABS([.A687])" office:value-type="float" office:value="0.00000000507055" calcext:value-type="float">
            <text:p>5.07055E-09</text:p>
          </table:table-cell>
          <table:table-cell table:formula="of:=IF(ISNUMBER([.B687]);[.B687];0)" office:value-type="float" office:value="0.00000000507055" calcext:value-type="float">
            <text:p>5.07055E-09</text:p>
          </table:table-cell>
          <table:table-cell table:number-columns-repeated="2"/>
        </table:table-row>
        <table:table-row table:style-name="ro1">
          <table:table-cell office:value-type="float" office:value="0.00000000822872" calcext:value-type="float">
            <text:p>8.22872E-09</text:p>
          </table:table-cell>
          <table:table-cell table:formula="of:=ABS([.A688])" office:value-type="float" office:value="0.00000000822872" calcext:value-type="float">
            <text:p>8.22872E-09</text:p>
          </table:table-cell>
          <table:table-cell table:formula="of:=IF(ISNUMBER([.B688]);[.B688];0)" office:value-type="float" office:value="0.00000000822872" calcext:value-type="float">
            <text:p>8.22872E-09</text:p>
          </table:table-cell>
          <table:table-cell table:number-columns-repeated="2"/>
        </table:table-row>
        <table:table-row table:style-name="ro1">
          <table:table-cell office:value-type="float" office:value="-0.0000000000798908" calcext:value-type="float">
            <text:p>-7.98908E-11</text:p>
          </table:table-cell>
          <table:table-cell table:formula="of:=ABS([.A689])" office:value-type="float" office:value="0.0000000000798908" calcext:value-type="float">
            <text:p>7.98908E-11</text:p>
          </table:table-cell>
          <table:table-cell table:formula="of:=IF(ISNUMBER([.B689]);[.B689];0)" office:value-type="float" office:value="0.0000000000798908" calcext:value-type="float">
            <text:p>7.98908E-11</text:p>
          </table:table-cell>
          <table:table-cell table:number-columns-repeated="2"/>
        </table:table-row>
        <table:table-row table:style-name="ro1">
          <table:table-cell office:value-type="float" office:value="-0.0000000164289" calcext:value-type="float">
            <text:p>-1.64289E-08</text:p>
          </table:table-cell>
          <table:table-cell table:formula="of:=ABS([.A690])" office:value-type="float" office:value="0.0000000164289" calcext:value-type="float">
            <text:p>1.64289E-08</text:p>
          </table:table-cell>
          <table:table-cell table:formula="of:=IF(ISNUMBER([.B690]);[.B690];0)" office:value-type="float" office:value="0.0000000164289" calcext:value-type="float">
            <text:p>1.64289E-0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04T10:16:23.192528379</dc:date>
    <meta:editing-duration>PT4M5S</meta:editing-duration>
    <meta:editing-cycles>1</meta:editing-cycles>
    <meta:document-statistic meta:table-count="1" meta:cell-count="2072" meta:object-count="0"/>
    <meta:generator>LibreOffice/6.0.7.3$Linux_X86_64 LibreOffice_project/00m0$Build-3</meta:generator>
  </office:meta>
</office:document-meta>
</file>